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08%" fo:margin-top="0cm" fo:margin-left="0cm" fo:margin-right="0cm" style:writing-mode="lr-tb">
        <style:tab-stops>
          <style:tab-stop style:type="left" style:leader-style="none" style:position="5.689cm"/>
        </style:tab-stops>
      </style:paragraph-properties>
    </style:style>
    <style:style style:name="T1_1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2_1" style:family="text">
      <style:text-properties fo:font-size="16pt" style:font-size-asian="16pt" style:font-size-complex="16pt" fo:font-weight="bold" style:font-weight-asian="bold" style:font-weight-complex="bold"/>
    </style:style>
    <style:style style:name="T2_2" style:family="text">
      <style:text-properties fo:font-size="16pt" style:font-size-asian="16pt" style:font-size-complex="16pt" fo:font-weight="bold" style:font-weight-asian="bold" style:font-weight-complex="bold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2_5" style:family="text">
      <style:text-properties fo:font-size="16pt" style:font-size-asian="16pt" style:font-size-complex="16pt" fo:font-weight="bold" style:font-weight-asian="bold" style:font-weight-complex="bold"/>
    </style:style>
    <style:style style:name="T2_6" style:family="text">
      <style:text-properties fo:font-size="16pt" style:font-size-asian="16pt" style:font-size-complex="16pt" fo:font-weight="bold" style:font-weight-asian="bold" style:font-weight-complex="bold"/>
    </style:style>
    <style:style style:name="T2_7" style:family="text">
      <style:text-properties fo:font-size="16pt" style:font-size-asian="16pt" style:font-size-complex="16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3_1" style:family="text">
      <style:text-properties fo:font-style="italic" style:font-style-asian="italic" style:font-style-complex="italic" fo:font-size="14pt" style:font-size-asian="14pt" style:font-size-complex="14pt"/>
    </style:style>
    <style:style style:name="T3_2" style:family="text">
      <style:text-properties fo:font-style="italic" style:font-style-asian="italic" style:font-style-complex="italic" fo:font-size="14pt" style:font-size-asian="14pt" style:font-size-complex="14pt"/>
    </style:style>
    <style:style style:name="T3_3" style:family="text">
      <style:text-properties fo:font-style="italic" style:font-style-asian="italic" style:font-style-complex="italic" fo:font-size="14pt" style:font-size-asian="14pt" style:font-size-complex="14pt"/>
    </style:style>
    <style:style style:name="T3_4" style:family="text">
      <style:text-properties fo:font-style="italic" style:font-style-asian="italic" style:font-style-complex="italic" fo:font-size="14pt" style:font-size-asian="14pt" style:font-size-complex="14pt"/>
    </style:style>
    <style:style style:name="T3_5" style:family="text">
      <style:text-properties fo:font-style="italic" style:font-style-asian="italic" style:font-style-complex="italic" fo:font-size="14pt" style:font-size-asian="14pt" style:font-size-complex="14pt"/>
    </style:style>
    <style:style style:name="T3_6" style:family="text">
      <style:text-properties fo:font-style="italic" style:font-style-asian="italic" style:font-style-complex="italic" fo:font-size="14pt" style:font-size-asian="14pt" style:font-size-complex="14pt"/>
    </style:style>
    <style:style style:name="T3_7" style:family="text">
      <style:text-properties fo:font-style="italic" style:font-style-asian="italic" style:font-style-complex="italic" fo:font-size="14pt" style:font-size-asian="14pt" style:font-size-complex="14pt"/>
    </style:style>
    <style:style style:name="T3_8" style:family="text">
      <style:text-properties fo:font-style="italic" style:font-style-asian="italic" style:font-style-complex="italic" fo:font-size="14pt" style:font-size-asian="14pt" style:font-size-complex="14pt"/>
    </style:style>
    <style:style style:name="T3_9" style:family="text">
      <style:text-properties fo:font-style="italic" style:font-style-asian="italic" style:font-style-complex="italic" fo:font-size="14pt" style:font-size-asian="14pt" style:font-size-complex="14pt"/>
    </style:style>
    <style:style style:name="T3_10" style:family="text">
      <style:text-properties fo:font-style="italic" style:font-style-asian="italic" style:font-style-complex="italic" fo:font-size="14pt" style:font-size-asian="14pt" style:font-size-complex="14pt"/>
    </style:style>
    <style:style style:name="T3_11" style:family="text">
      <style:text-properties fo:font-style="italic" style:font-style-asian="italic" style:font-style-complex="italic" fo:font-size="14pt" style:font-size-asian="14pt" style:font-size-complex="14pt"/>
    </style:style>
    <style:style style:name="T3_12" style:family="text">
      <style:text-properties fo:font-style="italic" style:font-style-asian="italic" style:font-style-complex="italic" fo:font-size="14pt" style:font-size-asian="14pt" style:font-size-complex="14pt"/>
    </style:style>
    <style:style style:name="T3_13" style:family="text">
      <style:text-properties fo:font-style="italic" style:font-style-asian="italic" style:font-style-complex="italic" fo:font-size="14pt" style:font-size-asian="14pt" style:font-size-complex="14pt"/>
    </style:style>
    <style:style style:name="T3_14" style:family="text">
      <style:text-properties fo:font-style="italic" style:font-style-asian="italic" style:font-style-complex="italic" fo:font-size="14pt" style:font-size-asian="14pt" style:font-size-complex="14pt"/>
    </style:style>
    <style:style style:name="T3_15" style:family="text">
      <style:text-properties fo:font-style="italic" style:font-style-asian="italic" style:font-style-complex="italic" fo:font-size="14pt" style:font-size-asian="14pt" style:font-size-complex="14pt"/>
    </style:style>
    <style:style style:name="T3_16" style:family="text">
      <style:text-properties fo:font-style="italic" style:font-style-asian="italic" style:font-style-complex="italic" fo:font-size="14pt" style:font-size-asian="14pt" style:font-size-complex="14pt"/>
    </style:style>
    <style:style style:name="T3_17" style:family="text">
      <style:text-properties fo:font-style="italic" style:font-style-asian="italic" style:font-style-complex="italic" fo:font-size="14pt" style:font-size-asian="14pt" style:font-size-complex="14pt"/>
    </style:style>
    <style:style style:name="T3_18" style:family="text">
      <style:text-properties fo:font-style="italic" style:font-style-asian="italic" style:font-style-complex="italic" fo:font-size="14pt" style:font-size-asian="14pt" style:font-size-complex="14pt"/>
    </style:style>
    <style:style style:name="T3_19" style:family="text">
      <style:text-properties fo:font-style="italic" style:font-style-asian="italic" style:font-style-complex="italic" fo:font-size="14pt" style:font-size-asian="14pt" style:font-size-complex="14pt"/>
    </style:style>
    <style:style style:name="T3_20" style:family="text">
      <style:text-properties fo:font-style="italic" style:font-style-asian="italic" style:font-style-complex="italic" fo:font-size="14pt" style:font-size-asian="14pt" style:font-size-complex="14pt"/>
    </style:style>
    <style:style style:name="T3_21" style:family="text">
      <style:text-properties fo:font-style="italic" style:font-style-asian="italic" style:font-style-complex="italic" fo:font-size="14pt" style:font-size-asian="14pt" style:font-size-complex="14pt"/>
    </style:style>
    <style:style style:name="T3_22" style:family="text">
      <style:text-properties fo:font-style="italic" style:font-style-asian="italic" style:font-style-complex="italic" fo:font-size="14pt" style:font-size-asian="14pt" style:font-size-complex="14pt"/>
    </style:style>
    <style:style style:name="T3_23" style:family="text">
      <style:text-properties fo:font-style="italic" style:font-style-asian="italic" style:font-style-complex="italic" fo:font-size="14pt" style:font-size-asian="14pt" style:font-size-complex="14pt"/>
    </style:style>
    <style:style style:name="T3_24" style:family="text">
      <style:text-properties fo:font-style="italic" style:font-style-asian="italic" style:font-style-complex="italic" fo:font-size="14pt" style:font-size-asian="14pt" style:font-size-complex="14pt"/>
    </style:style>
    <style:style style:name="T3_25" style:family="text">
      <style:text-properties fo:font-style="italic" style:font-style-asian="italic" style:font-style-complex="italic" fo:font-size="14pt" style:font-size-asian="14pt" style:font-size-complex="14pt"/>
    </style:style>
    <style:style style:name="T3_26" style:family="text">
      <style:text-properties fo:font-style="italic" style:font-style-asian="italic" style:font-style-complex="italic" fo:font-size="14pt" style:font-size-asian="14pt" style:font-size-complex="14pt"/>
    </style:style>
    <style:style style:name="T3_27" style:family="text">
      <style:text-properties fo:font-style="italic" style:font-style-asian="italic" style:font-style-complex="italic" fo:font-size="14pt" style:font-size-asian="14pt" style:font-size-complex="14pt"/>
    </style:style>
    <style:style style:name="T3_28" style:family="text">
      <style:text-properties fo:font-style="italic" style:font-style-asian="italic" style:font-style-complex="italic" fo:font-size="14pt" style:font-size-asian="14pt" style:font-size-complex="14pt"/>
    </style:style>
    <style:style style:name="T3_29" style:family="text">
      <style:text-properties fo:font-style="italic" style:font-style-asian="italic" style:font-style-complex="italic" fo:font-size="14pt" style:font-size-asian="14pt" style:font-size-complex="14pt"/>
    </style:style>
    <style:style style:name="T3_30" style:family="text">
      <style:text-properties fo:font-style="italic" style:font-style-asian="italic" style:font-style-complex="italic" fo:font-size="14pt" style:font-size-asian="14pt" style:font-size-complex="14pt"/>
    </style:style>
    <style:style style:name="T3_31" style:family="text">
      <style:text-properties fo:font-style="italic" style:font-style-asian="italic" style:font-style-complex="italic" fo:font-size="14pt" style:font-size-asian="14pt" style:font-size-complex="14pt"/>
    </style:style>
    <style:style style:name="T3_32" style:family="text">
      <style:text-properties fo:font-style="italic" style:font-style-asian="italic" style:font-style-complex="italic" fo:font-size="14pt" style:font-size-asian="14pt" style:font-size-complex="14pt"/>
    </style:style>
    <style:style style:name="T3_33" style:family="text">
      <style:text-properties fo:font-style="italic" style:font-style-asian="italic" style:font-style-complex="italic" fo:font-size="14pt" style:font-size-asian="14pt" style:font-size-complex="14pt"/>
    </style:style>
    <style:style style:name="T3_34" style:family="text">
      <style:text-properties fo:font-style="italic" style:font-style-asian="italic" style:font-style-complex="italic" fo:font-size="14pt" style:font-size-asian="14pt" style:font-size-complex="14pt"/>
    </style:style>
    <style:style style:name="P4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5_1" style:family="text">
      <style:text-properties fo:font-size="10pt" style:font-size-asian="10pt" style:font-size-complex="10pt"/>
    </style:style>
    <style:style style:name="T5_2" style:family="text">
      <style:text-properties fo:font-size="10pt" style:font-size-asian="10pt" style:font-size-complex="10pt"/>
    </style:style>
    <style:style style:name="T5_3" style:family="text"/>
    <style:style style:name="T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5_5" style:family="text"/>
    <style:style style:name="T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5_7" style:family="text"/>
    <style:style style:name="T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5_9" style:family="text"/>
    <style:style style:name="T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5_11" style:family="text"/>
    <style:style style:name="T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5_13" style:family="text"/>
    <style:style style:name="T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5_15" style:family="text"/>
    <style:style style:name="T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6" style:family="paragraph" style:parent-style-name="Standard">
      <style:paragraph-properties fo:text-align="left" fo:break-before="auto" fo:text-indent="0cm" fo:line-height="108%" fo:margin-top="0cm" fo:margin-bottom="0cm" fo:margin-left="0cm" fo:margin-right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/>
    <style:style style:name="T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5" style:family="text"/>
    <style:style style:name="T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7" style:family="text"/>
    <style:style style:name="T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_9" style:family="text"/>
    <style:style style:name="T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1" style:family="text"/>
    <style:style style:name="T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3" style:family="text"/>
    <style:style style:name="T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5" style:family="text"/>
    <style:style style:name="T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7" style:family="text"/>
    <style:style style:name="T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7" style:family="paragraph" style:parent-style-name="Standard">
      <style:paragraph-properties fo:break-before="auto" fo:line-height="108%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>
      <style:text-properties fo:font-size="10pt" style:font-size-asian="10pt" style:font-size-complex="10pt"/>
    </style:style>
    <style:style style:name="T7_4" style:family="text">
      <style:text-properties fo:font-size="10pt" style:font-size-asian="10pt" style:font-size-complex="10pt"/>
    </style:style>
    <style:style style:name="T7_5" style:family="text"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 fo:line-height="108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08%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7" style:family="text">
      <style:text-properties fo:font-size="10pt" style:font-size-asian="10pt" style:font-size-complex="10pt"/>
    </style:style>
    <style:style style:name="T10_28" style:family="text">
      <style:text-properties fo:font-size="10pt" style:font-size-asian="10pt" style:font-size-complex="10pt"/>
    </style:style>
    <style:style style:name="T1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line-height="108%" fo:margin-top="0cm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text-align="justify" fo:break-before="auto" fo:line-height="108%" fo:margin-top="0cm" style:writing-mode="lr-tb"/>
    </style:style>
    <style:style style:name="T16_1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text-align="justify" fo:break-before="auto" fo:line-height="108%" fo:margin-top="0cm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25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5_2" style:family="text"/>
    <style:style style:name="T25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_4" style:family="text"/>
    <style:style style:name="T25_5" style:family="text">
      <style:text-properties fo:font-size="10pt" style:font-size-asian="10pt" style:font-size-complex="10pt"/>
    </style:style>
    <style:style style:name="T25_6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fo:break-before="auto" fo:line-height="108%" style:writing-mode="lr-tb"/>
    </style:style>
    <style:style style:name="T26_1" style:family="text">
      <style:text-properties fo:font-size="10pt" style:font-size-asian="10pt" style:font-size-complex="10pt"/>
    </style:style>
    <style:style style:name="T26_2" style:family="text">
      <style:text-properties fo:font-size="10pt" style:font-size-asian="10pt" style:font-size-complex="10pt"/>
    </style:style>
    <style:style style:name="T26_3" style:family="text">
      <style:text-properties fo:font-size="10pt" style:font-size-asian="10pt" style:font-size-complex="10pt"/>
    </style:style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T26_7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fo:break-before="auto" fo:line-height="108%" style:writing-mode="lr-tb"/>
    </style:style>
    <style:style style:name="T27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T27_8" style:family="text">
      <style:text-properties fo:font-size="10pt" style:font-size-asian="10pt" style:font-size-complex="10pt"/>
    </style:style>
    <style:style style:name="T27_9" style:family="text">
      <style:text-properties fo:font-size="10pt" style:font-size-asian="10pt" style:font-size-complex="10pt"/>
    </style:style>
    <style:style style:name="T27_10" style:family="text">
      <style:text-properties fo:font-size="10pt" style:font-size-asian="10pt" style:font-size-complex="10pt"/>
    </style:style>
    <style:style style:name="T27_11" style:family="text">
      <style:text-properties fo:font-size="10pt" style:font-size-asian="10pt" style:font-size-complex="10pt"/>
    </style:style>
    <style:style style:name="T27_12" style:family="text">
      <style:text-properties fo:font-size="10pt" style:font-size-asian="10pt" style:font-size-complex="10pt"/>
    </style:style>
    <style:style style:name="T27_13" style:family="text">
      <style:text-properties fo:font-size="10pt" style:font-size-asian="10pt" style:font-size-complex="10pt"/>
    </style:style>
    <style:style style:name="T27_14" style:family="text">
      <style:text-properties fo:font-size="10pt" style:font-size-asian="10pt" style:font-size-complex="10pt"/>
    </style:style>
    <style:style style:name="T27_15" style:family="text">
      <style:text-properties fo:font-size="10pt" style:font-size-asian="10pt" style:font-size-complex="10pt"/>
    </style:style>
    <style:style style:name="T27_16" style:family="text">
      <style:text-properties fo:font-size="10pt" style:font-size-asian="10pt" style:font-size-complex="10pt"/>
    </style:style>
    <style:style style:name="T27_17" style:family="text">
      <style:text-properties fo:font-size="10pt" style:font-size-asian="10pt" style:font-size-complex="10pt"/>
    </style:style>
    <style:style style:name="T27_18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T28_15" style:family="text">
      <style:text-properties fo:font-size="10pt" style:font-size-asian="10pt" style:font-size-complex="10pt"/>
    </style:style>
    <style:style style:name="T28_16" style:family="text">
      <style:text-properties fo:font-size="10pt" style:font-size-asian="10pt" style:font-size-complex="10pt"/>
    </style:style>
    <style:style style:name="T28_17" style:family="text">
      <style:text-properties fo:font-size="10pt" style:font-size-asian="10pt" style:font-size-complex="10pt"/>
    </style:style>
    <style:style style:name="T28_18" style:family="text">
      <style:text-properties fo:font-size="10pt" style:font-size-asian="10pt" style:font-size-complex="10pt"/>
    </style:style>
    <style:style style:name="T28_19" style:family="text">
      <style:text-properties fo:font-size="10pt" style:font-size-asian="10pt" style:font-size-complex="10pt"/>
    </style:style>
    <style:style style:name="T28_20" style:family="text">
      <style:text-properties fo:font-size="10pt" style:font-size-asian="10pt" style:font-size-complex="10pt"/>
    </style:style>
    <style:style style:name="T28_21" style:family="text">
      <style:text-properties fo:font-size="10pt" style:font-size-asian="10pt" style:font-size-complex="10pt"/>
    </style:style>
    <style:style style:name="T28_22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>
      <style:text-properties fo:font-size="10pt" style:font-size-asian="10pt" style:font-size-complex="10pt"/>
    </style:style>
    <style:style style:name="T29_4" style:family="text">
      <style:text-properties fo:font-size="10pt" style:font-size-asian="10pt" style:font-size-complex="10pt"/>
    </style:style>
    <style:style style:name="T29_5" style:family="text">
      <style:text-properties fo:font-size="10pt" style:font-size-asian="10pt" style:font-size-complex="10pt"/>
    </style:style>
    <style:style style:name="T29_6" style:family="text">
      <style:text-properties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T29_8" style:family="text">
      <style:text-properties fo:font-size="10pt" style:font-size-asian="10pt" style:font-size-complex="10pt"/>
    </style:style>
    <style:style style:name="T29_9" style:family="text">
      <style:text-properties fo:font-size="10pt" style:font-size-asian="10pt" style:font-size-complex="10pt"/>
    </style:style>
    <style:style style:name="T29_10" style:family="text">
      <style:text-properties fo:font-size="10pt" style:font-size-asian="10pt" style:font-size-complex="10pt"/>
    </style:style>
    <style:style style:name="T29_11" style:family="text">
      <style:text-properties fo:font-size="10pt" style:font-size-asian="10pt" style:font-size-complex="10pt"/>
    </style:style>
    <style:style style:name="T29_12" style:family="text">
      <style:text-properties fo:font-size="10pt" style:font-size-asian="10pt" style:font-size-complex="10pt"/>
    </style:style>
    <style:style style:name="T29_13" style:family="text">
      <style:text-properties fo:font-size="10pt" style:font-size-asian="10pt" style:font-size-complex="10pt"/>
    </style:style>
    <style:style style:name="T29_14" style:family="text">
      <style:text-properties fo:font-size="10pt" style:font-size-asian="10pt" style:font-size-complex="10pt"/>
    </style:style>
    <style:style style:name="T29_15" style:family="text">
      <style:text-properties fo:font-size="10pt" style:font-size-asian="10pt" style:font-size-complex="10pt"/>
    </style:style>
    <style:style style:name="T29_16" style:family="text">
      <style:text-properties fo:font-size="10pt" style:font-size-asian="10pt" style:font-size-complex="10pt"/>
    </style:style>
    <style:style style:name="T29_17" style:family="text">
      <style:text-properties fo:font-size="10pt" style:font-size-asian="10pt" style:font-size-complex="10pt"/>
    </style:style>
    <style:style style:name="T29_18" style:family="text">
      <style:text-properties fo:font-size="10pt" style:font-size-asian="10pt" style:font-size-complex="10pt"/>
    </style:style>
    <style:style style:name="T29_19" style:family="text">
      <style:text-properties fo:font-size="10pt" style:font-size-asian="10pt" style:font-size-complex="10pt"/>
    </style:style>
    <style:style style:name="T29_20" style:family="text">
      <style:text-properties fo:font-size="10pt" style:font-size-asian="10pt" style:font-size-complex="10pt"/>
    </style:style>
    <style:style style:name="T29_21" style:family="text">
      <style:text-properties fo:font-size="10pt" style:font-size-asian="10pt" style:font-size-complex="10pt"/>
    </style:style>
    <style:style style:name="T29_22" style:family="text">
      <style:text-properties fo:font-size="10pt" style:font-size-asian="10pt" style:font-size-complex="10pt"/>
    </style:style>
    <style:style style:name="T29_23" style:family="text">
      <style:text-properties fo:font-size="10pt" style:font-size-asian="10pt" style:font-size-complex="10pt"/>
    </style:style>
    <style:style style:name="T29_24" style:family="text">
      <style:text-properties fo:font-size="10pt" style:font-size-asian="10pt" style:font-size-complex="10pt"/>
    </style:style>
    <style:style style:name="T29_25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text-indent="1.27cm" fo:line-height="108%" style:writing-mode="lr-tb"/>
    </style:style>
    <style:style style:name="T31_1" style:family="text"/>
    <style:style style:name="T3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1_3" style:family="text"/>
    <style:style style:name="T31_4" style:family="text"/>
    <style:style style:name="T31_5" style:family="text">
      <style:text-properties fo:color="#1155cc" style:text-underline-style="solid" style:text-underline-color="font-color"/>
    </style:style>
    <style:style style:name="T31_6" style:family="text"/>
    <style:style style:name="T31_7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line-height="108%" style:writing-mode="lr-tb"/>
    </style:style>
    <style:style style:name="T32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fo:break-before="auto" fo:line-height="108%" style:writing-mode="lr-tb"/>
    </style:style>
    <style:style style:name="T33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3_2" style:family="text"/>
    <style:style style:name="T33_3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4" style:family="text"/>
    <style:style style:name="T33_5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6" style:family="text"/>
    <style:style style:name="T33_7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8" style:family="text"/>
    <style:style style:name="T33_9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10" style:family="text"/>
    <style:style style:name="T33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12" style:family="text"/>
    <style:style style:name="T33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14" style:family="text"/>
    <style:style style:name="T33_15" style:family="text">
      <style:text-properties fo:color="#1155cc" fo:font-size="10pt" style:font-size-asian="10pt" style:font-size-complex="10pt" style:text-underline-style="solid" style:text-underline-color="font-color"/>
    </style:style>
    <style:style style:name="P34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6_1" style:family="text"/>
    <style:style style:name="T3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3" style:family="text"/>
    <style:style style:name="T3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5" style:family="text"/>
    <style:style style:name="T3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7" style:family="text"/>
    <style:style style:name="T3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9" style:family="text"/>
    <style:style style:name="T3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7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7_1" style:family="text"/>
    <style:style style:name="T3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3" style:family="text"/>
    <style:style style:name="T3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5" style:family="text"/>
    <style:style style:name="T3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7" style:family="text"/>
    <style:style style:name="T3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9" style:family="text"/>
    <style:style style:name="T3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8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8_1" style:family="text"/>
    <style:style style:name="T3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3" style:family="text"/>
    <style:style style:name="T3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5" style:family="text"/>
    <style:style style:name="T3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7" style:family="text"/>
    <style:style style:name="T3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9" style:family="text"/>
    <style:style style:name="T3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9_1" style:family="text"/>
    <style:style style:name="T3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3" style:family="text"/>
    <style:style style:name="T3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5" style:family="text"/>
    <style:style style:name="T3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7" style:family="text"/>
    <style:style style:name="T3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9" style:family="text"/>
    <style:style style:name="T3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7" style:family="text"/>
    <style:style style:name="T41_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9" style:family="text"/>
    <style:style style:name="T41_1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1" style:family="text"/>
    <style:style style:name="T41_12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3" style:family="text"/>
    <style:style style:name="T41_14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5" style:family="text"/>
    <style:style style:name="T41_16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7" style:family="text"/>
    <style:style style:name="T41_1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9" style:family="text"/>
    <style:style style:name="T41_2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3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08%" fo:margin-top="0cm" fo:margin-left="0.635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3" style:family="text">
      <style:text-properties fo:font-size="10pt" style:font-size-asian="10pt" style:font-size-complex="10pt"/>
    </style:style>
    <style:style style:name="T48_4" style:family="text">
      <style:text-properties fo:font-size="10pt" style:font-size-asian="10pt" style:font-size-complex="10pt"/>
    </style:style>
    <style:style style:name="T48_5" style:family="text">
      <style:text-properties fo:font-size="10pt" style:font-size-asian="10pt" style:font-size-complex="10pt"/>
    </style:style>
    <style:style style:name="T48_6" style:family="text">
      <style:text-properties fo:font-size="10pt" style:font-size-asian="10pt" style:font-size-complex="10pt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8" style:family="text">
      <style:text-properties fo:font-size="10pt" style:font-size-asian="10pt" style:font-size-complex="10pt"/>
    </style:style>
    <style:style style:name="T48_19" style:family="text">
      <style:text-properties fo:font-size="10pt" style:font-size-asian="10pt" style:font-size-complex="10pt"/>
    </style:style>
    <style:style style:name="T4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1" style:family="text"/>
    <style:style style:name="T48_2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3" style:family="text"/>
    <style:style style:name="T48_2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5" style:family="text"/>
    <style:style style:name="T48_2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7" style:family="text"/>
    <style:style style:name="T48_2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9" style:family="text"/>
    <style:style style:name="T48_3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1" style:family="text"/>
    <style:style style:name="T48_3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3" style:family="text"/>
    <style:style style:name="T48_3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5" style:family="text"/>
    <style:style style:name="T48_3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3" style:family="paragraph" style:parent-style-name="Standard">
      <style:paragraph-properties fo:break-before="auto" fo:line-height="108%" style:writing-mode="lr-tb"/>
    </style:style>
    <style:style style:name="T5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T54_19" style:family="text">
      <style:text-properties fo:font-size="10pt" style:font-size-asian="10pt" style:font-size-complex="10pt"/>
    </style:style>
    <style:style style:name="T54_20" style:family="text">
      <style:text-properties fo:font-size="10pt" style:font-size-asian="10pt" style:font-size-complex="10pt"/>
    </style:style>
    <style:style style:name="T54_21" style:family="text">
      <style:text-properties fo:font-size="10pt" style:font-size-asian="10pt" style:font-size-complex="10pt"/>
    </style:style>
    <style:style style:name="T54_22" style:family="text">
      <style:text-properties fo:font-size="10pt" style:font-size-asian="10pt" style:font-size-complex="10pt"/>
    </style:style>
    <style:style style:name="T54_23" style:family="text">
      <style:text-properties fo:font-size="10pt" style:font-size-asian="10pt" style:font-size-complex="10pt"/>
    </style:style>
    <style:style style:name="T54_24" style:family="text">
      <style:text-properties fo:font-size="10pt" style:font-size-asian="10pt" style:font-size-complex="10pt"/>
    </style:style>
    <style:style style:name="T54_25" style:family="text">
      <style:text-properties fo:font-size="10pt" style:font-size-asian="10pt" style:font-size-complex="10pt"/>
    </style:style>
    <style:style style:name="T54_26" style:family="text">
      <style:text-properties fo:font-size="10pt" style:font-size-asian="10pt" style:font-size-complex="10pt"/>
    </style:style>
    <style:style style:name="T54_27" style:family="text">
      <style:text-properties fo:font-size="10pt" style:font-size-asian="10pt" style:font-size-complex="10pt"/>
    </style:style>
    <style:style style:name="T54_28" style:family="text">
      <style:text-properties fo:font-size="10pt" style:font-size-asian="10pt" style:font-size-complex="10pt"/>
    </style:style>
    <style:style style:name="T54_29" style:family="text">
      <style:text-properties fo:font-size="10pt" style:font-size-asian="10pt" style:font-size-complex="10pt"/>
    </style:style>
    <style:style style:name="T54_30" style:family="text">
      <style:text-properties fo:font-size="10pt" style:font-size-asian="10pt" style:font-size-complex="10pt"/>
    </style:style>
    <style:style style:name="T54_31" style:family="text">
      <style:text-properties fo:font-size="10pt" style:font-size-asian="10pt" style:font-size-complex="10pt"/>
    </style:style>
    <style:style style:name="T54_32" style:family="text">
      <style:text-properties fo:font-size="10pt" style:font-size-asian="10pt" style:font-size-complex="10pt"/>
    </style:style>
    <style:style style:name="T54_33" style:family="text">
      <style:text-properties fo:font-size="10pt" style:font-size-asian="10pt" style:font-size-complex="10pt"/>
    </style:style>
    <style:style style:name="T54_34" style:family="text">
      <style:text-properties fo:font-size="10pt" style:font-size-asian="10pt" style:font-size-complex="10pt"/>
    </style:style>
    <style:style style:name="T54_35" style:family="text">
      <style:text-properties fo:font-size="10pt" style:font-size-asian="10pt" style:font-size-complex="10pt"/>
    </style:style>
    <style:style style:name="T54_36" style:family="text">
      <style:text-properties fo:font-size="10pt" style:font-size-asian="10pt" style:font-size-complex="10pt"/>
    </style:style>
    <style:style style:name="T54_37" style:family="text">
      <style:text-properties fo:font-size="10pt" style:font-size-asian="10pt" style:font-size-complex="10pt"/>
    </style:style>
    <style:style style:name="T54_38" style:family="text">
      <style:text-properties fo:font-size="10pt" style:font-size-asian="10pt" style:font-size-complex="10pt"/>
    </style:style>
    <style:style style:name="T54_39" style:family="text">
      <style:text-properties fo:font-size="10pt" style:font-size-asian="10pt" style:font-size-complex="10pt"/>
    </style:style>
    <style:style style:name="T54_40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T55_25" style:family="text">
      <style:text-properties fo:font-size="10pt" style:font-size-asian="10pt" style:font-size-complex="10pt"/>
    </style:style>
    <style:style style:name="T55_26" style:family="text">
      <style:text-properties fo:font-size="10pt" style:font-size-asian="10pt" style:font-size-complex="10pt"/>
    </style:style>
    <style:style style:name="T55_27" style:family="text">
      <style:text-properties fo:font-size="10pt" style:font-size-asian="10pt" style:font-size-complex="10pt"/>
    </style:style>
    <style:style style:name="T55_28" style:family="text">
      <style:text-properties fo:font-size="10pt" style:font-size-asian="10pt" style:font-size-complex="10pt"/>
    </style:style>
    <style:style style:name="T55_29" style:family="text">
      <style:text-properties fo:font-size="10pt" style:font-size-asian="10pt" style:font-size-complex="10pt"/>
    </style:style>
    <style:style style:name="T55_30" style:family="text">
      <style:text-properties fo:font-size="10pt" style:font-size-asian="10pt" style:font-size-complex="10pt"/>
    </style:style>
    <style:style style:name="T55_31" style:family="text">
      <style:text-properties fo:font-size="10pt" style:font-size-asian="10pt" style:font-size-complex="10pt"/>
    </style:style>
    <style:style style:name="T55_32" style:family="text">
      <style:text-properties fo:font-size="10pt" style:font-size-asian="10pt" style:font-size-complex="10pt"/>
    </style:style>
    <style:style style:name="T55_33" style:family="text">
      <style:text-properties fo:font-size="10pt" style:font-size-asian="10pt" style:font-size-complex="10pt"/>
    </style:style>
    <style:style style:name="T55_34" style:family="text">
      <style:text-properties fo:font-size="10pt" style:font-size-asian="10pt" style:font-size-complex="10pt"/>
    </style:style>
    <style:style style:name="T55_35" style:family="text">
      <style:text-properties fo:font-size="10pt" style:font-size-asian="10pt" style:font-size-complex="10pt"/>
    </style:style>
    <style:style style:name="T55_36" style:family="text">
      <style:text-properties fo:font-size="10pt" style:font-size-asian="10pt" style:font-size-complex="10pt"/>
    </style:style>
    <style:style style:name="T55_37" style:family="text">
      <style:text-properties fo:font-size="10pt" style:font-size-asian="10pt" style:font-size-complex="10pt"/>
    </style:style>
    <style:style style:name="T55_38" style:family="text">
      <style:text-properties fo:font-size="10pt" style:font-size-asian="10pt" style:font-size-complex="10pt"/>
    </style:style>
    <style:style style:name="T55_39" style:family="text">
      <style:text-properties fo:font-size="10pt" style:font-size-asian="10pt" style:font-size-complex="10pt"/>
    </style:style>
    <style:style style:name="T55_40" style:family="text">
      <style:text-properties fo:font-size="10pt" style:font-size-asian="10pt" style:font-size-complex="10pt"/>
    </style:style>
    <style:style style:name="T55_41" style:family="text">
      <style:text-properties fo:font-size="10pt" style:font-size-asian="10pt" style:font-size-complex="10pt"/>
    </style:style>
    <style:style style:name="T55_42" style:family="text">
      <style:text-properties fo:font-size="10pt" style:font-size-asian="10pt" style:font-size-complex="10pt"/>
    </style:style>
    <style:style style:name="T55_43" style:family="text">
      <style:text-properties fo:font-size="10pt" style:font-size-asian="10pt" style:font-size-complex="10pt"/>
    </style:style>
    <style:style style:name="T55_44" style:family="text">
      <style:text-properties fo:font-size="10pt" style:font-size-asian="10pt" style:font-size-complex="10pt"/>
    </style:style>
    <style:style style:name="T55_45" style:family="text">
      <style:text-properties fo:font-size="10pt" style:font-size-asian="10pt" style:font-size-complex="10pt"/>
    </style:style>
    <style:style style:name="T55_46" style:family="text">
      <style:text-properties fo:font-size="10pt" style:font-size-asian="10pt" style:font-size-complex="10pt"/>
    </style:style>
    <style:style style:name="T55_47" style:family="text">
      <style:text-properties fo:font-size="10pt" style:font-size-asian="10pt" style:font-size-complex="10pt"/>
    </style:style>
    <style:style style:name="T55_48" style:family="text">
      <style:text-properties fo:font-size="10pt" style:font-size-asian="10pt" style:font-size-complex="10pt"/>
    </style:style>
    <style:style style:name="T55_49" style:family="text">
      <style:text-properties fo:font-size="10pt" style:font-size-asian="10pt" style:font-size-complex="10pt"/>
    </style:style>
    <style:style style:name="T55_50" style:family="text">
      <style:text-properties fo:font-size="10pt" style:font-size-asian="10pt" style:font-size-complex="10pt"/>
    </style:style>
    <style:style style:name="T55_51" style:family="text">
      <style:text-properties fo:font-size="10pt" style:font-size-asian="10pt" style:font-size-complex="10pt"/>
    </style:style>
    <style:style style:name="T55_52" style:family="text">
      <style:text-properties fo:font-size="10pt" style:font-size-asian="10pt" style:font-size-complex="10pt"/>
    </style:style>
    <style:style style:name="T55_53" style:family="text">
      <style:text-properties fo:font-size="10pt" style:font-size-asian="10pt" style:font-size-complex="10pt"/>
    </style:style>
    <style:style style:name="T55_54" style:family="text">
      <style:text-properties fo:font-size="10pt" style:font-size-asian="10pt" style:font-size-complex="10pt"/>
    </style:style>
    <style:style style:name="T55_55" style:family="text">
      <style:text-properties fo:font-size="10pt" style:font-size-asian="10pt" style:font-size-complex="10pt"/>
    </style:style>
    <style:style style:name="T55_56" style:family="text">
      <style:text-properties fo:font-size="10pt" style:font-size-asian="10pt" style:font-size-complex="10pt"/>
    </style:style>
    <style:style style:name="T55_57" style:family="text">
      <style:text-properties fo:font-size="10pt" style:font-size-asian="10pt" style:font-size-complex="10pt"/>
    </style:style>
    <style:style style:name="T55_58" style:family="text">
      <style:text-properties fo:font-size="10pt" style:font-size-asian="10pt" style:font-size-complex="10pt"/>
    </style:style>
    <style:style style:name="T55_59" style:family="text">
      <style:text-properties fo:font-size="10pt" style:font-size-asian="10pt" style:font-size-complex="10pt"/>
    </style:style>
    <style:style style:name="T55_60" style:family="text">
      <style:text-properties fo:font-size="10pt" style:font-size-asian="10pt" style:font-size-complex="10pt"/>
    </style:style>
    <style:style style:name="T55_61" style:family="text">
      <style:text-properties fo:font-size="10pt" style:font-size-asian="10pt" style:font-size-complex="10pt"/>
    </style:style>
    <style:style style:name="T55_62" style:family="text">
      <style:text-properties fo:font-size="10pt" style:font-size-asian="10pt" style:font-size-complex="10pt"/>
    </style:style>
    <style:style style:name="T55_63" style:family="text">
      <style:text-properties fo:font-size="10pt" style:font-size-asian="10pt" style:font-size-complex="10pt"/>
    </style:style>
    <style:style style:name="T55_64" style:family="text">
      <style:text-properties fo:font-size="10pt" style:font-size-asian="10pt" style:font-size-complex="10pt"/>
    </style:style>
    <style:style style:name="T55_65" style:family="text">
      <style:text-properties fo:font-size="10pt" style:font-size-asian="10pt" style:font-size-complex="10pt"/>
    </style:style>
    <style:style style:name="T55_66" style:family="text">
      <style:text-properties fo:font-size="10pt" style:font-size-asian="10pt" style:font-size-complex="10pt"/>
    </style:style>
    <style:style style:name="T55_67" style:family="text">
      <style:text-properties fo:font-size="10pt" style:font-size-asian="10pt" style:font-size-complex="10pt"/>
    </style:style>
    <style:style style:name="T55_68" style:family="text">
      <style:text-properties fo:font-size="10pt" style:font-size-asian="10pt" style:font-size-complex="10pt"/>
    </style:style>
    <style:style style:name="T55_69" style:family="text">
      <style:text-properties fo:font-size="10pt" style:font-size-asian="10pt" style:font-size-complex="10pt"/>
    </style:style>
    <style:style style:name="T55_70" style:family="text">
      <style:text-properties fo:font-size="10pt" style:font-size-asian="10pt" style:font-size-complex="10pt"/>
    </style:style>
    <style:style style:name="T55_71" style:family="text">
      <style:text-properties fo:font-size="10pt" style:font-size-asian="10pt" style:font-size-complex="10pt"/>
    </style:style>
    <style:style style:name="T55_72" style:family="text">
      <style:text-properties fo:font-size="10pt" style:font-size-asian="10pt" style:font-size-complex="10pt"/>
    </style:style>
    <style:style style:name="T55_73" style:family="text">
      <style:text-properties fo:font-size="10pt" style:font-size-asian="10pt" style:font-size-complex="10pt"/>
    </style:style>
    <style:style style:name="T55_74" style:family="text">
      <style:text-properties fo:font-size="10pt" style:font-size-asian="10pt" style:font-size-complex="10pt"/>
    </style:style>
    <style:style style:name="T55_75" style:family="text">
      <style:text-properties fo:font-size="10pt" style:font-size-asian="10pt" style:font-size-complex="10pt"/>
    </style:style>
    <style:style style:name="T55_76" style:family="text">
      <style:text-properties fo:font-size="10pt" style:font-size-asian="10pt" style:font-size-complex="10pt"/>
    </style:style>
    <style:style style:name="T55_77" style:family="text">
      <style:text-properties fo:font-size="10pt" style:font-size-asian="10pt" style:font-size-complex="10pt"/>
    </style:style>
    <style:style style:name="T55_78" style:family="text">
      <style:text-properties fo:font-size="10pt" style:font-size-asian="10pt" style:font-size-complex="10pt"/>
    </style:style>
    <style:style style:name="T55_79" style:family="text">
      <style:text-properties fo:font-size="10pt" style:font-size-asian="10pt" style:font-size-complex="10pt"/>
    </style:style>
    <style:style style:name="T55_80" style:family="text">
      <style:text-properties fo:font-size="10pt" style:font-size-asian="10pt" style:font-size-complex="10pt"/>
    </style:style>
    <style:style style:name="T55_81" style:family="text">
      <style:text-properties fo:font-size="10pt" style:font-size-asian="10pt" style:font-size-complex="10pt"/>
    </style:style>
    <style:style style:name="T55_82" style:family="text">
      <style:text-properties fo:font-size="10pt" style:font-size-asian="10pt" style:font-size-complex="10pt"/>
    </style:style>
    <style:style style:name="T55_83" style:family="text">
      <style:text-properties fo:font-size="10pt" style:font-size-asian="10pt" style:font-size-complex="10pt"/>
    </style:style>
    <style:style style:name="T55_84" style:family="text">
      <style:text-properties fo:font-size="10pt" style:font-size-asian="10pt" style:font-size-complex="10pt"/>
    </style:style>
    <style:style style:name="T55_85" style:family="text">
      <style:text-properties fo:font-size="10pt" style:font-size-asian="10pt" style:font-size-complex="10pt"/>
    </style:style>
    <style:style style:name="T55_86" style:family="text">
      <style:text-properties fo:font-size="10pt" style:font-size-asian="10pt" style:font-size-complex="10pt"/>
    </style:style>
    <style:style style:name="T55_87" style:family="text">
      <style:text-properties fo:font-size="10pt" style:font-size-asian="10pt" style:font-size-complex="10pt"/>
    </style:style>
    <style:style style:name="T55_88" style:family="text">
      <style:text-properties fo:font-size="10pt" style:font-size-asian="10pt" style:font-size-complex="10pt"/>
    </style:style>
    <style:style style:name="T55_89" style:family="text">
      <style:text-properties fo:font-size="10pt" style:font-size-asian="10pt" style:font-size-complex="10pt"/>
    </style:style>
    <style:style style:name="T55_90" style:family="text">
      <style:text-properties fo:font-size="10pt" style:font-size-asian="10pt" style:font-size-complex="10pt"/>
    </style:style>
    <style:style style:name="T55_91" style:family="text">
      <style:text-properties fo:font-size="10pt" style:font-size-asian="10pt" style:font-size-complex="10pt"/>
    </style:style>
    <style:style style:name="T55_92" style:family="text">
      <style:text-properties fo:font-size="10pt" style:font-size-asian="10pt" style:font-size-complex="10pt"/>
    </style:style>
    <style:style style:name="T55_93" style:family="text">
      <style:text-properties fo:font-size="10pt" style:font-size-asian="10pt" style:font-size-complex="10pt"/>
    </style:style>
    <style:style style:name="T55_94" style:family="text">
      <style:text-properties fo:font-size="10pt" style:font-size-asian="10pt" style:font-size-complex="10pt"/>
    </style:style>
    <style:style style:name="T55_95" style:family="text">
      <style:text-properties fo:font-size="10pt" style:font-size-asian="10pt" style:font-size-complex="10pt"/>
    </style:style>
    <style:style style:name="T55_96" style:family="text">
      <style:text-properties fo:font-size="10pt" style:font-size-asian="10pt" style:font-size-complex="10pt"/>
    </style:style>
    <style:style style:name="T55_97" style:family="text">
      <style:text-properties fo:font-size="10pt" style:font-size-asian="10pt" style:font-size-complex="10pt"/>
    </style:style>
    <style:style style:name="T55_98" style:family="text">
      <style:text-properties fo:font-size="10pt" style:font-size-asian="10pt" style:font-size-complex="10pt"/>
    </style:style>
    <style:style style:name="T55_99" style:family="text">
      <style:text-properties fo:font-size="10pt" style:font-size-asian="10pt" style:font-size-complex="10pt"/>
    </style:style>
    <style:style style:name="T55_100" style:family="text">
      <style:text-properties fo:font-size="10pt" style:font-size-asian="10pt" style:font-size-complex="10pt"/>
    </style:style>
    <style:style style:name="T55_101" style:family="text">
      <style:text-properties fo:font-size="10pt" style:font-size-asian="10pt" style:font-size-complex="10pt"/>
    </style:style>
    <style:style style:name="T55_102" style:family="text">
      <style:text-properties fo:font-size="10pt" style:font-size-asian="10pt" style:font-size-complex="10pt"/>
    </style:style>
    <style:style style:name="T55_103" style:family="text">
      <style:text-properties fo:font-size="10pt" style:font-size-asian="10pt" style:font-size-complex="10pt"/>
    </style:style>
    <style:style style:name="T55_104" style:family="text">
      <style:text-properties fo:font-size="10pt" style:font-size-asian="10pt" style:font-size-complex="10pt"/>
    </style:style>
    <style:style style:name="T55_105" style:family="text">
      <style:text-properties fo:font-size="10pt" style:font-size-asian="10pt" style:font-size-complex="10pt"/>
    </style:style>
    <style:style style:name="T55_106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text-align="justify" fo:break-before="auto" fo:line-height="108%" fo:margin-left="2.54cm" style:writing-mode="lr-tb"/>
    </style:style>
    <style:style style:name="T56_1" style:family="text">
      <style:text-properties fo:font-size="10pt" style:font-size-asian="10pt" style:font-size-complex="10pt" fo:font-weight="bold" style:font-weight-asian="bold" style:font-weight-complex="bold"/>
    </style:style>
    <style:style style:name="T56_2" style:family="text">
      <style:text-properties fo:font-size="10pt" style:font-size-asian="10pt" style:font-size-complex="10pt" fo:font-weight="bold" style:font-weight-asian="bold" style:font-weight-complex="bold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T56_7" style:family="text">
      <style:text-properties fo:font-size="10pt" style:font-size-asian="10pt" style:font-size-complex="10pt"/>
    </style:style>
    <style:style style:name="T56_8" style:family="text">
      <style:text-properties fo:font-size="10pt" style:font-size-asian="10pt" style:font-size-complex="10pt"/>
    </style:style>
    <style:style style:name="T56_9" style:family="text">
      <style:text-properties fo:font-size="10pt" style:font-size-asian="10pt" style:font-size-complex="10pt"/>
    </style:style>
    <style:style style:name="T56_10" style:family="text">
      <style:text-properties fo:font-size="10pt" style:font-size-asian="10pt" style:font-size-complex="10pt"/>
    </style:style>
    <style:style style:name="T56_11" style:family="text">
      <style:text-properties fo:font-size="10pt" style:font-size-asian="10pt" style:font-size-complex="10pt"/>
    </style:style>
    <style:style style:name="T56_12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text-align="justify" fo:break-before="auto" fo:line-height="108%" fo:margin-left="2.54cm" style:writing-mode="lr-tb"/>
    </style:style>
    <style:style style:name="T57_1" style:family="text">
      <style:text-properties fo:font-size="10pt" style:font-size-asian="10pt" style:font-size-complex="10pt" fo:font-weight="bold" style:font-weight-asian="bold" style:font-weight-complex="bold"/>
    </style:style>
    <style:style style:name="T57_2" style:family="text">
      <style:text-properties fo:font-size="10pt" style:font-size-asian="10pt" style:font-size-complex="10pt" fo:font-weight="bold" style:font-weight-asian="bold" style:font-weight-complex="bold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T57_9" style:family="text">
      <style:text-properties fo:font-size="10pt" style:font-size-asian="10pt" style:font-size-complex="10pt"/>
    </style:style>
    <style:style style:name="T57_10" style:family="text">
      <style:text-properties fo:font-size="10pt" style:font-size-asian="10pt" style:font-size-complex="10pt"/>
    </style:style>
    <style:style style:name="T57_11" style:family="text">
      <style:text-properties fo:font-size="10pt" style:font-size-asian="10pt" style:font-size-complex="10pt"/>
    </style:style>
    <style:style style:name="T57_12" style:family="text">
      <style:text-properties fo:font-size="10pt" style:font-size-asian="10pt" style:font-size-complex="10pt"/>
    </style:style>
    <style:style style:name="T57_13" style:family="text">
      <style:text-properties fo:font-size="10pt" style:font-size-asian="10pt" style:font-size-complex="10pt"/>
    </style:style>
    <style:style style:name="T57_14" style:family="text">
      <style:text-properties fo:font-size="10pt" style:font-size-asian="10pt" style:font-size-complex="10pt"/>
    </style:style>
    <style:style style:name="T57_15" style:family="text">
      <style:text-properties fo:font-size="10pt" style:font-size-asian="10pt" style:font-size-complex="10pt"/>
    </style:style>
    <style:style style:name="T57_16" style:family="text">
      <style:text-properties fo:font-size="10pt" style:font-size-asian="10pt" style:font-size-complex="10pt"/>
    </style:style>
    <style:style style:name="T57_17" style:family="text">
      <style:text-properties fo:font-size="10pt" style:font-size-asian="10pt" style:font-size-complex="10pt"/>
    </style:style>
    <style:style style:name="T57_18" style:family="text">
      <style:text-properties fo:font-size="10pt" style:font-size-asian="10pt" style:font-size-complex="10pt"/>
    </style:style>
    <style:style style:name="T57_19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text-align="justify" fo:break-before="auto" fo:line-height="108%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08%" style:writing-mode="lr-tb"/>
    </style:style>
    <style:style style:name="T5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8" style:family="text"/>
    <style:style style:name="T5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0" style:family="text"/>
    <style:style style:name="T5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2" style:family="text"/>
    <style:style style:name="T5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4" style:family="text"/>
    <style:style style:name="T5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6" style:family="text"/>
    <style:style style:name="T5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>
      <style:text-properties fo:font-size="10pt" style:font-size-asian="10pt" style:font-size-complex="10pt"/>
    </style:style>
    <style:style style:name="T60_16" style:family="text">
      <style:text-properties fo:font-size="10pt" style:font-size-asian="10pt" style:font-size-complex="10pt"/>
    </style:style>
    <style:style style:name="T60_17" style:family="text">
      <style:text-properties fo:font-size="10pt" style:font-size-asian="10pt" style:font-size-complex="10pt"/>
    </style:style>
    <style:style style:name="T60_18" style:family="text">
      <style:text-properties fo:font-size="10pt" style:font-size-asian="10pt" style:font-size-complex="10pt"/>
    </style:style>
    <style:style style:name="T60_19" style:family="text">
      <style:text-properties fo:font-size="10pt" style:font-size-asian="10pt" style:font-size-complex="10pt"/>
    </style:style>
    <style:style style:name="T60_20" style:family="text">
      <style:text-properties fo:font-size="10pt" style:font-size-asian="10pt" style:font-size-complex="10pt"/>
    </style:style>
    <style:style style:name="T60_21" style:family="text">
      <style:text-properties fo:font-size="10pt" style:font-size-asian="10pt" style:font-size-complex="10pt"/>
    </style:style>
    <style:style style:name="T60_22" style:family="text">
      <style:text-properties fo:font-size="10pt" style:font-size-asian="10pt" style:font-size-complex="10pt"/>
    </style:style>
    <style:style style:name="T60_23" style:family="text">
      <style:text-properties fo:font-size="10pt" style:font-size-asian="10pt" style:font-size-complex="10pt"/>
    </style:style>
    <style:style style:name="T60_24" style:family="text">
      <style:text-properties fo:font-size="10pt" style:font-size-asian="10pt" style:font-size-complex="10pt"/>
    </style:style>
    <style:style style:name="T60_25" style:family="text">
      <style:text-properties fo:font-size="10pt" style:font-size-asian="10pt" style:font-size-complex="10pt"/>
    </style:style>
    <style:style style:name="T60_26" style:family="text">
      <style:text-properties fo:font-size="10pt" style:font-size-asian="10pt" style:font-size-complex="10pt"/>
    </style:style>
    <style:style style:name="T60_27" style:family="text">
      <style:text-properties fo:font-size="10pt" style:font-size-asian="10pt" style:font-size-complex="10pt"/>
    </style:style>
    <style:style style:name="T60_28" style:family="text">
      <style:text-properties fo:font-size="10pt" style:font-size-asian="10pt" style:font-size-complex="10pt"/>
    </style:style>
    <style:style style:name="T60_29" style:family="text">
      <style:text-properties fo:font-size="10pt" style:font-size-asian="10pt" style:font-size-complex="10pt"/>
    </style:style>
    <style:style style:name="T60_30" style:family="text">
      <style:text-properties fo:font-size="10pt" style:font-size-asian="10pt" style:font-size-complex="10pt"/>
    </style:style>
    <style:style style:name="T60_31" style:family="text">
      <style:text-properties fo:font-size="10pt" style:font-size-asian="10pt" style:font-size-complex="10pt"/>
    </style:style>
    <style:style style:name="T60_32" style:family="text">
      <style:text-properties fo:font-size="10pt" style:font-size-asian="10pt" style:font-size-complex="10pt"/>
    </style:style>
    <style:style style:name="T60_33" style:family="text">
      <style:text-properties fo:font-size="10pt" style:font-size-asian="10pt" style:font-size-complex="10pt"/>
    </style:style>
    <style:style style:name="T60_34" style:family="text">
      <style:text-properties fo:font-size="10pt" style:font-size-asian="10pt" style:font-size-complex="10pt"/>
    </style:style>
    <style:style style:name="T60_35" style:family="text">
      <style:text-properties fo:font-size="10pt" style:font-size-asian="10pt" style:font-size-complex="10pt"/>
    </style:style>
    <style:style style:name="T60_36" style:family="text">
      <style:text-properties fo:font-size="10pt" style:font-size-asian="10pt" style:font-size-complex="10pt"/>
    </style:style>
    <style:style style:name="T60_37" style:family="text">
      <style:text-properties fo:font-size="10pt" style:font-size-asian="10pt" style:font-size-complex="10pt"/>
    </style:style>
    <style:style style:name="T60_38" style:family="text">
      <style:text-properties fo:font-size="10pt" style:font-size-asian="10pt" style:font-size-complex="10pt"/>
    </style:style>
    <style:style style:name="T60_39" style:family="text">
      <style:text-properties fo:font-size="10pt" style:font-size-asian="10pt" style:font-size-complex="10pt"/>
    </style:style>
    <style:style style:name="T60_40" style:family="text">
      <style:text-properties fo:font-size="10pt" style:font-size-asian="10pt" style:font-size-complex="10pt"/>
    </style:style>
    <style:style style:name="T60_41" style:family="text">
      <style:text-properties fo:font-size="10pt" style:font-size-asian="10pt" style:font-size-complex="10pt"/>
    </style:style>
    <style:style style:name="T60_42" style:family="text">
      <style:text-properties fo:font-size="10pt" style:font-size-asian="10pt" style:font-size-complex="10pt"/>
    </style:style>
    <style:style style:name="T60_43" style:family="text">
      <style:text-properties fo:font-size="10pt" style:font-size-asian="10pt" style:font-size-complex="10pt"/>
    </style:style>
    <style:style style:name="T60_44" style:family="text">
      <style:text-properties fo:font-size="10pt" style:font-size-asian="10pt" style:font-size-complex="10pt"/>
    </style:style>
    <style:style style:name="T60_45" style:family="text">
      <style:text-properties fo:font-size="10pt" style:font-size-asian="10pt" style:font-size-complex="10pt"/>
    </style:style>
    <style:style style:name="T60_46" style:family="text">
      <style:text-properties fo:font-size="10pt" style:font-size-asian="10pt" style:font-size-complex="10pt"/>
    </style:style>
    <style:style style:name="T60_47" style:family="text">
      <style:text-properties fo:font-size="10pt" style:font-size-asian="10pt" style:font-size-complex="10pt"/>
    </style:style>
    <style:style style:name="T60_48" style:family="text">
      <style:text-properties fo:font-size="10pt" style:font-size-asian="10pt" style:font-size-complex="10pt"/>
    </style:style>
    <style:style style:name="T60_49" style:family="text">
      <style:text-properties fo:font-size="10pt" style:font-size-asian="10pt" style:font-size-complex="10pt"/>
    </style:style>
    <style:style style:name="T60_50" style:family="text">
      <style:text-properties fo:font-size="10pt" style:font-size-asian="10pt" style:font-size-complex="10pt"/>
    </style:style>
    <style:style style:name="T60_51" style:family="text">
      <style:text-properties fo:font-size="10pt" style:font-size-asian="10pt" style:font-size-complex="10pt"/>
    </style:style>
    <style:style style:name="T60_52" style:family="text">
      <style:text-properties fo:font-size="10pt" style:font-size-asian="10pt" style:font-size-complex="10pt"/>
    </style:style>
    <style:style style:name="T60_53" style:family="text">
      <style:text-properties fo:font-size="10pt" style:font-size-asian="10pt" style:font-size-complex="10pt"/>
    </style:style>
    <style:style style:name="T60_54" style:family="text">
      <style:text-properties fo:font-size="10pt" style:font-size-asian="10pt" style:font-size-complex="10pt"/>
    </style:style>
    <style:style style:name="T60_55" style:family="text">
      <style:text-properties fo:font-size="10pt" style:font-size-asian="10pt" style:font-size-complex="10pt"/>
    </style:style>
    <style:style style:name="T60_56" style:family="text">
      <style:text-properties fo:font-size="10pt" style:font-size-asian="10pt" style:font-size-complex="10pt"/>
    </style:style>
    <style:style style:name="T60_57" style:family="text">
      <style:text-properties fo:font-size="10pt" style:font-size-asian="10pt" style:font-size-complex="10pt"/>
    </style:style>
    <style:style style:name="T60_58" style:family="text">
      <style:text-properties fo:font-size="10pt" style:font-size-asian="10pt" style:font-size-complex="10pt"/>
    </style:style>
    <style:style style:name="T60_59" style:family="text">
      <style:text-properties fo:font-size="10pt" style:font-size-asian="10pt" style:font-size-complex="10pt"/>
    </style:style>
    <style:style style:name="T60_60" style:family="text">
      <style:text-properties fo:font-size="10pt" style:font-size-asian="10pt" style:font-size-complex="10pt"/>
    </style:style>
    <style:style style:name="T60_61" style:family="text">
      <style:text-properties fo:font-size="10pt" style:font-size-asian="10pt" style:font-size-complex="10pt"/>
    </style:style>
    <style:style style:name="T60_62" style:family="text">
      <style:text-properties fo:font-size="10pt" style:font-size-asian="10pt" style:font-size-complex="10pt"/>
    </style:style>
    <style:style style:name="T60_63" style:family="text">
      <style:text-properties fo:font-size="10pt" style:font-size-asian="10pt" style:font-size-complex="10pt"/>
    </style:style>
    <style:style style:name="T60_64" style:family="text">
      <style:text-properties fo:font-size="10pt" style:font-size-asian="10pt" style:font-size-complex="10pt"/>
    </style:style>
    <style:style style:name="T60_65" style:family="text">
      <style:text-properties fo:font-size="10pt" style:font-size-asian="10pt" style:font-size-complex="10pt"/>
    </style:style>
    <style:style style:name="T60_66" style:family="text">
      <style:text-properties fo:font-size="10pt" style:font-size-asian="10pt" style:font-size-complex="10pt"/>
    </style:style>
    <style:style style:name="T60_67" style:family="text">
      <style:text-properties fo:font-size="10pt" style:font-size-asian="10pt" style:font-size-complex="10pt"/>
    </style:style>
    <style:style style:name="T60_68" style:family="text">
      <style:text-properties fo:font-size="10pt" style:font-size-asian="10pt" style:font-size-complex="10pt"/>
    </style:style>
    <style:style style:name="T60_69" style:family="text">
      <style:text-properties fo:font-size="10pt" style:font-size-asian="10pt" style:font-size-complex="10pt"/>
    </style:style>
    <style:style style:name="T60_70" style:family="text">
      <style:text-properties fo:font-size="10pt" style:font-size-asian="10pt" style:font-size-complex="10pt"/>
    </style:style>
    <style:style style:name="T60_71" style:family="text">
      <style:text-properties fo:font-size="10pt" style:font-size-asian="10pt" style:font-size-complex="10pt"/>
    </style:style>
    <style:style style:name="T60_72" style:family="text">
      <style:text-properties fo:font-size="10pt" style:font-size-asian="10pt" style:font-size-complex="10pt"/>
    </style:style>
    <style:style style:name="T60_73" style:family="text">
      <style:text-properties fo:font-size="10pt" style:font-size-asian="10pt" style:font-size-complex="10pt"/>
    </style:style>
    <style:style style:name="T60_74" style:family="text">
      <style:text-properties fo:font-size="10pt" style:font-size-asian="10pt" style:font-size-complex="10pt"/>
    </style:style>
    <style:style style:name="T60_75" style:family="text">
      <style:text-properties fo:font-size="10pt" style:font-size-asian="10pt" style:font-size-complex="10pt"/>
    </style:style>
    <style:style style:name="T60_76" style:family="text">
      <style:text-properties fo:font-size="10pt" style:font-size-asian="10pt" style:font-size-complex="10pt"/>
    </style:style>
    <style:style style:name="T60_77" style:family="text">
      <style:text-properties fo:font-size="10pt" style:font-size-asian="10pt" style:font-size-complex="10pt"/>
    </style:style>
    <style:style style:name="T60_78" style:family="text">
      <style:text-properties fo:font-size="10pt" style:font-size-asian="10pt" style:font-size-complex="10pt"/>
    </style:style>
    <style:style style:name="T60_79" style:family="text">
      <style:text-properties fo:font-size="10pt" style:font-size-asian="10pt" style:font-size-complex="10pt"/>
    </style:style>
    <style:style style:name="T60_80" style:family="text">
      <style:text-properties fo:font-size="10pt" style:font-size-asian="10pt" style:font-size-complex="10pt"/>
    </style:style>
    <style:style style:name="T60_81" style:family="text">
      <style:text-properties fo:font-size="10pt" style:font-size-asian="10pt" style:font-size-complex="10pt"/>
    </style:style>
    <style:style style:name="T60_82" style:family="text">
      <style:text-properties fo:font-size="10pt" style:font-size-asian="10pt" style:font-size-complex="10pt"/>
    </style:style>
    <style:style style:name="T60_83" style:family="text">
      <style:text-properties fo:font-size="10pt" style:font-size-asian="10pt" style:font-size-complex="10pt"/>
    </style:style>
    <style:style style:name="T60_84" style:family="text">
      <style:text-properties fo:font-size="10pt" style:font-size-asian="10pt" style:font-size-complex="10pt"/>
    </style:style>
    <style:style style:name="T60_85" style:family="text">
      <style:text-properties fo:font-size="10pt" style:font-size-asian="10pt" style:font-size-complex="10pt"/>
    </style:style>
    <style:style style:name="T60_86" style:family="text">
      <style:text-properties fo:font-size="10pt" style:font-size-asian="10pt" style:font-size-complex="10pt"/>
    </style:style>
    <style:style style:name="T60_87" style:family="text">
      <style:text-properties fo:font-size="10pt" style:font-size-asian="10pt" style:font-size-complex="10pt"/>
    </style:style>
    <style:style style:name="T60_88" style:family="text">
      <style:text-properties fo:font-size="10pt" style:font-size-asian="10pt" style:font-size-complex="10pt"/>
    </style:style>
    <style:style style:name="T60_89" style:family="text">
      <style:text-properties fo:font-size="10pt" style:font-size-asian="10pt" style:font-size-complex="10pt"/>
    </style:style>
    <style:style style:name="T60_90" style:family="text">
      <style:text-properties fo:font-size="10pt" style:font-size-asian="10pt" style:font-size-complex="10pt"/>
    </style:style>
    <style:style style:name="T60_91" style:family="text">
      <style:text-properties fo:font-size="10pt" style:font-size-asian="10pt" style:font-size-complex="10pt"/>
    </style:style>
    <style:style style:name="T60_92" style:family="text">
      <style:text-properties fo:font-size="10pt" style:font-size-asian="10pt" style:font-size-complex="10pt"/>
    </style:style>
    <style:style style:name="T60_93" style:family="text">
      <style:text-properties fo:font-size="10pt" style:font-size-asian="10pt" style:font-size-complex="10pt"/>
    </style:style>
    <style:style style:name="T60_94" style:family="text">
      <style:text-properties fo:font-size="10pt" style:font-size-asian="10pt" style:font-size-complex="10pt"/>
    </style:style>
    <style:style style:name="T60_95" style:family="text">
      <style:text-properties fo:font-size="10pt" style:font-size-asian="10pt" style:font-size-complex="10pt"/>
    </style:style>
    <style:style style:name="T60_96" style:family="text">
      <style:text-properties fo:font-size="10pt" style:font-size-asian="10pt" style:font-size-complex="10pt"/>
    </style:style>
    <style:style style:name="T60_97" style:family="text">
      <style:text-properties fo:font-size="10pt" style:font-size-asian="10pt" style:font-size-complex="10pt"/>
    </style:style>
    <style:style style:name="T60_98" style:family="text">
      <style:text-properties fo:font-size="10pt" style:font-size-asian="10pt" style:font-size-complex="10pt"/>
    </style:style>
    <style:style style:name="T60_99" style:family="text">
      <style:text-properties fo:font-size="10pt" style:font-size-asian="10pt" style:font-size-complex="10pt"/>
    </style:style>
    <style:style style:name="T60_100" style:family="text">
      <style:text-properties fo:font-size="10pt" style:font-size-asian="10pt" style:font-size-complex="10pt"/>
    </style:style>
    <style:style style:name="T60_101" style:family="text">
      <style:text-properties fo:font-size="10pt" style:font-size-asian="10pt" style:font-size-complex="10pt"/>
    </style:style>
    <style:style style:name="T60_102" style:family="text">
      <style:text-properties fo:font-size="10pt" style:font-size-asian="10pt" style:font-size-complex="10pt"/>
    </style:style>
    <style:style style:name="T60_103" style:family="text">
      <style:text-properties fo:font-size="10pt" style:font-size-asian="10pt" style:font-size-complex="10pt"/>
    </style:style>
    <style:style style:name="T60_104" style:family="text">
      <style:text-properties fo:font-size="10pt" style:font-size-asian="10pt" style:font-size-complex="10pt"/>
    </style:style>
    <style:style style:name="T60_105" style:family="text">
      <style:text-properties fo:font-size="10pt" style:font-size-asian="10pt" style:font-size-complex="10pt"/>
    </style:style>
    <style:style style:name="T60_106" style:family="text">
      <style:text-properties fo:font-size="10pt" style:font-size-asian="10pt" style:font-size-complex="10pt"/>
    </style:style>
    <style:style style:name="T60_107" style:family="text">
      <style:text-properties fo:font-size="10pt" style:font-size-asian="10pt" style:font-size-complex="10pt"/>
    </style:style>
    <style:style style:name="T60_108" style:family="text">
      <style:text-properties fo:font-size="10pt" style:font-size-asian="10pt" style:font-size-complex="10pt"/>
    </style:style>
    <style:style style:name="T60_109" style:family="text">
      <style:text-properties fo:font-size="10pt" style:font-size-asian="10pt" style:font-size-complex="10pt"/>
    </style:style>
    <style:style style:name="T60_110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08%" fo:margin-left="2.54cm" style:writing-mode="lr-tb"/>
    </style:style>
    <style:style style:name="T61_1" style:family="text">
      <style:text-properties fo:font-size="10pt" style:font-size-asian="10pt" style:font-size-complex="10pt" fo:font-weight="bold" style:font-weight-asian="bold" style:font-weight-complex="bold"/>
    </style:style>
    <style:style style:name="T61_2" style:family="text">
      <style:text-properties fo:font-size="10pt" style:font-size-asian="10pt" style:font-size-complex="10pt" fo:font-weight="bold" style:font-weight-asian="bold" style:font-weight-complex="bold"/>
    </style:style>
    <style:style style:name="T61_3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text-align="justify" fo:break-before="auto" fo:line-height="108%" fo:margin-left="2.54cm" style:writing-mode="lr-tb"/>
    </style:style>
    <style:style style:name="T62_1" style:family="text">
      <style:text-properties fo:font-size="10pt" style:font-size-asian="10pt" style:font-size-complex="10pt" fo:font-weight="bold" style:font-weight-asian="bold" style:font-weight-complex="bold"/>
    </style:style>
    <style:style style:name="T62_2" style:family="text">
      <style:text-properties fo:font-size="10pt" style:font-size-asian="10pt" style:font-size-complex="10pt" fo:font-weight="bold" style:font-weight-asian="bold" style:font-weight-complex="bold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T62_10" style:family="text">
      <style:text-properties fo:font-size="10pt" style:font-size-asian="10pt" style:font-size-complex="10pt"/>
    </style:style>
    <style:style style:name="T62_11" style:family="text">
      <style:text-properties fo:font-size="10pt" style:font-size-asian="10pt" style:font-size-complex="10pt"/>
    </style:style>
    <style:style style:name="T62_12" style:family="text">
      <style:text-properties fo:font-size="10pt" style:font-size-asian="10pt" style:font-size-complex="10pt"/>
    </style:style>
    <style:style style:name="T62_13" style:family="text">
      <style:text-properties fo:font-size="10pt" style:font-size-asian="10pt" style:font-size-complex="10pt"/>
    </style:style>
    <style:style style:name="T62_14" style:family="text">
      <style:text-properties fo:font-size="10pt" style:font-size-asian="10pt" style:font-size-complex="10pt"/>
    </style:style>
    <style:style style:name="T62_15" style:family="text">
      <style:text-properties fo:font-size="10pt" style:font-size-asian="10pt" style:font-size-complex="10pt"/>
    </style:style>
    <style:style style:name="T62_16" style:family="text">
      <style:text-properties fo:font-size="10pt" style:font-size-asian="10pt" style:font-size-complex="10pt"/>
    </style:style>
    <style:style style:name="T62_17" style:family="text">
      <style:text-properties fo:font-size="10pt" style:font-size-asian="10pt" style:font-size-complex="10pt"/>
    </style:style>
    <style:style style:name="T62_18" style:family="text">
      <style:text-properties fo:font-size="10pt" style:font-size-asian="10pt" style:font-size-complex="10pt"/>
    </style:style>
    <style:style style:name="T62_19" style:family="text">
      <style:text-properties fo:font-size="10pt" style:font-size-asian="10pt" style:font-size-complex="10pt"/>
    </style:style>
    <style:style style:name="T62_20" style:family="text">
      <style:text-properties fo:font-size="10pt" style:font-size-asian="10pt" style:font-size-complex="10pt"/>
    </style:style>
    <style:style style:name="T62_21" style:family="text">
      <style:text-properties fo:font-size="10pt" style:font-size-asian="10pt" style:font-size-complex="10pt"/>
    </style:style>
    <style:style style:name="T62_22" style:family="text">
      <style:text-properties fo:font-size="10pt" style:font-size-asian="10pt" style:font-size-complex="10pt"/>
    </style:style>
    <style:style style:name="T62_23" style:family="text">
      <style:text-properties fo:font-size="10pt" style:font-size-asian="10pt" style:font-size-complex="10pt"/>
    </style:style>
    <style:style style:name="T62_24" style:family="text">
      <style:text-properties fo:font-size="10pt" style:font-size-asian="10pt" style:font-size-complex="10pt"/>
    </style:style>
    <style:style style:name="T62_25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text-align="justify" fo:break-before="auto" fo:line-height="108%" style:writing-mode="lr-tb"/>
    </style:style>
    <style:style style:name="T6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>
      <style:text-properties fo:font-size="10pt" style:font-size-asian="10pt" style:font-size-complex="10pt"/>
    </style:style>
    <style:style style:name="T65_17" style:family="text">
      <style:text-properties fo:font-size="10pt" style:font-size-asian="10pt" style:font-size-complex="10pt"/>
    </style:style>
    <style:style style:name="T65_18" style:family="text">
      <style:text-properties fo:font-size="10pt" style:font-size-asian="10pt" style:font-size-complex="10pt"/>
    </style:style>
    <style:style style:name="T65_19" style:family="text">
      <style:text-properties fo:font-size="10pt" style:font-size-asian="10pt" style:font-size-complex="10pt"/>
    </style:style>
    <style:style style:name="T65_20" style:family="text">
      <style:text-properties fo:font-size="10pt" style:font-size-asian="10pt" style:font-size-complex="10pt"/>
    </style:style>
    <style:style style:name="T65_21" style:family="text">
      <style:text-properties fo:font-size="10pt" style:font-size-asian="10pt" style:font-size-complex="10pt"/>
    </style:style>
    <style:style style:name="T65_22" style:family="text">
      <style:text-properties fo:font-size="10pt" style:font-size-asian="10pt" style:font-size-complex="10pt"/>
    </style:style>
    <style:style style:name="T65_23" style:family="text">
      <style:text-properties fo:font-size="10pt" style:font-size-asian="10pt" style:font-size-complex="10pt"/>
    </style:style>
    <style:style style:name="T65_24" style:family="text">
      <style:text-properties fo:font-size="10pt" style:font-size-asian="10pt" style:font-size-complex="10pt"/>
    </style:style>
    <style:style style:name="T65_25" style:family="text">
      <style:text-properties fo:font-size="10pt" style:font-size-asian="10pt" style:font-size-complex="10pt"/>
    </style:style>
    <style:style style:name="T65_26" style:family="text">
      <style:text-properties fo:font-size="10pt" style:font-size-asian="10pt" style:font-size-complex="10pt"/>
    </style:style>
    <style:style style:name="T65_27" style:family="text">
      <style:text-properties fo:font-size="10pt" style:font-size-asian="10pt" style:font-size-complex="10pt"/>
    </style:style>
    <style:style style:name="T65_28" style:family="text">
      <style:text-properties fo:font-size="10pt" style:font-size-asian="10pt" style:font-size-complex="10pt"/>
    </style:style>
    <style:style style:name="T65_29" style:family="text">
      <style:text-properties fo:font-size="10pt" style:font-size-asian="10pt" style:font-size-complex="10pt"/>
    </style:style>
    <style:style style:name="T65_30" style:family="text">
      <style:text-properties fo:font-size="10pt" style:font-size-asian="10pt" style:font-size-complex="10pt"/>
    </style:style>
    <style:style style:name="T65_31" style:family="text">
      <style:text-properties fo:font-size="10pt" style:font-size-asian="10pt" style:font-size-complex="10pt"/>
    </style:style>
    <style:style style:name="T65_32" style:family="text">
      <style:text-properties fo:font-size="10pt" style:font-size-asian="10pt" style:font-size-complex="10pt"/>
    </style:style>
    <style:style style:name="T65_33" style:family="text">
      <style:text-properties fo:font-size="10pt" style:font-size-asian="10pt" style:font-size-complex="10pt"/>
    </style:style>
    <style:style style:name="T65_34" style:family="text">
      <style:text-properties fo:font-size="10pt" style:font-size-asian="10pt" style:font-size-complex="10pt"/>
    </style:style>
    <style:style style:name="T65_35" style:family="text">
      <style:text-properties fo:font-size="10pt" style:font-size-asian="10pt" style:font-size-complex="10pt"/>
    </style:style>
    <style:style style:name="T65_36" style:family="text">
      <style:text-properties fo:font-size="10pt" style:font-size-asian="10pt" style:font-size-complex="10pt"/>
    </style:style>
    <style:style style:name="T65_37" style:family="text">
      <style:text-properties fo:font-size="10pt" style:font-size-asian="10pt" style:font-size-complex="10pt"/>
    </style:style>
    <style:style style:name="T65_38" style:family="text">
      <style:text-properties fo:font-size="10pt" style:font-size-asian="10pt" style:font-size-complex="10pt"/>
    </style:style>
    <style:style style:name="T65_39" style:family="text">
      <style:text-properties fo:font-size="10pt" style:font-size-asian="10pt" style:font-size-complex="10pt"/>
    </style:style>
    <style:style style:name="T65_40" style:family="text">
      <style:text-properties fo:font-size="10pt" style:font-size-asian="10pt" style:font-size-complex="10pt"/>
    </style:style>
    <style:style style:name="T65_41" style:family="text">
      <style:text-properties fo:font-size="10pt" style:font-size-asian="10pt" style:font-size-complex="10pt"/>
    </style:style>
    <style:style style:name="T65_42" style:family="text">
      <style:text-properties fo:font-size="10pt" style:font-size-asian="10pt" style:font-size-complex="10pt"/>
    </style:style>
    <style:style style:name="T65_43" style:family="text">
      <style:text-properties fo:font-size="10pt" style:font-size-asian="10pt" style:font-size-complex="10pt"/>
    </style:style>
    <style:style style:name="T65_44" style:family="text">
      <style:text-properties fo:font-size="10pt" style:font-size-asian="10pt" style:font-size-complex="10pt"/>
    </style:style>
    <style:style style:name="T65_45" style:family="text">
      <style:text-properties fo:font-size="10pt" style:font-size-asian="10pt" style:font-size-complex="10pt"/>
    </style:style>
    <style:style style:name="T65_46" style:family="text">
      <style:text-properties fo:font-size="10pt" style:font-size-asian="10pt" style:font-size-complex="10pt"/>
    </style:style>
    <style:style style:name="T65_47" style:family="text">
      <style:text-properties fo:font-size="10pt" style:font-size-asian="10pt" style:font-size-complex="10pt"/>
    </style:style>
    <style:style style:name="T65_48" style:family="text">
      <style:text-properties fo:font-size="10pt" style:font-size-asian="10pt" style:font-size-complex="10pt"/>
    </style:style>
    <style:style style:name="T65_49" style:family="text">
      <style:text-properties fo:font-size="10pt" style:font-size-asian="10pt" style:font-size-complex="10pt"/>
    </style:style>
    <style:style style:name="T65_50" style:family="text">
      <style:text-properties fo:font-size="10pt" style:font-size-asian="10pt" style:font-size-complex="10pt"/>
    </style:style>
    <style:style style:name="T65_51" style:family="text">
      <style:text-properties fo:font-size="10pt" style:font-size-asian="10pt" style:font-size-complex="10pt"/>
    </style:style>
    <style:style style:name="T65_52" style:family="text">
      <style:text-properties fo:font-size="10pt" style:font-size-asian="10pt" style:font-size-complex="10pt"/>
    </style:style>
    <style:style style:name="T65_53" style:family="text">
      <style:text-properties fo:font-size="10pt" style:font-size-asian="10pt" style:font-size-complex="10pt"/>
    </style:style>
    <style:style style:name="T65_54" style:family="text">
      <style:text-properties fo:font-size="10pt" style:font-size-asian="10pt" style:font-size-complex="10pt"/>
    </style:style>
    <style:style style:name="T65_55" style:family="text">
      <style:text-properties fo:font-size="10pt" style:font-size-asian="10pt" style:font-size-complex="10pt"/>
    </style:style>
    <style:style style:name="T65_56" style:family="text">
      <style:text-properties fo:font-size="10pt" style:font-size-asian="10pt" style:font-size-complex="10pt"/>
    </style:style>
    <style:style style:name="T65_57" style:family="text">
      <style:text-properties fo:font-size="10pt" style:font-size-asian="10pt" style:font-size-complex="10pt"/>
    </style:style>
    <style:style style:name="T65_58" style:family="text">
      <style:text-properties fo:font-size="10pt" style:font-size-asian="10pt" style:font-size-complex="10pt"/>
    </style:style>
    <style:style style:name="T65_59" style:family="text">
      <style:text-properties fo:font-size="10pt" style:font-size-asian="10pt" style:font-size-complex="10pt"/>
    </style:style>
    <style:style style:name="T65_60" style:family="text">
      <style:text-properties fo:font-size="10pt" style:font-size-asian="10pt" style:font-size-complex="10pt"/>
    </style:style>
    <style:style style:name="T65_61" style:family="text">
      <style:text-properties fo:font-size="10pt" style:font-size-asian="10pt" style:font-size-complex="10pt"/>
    </style:style>
    <style:style style:name="T65_62" style:family="text">
      <style:text-properties fo:font-size="10pt" style:font-size-asian="10pt" style:font-size-complex="10pt"/>
    </style:style>
    <style:style style:name="T65_63" style:family="text">
      <style:text-properties fo:font-size="10pt" style:font-size-asian="10pt" style:font-size-complex="10pt"/>
    </style:style>
    <style:style style:name="T65_64" style:family="text">
      <style:text-properties fo:font-size="10pt" style:font-size-asian="10pt" style:font-size-complex="10pt"/>
    </style:style>
    <style:style style:name="T65_65" style:family="text">
      <style:text-properties fo:font-size="10pt" style:font-size-asian="10pt" style:font-size-complex="10pt"/>
    </style:style>
    <style:style style:name="T65_66" style:family="text">
      <style:text-properties fo:font-size="10pt" style:font-size-asian="10pt" style:font-size-complex="10pt"/>
    </style:style>
    <style:style style:name="T65_67" style:family="text">
      <style:text-properties fo:font-size="10pt" style:font-size-asian="10pt" style:font-size-complex="10pt"/>
    </style:style>
    <style:style style:name="T65_68" style:family="text">
      <style:text-properties fo:font-size="10pt" style:font-size-asian="10pt" style:font-size-complex="10pt"/>
    </style:style>
    <style:style style:name="T65_69" style:family="text">
      <style:text-properties fo:font-size="10pt" style:font-size-asian="10pt" style:font-size-complex="10pt"/>
    </style:style>
    <style:style style:name="T65_70" style:family="text">
      <style:text-properties fo:font-size="10pt" style:font-size-asian="10pt" style:font-size-complex="10pt"/>
    </style:style>
    <style:style style:name="T65_71" style:family="text">
      <style:text-properties fo:font-size="10pt" style:font-size-asian="10pt" style:font-size-complex="10pt"/>
    </style:style>
    <style:style style:name="T65_72" style:family="text">
      <style:text-properties fo:font-size="10pt" style:font-size-asian="10pt" style:font-size-complex="10pt"/>
    </style:style>
    <style:style style:name="T65_73" style:family="text">
      <style:text-properties fo:font-size="10pt" style:font-size-asian="10pt" style:font-size-complex="10pt"/>
    </style:style>
    <style:style style:name="T65_74" style:family="text">
      <style:text-properties fo:font-size="10pt" style:font-size-asian="10pt" style:font-size-complex="10pt"/>
    </style:style>
    <style:style style:name="T65_75" style:family="text">
      <style:text-properties fo:font-size="10pt" style:font-size-asian="10pt" style:font-size-complex="10pt"/>
    </style:style>
    <style:style style:name="T65_76" style:family="text">
      <style:text-properties fo:font-size="10pt" style:font-size-asian="10pt" style:font-size-complex="10pt"/>
    </style:style>
    <style:style style:name="T65_77" style:family="text">
      <style:text-properties fo:font-size="10pt" style:font-size-asian="10pt" style:font-size-complex="10pt"/>
    </style:style>
    <style:style style:name="T65_78" style:family="text">
      <style:text-properties fo:font-size="10pt" style:font-size-asian="10pt" style:font-size-complex="10pt"/>
    </style:style>
    <style:style style:name="T65_79" style:family="text">
      <style:text-properties fo:font-size="10pt" style:font-size-asian="10pt" style:font-size-complex="10pt"/>
    </style:style>
    <style:style style:name="T65_80" style:family="text">
      <style:text-properties fo:font-size="10pt" style:font-size-asian="10pt" style:font-size-complex="10pt"/>
    </style:style>
    <style:style style:name="T65_81" style:family="text">
      <style:text-properties fo:font-size="10pt" style:font-size-asian="10pt" style:font-size-complex="10pt"/>
    </style:style>
    <style:style style:name="T65_82" style:family="text">
      <style:text-properties fo:font-size="10pt" style:font-size-asian="10pt" style:font-size-complex="10pt"/>
    </style:style>
    <style:style style:name="T65_83" style:family="text">
      <style:text-properties fo:font-size="10pt" style:font-size-asian="10pt" style:font-size-complex="10pt"/>
    </style:style>
    <style:style style:name="T65_84" style:family="text">
      <style:text-properties fo:font-size="10pt" style:font-size-asian="10pt" style:font-size-complex="10pt"/>
    </style:style>
    <style:style style:name="T65_85" style:family="text">
      <style:text-properties fo:font-size="10pt" style:font-size-asian="10pt" style:font-size-complex="10pt"/>
    </style:style>
    <style:style style:name="T65_86" style:family="text">
      <style:text-properties fo:font-size="10pt" style:font-size-asian="10pt" style:font-size-complex="10pt"/>
    </style:style>
    <style:style style:name="T65_87" style:family="text">
      <style:text-properties fo:font-size="10pt" style:font-size-asian="10pt" style:font-size-complex="10pt"/>
    </style:style>
    <style:style style:name="T65_88" style:family="text">
      <style:text-properties fo:font-size="10pt" style:font-size-asian="10pt" style:font-size-complex="10pt"/>
    </style:style>
    <style:style style:name="T65_89" style:family="text">
      <style:text-properties fo:font-size="10pt" style:font-size-asian="10pt" style:font-size-complex="10pt"/>
    </style:style>
    <style:style style:name="T65_90" style:family="text">
      <style:text-properties fo:font-size="10pt" style:font-size-asian="10pt" style:font-size-complex="10pt"/>
    </style:style>
    <style:style style:name="T65_91" style:family="text">
      <style:text-properties fo:font-size="10pt" style:font-size-asian="10pt" style:font-size-complex="10pt"/>
    </style:style>
    <style:style style:name="T65_92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line-height="108%" fo:margin-left="2.54cm" style:writing-mode="lr-tb"/>
    </style:style>
    <style:style style:name="T67_1" style:family="text">
      <style:text-properties fo:font-size="10pt" style:font-size-asian="10pt" style:font-size-complex="10pt" fo:font-weight="bold" style:font-weight-asian="bold" style:font-weight-complex="bold"/>
    </style:style>
    <style:style style:name="T67_2" style:family="text">
      <style:text-properties fo:font-size="10pt" style:font-size-asian="10pt" style:font-size-complex="10pt" fo:font-weight="bold" style:font-weight-asian="bold" style:font-weight-complex="bold"/>
    </style:style>
    <style:style style:name="T67_3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text-align="justify" fo:break-before="auto" fo:line-height="108%" fo:margin-left="2.54cm" style:writing-mode="lr-tb"/>
    </style:style>
    <style:style style:name="T68_1" style:family="text">
      <style:text-properties fo:font-size="10pt" style:font-size-asian="10pt" style:font-size-complex="10pt" fo:font-weight="bold" style:font-weight-asian="bold" style:font-weight-complex="bold"/>
    </style:style>
    <style:style style:name="T68_2" style:family="text">
      <style:text-properties fo:font-size="10pt" style:font-size-asian="10pt" style:font-size-complex="10pt" fo:font-weight="bold" style:font-weight-asian="bold" style:font-weight-complex="bold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08%" style:writing-mode="lr-tb"/>
    </style:style>
    <style:style style:name="T7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1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1_1" style:family="text">
      <style:text-properties fo:font-size="10pt" style:font-size-asian="10pt" style:font-size-complex="10pt"/>
    </style:style>
    <style:style style:name="T71_2" style:family="text">
      <style:text-properties fo:font-size="10pt" style:font-size-asian="10pt" style:font-size-complex="10pt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T71_22" style:family="text">
      <style:text-properties fo:font-size="10pt" style:font-size-asian="10pt" style:font-size-complex="10pt"/>
    </style:style>
    <style:style style:name="T71_23" style:family="text">
      <style:text-properties fo:font-size="10pt" style:font-size-asian="10pt" style:font-size-complex="10pt"/>
    </style:style>
    <style:style style:name="T71_24" style:family="text">
      <style:text-properties fo:font-size="10pt" style:font-size-asian="10pt" style:font-size-complex="10pt"/>
    </style:style>
    <style:style style:name="T71_25" style:family="text">
      <style:text-properties fo:font-size="10pt" style:font-size-asian="10pt" style:font-size-complex="10pt"/>
    </style:style>
    <style:style style:name="T71_26" style:family="text">
      <style:text-properties fo:font-size="10pt" style:font-size-asian="10pt" style:font-size-complex="10pt"/>
    </style:style>
    <style:style style:name="T71_27" style:family="text">
      <style:text-properties fo:font-size="10pt" style:font-size-asian="10pt" style:font-size-complex="10pt"/>
    </style:style>
    <style:style style:name="T71_28" style:family="text">
      <style:text-properties fo:font-size="10pt" style:font-size-asian="10pt" style:font-size-complex="10pt"/>
    </style:style>
    <style:style style:name="T71_29" style:family="text">
      <style:text-properties fo:font-size="10pt" style:font-size-asian="10pt" style:font-size-complex="10pt"/>
    </style:style>
    <style:style style:name="T71_30" style:family="text">
      <style:text-properties fo:font-size="10pt" style:font-size-asian="10pt" style:font-size-complex="10pt"/>
    </style:style>
    <style:style style:name="T71_31" style:family="text">
      <style:text-properties fo:font-size="10pt" style:font-size-asian="10pt" style:font-size-complex="10pt"/>
    </style:style>
    <style:style style:name="T71_32" style:family="text">
      <style:text-properties fo:font-size="10pt" style:font-size-asian="10pt" style:font-size-complex="10pt"/>
    </style:style>
    <style:style style:name="T71_33" style:family="text">
      <style:text-properties fo:font-size="10pt" style:font-size-asian="10pt" style:font-size-complex="10pt"/>
    </style:style>
    <style:style style:name="T71_34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2_1" style:family="text">
      <style:text-properties fo:font-size="10pt" style:font-size-asian="10pt" style:font-size-complex="10pt"/>
    </style:style>
    <style:style style:name="T72_2" style:family="text">
      <style:text-properties fo:font-size="10pt" style:font-size-asian="10pt" style:font-size-complex="10pt"/>
    </style:style>
    <style:style style:name="T72_3" style:family="text">
      <style:text-properties fo:font-size="10pt" style:font-size-asian="10pt" style:font-size-complex="10pt"/>
    </style:style>
    <style:style style:name="T72_4" style:family="text">
      <style:text-properties fo:font-size="10pt" style:font-size-asian="10pt" style:font-size-complex="10pt"/>
    </style:style>
    <style:style style:name="T72_5" style:family="text">
      <style:text-properties fo:font-size="10pt" style:font-size-asian="10pt" style:font-size-complex="10pt"/>
    </style:style>
    <style:style style:name="T72_6" style:family="text">
      <style:text-properties fo:font-size="10pt" style:font-size-asian="10pt" style:font-size-complex="10pt"/>
    </style:style>
    <style:style style:name="T72_7" style:family="text">
      <style:text-properties fo:font-size="10pt" style:font-size-asian="10pt" style:font-size-complex="10pt"/>
    </style:style>
    <style:style style:name="T72_8" style:family="text">
      <style:text-properties fo:font-size="10pt" style:font-size-asian="10pt" style:font-size-complex="10pt"/>
    </style:style>
    <style:style style:name="T72_9" style:family="text">
      <style:text-properties fo:font-size="10pt" style:font-size-asian="10pt" style:font-size-complex="10pt"/>
    </style:style>
    <style:style style:name="T72_10" style:family="text">
      <style:text-properties fo:font-size="10pt" style:font-size-asian="10pt" style:font-size-complex="10pt"/>
    </style:style>
    <style:style style:name="T72_11" style:family="text">
      <style:text-properties fo:font-size="10pt" style:font-size-asian="10pt" style:font-size-complex="10pt"/>
    </style:style>
    <style:style style:name="T72_12" style:family="text">
      <style:text-properties fo:font-size="10pt" style:font-size-asian="10pt" style:font-size-complex="10pt"/>
    </style:style>
    <style:style style:name="T72_13" style:family="text">
      <style:text-properties fo:font-size="10pt" style:font-size-asian="10pt" style:font-size-complex="10pt"/>
    </style:style>
    <style:style style:name="T72_14" style:family="text">
      <style:text-properties fo:font-size="10pt" style:font-size-asian="10pt" style:font-size-complex="10pt"/>
    </style:style>
    <style:style style:name="T72_15" style:family="text">
      <style:text-properties fo:font-size="10pt" style:font-size-asian="10pt" style:font-size-complex="10pt"/>
    </style:style>
    <style:style style:name="T72_16" style:family="text">
      <style:text-properties fo:font-size="10pt" style:font-size-asian="10pt" style:font-size-complex="10pt"/>
    </style:style>
    <style:style style:name="T72_17" style:family="text">
      <style:text-properties fo:font-size="10pt" style:font-size-asian="10pt" style:font-size-complex="10pt"/>
    </style:style>
    <style:style style:name="T72_18" style:family="text">
      <style:text-properties fo:font-size="10pt" style:font-size-asian="10pt" style:font-size-complex="10pt"/>
    </style:style>
    <style:style style:name="T72_19" style:family="text">
      <style:text-properties fo:font-size="10pt" style:font-size-asian="10pt" style:font-size-complex="10pt"/>
    </style:style>
    <style:style style:name="T72_20" style:family="text">
      <style:text-properties fo:font-size="10pt" style:font-size-asian="10pt" style:font-size-complex="10pt"/>
    </style:style>
    <style:style style:name="T72_21" style:family="text">
      <style:text-properties fo:font-size="10pt" style:font-size-asian="10pt" style:font-size-complex="10pt"/>
    </style:style>
    <style:style style:name="T72_22" style:family="text">
      <style:text-properties fo:font-size="10pt" style:font-size-asian="10pt" style:font-size-complex="10pt"/>
    </style:style>
    <style:style style:name="T72_23" style:family="text">
      <style:text-properties fo:font-size="10pt" style:font-size-asian="10pt" style:font-size-complex="10pt"/>
    </style:style>
    <style:style style:name="T72_24" style:family="text">
      <style:text-properties fo:font-size="10pt" style:font-size-asian="10pt" style:font-size-complex="10pt"/>
    </style:style>
    <style:style style:name="T72_25" style:family="text">
      <style:text-properties fo:font-size="10pt" style:font-size-asian="10pt" style:font-size-complex="10pt"/>
    </style:style>
    <style:style style:name="T72_26" style:family="text">
      <style:text-properties fo:font-size="10pt" style:font-size-asian="10pt" style:font-size-complex="10pt"/>
    </style:style>
    <style:style style:name="T72_27" style:family="text">
      <style:text-properties fo:font-size="10pt" style:font-size-asian="10pt" style:font-size-complex="10pt"/>
    </style:style>
    <style:style style:name="T72_28" style:family="text">
      <style:text-properties fo:font-size="10pt" style:font-size-asian="10pt" style:font-size-complex="10pt"/>
    </style:style>
    <style:style style:name="T72_29" style:family="text">
      <style:text-properties fo:font-size="10pt" style:font-size-asian="10pt" style:font-size-complex="10pt"/>
    </style:style>
    <style:style style:name="T72_30" style:family="text">
      <style:text-properties fo:font-size="10pt" style:font-size-asian="10pt" style:font-size-complex="10pt"/>
    </style:style>
    <style:style style:name="T72_31" style:family="text">
      <style:text-properties fo:font-size="10pt" style:font-size-asian="10pt" style:font-size-complex="10pt"/>
    </style:style>
    <style:style style:name="T72_32" style:family="text">
      <style:text-properties fo:font-size="10pt" style:font-size-asian="10pt" style:font-size-complex="10pt"/>
    </style:style>
    <style:style style:name="T72_33" style:family="text">
      <style:text-properties fo:font-size="10pt" style:font-size-asian="10pt" style:font-size-complex="10pt"/>
    </style:style>
    <style:style style:name="T72_34" style:family="text">
      <style:text-properties fo:font-size="10pt" style:font-size-asian="10pt" style:font-size-complex="10pt"/>
    </style:style>
    <style:style style:name="P73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74" style:family="paragraph" style:parent-style-name="Standard">
      <style:paragraph-properties fo:text-align="justify" fo:break-before="auto" fo:line-height="108%" fo:margin-left="2.54cm" style:writing-mode="lr-tb"/>
    </style:style>
    <style:style style:name="T74_1" style:family="text">
      <style:text-properties fo:font-size="10pt" style:font-size-asian="10pt" style:font-size-complex="10pt" fo:font-weight="bold" style:font-weight-asian="bold" style:font-weight-complex="bold"/>
    </style:style>
    <style:style style:name="T74_2" style:family="text">
      <style:text-properties fo:font-size="10pt" style:font-size-asian="10pt" style:font-size-complex="10pt" fo:font-weight="bold" style:font-weight-asian="bold" style:font-weight-complex="bold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line-height="108%" fo:margin-left="2.54cm" style:writing-mode="lr-tb"/>
    </style:style>
    <style:style style:name="T75_1" style:family="text">
      <style:text-properties fo:font-size="10pt" style:font-size-asian="10pt" style:font-size-complex="10pt" fo:font-weight="bold" style:font-weight-asian="bold" style:font-weight-complex="bold"/>
    </style:style>
    <style:style style:name="T75_2" style:family="text">
      <style:text-properties fo:font-size="10pt" style:font-size-asian="10pt" style:font-size-complex="10pt" fo:font-weight="bold" style:font-weight-asian="bold" style:font-weight-complex="bold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08%" style:writing-mode="lr-tb"/>
    </style:style>
    <style:style style:name="T7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2" style:family="text"/>
    <style:style style:name="T77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4" style:family="text"/>
    <style:style style:name="T77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6" style:family="text"/>
    <style:style style:name="T77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8" style:family="text"/>
    <style:style style:name="T77_1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20" style:family="text"/>
    <style:style style:name="T77_2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T78_25" style:family="text">
      <style:text-properties fo:font-size="10pt" style:font-size-asian="10pt" style:font-size-complex="10pt"/>
    </style:style>
    <style:style style:name="T78_26" style:family="text">
      <style:text-properties fo:font-size="10pt" style:font-size-asian="10pt" style:font-size-complex="10pt"/>
    </style:style>
    <style:style style:name="T78_27" style:family="text">
      <style:text-properties fo:font-size="10pt" style:font-size-asian="10pt" style:font-size-complex="10pt"/>
    </style:style>
    <style:style style:name="T78_28" style:family="text">
      <style:text-properties fo:font-size="10pt" style:font-size-asian="10pt" style:font-size-complex="10pt"/>
    </style:style>
    <style:style style:name="T78_29" style:family="text">
      <style:text-properties fo:font-size="10pt" style:font-size-asian="10pt" style:font-size-complex="10pt"/>
    </style:style>
    <style:style style:name="T78_30" style:family="text">
      <style:text-properties fo:font-size="10pt" style:font-size-asian="10pt" style:font-size-complex="10pt"/>
    </style:style>
    <style:style style:name="T78_31" style:family="text">
      <style:text-properties fo:font-size="10pt" style:font-size-asian="10pt" style:font-size-complex="10pt"/>
    </style:style>
    <style:style style:name="T78_32" style:family="text">
      <style:text-properties fo:font-size="10pt" style:font-size-asian="10pt" style:font-size-complex="10pt"/>
    </style:style>
    <style:style style:name="T78_33" style:family="text">
      <style:text-properties fo:font-size="10pt" style:font-size-asian="10pt" style:font-size-complex="10pt"/>
    </style:style>
    <style:style style:name="T78_34" style:family="text">
      <style:text-properties fo:font-size="10pt" style:font-size-asian="10pt" style:font-size-complex="10pt"/>
    </style:style>
    <style:style style:name="T78_35" style:family="text">
      <style:text-properties fo:font-size="10pt" style:font-size-asian="10pt" style:font-size-complex="10pt"/>
    </style:style>
    <style:style style:name="T78_36" style:family="text">
      <style:text-properties fo:font-size="10pt" style:font-size-asian="10pt" style:font-size-complex="10pt"/>
    </style:style>
    <style:style style:name="T78_37" style:family="text">
      <style:text-properties fo:font-size="10pt" style:font-size-asian="10pt" style:font-size-complex="10pt"/>
    </style:style>
    <style:style style:name="T78_38" style:family="text">
      <style:text-properties fo:font-size="10pt" style:font-size-asian="10pt" style:font-size-complex="10pt"/>
    </style:style>
    <style:style style:name="T78_39" style:family="text">
      <style:text-properties fo:font-size="10pt" style:font-size-asian="10pt" style:font-size-complex="10pt"/>
    </style:style>
    <style:style style:name="T78_40" style:family="text">
      <style:text-properties fo:font-size="10pt" style:font-size-asian="10pt" style:font-size-complex="10pt"/>
    </style:style>
    <style:style style:name="T78_41" style:family="text">
      <style:text-properties fo:font-size="10pt" style:font-size-asian="10pt" style:font-size-complex="10pt"/>
    </style:style>
    <style:style style:name="T78_42" style:family="text">
      <style:text-properties fo:font-size="10pt" style:font-size-asian="10pt" style:font-size-complex="10pt"/>
    </style:style>
    <style:style style:name="T78_43" style:family="text">
      <style:text-properties fo:font-size="10pt" style:font-size-asian="10pt" style:font-size-complex="10pt"/>
    </style:style>
    <style:style style:name="T78_44" style:family="text">
      <style:text-properties fo:font-size="10pt" style:font-size-asian="10pt" style:font-size-complex="10pt"/>
    </style:style>
    <style:style style:name="T78_45" style:family="text">
      <style:text-properties fo:font-size="10pt" style:font-size-asian="10pt" style:font-size-complex="10pt"/>
    </style:style>
    <style:style style:name="T78_46" style:family="text">
      <style:text-properties fo:font-size="10pt" style:font-size-asian="10pt" style:font-size-complex="10pt"/>
    </style:style>
    <style:style style:name="T78_47" style:family="text">
      <style:text-properties fo:font-size="10pt" style:font-size-asian="10pt" style:font-size-complex="10pt"/>
    </style:style>
    <style:style style:name="T78_48" style:family="text">
      <style:text-properties fo:font-size="10pt" style:font-size-asian="10pt" style:font-size-complex="10pt"/>
    </style:style>
    <style:style style:name="T78_49" style:family="text">
      <style:text-properties fo:font-size="10pt" style:font-size-asian="10pt" style:font-size-complex="10pt"/>
    </style:style>
    <style:style style:name="T78_50" style:family="text">
      <style:text-properties fo:font-size="10pt" style:font-size-asian="10pt" style:font-size-complex="10pt"/>
    </style:style>
    <style:style style:name="T78_51" style:family="text">
      <style:text-properties fo:font-size="10pt" style:font-size-asian="10pt" style:font-size-complex="10pt"/>
    </style:style>
    <style:style style:name="T78_52" style:family="text">
      <style:text-properties fo:font-size="10pt" style:font-size-asian="10pt" style:font-size-complex="10pt"/>
    </style:style>
    <style:style style:name="T78_53" style:family="text">
      <style:text-properties fo:font-size="10pt" style:font-size-asian="10pt" style:font-size-complex="10pt"/>
    </style:style>
    <style:style style:name="T78_54" style:family="text">
      <style:text-properties fo:font-size="10pt" style:font-size-asian="10pt" style:font-size-complex="10pt"/>
    </style:style>
    <style:style style:name="T78_55" style:family="text">
      <style:text-properties fo:font-size="10pt" style:font-size-asian="10pt" style:font-size-complex="10pt"/>
    </style:style>
    <style:style style:name="T78_56" style:family="text">
      <style:text-properties fo:font-size="10pt" style:font-size-asian="10pt" style:font-size-complex="10pt"/>
    </style:style>
    <style:style style:name="T78_57" style:family="text">
      <style:text-properties fo:font-size="10pt" style:font-size-asian="10pt" style:font-size-complex="10pt"/>
    </style:style>
    <style:style style:name="T78_58" style:family="text">
      <style:text-properties fo:font-size="10pt" style:font-size-asian="10pt" style:font-size-complex="10pt"/>
    </style:style>
    <style:style style:name="T78_59" style:family="text">
      <style:text-properties fo:font-size="10pt" style:font-size-asian="10pt" style:font-size-complex="10pt"/>
    </style:style>
    <style:style style:name="T78_60" style:family="text">
      <style:text-properties fo:font-size="10pt" style:font-size-asian="10pt" style:font-size-complex="10pt"/>
    </style:style>
    <style:style style:name="T78_61" style:family="text">
      <style:text-properties fo:font-size="10pt" style:font-size-asian="10pt" style:font-size-complex="10pt"/>
    </style:style>
    <style:style style:name="T78_62" style:family="text">
      <style:text-properties fo:font-size="10pt" style:font-size-asian="10pt" style:font-size-complex="10pt"/>
    </style:style>
    <style:style style:name="T78_63" style:family="text">
      <style:text-properties fo:font-size="10pt" style:font-size-asian="10pt" style:font-size-complex="10pt"/>
    </style:style>
    <style:style style:name="T78_64" style:family="text">
      <style:text-properties fo:font-size="10pt" style:font-size-asian="10pt" style:font-size-complex="10pt"/>
    </style:style>
    <style:style style:name="T78_65" style:family="text">
      <style:text-properties fo:font-size="10pt" style:font-size-asian="10pt" style:font-size-complex="10pt"/>
    </style:style>
    <style:style style:name="T78_66" style:family="text">
      <style:text-properties fo:font-size="10pt" style:font-size-asian="10pt" style:font-size-complex="10pt"/>
    </style:style>
    <style:style style:name="T78_67" style:family="text">
      <style:text-properties fo:font-size="10pt" style:font-size-asian="10pt" style:font-size-complex="10pt"/>
    </style:style>
    <style:style style:name="T78_68" style:family="text">
      <style:text-properties fo:font-size="10pt" style:font-size-asian="10pt" style:font-size-complex="10pt"/>
    </style:style>
    <style:style style:name="T78_69" style:family="text">
      <style:text-properties fo:font-size="10pt" style:font-size-asian="10pt" style:font-size-complex="10pt"/>
    </style:style>
    <style:style style:name="T78_70" style:family="text">
      <style:text-properties fo:font-size="10pt" style:font-size-asian="10pt" style:font-size-complex="10pt"/>
    </style:style>
    <style:style style:name="T78_71" style:family="text">
      <style:text-properties fo:font-size="10pt" style:font-size-asian="10pt" style:font-size-complex="10pt"/>
    </style:style>
    <style:style style:name="T78_72" style:family="text">
      <style:text-properties fo:font-size="10pt" style:font-size-asian="10pt" style:font-size-complex="10pt"/>
    </style:style>
    <style:style style:name="T78_73" style:family="text">
      <style:text-properties fo:font-size="10pt" style:font-size-asian="10pt" style:font-size-complex="10pt"/>
    </style:style>
    <style:style style:name="T78_74" style:family="text">
      <style:text-properties fo:font-size="10pt" style:font-size-asian="10pt" style:font-size-complex="10pt"/>
    </style:style>
    <style:style style:name="T78_75" style:family="text">
      <style:text-properties fo:font-size="10pt" style:font-size-asian="10pt" style:font-size-complex="10pt"/>
    </style:style>
    <style:style style:name="T78_76" style:family="text">
      <style:text-properties fo:font-size="10pt" style:font-size-asian="10pt" style:font-size-complex="10pt"/>
    </style:style>
    <style:style style:name="T78_77" style:family="text">
      <style:text-properties fo:font-size="10pt" style:font-size-asian="10pt" style:font-size-complex="10pt"/>
    </style:style>
    <style:style style:name="T78_78" style:family="text">
      <style:text-properties fo:font-size="10pt" style:font-size-asian="10pt" style:font-size-complex="10pt"/>
    </style:style>
    <style:style style:name="T78_79" style:family="text">
      <style:text-properties fo:font-size="10pt" style:font-size-asian="10pt" style:font-size-complex="10pt"/>
    </style:style>
    <style:style style:name="T78_80" style:family="text">
      <style:text-properties fo:font-size="10pt" style:font-size-asian="10pt" style:font-size-complex="10pt"/>
    </style:style>
    <style:style style:name="T78_81" style:family="text">
      <style:text-properties fo:font-size="10pt" style:font-size-asian="10pt" style:font-size-complex="10pt"/>
    </style:style>
    <style:style style:name="T78_82" style:family="text">
      <style:text-properties fo:font-size="10pt" style:font-size-asian="10pt" style:font-size-complex="10pt"/>
    </style:style>
    <style:style style:name="T78_83" style:family="text">
      <style:text-properties fo:font-size="10pt" style:font-size-asian="10pt" style:font-size-complex="10pt"/>
    </style:style>
    <style:style style:name="T78_84" style:family="text">
      <style:text-properties fo:font-size="10pt" style:font-size-asian="10pt" style:font-size-complex="10pt"/>
    </style:style>
    <style:style style:name="T78_85" style:family="text">
      <style:text-properties fo:font-size="10pt" style:font-size-asian="10pt" style:font-size-complex="10pt"/>
    </style:style>
    <style:style style:name="T78_86" style:family="text">
      <style:text-properties fo:font-size="10pt" style:font-size-asian="10pt" style:font-size-complex="10pt"/>
    </style:style>
    <style:style style:name="T78_87" style:family="text">
      <style:text-properties fo:font-size="10pt" style:font-size-asian="10pt" style:font-size-complex="10pt"/>
    </style:style>
    <style:style style:name="T78_88" style:family="text">
      <style:text-properties fo:font-size="10pt" style:font-size-asian="10pt" style:font-size-complex="10pt"/>
    </style:style>
    <style:style style:name="T78_89" style:family="text">
      <style:text-properties fo:font-size="10pt" style:font-size-asian="10pt" style:font-size-complex="10pt"/>
    </style:style>
    <style:style style:name="T78_90" style:family="text">
      <style:text-properties fo:font-size="10pt" style:font-size-asian="10pt" style:font-size-complex="10pt"/>
    </style:style>
    <style:style style:name="T78_91" style:family="text">
      <style:text-properties fo:font-size="10pt" style:font-size-asian="10pt" style:font-size-complex="10pt"/>
    </style:style>
    <style:style style:name="T78_92" style:family="text">
      <style:text-properties fo:font-size="10pt" style:font-size-asian="10pt" style:font-size-complex="10pt"/>
    </style:style>
    <style:style style:name="T78_93" style:family="text">
      <style:text-properties fo:font-size="10pt" style:font-size-asian="10pt" style:font-size-complex="10pt"/>
    </style:style>
    <style:style style:name="T78_94" style:family="text">
      <style:text-properties fo:font-size="10pt" style:font-size-asian="10pt" style:font-size-complex="10pt"/>
    </style:style>
    <style:style style:name="T78_95" style:family="text">
      <style:text-properties fo:font-size="10pt" style:font-size-asian="10pt" style:font-size-complex="10pt"/>
    </style:style>
    <style:style style:name="T78_96" style:family="text">
      <style:text-properties fo:font-size="10pt" style:font-size-asian="10pt" style:font-size-complex="10pt"/>
    </style:style>
    <style:style style:name="T78_97" style:family="text">
      <style:text-properties fo:font-size="10pt" style:font-size-asian="10pt" style:font-size-complex="10pt"/>
    </style:style>
    <style:style style:name="T78_98" style:family="text">
      <style:text-properties fo:font-size="10pt" style:font-size-asian="10pt" style:font-size-complex="10pt"/>
    </style:style>
    <style:style style:name="T78_99" style:family="text">
      <style:text-properties fo:font-size="10pt" style:font-size-asian="10pt" style:font-size-complex="10pt"/>
    </style:style>
    <style:style style:name="T78_100" style:family="text">
      <style:text-properties fo:font-size="10pt" style:font-size-asian="10pt" style:font-size-complex="10pt"/>
    </style:style>
    <style:style style:name="T78_101" style:family="text">
      <style:text-properties fo:font-size="10pt" style:font-size-asian="10pt" style:font-size-complex="10pt"/>
    </style:style>
    <style:style style:name="T78_102" style:family="text">
      <style:text-properties fo:font-size="10pt" style:font-size-asian="10pt" style:font-size-complex="10pt"/>
    </style:style>
    <style:style style:name="T78_103" style:family="text">
      <style:text-properties fo:font-size="10pt" style:font-size-asian="10pt" style:font-size-complex="10pt"/>
    </style:style>
    <style:style style:name="T78_104" style:family="text">
      <style:text-properties fo:font-size="10pt" style:font-size-asian="10pt" style:font-size-complex="10pt"/>
    </style:style>
    <style:style style:name="T78_105" style:family="text">
      <style:text-properties fo:font-size="10pt" style:font-size-asian="10pt" style:font-size-complex="10pt"/>
    </style:style>
    <style:style style:name="T78_106" style:family="text">
      <style:text-properties fo:font-size="10pt" style:font-size-asian="10pt" style:font-size-complex="10pt"/>
    </style:style>
    <style:style style:name="T78_107" style:family="text">
      <style:text-properties fo:font-size="10pt" style:font-size-asian="10pt" style:font-size-complex="10pt"/>
    </style:style>
    <style:style style:name="T78_108" style:family="text">
      <style:text-properties fo:font-size="10pt" style:font-size-asian="10pt" style:font-size-complex="10pt"/>
    </style:style>
    <style:style style:name="T78_109" style:family="text">
      <style:text-properties fo:font-size="10pt" style:font-size-asian="10pt" style:font-size-complex="10pt"/>
    </style:style>
    <style:style style:name="T78_110" style:family="text">
      <style:text-properties fo:font-size="10pt" style:font-size-asian="10pt" style:font-size-complex="10pt"/>
    </style:style>
    <style:style style:name="T78_111" style:family="text">
      <style:text-properties fo:font-size="10pt" style:font-size-asian="10pt" style:font-size-complex="10pt"/>
    </style:style>
    <style:style style:name="T78_112" style:family="text">
      <style:text-properties fo:font-size="10pt" style:font-size-asian="10pt" style:font-size-complex="10pt"/>
    </style:style>
    <style:style style:name="T78_113" style:family="text">
      <style:text-properties fo:font-size="10pt" style:font-size-asian="10pt" style:font-size-complex="10pt"/>
    </style:style>
    <style:style style:name="T78_114" style:family="text">
      <style:text-properties fo:font-size="10pt" style:font-size-asian="10pt" style:font-size-complex="10pt"/>
    </style:style>
    <style:style style:name="T78_115" style:family="text">
      <style:text-properties fo:font-size="10pt" style:font-size-asian="10pt" style:font-size-complex="10pt"/>
    </style:style>
    <style:style style:name="T78_116" style:family="text">
      <style:text-properties fo:font-size="10pt" style:font-size-asian="10pt" style:font-size-complex="10pt"/>
    </style:style>
    <style:style style:name="T78_117" style:family="text">
      <style:text-properties fo:font-size="10pt" style:font-size-asian="10pt" style:font-size-complex="10pt"/>
    </style:style>
    <style:style style:name="T78_118" style:family="text">
      <style:text-properties fo:font-size="10pt" style:font-size-asian="10pt" style:font-size-complex="10pt"/>
    </style:style>
    <style:style style:name="T78_119" style:family="text">
      <style:text-properties fo:font-size="10pt" style:font-size-asian="10pt" style:font-size-complex="10pt"/>
    </style:style>
    <style:style style:name="T78_120" style:family="text">
      <style:text-properties fo:font-size="10pt" style:font-size-asian="10pt" style:font-size-complex="10pt"/>
    </style:style>
    <style:style style:name="T78_121" style:family="text">
      <style:text-properties fo:font-size="10pt" style:font-size-asian="10pt" style:font-size-complex="10pt"/>
    </style:style>
    <style:style style:name="T78_122" style:family="text">
      <style:text-properties fo:font-size="10pt" style:font-size-asian="10pt" style:font-size-complex="10pt"/>
    </style:style>
    <style:style style:name="T78_123" style:family="text">
      <style:text-properties fo:font-size="10pt" style:font-size-asian="10pt" style:font-size-complex="10pt"/>
    </style:style>
    <style:style style:name="T78_124" style:family="text">
      <style:text-properties fo:font-size="10pt" style:font-size-asian="10pt" style:font-size-complex="10pt"/>
    </style:style>
    <style:style style:name="T78_125" style:family="text">
      <style:text-properties fo:font-size="10pt" style:font-size-asian="10pt" style:font-size-complex="10pt"/>
    </style:style>
    <style:style style:name="T78_126" style:family="text">
      <style:text-properties fo:font-size="10pt" style:font-size-asian="10pt" style:font-size-complex="10pt"/>
    </style:style>
    <style:style style:name="T78_127" style:family="text">
      <style:text-properties fo:font-size="10pt" style:font-size-asian="10pt" style:font-size-complex="10pt"/>
    </style:style>
    <style:style style:name="T78_128" style:family="text">
      <style:text-properties fo:font-size="10pt" style:font-size-asian="10pt" style:font-size-complex="10pt"/>
    </style:style>
    <style:style style:name="T78_129" style:family="text">
      <style:text-properties fo:font-size="10pt" style:font-size-asian="10pt" style:font-size-complex="10pt"/>
    </style:style>
    <style:style style:name="T78_130" style:family="text">
      <style:text-properties fo:font-size="10pt" style:font-size-asian="10pt" style:font-size-complex="10pt"/>
    </style:style>
    <style:style style:name="T78_131" style:family="text">
      <style:text-properties fo:font-size="10pt" style:font-size-asian="10pt" style:font-size-complex="10pt"/>
    </style:style>
    <style:style style:name="T78_132" style:family="text">
      <style:text-properties fo:font-size="10pt" style:font-size-asian="10pt" style:font-size-complex="10pt"/>
    </style:style>
    <style:style style:name="T78_133" style:family="text">
      <style:text-properties fo:font-size="10pt" style:font-size-asian="10pt" style:font-size-complex="10pt"/>
    </style:style>
    <style:style style:name="T78_134" style:family="text">
      <style:text-properties fo:font-size="10pt" style:font-size-asian="10pt" style:font-size-complex="10pt"/>
    </style:style>
    <style:style style:name="T78_135" style:family="text">
      <style:text-properties fo:font-size="10pt" style:font-size-asian="10pt" style:font-size-complex="10pt"/>
    </style:style>
    <style:style style:name="T78_136" style:family="text">
      <style:text-properties fo:font-size="10pt" style:font-size-asian="10pt" style:font-size-complex="10pt"/>
    </style:style>
    <style:style style:name="T78_137" style:family="text">
      <style:text-properties fo:font-size="10pt" style:font-size-asian="10pt" style:font-size-complex="10pt"/>
    </style:style>
    <style:style style:name="T78_138" style:family="text">
      <style:text-properties fo:font-size="10pt" style:font-size-asian="10pt" style:font-size-complex="10pt"/>
    </style:style>
    <style:style style:name="T78_139" style:family="text">
      <style:text-properties fo:font-size="10pt" style:font-size-asian="10pt" style:font-size-complex="10pt"/>
    </style:style>
    <style:style style:name="T78_140" style:family="text">
      <style:text-properties fo:font-size="10pt" style:font-size-asian="10pt" style:font-size-complex="10pt"/>
    </style:style>
    <style:style style:name="T78_141" style:family="text">
      <style:text-properties fo:font-size="10pt" style:font-size-asian="10pt" style:font-size-complex="10pt"/>
    </style:style>
    <style:style style:name="T78_142" style:family="text">
      <style:text-properties fo:font-size="10pt" style:font-size-asian="10pt" style:font-size-complex="10pt"/>
    </style:style>
    <style:style style:name="T78_143" style:family="text">
      <style:text-properties fo:font-size="10pt" style:font-size-asian="10pt" style:font-size-complex="10pt"/>
    </style:style>
    <style:style style:name="T78_144" style:family="text">
      <style:text-properties fo:font-size="10pt" style:font-size-asian="10pt" style:font-size-complex="10pt"/>
    </style:style>
    <style:style style:name="T78_145" style:family="text">
      <style:text-properties fo:font-size="10pt" style:font-size-asian="10pt" style:font-size-complex="10pt"/>
    </style:style>
    <style:style style:name="T78_146" style:family="text">
      <style:text-properties fo:font-size="10pt" style:font-size-asian="10pt" style:font-size-complex="10pt"/>
    </style:style>
    <style:style style:name="T78_147" style:family="text">
      <style:text-properties fo:font-size="10pt" style:font-size-asian="10pt" style:font-size-complex="10pt"/>
    </style:style>
    <style:style style:name="T78_148" style:family="text">
      <style:text-properties fo:font-size="10pt" style:font-size-asian="10pt" style:font-size-complex="10pt"/>
    </style:style>
    <style:style style:name="T78_149" style:family="text">
      <style:text-properties fo:font-size="10pt" style:font-size-asian="10pt" style:font-size-complex="10pt"/>
    </style:style>
    <style:style style:name="T78_150" style:family="text">
      <style:text-properties fo:font-size="10pt" style:font-size-asian="10pt" style:font-size-complex="10pt"/>
    </style:style>
    <style:style style:name="T78_151" style:family="text">
      <style:text-properties fo:font-size="10pt" style:font-size-asian="10pt" style:font-size-complex="10pt"/>
    </style:style>
    <style:style style:name="T78_152" style:family="text">
      <style:text-properties fo:font-size="10pt" style:font-size-asian="10pt" style:font-size-complex="10pt"/>
    </style:style>
    <style:style style:name="T78_153" style:family="text">
      <style:text-properties fo:font-size="10pt" style:font-size-asian="10pt" style:font-size-complex="10pt"/>
    </style:style>
    <style:style style:name="T78_154" style:family="text">
      <style:text-properties fo:font-size="10pt" style:font-size-asian="10pt" style:font-size-complex="10pt"/>
    </style:style>
    <style:style style:name="T78_155" style:family="text">
      <style:text-properties fo:font-size="10pt" style:font-size-asian="10pt" style:font-size-complex="10pt"/>
    </style:style>
    <style:style style:name="T78_156" style:family="text">
      <style:text-properties fo:font-size="10pt" style:font-size-asian="10pt" style:font-size-complex="10pt"/>
    </style:style>
    <style:style style:name="T78_157" style:family="text">
      <style:text-properties fo:font-size="10pt" style:font-size-asian="10pt" style:font-size-complex="10pt"/>
    </style:style>
    <style:style style:name="T78_158" style:family="text">
      <style:text-properties fo:font-size="10pt" style:font-size-asian="10pt" style:font-size-complex="10pt"/>
    </style:style>
    <style:style style:name="T78_159" style:family="text">
      <style:text-properties fo:font-size="10pt" style:font-size-asian="10pt" style:font-size-complex="10pt"/>
    </style:style>
    <style:style style:name="T78_160" style:family="text">
      <style:text-properties fo:font-size="10pt" style:font-size-asian="10pt" style:font-size-complex="10pt"/>
    </style:style>
    <style:style style:name="T78_161" style:family="text">
      <style:text-properties fo:font-size="10pt" style:font-size-asian="10pt" style:font-size-complex="10pt"/>
    </style:style>
    <style:style style:name="T78_162" style:family="text">
      <style:text-properties fo:font-size="10pt" style:font-size-asian="10pt" style:font-size-complex="10pt"/>
    </style:style>
    <style:style style:name="T78_163" style:family="text">
      <style:text-properties fo:font-size="10pt" style:font-size-asian="10pt" style:font-size-complex="10pt"/>
    </style:style>
    <style:style style:name="T78_164" style:family="text">
      <style:text-properties fo:font-size="10pt" style:font-size-asian="10pt" style:font-size-complex="10pt"/>
    </style:style>
    <style:style style:name="T78_165" style:family="text">
      <style:text-properties fo:font-size="10pt" style:font-size-asian="10pt" style:font-size-complex="10pt"/>
    </style:style>
    <style:style style:name="T78_166" style:family="text">
      <style:text-properties fo:font-size="10pt" style:font-size-asian="10pt" style:font-size-complex="10pt"/>
    </style:style>
    <style:style style:name="T78_167" style:family="text">
      <style:text-properties fo:font-size="10pt" style:font-size-asian="10pt" style:font-size-complex="10pt"/>
    </style:style>
    <style:style style:name="T78_168" style:family="text">
      <style:text-properties fo:font-size="10pt" style:font-size-asian="10pt" style:font-size-complex="10pt"/>
    </style:style>
    <style:style style:name="T78_169" style:family="text">
      <style:text-properties fo:font-size="10pt" style:font-size-asian="10pt" style:font-size-complex="10pt"/>
    </style:style>
    <style:style style:name="T78_170" style:family="text">
      <style:text-properties fo:font-size="10pt" style:font-size-asian="10pt" style:font-size-complex="10pt"/>
    </style:style>
    <style:style style:name="T78_171" style:family="text">
      <style:text-properties fo:font-size="10pt" style:font-size-asian="10pt" style:font-size-complex="10pt"/>
    </style:style>
    <style:style style:name="T78_172" style:family="text">
      <style:text-properties fo:font-size="10pt" style:font-size-asian="10pt" style:font-size-complex="10pt"/>
    </style:style>
    <style:style style:name="T78_173" style:family="text">
      <style:text-properties fo:font-size="10pt" style:font-size-asian="10pt" style:font-size-complex="10pt"/>
    </style:style>
    <style:style style:name="T78_174" style:family="text">
      <style:text-properties fo:font-size="10pt" style:font-size-asian="10pt" style:font-size-complex="10pt"/>
    </style:style>
    <style:style style:name="T78_175" style:family="text">
      <style:text-properties fo:font-size="10pt" style:font-size-asian="10pt" style:font-size-complex="10pt"/>
    </style:style>
    <style:style style:name="T78_176" style:family="text">
      <style:text-properties fo:font-size="10pt" style:font-size-asian="10pt" style:font-size-complex="10pt"/>
    </style:style>
    <style:style style:name="T78_177" style:family="text">
      <style:text-properties fo:font-size="10pt" style:font-size-asian="10pt" style:font-size-complex="10pt"/>
    </style:style>
    <style:style style:name="T78_178" style:family="text">
      <style:text-properties fo:font-size="10pt" style:font-size-asian="10pt" style:font-size-complex="10pt"/>
    </style:style>
    <style:style style:name="T78_179" style:family="text">
      <style:text-properties fo:font-size="10pt" style:font-size-asian="10pt" style:font-size-complex="10pt"/>
    </style:style>
    <style:style style:name="T78_180" style:family="text">
      <style:text-properties fo:font-size="10pt" style:font-size-asian="10pt" style:font-size-complex="10pt"/>
    </style:style>
    <style:style style:name="T78_181" style:family="text">
      <style:text-properties fo:font-size="10pt" style:font-size-asian="10pt" style:font-size-complex="10pt"/>
    </style:style>
    <style:style style:name="T78_182" style:family="text">
      <style:text-properties fo:font-size="10pt" style:font-size-asian="10pt" style:font-size-complex="10pt"/>
    </style:style>
    <style:style style:name="T78_183" style:family="text">
      <style:text-properties fo:font-size="10pt" style:font-size-asian="10pt" style:font-size-complex="10pt"/>
    </style:style>
    <style:style style:name="T78_184" style:family="text">
      <style:text-properties fo:font-size="10pt" style:font-size-asian="10pt" style:font-size-complex="10pt"/>
    </style:style>
    <style:style style:name="T78_185" style:family="text">
      <style:text-properties fo:font-size="10pt" style:font-size-asian="10pt" style:font-size-complex="10pt"/>
    </style:style>
    <style:style style:name="T78_186" style:family="text">
      <style:text-properties fo:font-size="10pt" style:font-size-asian="10pt" style:font-size-complex="10pt"/>
    </style:style>
    <style:style style:name="T78_187" style:family="text">
      <style:text-properties fo:font-size="10pt" style:font-size-asian="10pt" style:font-size-complex="10pt"/>
    </style:style>
    <style:style style:name="T78_188" style:family="text">
      <style:text-properties fo:font-size="10pt" style:font-size-asian="10pt" style:font-size-complex="10pt"/>
    </style:style>
    <style:style style:name="T78_189" style:family="text">
      <style:text-properties fo:font-size="10pt" style:font-size-asian="10pt" style:font-size-complex="10pt"/>
    </style:style>
    <style:style style:name="T78_190" style:family="text">
      <style:text-properties fo:font-size="10pt" style:font-size-asian="10pt" style:font-size-complex="10pt"/>
    </style:style>
    <style:style style:name="T78_191" style:family="text">
      <style:text-properties fo:font-size="10pt" style:font-size-asian="10pt" style:font-size-complex="10pt"/>
    </style:style>
    <style:style style:name="T78_192" style:family="text">
      <style:text-properties fo:font-size="10pt" style:font-size-asian="10pt" style:font-size-complex="10pt"/>
    </style:style>
    <style:style style:name="T78_193" style:family="text">
      <style:text-properties fo:font-size="10pt" style:font-size-asian="10pt" style:font-size-complex="10pt"/>
    </style:style>
    <style:style style:name="T78_194" style:family="text">
      <style:text-properties fo:font-size="10pt" style:font-size-asian="10pt" style:font-size-complex="10pt"/>
    </style:style>
    <style:style style:name="T78_195" style:family="text">
      <style:text-properties fo:font-size="10pt" style:font-size-asian="10pt" style:font-size-complex="10pt"/>
    </style:style>
    <style:style style:name="T78_196" style:family="text">
      <style:text-properties fo:font-size="10pt" style:font-size-asian="10pt" style:font-size-complex="10pt"/>
    </style:style>
    <style:style style:name="T78_197" style:family="text">
      <style:text-properties fo:font-size="10pt" style:font-size-asian="10pt" style:font-size-complex="10pt"/>
    </style:style>
    <style:style style:name="T78_198" style:family="text">
      <style:text-properties fo:font-size="10pt" style:font-size-asian="10pt" style:font-size-complex="10pt"/>
    </style:style>
    <style:style style:name="T78_199" style:family="text">
      <style:text-properties fo:font-size="10pt" style:font-size-asian="10pt" style:font-size-complex="10pt"/>
    </style:style>
    <style:style style:name="T78_200" style:family="text">
      <style:text-properties fo:font-size="10pt" style:font-size-asian="10pt" style:font-size-complex="10pt"/>
    </style:style>
    <style:style style:name="T78_201" style:family="text">
      <style:text-properties fo:font-size="10pt" style:font-size-asian="10pt" style:font-size-complex="10pt"/>
    </style:style>
    <style:style style:name="T78_202" style:family="text">
      <style:text-properties fo:font-size="10pt" style:font-size-asian="10pt" style:font-size-complex="10pt"/>
    </style:style>
    <style:style style:name="T78_203" style:family="text">
      <style:text-properties fo:font-size="10pt" style:font-size-asian="10pt" style:font-size-complex="10pt"/>
    </style:style>
    <style:style style:name="T78_204" style:family="text">
      <style:text-properties fo:font-size="10pt" style:font-size-asian="10pt" style:font-size-complex="10pt"/>
    </style:style>
    <style:style style:name="T78_205" style:family="text">
      <style:text-properties fo:font-size="10pt" style:font-size-asian="10pt" style:font-size-complex="10pt"/>
    </style:style>
    <style:style style:name="T78_206" style:family="text">
      <style:text-properties fo:font-size="10pt" style:font-size-asian="10pt" style:font-size-complex="10pt"/>
    </style:style>
    <style:style style:name="T78_207" style:family="text">
      <style:text-properties fo:font-size="10pt" style:font-size-asian="10pt" style:font-size-complex="10pt"/>
    </style:style>
    <style:style style:name="T78_208" style:family="text">
      <style:text-properties fo:font-size="10pt" style:font-size-asian="10pt" style:font-size-complex="10pt"/>
    </style:style>
    <style:style style:name="T78_209" style:family="text">
      <style:text-properties fo:font-size="10pt" style:font-size-asian="10pt" style:font-size-complex="10pt"/>
    </style:style>
    <style:style style:name="T78_210" style:family="text">
      <style:text-properties fo:font-size="10pt" style:font-size-asian="10pt" style:font-size-complex="10pt"/>
    </style:style>
    <style:style style:name="T78_211" style:family="text">
      <style:text-properties fo:font-size="10pt" style:font-size-asian="10pt" style:font-size-complex="10pt"/>
    </style:style>
    <style:style style:name="T78_212" style:family="text">
      <style:text-properties fo:font-size="10pt" style:font-size-asian="10pt" style:font-size-complex="10pt"/>
    </style:style>
    <style:style style:name="T78_213" style:family="text">
      <style:text-properties fo:font-size="10pt" style:font-size-asian="10pt" style:font-size-complex="10pt"/>
    </style:style>
    <style:style style:name="T78_214" style:family="text">
      <style:text-properties fo:font-size="10pt" style:font-size-asian="10pt" style:font-size-complex="10pt"/>
    </style:style>
    <style:style style:name="T78_215" style:family="text">
      <style:text-properties fo:font-size="10pt" style:font-size-asian="10pt" style:font-size-complex="10pt"/>
    </style:style>
    <style:style style:name="T78_216" style:family="text">
      <style:text-properties fo:font-size="10pt" style:font-size-asian="10pt" style:font-size-complex="10pt"/>
    </style:style>
    <style:style style:name="T78_217" style:family="text">
      <style:text-properties fo:font-size="10pt" style:font-size-asian="10pt" style:font-size-complex="10pt"/>
    </style:style>
    <style:style style:name="T78_218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T79_19" style:family="text">
      <style:text-properties fo:font-size="10pt" style:font-size-asian="10pt" style:font-size-complex="10pt"/>
    </style:style>
    <style:style style:name="T79_20" style:family="text">
      <style:text-properties fo:font-size="10pt" style:font-size-asian="10pt" style:font-size-complex="10pt"/>
    </style:style>
    <style:style style:name="T79_21" style:family="text">
      <style:text-properties fo:font-size="10pt" style:font-size-asian="10pt" style:font-size-complex="10pt"/>
    </style:style>
    <style:style style:name="T79_22" style:family="text">
      <style:text-properties fo:font-size="10pt" style:font-size-asian="10pt" style:font-size-complex="10pt"/>
    </style:style>
    <style:style style:name="T79_23" style:family="text">
      <style:text-properties fo:font-size="10pt" style:font-size-asian="10pt" style:font-size-complex="10pt"/>
    </style:style>
    <style:style style:name="T79_24" style:family="text">
      <style:text-properties fo:font-size="10pt" style:font-size-asian="10pt" style:font-size-complex="10pt"/>
    </style:style>
    <style:style style:name="T79_25" style:family="text">
      <style:text-properties fo:font-size="10pt" style:font-size-asian="10pt" style:font-size-complex="10pt"/>
    </style:style>
    <style:style style:name="T79_26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81" style:family="paragraph" style:parent-style-name="Standard">
      <style:paragraph-properties fo:text-align="justify" fo:break-before="auto" fo:line-height="108%" fo:margin-left="2.54cm" style:writing-mode="lr-tb"/>
    </style:style>
    <style:style style:name="T81_1" style:family="text">
      <style:text-properties fo:font-size="10pt" style:font-size-asian="10pt" style:font-size-complex="10pt" fo:font-weight="bold" style:font-weight-asian="bold" style:font-weight-complex="bold"/>
    </style:style>
    <style:style style:name="T81_2" style:family="text">
      <style:text-properties fo:font-size="10pt" style:font-size-asian="10pt" style:font-size-complex="10pt" fo:font-weight="bold" style:font-weight-asian="bold" style:font-weight-complex="bold"/>
    </style:style>
    <style:style style:name="T81_3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line-height="108%" fo:margin-left="2.54cm" style:writing-mode="lr-tb"/>
    </style:style>
    <style:style style:name="T82_1" style:family="text">
      <style:text-properties fo:font-size="10pt" style:font-size-asian="10pt" style:font-size-complex="10pt" fo:font-weight="bold" style:font-weight-asian="bold" style:font-weight-complex="bold"/>
    </style:style>
    <style:style style:name="T82_2" style:family="text">
      <style:text-properties fo:font-size="10pt" style:font-size-asian="10pt" style:font-size-complex="10pt" fo:font-weight="bold" style:font-weight-asian="bold" style:font-weight-complex="bold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T82_26" style:family="text">
      <style:text-properties fo:font-size="10pt" style:font-size-asian="10pt" style:font-size-complex="10pt"/>
    </style:style>
    <style:style style:name="T82_27" style:family="text">
      <style:text-properties fo:font-size="10pt" style:font-size-asian="10pt" style:font-size-complex="10pt"/>
    </style:style>
    <style:style style:name="T82_28" style:family="text">
      <style:text-properties fo:font-size="10pt" style:font-size-asian="10pt" style:font-size-complex="10pt"/>
    </style:style>
    <style:style style:name="T82_29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5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08%" style:writing-mode="lr-tb"/>
    </style:style>
    <style:style style:name="T8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8_8" style:family="text"/>
    <style:style style:name="T88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8_10" style:family="text"/>
    <style:style style:name="T88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8_12" style:family="text"/>
    <style:style style:name="T88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8_14" style:family="text"/>
    <style:style style:name="T88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8_16" style:family="text"/>
    <style:style style:name="T88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8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9_1" style:family="text">
      <style:text-properties fo:font-size="10pt" style:font-size-asian="10pt" style:font-size-complex="10pt"/>
    </style:style>
    <style:style style:name="T89_2" style:family="text">
      <style:text-properties fo:font-size="10pt" style:font-size-asian="10pt" style:font-size-complex="10pt"/>
    </style:style>
    <style:style style:name="T89_3" style:family="text">
      <style:text-properties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T89_6" style:family="text">
      <style:text-properties fo:font-size="10pt" style:font-size-asian="10pt" style:font-size-complex="10pt"/>
    </style:style>
    <style:style style:name="T89_7" style:family="text">
      <style:text-properties fo:font-size="10pt" style:font-size-asian="10pt" style:font-size-complex="10pt"/>
    </style:style>
    <style:style style:name="T89_8" style:family="text">
      <style:text-properties fo:font-size="10pt" style:font-size-asian="10pt" style:font-size-complex="10pt"/>
    </style:style>
    <style:style style:name="T89_9" style:family="text">
      <style:text-properties fo:font-size="10pt" style:font-size-asian="10pt" style:font-size-complex="10pt"/>
    </style:style>
    <style:style style:name="T89_10" style:family="text">
      <style:text-properties fo:font-size="10pt" style:font-size-asian="10pt" style:font-size-complex="10pt"/>
    </style:style>
    <style:style style:name="T89_11" style:family="text">
      <style:text-properties fo:font-size="10pt" style:font-size-asian="10pt" style:font-size-complex="10pt"/>
    </style:style>
    <style:style style:name="T89_12" style:family="text">
      <style:text-properties fo:font-size="10pt" style:font-size-asian="10pt" style:font-size-complex="10pt"/>
    </style:style>
    <style:style style:name="T89_13" style:family="text"/>
    <style:style style:name="T89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9_15" style:family="text"/>
    <style:style style:name="T89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9_17" style:family="text"/>
    <style:style style:name="T89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9_19" style:family="text"/>
    <style:style style:name="T89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9_21" style:family="text"/>
    <style:style style:name="T89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9_23" style:family="text">
      <style:text-properties fo:font-size="10pt" style:font-size-asian="10pt" style:font-size-complex="10pt"/>
    </style:style>
    <style:style style:name="T89_24" style:family="text">
      <style:text-properties fo:font-size="10pt" style:font-size-asian="10pt" style:font-size-complex="10pt"/>
    </style:style>
    <style:style style:name="T89_25" style:family="text">
      <style:text-properties fo:font-size="10pt" style:font-size-asian="10pt" style:font-size-complex="10pt"/>
    </style:style>
    <style:style style:name="T89_26" style:family="text">
      <style:text-properties fo:font-size="10pt" style:font-size-asian="10pt" style:font-size-complex="10pt"/>
    </style:style>
    <style:style style:name="T89_27" style:family="text">
      <style:text-properties fo:font-size="10pt" style:font-size-asian="10pt" style:font-size-complex="10pt"/>
    </style:style>
    <style:style style:name="T89_28" style:family="text">
      <style:text-properties fo:font-size="10pt" style:font-size-asian="10pt" style:font-size-complex="10pt"/>
    </style:style>
    <style:style style:name="T89_29" style:family="text">
      <style:text-properties fo:font-size="10pt" style:font-size-asian="10pt" style:font-size-complex="10pt"/>
    </style:style>
    <style:style style:name="T89_30" style:family="text">
      <style:text-properties fo:font-size="10pt" style:font-size-asian="10pt" style:font-size-complex="10pt"/>
    </style:style>
    <style:style style:name="T89_31" style:family="text">
      <style:text-properties fo:font-size="10pt" style:font-size-asian="10pt" style:font-size-complex="10pt"/>
    </style:style>
    <style:style style:name="T89_32" style:family="text">
      <style:text-properties fo:font-size="10pt" style:font-size-asian="10pt" style:font-size-complex="10pt"/>
    </style:style>
    <style:style style:name="T89_33" style:family="text">
      <style:text-properties fo:font-size="10pt" style:font-size-asian="10pt" style:font-size-complex="10pt"/>
    </style:style>
    <style:style style:name="T89_34" style:family="text">
      <style:text-properties fo:font-size="10pt" style:font-size-asian="10pt" style:font-size-complex="10pt"/>
    </style:style>
    <style:style style:name="T89_35" style:family="text">
      <style:text-properties fo:font-size="10pt" style:font-size-asian="10pt" style:font-size-complex="10pt"/>
    </style:style>
    <style:style style:name="T89_36" style:family="text">
      <style:text-properties fo:font-size="10pt" style:font-size-asian="10pt" style:font-size-complex="10pt"/>
    </style:style>
    <style:style style:name="T89_37" style:family="text">
      <style:text-properties fo:font-size="10pt" style:font-size-asian="10pt" style:font-size-complex="10pt"/>
    </style:style>
    <style:style style:name="T89_38" style:family="text">
      <style:text-properties fo:font-size="10pt" style:font-size-asian="10pt" style:font-size-complex="10pt"/>
    </style:style>
    <style:style style:name="T89_39" style:family="text">
      <style:text-properties fo:font-size="10pt" style:font-size-asian="10pt" style:font-size-complex="10pt"/>
    </style:style>
    <style:style style:name="T89_40" style:family="text">
      <style:text-properties fo:font-size="10pt" style:font-size-asian="10pt" style:font-size-complex="10pt"/>
    </style:style>
    <style:style style:name="T89_41" style:family="text">
      <style:text-properties fo:font-size="10pt" style:font-size-asian="10pt" style:font-size-complex="10pt"/>
    </style:style>
    <style:style style:name="T89_42" style:family="text">
      <style:text-properties fo:font-size="10pt" style:font-size-asian="10pt" style:font-size-complex="10pt"/>
    </style:style>
    <style:style style:name="T89_43" style:family="text">
      <style:text-properties fo:font-size="10pt" style:font-size-asian="10pt" style:font-size-complex="10pt"/>
    </style:style>
    <style:style style:name="T89_44" style:family="text">
      <style:text-properties fo:font-size="10pt" style:font-size-asian="10pt" style:font-size-complex="10pt"/>
    </style:style>
    <style:style style:name="T89_45" style:family="text">
      <style:text-properties fo:font-size="10pt" style:font-size-asian="10pt" style:font-size-complex="10pt"/>
    </style:style>
    <style:style style:name="T89_46" style:family="text">
      <style:text-properties fo:font-size="10pt" style:font-size-asian="10pt" style:font-size-complex="10pt"/>
    </style:style>
    <style:style style:name="T89_47" style:family="text">
      <style:text-properties fo:font-size="10pt" style:font-size-asian="10pt" style:font-size-complex="10pt"/>
    </style:style>
    <style:style style:name="T89_48" style:family="text">
      <style:text-properties fo:font-size="10pt" style:font-size-asian="10pt" style:font-size-complex="10pt"/>
    </style:style>
    <style:style style:name="T89_49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text-align="justify" fo:break-before="auto" fo:line-height="108%" fo:margin-left="2.54cm" style:writing-mode="lr-tb"/>
    </style:style>
    <style:style style:name="T90_1" style:family="text">
      <style:text-properties fo:font-size="10pt" style:font-size-asian="10pt" style:font-size-complex="10pt" fo:font-weight="bold" style:font-weight-asian="bold" style:font-weight-complex="bold"/>
    </style:style>
    <style:style style:name="T90_2" style:family="text">
      <style:text-properties fo:font-size="10pt" style:font-size-asian="10pt" style:font-size-complex="10pt" fo:font-weight="bold" style:font-weight-asian="bold" style:font-weight-complex="bold"/>
    </style:style>
    <style:style style:name="T90_3" style:family="text">
      <style:text-properties fo:font-size="10pt" style:font-size-asian="10pt" style:font-size-complex="10pt"/>
    </style:style>
    <style:style style:name="P91" style:family="paragraph" style:parent-style-name="Standard">
      <style:paragraph-properties fo:text-align="justify" fo:break-before="auto" fo:line-height="108%" fo:margin-left="2.54cm" style:writing-mode="lr-tb"/>
    </style:style>
    <style:style style:name="T91_1" style:family="text">
      <style:text-properties fo:font-size="10pt" style:font-size-asian="10pt" style:font-size-complex="10pt" fo:font-weight="bold" style:font-weight-asian="bold" style:font-weight-complex="bold"/>
    </style:style>
    <style:style style:name="T91_2" style:family="text">
      <style:text-properties fo:font-size="10pt" style:font-size-asian="10pt" style:font-size-complex="10pt" fo:font-weight="bold" style:font-weight-asian="bold" style:font-weight-complex="bold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ize="10pt" style:font-size-asian="10pt" style:font-size-complex="10pt"/>
    </style:style>
    <style:style style:name="T91_6" style:family="text">
      <style:text-properties fo:font-size="10pt" style:font-size-asian="10pt" style:font-size-complex="10pt"/>
    </style:style>
    <style:style style:name="T91_7" style:family="text">
      <style:text-properties fo:font-size="10pt" style:font-size-asian="10pt" style:font-size-complex="10pt"/>
    </style:style>
    <style:style style:name="T91_8" style:family="text">
      <style:text-properties fo:font-size="10pt" style:font-size-asian="10pt" style:font-size-complex="10pt"/>
    </style:style>
    <style:style style:name="T91_9" style:family="text">
      <style:text-properties fo:font-size="10pt" style:font-size-asian="10pt" style:font-size-complex="10pt"/>
    </style:style>
    <style:style style:name="T91_10" style:family="text">
      <style:text-properties fo:font-size="10pt" style:font-size-asian="10pt" style:font-size-complex="10pt"/>
    </style:style>
    <style:style style:name="T91_11" style:family="text">
      <style:text-properties fo:font-size="10pt" style:font-size-asian="10pt" style:font-size-complex="10pt"/>
    </style:style>
    <style:style style:name="T91_12" style:family="text">
      <style:text-properties fo:font-size="10pt" style:font-size-asian="10pt" style:font-size-complex="10pt"/>
    </style:style>
    <style:style style:name="T91_13" style:family="text">
      <style:text-properties fo:font-size="10pt" style:font-size-asian="10pt" style:font-size-complex="10pt"/>
    </style:style>
    <style:style style:name="T91_14" style:family="text">
      <style:text-properties fo:font-size="10pt" style:font-size-asian="10pt" style:font-size-complex="10pt"/>
    </style:style>
    <style:style style:name="T91_15" style:family="text">
      <style:text-properties fo:font-size="10pt" style:font-size-asian="10pt" style:font-size-complex="10pt"/>
    </style:style>
    <style:style style:name="T91_16" style:family="text">
      <style:text-properties fo:font-size="10pt" style:font-size-asian="10pt" style:font-size-complex="10pt"/>
    </style:style>
    <style:style style:name="T91_17" style:family="text">
      <style:text-properties fo:font-size="10pt" style:font-size-asian="10pt" style:font-size-complex="10pt"/>
    </style:style>
    <style:style style:name="T91_18" style:family="text">
      <style:text-properties fo:font-size="10pt" style:font-size-asian="10pt" style:font-size-complex="10pt"/>
    </style:style>
    <style:style style:name="T91_19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line-height="108%" style:writing-mode="lr-tb"/>
    </style:style>
    <style:style style:name="T9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3_8" style:family="text"/>
    <style:style style:name="T93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3_10" style:family="text"/>
    <style:style style:name="T93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3_12" style:family="text"/>
    <style:style style:name="T93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3_14" style:family="text"/>
    <style:style style:name="T93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3_16" style:family="text"/>
    <style:style style:name="T93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3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4_1" style:family="text">
      <style:text-properties fo:font-size="10pt" style:font-size-asian="10pt" style:font-size-complex="10pt"/>
    </style:style>
    <style:style style:name="T94_2" style:family="text">
      <style:text-properties fo:font-size="10pt" style:font-size-asian="10pt" style:font-size-complex="10pt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T94_6" style:family="text">
      <style:text-properties fo:font-size="10pt" style:font-size-asian="10pt" style:font-size-complex="10pt"/>
    </style:style>
    <style:style style:name="T94_7" style:family="text">
      <style:text-properties fo:font-size="10pt" style:font-size-asian="10pt" style:font-size-complex="10pt"/>
    </style:style>
    <style:style style:name="T94_8" style:family="text">
      <style:text-properties fo:font-size="10pt" style:font-size-asian="10pt" style:font-size-complex="10pt"/>
    </style:style>
    <style:style style:name="T94_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4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5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6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7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8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1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2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2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2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4_2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P95" style:family="paragraph" style:parent-style-name="Standard">
      <style:paragraph-properties fo:text-align="justify" fo:break-before="auto" fo:line-height="108%" fo:margin-left="2.54cm" style:writing-mode="lr-tb"/>
    </style:style>
    <style:style style:name="T95_1" style:family="text">
      <style:text-properties fo:font-size="10pt" style:font-size-asian="10pt" style:font-size-complex="10pt" fo:font-weight="bold" style:font-weight-asian="bold" style:font-weight-complex="bold"/>
    </style:style>
    <style:style style:name="T95_2" style:family="text">
      <style:text-properties fo:font-size="10pt" style:font-size-asian="10pt" style:font-size-complex="10pt" fo:font-weight="bold" style:font-weight-asian="bold" style:font-weight-complex="bold"/>
    </style:style>
    <style:style style:name="T95_3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justify" fo:break-before="auto" fo:line-height="108%" fo:margin-left="2.54cm" style:writing-mode="lr-tb"/>
    </style:style>
    <style:style style:name="T96_1" style:family="text">
      <style:text-properties fo:font-size="10pt" style:font-size-asian="10pt" style:font-size-complex="10pt" fo:font-weight="bold" style:font-weight-asian="bold" style:font-weight-complex="bold"/>
    </style:style>
    <style:style style:name="T96_2" style:family="text">
      <style:text-properties fo:font-size="10pt" style:font-size-asian="10pt" style:font-size-complex="10pt" fo:font-weight="bold" style:font-weight-asian="bold" style:font-weight-complex="bold"/>
    </style:style>
    <style:style style:name="T96_3" style:family="text">
      <style:text-properties fo:font-size="10pt" style:font-size-asian="10pt" style:font-size-complex="10pt"/>
    </style:style>
    <style:style style:name="T96_4" style:family="text">
      <style:text-properties fo:font-size="10pt" style:font-size-asian="10pt" style:font-size-complex="10pt"/>
    </style:style>
    <style:style style:name="T96_5" style:family="text">
      <style:text-properties fo:font-size="10pt" style:font-size-asian="10pt" style:font-size-complex="10pt"/>
    </style:style>
    <style:style style:name="T96_6" style:family="text">
      <style:text-properties fo:font-size="10pt" style:font-size-asian="10pt" style:font-size-complex="10pt"/>
    </style:style>
    <style:style style:name="T96_7" style:family="text">
      <style:text-properties fo:font-size="10pt" style:font-size-asian="10pt" style:font-size-complex="10pt"/>
    </style:style>
    <style:style style:name="T96_8" style:family="text">
      <style:text-properties fo:font-size="10pt" style:font-size-asian="10pt" style:font-size-complex="10pt"/>
    </style:style>
    <style:style style:name="T96_9" style:family="text">
      <style:text-properties fo:font-size="10pt" style:font-size-asian="10pt" style:font-size-complex="10pt"/>
    </style:style>
    <style:style style:name="T96_10" style:family="text">
      <style:text-properties fo:font-size="10pt" style:font-size-asian="10pt" style:font-size-complex="10pt"/>
    </style:style>
    <style:style style:name="T96_11" style:family="text">
      <style:text-properties fo:font-size="10pt" style:font-size-asian="10pt" style:font-size-complex="10pt"/>
    </style:style>
    <style:style style:name="T96_12" style:family="text">
      <style:text-properties fo:font-size="10pt" style:font-size-asian="10pt" style:font-size-complex="10pt"/>
    </style:style>
    <style:style style:name="T96_13" style:family="text">
      <style:text-properties fo:font-size="10pt" style:font-size-asian="10pt" style:font-size-complex="10pt"/>
    </style:style>
    <style:style style:name="T96_14" style:family="text">
      <style:text-properties fo:font-size="10pt" style:font-size-asian="10pt" style:font-size-complex="10pt"/>
    </style:style>
    <style:style style:name="T96_15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line-height="108%" fo:margin-left="2.54cm" style:writing-mode="lr-tb"/>
    </style:style>
    <style:style style:name="T9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9" style:family="paragraph" style:parent-style-name="Standard">
      <style:paragraph-properties fo:text-align="justify" fo:break-before="auto" fo:line-height="108%" fo:margin-left="2.54cm" style:writing-mode="lr-tb"/>
    </style:style>
    <style:style style:name="T99_1" style:family="text">
      <style:text-properties fo:font-size="10pt" style:font-size-asian="10pt" style:font-size-complex="10pt" fo:font-weight="bold" style:font-weight-asian="bold" style:font-weight-complex="bold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T99_16" style:family="text">
      <style:text-properties fo:font-size="10pt" style:font-size-asian="10pt" style:font-size-complex="10pt"/>
    </style:style>
    <style:style style:name="T99_17" style:family="text">
      <style:text-properties fo:font-size="10pt" style:font-size-asian="10pt" style:font-size-complex="10pt"/>
    </style:style>
    <style:style style:name="T99_18" style:family="text">
      <style:text-properties fo:font-size="10pt" style:font-size-asian="10pt" style:font-size-complex="10pt"/>
    </style:style>
    <style:style style:name="T99_19" style:family="text">
      <style:text-properties fo:font-size="10pt" style:font-size-asian="10pt" style:font-size-complex="10pt"/>
    </style:style>
    <style:style style:name="T99_20" style:family="text">
      <style:text-properties fo:font-size="10pt" style:font-size-asian="10pt" style:font-size-complex="10pt"/>
    </style:style>
    <style:style style:name="T99_21" style:family="text">
      <style:text-properties fo:font-size="10pt" style:font-size-asian="10pt" style:font-size-complex="10pt"/>
    </style:style>
    <style:style style:name="T99_22" style:family="text">
      <style:text-properties fo:font-size="10pt" style:font-size-asian="10pt" style:font-size-complex="10pt"/>
    </style:style>
    <style:style style:name="T99_23" style:family="text">
      <style:text-properties fo:font-size="10pt" style:font-size-asian="10pt" style:font-size-complex="10pt"/>
    </style:style>
    <style:style style:name="T99_24" style:family="text">
      <style:text-properties fo:font-size="10pt" style:font-size-asian="10pt" style:font-size-complex="10pt"/>
    </style:style>
    <style:style style:name="T99_25" style:family="text">
      <style:text-properties fo:font-size="10pt" style:font-size-asian="10pt" style:font-size-complex="10pt"/>
    </style:style>
    <style:style style:name="T99_26" style:family="text">
      <style:text-properties fo:font-size="10pt" style:font-size-asian="10pt" style:font-size-complex="10pt"/>
    </style:style>
    <style:style style:name="T99_27" style:family="text">
      <style:text-properties fo:font-size="10pt" style:font-size-asian="10pt" style:font-size-complex="10pt"/>
    </style:style>
    <style:style style:name="T99_28" style:family="text">
      <style:text-properties fo:font-size="10pt" style:font-size-asian="10pt" style:font-size-complex="10pt"/>
    </style:style>
    <style:style style:name="T99_29" style:family="text">
      <style:text-properties fo:font-size="10pt" style:font-size-asian="10pt" style:font-size-complex="10pt"/>
    </style:style>
    <style:style style:name="T99_30" style:family="text">
      <style:text-properties fo:font-size="10pt" style:font-size-asian="10pt" style:font-size-complex="10pt"/>
    </style:style>
    <style:style style:name="T99_31" style:family="text">
      <style:text-properties fo:font-size="10pt" style:font-size-asian="10pt" style:font-size-complex="10pt"/>
    </style:style>
    <style:style style:name="T99_32" style:family="text">
      <style:text-properties fo:font-size="10pt" style:font-size-asian="10pt" style:font-size-complex="10pt"/>
    </style:style>
    <style:style style:name="T99_33" style:family="text">
      <style:text-properties fo:font-size="10pt" style:font-size-asian="10pt" style:font-size-complex="10pt"/>
    </style:style>
    <style:style style:name="T99_34" style:family="text">
      <style:text-properties fo:font-size="10pt" style:font-size-asian="10pt" style:font-size-complex="10pt"/>
    </style:style>
    <style:style style:name="T99_35" style:family="text">
      <style:text-properties fo:font-size="10pt" style:font-size-asian="10pt" style:font-size-complex="10pt"/>
    </style:style>
    <style:style style:name="T99_36" style:family="text">
      <style:text-properties fo:font-size="10pt" style:font-size-asian="10pt" style:font-size-complex="10pt"/>
    </style:style>
    <style:style style:name="T99_37" style:family="text">
      <style:text-properties fo:font-size="10pt" style:font-size-asian="10pt" style:font-size-complex="10pt"/>
    </style:style>
    <style:style style:name="T99_38" style:family="text">
      <style:text-properties fo:font-size="10pt" style:font-size-asian="10pt" style:font-size-complex="10pt"/>
    </style:style>
    <style:style style:name="T99_39" style:family="text">
      <style:text-properties fo:font-size="10pt" style:font-size-asian="10pt" style:font-size-complex="10pt"/>
    </style:style>
    <style:style style:name="T99_40" style:family="text">
      <style:text-properties fo:font-size="10pt" style:font-size-asian="10pt" style:font-size-complex="10pt"/>
    </style:style>
    <style:style style:name="T99_41" style:family="text">
      <style:text-properties fo:font-size="10pt" style:font-size-asian="10pt" style:font-size-complex="10pt"/>
    </style:style>
    <style:style style:name="T99_42" style:family="text">
      <style:text-properties fo:font-size="10pt" style:font-size-asian="10pt" style:font-size-complex="10pt"/>
    </style:style>
    <style:style style:name="T99_43" style:family="text">
      <style:text-properties fo:font-size="10pt" style:font-size-asian="10pt" style:font-size-complex="10pt"/>
    </style:style>
    <style:style style:name="T99_44" style:family="text">
      <style:text-properties fo:font-size="10pt" style:font-size-asian="10pt" style:font-size-complex="10pt"/>
    </style:style>
    <style:style style:name="T99_45" style:family="text">
      <style:text-properties fo:font-size="10pt" style:font-size-asian="10pt" style:font-size-complex="10pt"/>
    </style:style>
    <style:style style:name="T99_46" style:family="text">
      <style:text-properties fo:font-size="10pt" style:font-size-asian="10pt" style:font-size-complex="10pt"/>
    </style:style>
    <style:style style:name="T99_47" style:family="text">
      <style:text-properties fo:font-size="10pt" style:font-size-asian="10pt" style:font-size-complex="10pt"/>
    </style:style>
    <style:style style:name="T99_48" style:family="text">
      <style:text-properties fo:font-size="10pt" style:font-size-asian="10pt" style:font-size-complex="10pt"/>
    </style:style>
    <style:style style:name="T99_49" style:family="text">
      <style:text-properties fo:font-size="10pt" style:font-size-asian="10pt" style:font-size-complex="10pt"/>
    </style:style>
    <style:style style:name="T99_50" style:family="text">
      <style:text-properties fo:font-size="10pt" style:font-size-asian="10pt" style:font-size-complex="10pt"/>
    </style:style>
    <style:style style:name="T99_51" style:family="text">
      <style:text-properties fo:font-size="10pt" style:font-size-asian="10pt" style:font-size-complex="10pt"/>
    </style:style>
    <style:style style:name="T99_52" style:family="text">
      <style:text-properties fo:font-size="10pt" style:font-size-asian="10pt" style:font-size-complex="10pt"/>
    </style:style>
    <style:style style:name="T99_53" style:family="text">
      <style:text-properties fo:font-size="10pt" style:font-size-asian="10pt" style:font-size-complex="10pt"/>
    </style:style>
    <style:style style:name="T99_54" style:family="text">
      <style:text-properties fo:font-size="10pt" style:font-size-asian="10pt" style:font-size-complex="10pt"/>
    </style:style>
    <style:style style:name="T99_55" style:family="text">
      <style:text-properties fo:font-size="10pt" style:font-size-asian="10pt" style:font-size-complex="10pt"/>
    </style:style>
    <style:style style:name="T99_56" style:family="text">
      <style:text-properties fo:font-size="10pt" style:font-size-asian="10pt" style:font-size-complex="10pt"/>
    </style:style>
    <style:style style:name="T99_57" style:family="text">
      <style:text-properties fo:font-size="10pt" style:font-size-asian="10pt" style:font-size-complex="10pt"/>
    </style:style>
    <style:style style:name="T99_58" style:family="text">
      <style:text-properties fo:font-size="10pt" style:font-size-asian="10pt" style:font-size-complex="10pt"/>
    </style:style>
    <style:style style:name="T99_59" style:family="text">
      <style:text-properties fo:font-size="10pt" style:font-size-asian="10pt" style:font-size-complex="10pt"/>
    </style:style>
    <style:style style:name="T99_60" style:family="text">
      <style:text-properties fo:font-size="10pt" style:font-size-asian="10pt" style:font-size-complex="10pt"/>
    </style:style>
    <style:style style:name="T99_61" style:family="text">
      <style:text-properties fo:font-size="10pt" style:font-size-asian="10pt" style:font-size-complex="10pt"/>
    </style:style>
    <style:style style:name="T99_62" style:family="text">
      <style:text-properties fo:font-size="10pt" style:font-size-asian="10pt" style:font-size-complex="10pt"/>
    </style:style>
    <style:style style:name="T99_63" style:family="text">
      <style:text-properties fo:font-size="10pt" style:font-size-asian="10pt" style:font-size-complex="10pt"/>
    </style:style>
    <style:style style:name="T99_64" style:family="text">
      <style:text-properties fo:font-size="10pt" style:font-size-asian="10pt" style:font-size-complex="10pt"/>
    </style:style>
    <style:style style:name="T99_65" style:family="text">
      <style:text-properties fo:font-size="10pt" style:font-size-asian="10pt" style:font-size-complex="10pt"/>
    </style:style>
    <style:style style:name="T99_66" style:family="text">
      <style:text-properties fo:font-size="10pt" style:font-size-asian="10pt" style:font-size-complex="10pt"/>
    </style:style>
    <style:style style:name="T99_67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justify" fo:break-before="auto" fo:line-height="108%" fo:margin-left="2.54cm" style:writing-mode="lr-tb"/>
    </style:style>
    <style:style style:name="T100_1" style:family="text">
      <style:text-properties fo:font-size="10pt" style:font-size-asian="10pt" style:font-size-complex="10pt" fo:font-weight="bold" style:font-weight-asian="bold" style:font-weight-complex="bold"/>
    </style:style>
    <style:style style:name="T100_2" style:family="text">
      <style:text-properties fo:font-size="10pt" style:font-size-asian="10pt" style:font-size-complex="10pt" fo:font-weight="bold" style:font-weight-asian="bold" style:font-weight-complex="bold"/>
    </style:style>
    <style:style style:name="T100_3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text-align="justify" fo:break-before="auto" fo:line-height="108%" fo:margin-left="2.54cm" style:writing-mode="lr-tb"/>
    </style:style>
    <style:style style:name="T101_1" style:family="text">
      <style:text-properties fo:font-size="10pt" style:font-size-asian="10pt" style:font-size-complex="10pt" fo:font-weight="bold" style:font-weight-asian="bold" style:font-weight-complex="bold"/>
    </style:style>
    <style:style style:name="T101_2" style:family="text">
      <style:text-properties fo:font-size="10pt" style:font-size-asian="10pt" style:font-size-complex="10pt" fo:font-weight="bold" style:font-weight-asian="bold" style:font-weight-complex="bold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ize="10pt" style:font-size-asian="10pt" style:font-size-complex="10pt"/>
    </style:style>
    <style:style style:name="T101_8" style:family="text">
      <style:text-properties fo:font-size="10pt" style:font-size-asian="10pt" style:font-size-complex="10pt"/>
    </style:style>
    <style:style style:name="T101_9" style:family="text">
      <style:text-properties fo:font-size="10pt" style:font-size-asian="10pt" style:font-size-complex="10pt"/>
    </style:style>
    <style:style style:name="T101_10" style:family="text">
      <style:text-properties fo:font-size="10pt" style:font-size-asian="10pt" style:font-size-complex="10pt"/>
    </style:style>
    <style:style style:name="T101_11" style:family="text">
      <style:text-properties fo:font-size="10pt" style:font-size-asian="10pt" style:font-size-complex="10pt"/>
    </style:style>
    <style:style style:name="T101_12" style:family="text">
      <style:text-properties fo:font-size="10pt" style:font-size-asian="10pt" style:font-size-complex="10pt"/>
    </style:style>
    <style:style style:name="T101_13" style:family="text">
      <style:text-properties fo:font-size="10pt" style:font-size-asian="10pt" style:font-size-complex="10pt"/>
    </style:style>
    <style:style style:name="T101_14" style:family="text">
      <style:text-properties fo:font-size="10pt" style:font-size-asian="10pt" style:font-size-complex="10pt"/>
    </style:style>
    <style:style style:name="T101_15" style:family="text">
      <style:text-properties fo:font-size="10pt" style:font-size-asian="10pt" style:font-size-complex="10pt"/>
    </style:style>
    <style:style style:name="T101_16" style:family="text">
      <style:text-properties fo:font-size="10pt" style:font-size-asian="10pt" style:font-size-complex="10pt"/>
    </style:style>
    <style:style style:name="T101_17" style:family="text">
      <style:text-properties fo:font-size="10pt" style:font-size-asian="10pt" style:font-size-complex="10pt"/>
    </style:style>
    <style:style style:name="T101_18" style:family="text">
      <style:text-properties fo:font-size="10pt" style:font-size-asian="10pt" style:font-size-complex="10pt"/>
    </style:style>
    <style:style style:name="T101_19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103" style:family="paragraph" style:parent-style-name="Standard">
      <style:paragraph-properties fo:text-align="justify" fo:break-before="auto" fo:line-height="108%" fo:margin-left="2.54cm" style:writing-mode="lr-tb"/>
    </style:style>
    <style:style style:name="T10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04" style:family="paragraph" style:parent-style-name="Standard">
      <style:paragraph-properties fo:text-align="justify" fo:break-before="auto" fo:line-height="108%" fo:margin-left="2.54cm" style:writing-mode="lr-tb"/>
    </style:style>
    <style:style style:name="T104_1" style:family="text">
      <style:text-properties fo:font-size="10pt" style:font-size-asian="10pt" style:font-size-complex="10pt" fo:font-weight="bold" style:font-weight-asian="bold" style:font-weight-complex="bold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T104_7" style:family="text">
      <style:text-properties fo:font-size="10pt" style:font-size-asian="10pt" style:font-size-complex="10pt"/>
    </style:style>
    <style:style style:name="T104_8" style:family="text">
      <style:text-properties fo:font-size="10pt" style:font-size-asian="10pt" style:font-size-complex="10pt"/>
    </style:style>
    <style:style style:name="T104_9" style:family="text">
      <style:text-properties fo:font-size="10pt" style:font-size-asian="10pt" style:font-size-complex="10pt"/>
    </style:style>
    <style:style style:name="T104_10" style:family="text">
      <style:text-properties fo:font-size="10pt" style:font-size-asian="10pt" style:font-size-complex="10pt"/>
    </style:style>
    <style:style style:name="T104_11" style:family="text">
      <style:text-properties fo:font-size="10pt" style:font-size-asian="10pt" style:font-size-complex="10pt"/>
    </style:style>
    <style:style style:name="T104_12" style:family="text">
      <style:text-properties fo:font-size="10pt" style:font-size-asian="10pt" style:font-size-complex="10pt"/>
    </style:style>
    <style:style style:name="T104_13" style:family="text">
      <style:text-properties fo:font-size="10pt" style:font-size-asian="10pt" style:font-size-complex="10pt"/>
    </style:style>
    <style:style style:name="T104_14" style:family="text">
      <style:text-properties fo:font-size="10pt" style:font-size-asian="10pt" style:font-size-complex="10pt"/>
    </style:style>
    <style:style style:name="T104_15" style:family="text">
      <style:text-properties fo:font-size="10pt" style:font-size-asian="10pt" style:font-size-complex="10pt"/>
    </style:style>
    <style:style style:name="T104_16" style:family="text">
      <style:text-properties fo:font-size="10pt" style:font-size-asian="10pt" style:font-size-complex="10pt"/>
    </style:style>
    <style:style style:name="T104_17" style:family="text">
      <style:text-properties fo:font-size="10pt" style:font-size-asian="10pt" style:font-size-complex="10pt"/>
    </style:style>
    <style:style style:name="T104_18" style:family="text">
      <style:text-properties fo:font-size="10pt" style:font-size-asian="10pt" style:font-size-complex="10pt"/>
    </style:style>
    <style:style style:name="T104_19" style:family="text">
      <style:text-properties fo:font-size="10pt" style:font-size-asian="10pt" style:font-size-complex="10pt"/>
    </style:style>
    <style:style style:name="T104_20" style:family="text">
      <style:text-properties fo:font-size="10pt" style:font-size-asian="10pt" style:font-size-complex="10pt"/>
    </style:style>
    <style:style style:name="T104_21" style:family="text">
      <style:text-properties fo:font-size="10pt" style:font-size-asian="10pt" style:font-size-complex="10pt"/>
    </style:style>
    <style:style style:name="T104_22" style:family="text">
      <style:text-properties fo:font-size="10pt" style:font-size-asian="10pt" style:font-size-complex="10pt"/>
    </style:style>
    <style:style style:name="T104_23" style:family="text">
      <style:text-properties fo:font-size="10pt" style:font-size-asian="10pt" style:font-size-complex="10pt"/>
    </style:style>
    <style:style style:name="T104_24" style:family="text">
      <style:text-properties fo:font-size="10pt" style:font-size-asian="10pt" style:font-size-complex="10pt"/>
    </style:style>
    <style:style style:name="T104_25" style:family="text">
      <style:text-properties fo:font-size="10pt" style:font-size-asian="10pt" style:font-size-complex="10pt"/>
    </style:style>
    <style:style style:name="T104_26" style:family="text">
      <style:text-properties fo:font-size="10pt" style:font-size-asian="10pt" style:font-size-complex="10pt"/>
    </style:style>
    <style:style style:name="T104_27" style:family="text">
      <style:text-properties fo:font-size="10pt" style:font-size-asian="10pt" style:font-size-complex="10pt"/>
    </style:style>
    <style:style style:name="T104_28" style:family="text">
      <style:text-properties fo:font-size="10pt" style:font-size-asian="10pt" style:font-size-complex="10pt"/>
    </style:style>
    <style:style style:name="T104_29" style:family="text">
      <style:text-properties fo:font-size="10pt" style:font-size-asian="10pt" style:font-size-complex="10pt"/>
    </style:style>
    <style:style style:name="T104_30" style:family="text">
      <style:text-properties fo:font-size="10pt" style:font-size-asian="10pt" style:font-size-complex="10pt"/>
    </style:style>
    <style:style style:name="T104_31" style:family="text">
      <style:text-properties fo:font-size="10pt" style:font-size-asian="10pt" style:font-size-complex="10pt"/>
    </style:style>
    <style:style style:name="T104_32" style:family="text">
      <style:text-properties fo:font-size="10pt" style:font-size-asian="10pt" style:font-size-complex="10pt"/>
    </style:style>
    <style:style style:name="T104_33" style:family="text">
      <style:text-properties fo:font-size="10pt" style:font-size-asian="10pt" style:font-size-complex="10pt"/>
    </style:style>
    <style:style style:name="T104_34" style:family="text">
      <style:text-properties fo:font-size="10pt" style:font-size-asian="10pt" style:font-size-complex="10pt"/>
    </style:style>
    <style:style style:name="T104_35" style:family="text">
      <style:text-properties fo:font-size="10pt" style:font-size-asian="10pt" style:font-size-complex="10pt"/>
    </style:style>
    <style:style style:name="T104_36" style:family="text">
      <style:text-properties fo:font-size="10pt" style:font-size-asian="10pt" style:font-size-complex="10pt"/>
    </style:style>
    <style:style style:name="T104_37" style:family="text">
      <style:text-properties fo:font-size="10pt" style:font-size-asian="10pt" style:font-size-complex="10pt"/>
    </style:style>
    <style:style style:name="T104_38" style:family="text">
      <style:text-properties fo:font-size="10pt" style:font-size-asian="10pt" style:font-size-complex="10pt"/>
    </style:style>
    <style:style style:name="T104_39" style:family="text">
      <style:text-properties fo:font-size="10pt" style:font-size-asian="10pt" style:font-size-complex="10pt"/>
    </style:style>
    <style:style style:name="T104_40" style:family="text">
      <style:text-properties fo:font-size="10pt" style:font-size-asian="10pt" style:font-size-complex="10pt"/>
    </style:style>
    <style:style style:name="T104_41" style:family="text">
      <style:text-properties fo:font-size="10pt" style:font-size-asian="10pt" style:font-size-complex="10pt"/>
    </style:style>
    <style:style style:name="T104_42" style:family="text">
      <style:text-properties fo:font-size="10pt" style:font-size-asian="10pt" style:font-size-complex="10pt"/>
    </style:style>
    <style:style style:name="T104_43" style:family="text">
      <style:text-properties fo:font-size="10pt" style:font-size-asian="10pt" style:font-size-complex="10pt"/>
    </style:style>
    <style:style style:name="T104_44" style:family="text">
      <style:text-properties fo:font-size="10pt" style:font-size-asian="10pt" style:font-size-complex="10pt"/>
    </style:style>
    <style:style style:name="T104_45" style:family="text">
      <style:text-properties fo:font-size="10pt" style:font-size-asian="10pt" style:font-size-complex="10pt"/>
    </style:style>
    <style:style style:name="T104_46" style:family="text">
      <style:text-properties fo:font-size="10pt" style:font-size-asian="10pt" style:font-size-complex="10pt"/>
    </style:style>
    <style:style style:name="T104_47" style:family="text">
      <style:text-properties fo:font-size="10pt" style:font-size-asian="10pt" style:font-size-complex="10pt"/>
    </style:style>
    <style:style style:name="T104_48" style:family="text">
      <style:text-properties fo:font-size="10pt" style:font-size-asian="10pt" style:font-size-complex="10pt"/>
    </style:style>
    <style:style style:name="T104_49" style:family="text">
      <style:text-properties fo:font-size="10pt" style:font-size-asian="10pt" style:font-size-complex="10pt"/>
    </style:style>
    <style:style style:name="T104_50" style:family="text">
      <style:text-properties fo:font-size="10pt" style:font-size-asian="10pt" style:font-size-complex="10pt"/>
    </style:style>
    <style:style style:name="T104_51" style:family="text">
      <style:text-properties fo:font-size="10pt" style:font-size-asian="10pt" style:font-size-complex="10pt"/>
    </style:style>
    <style:style style:name="T104_52" style:family="text">
      <style:text-properties fo:font-size="10pt" style:font-size-asian="10pt" style:font-size-complex="10pt"/>
    </style:style>
    <style:style style:name="T104_53" style:family="text">
      <style:text-properties fo:font-size="10pt" style:font-size-asian="10pt" style:font-size-complex="10pt"/>
    </style:style>
    <style:style style:name="T104_54" style:family="text">
      <style:text-properties fo:font-size="10pt" style:font-size-asian="10pt" style:font-size-complex="10pt"/>
    </style:style>
    <style:style style:name="T104_55" style:family="text">
      <style:text-properties fo:font-size="10pt" style:font-size-asian="10pt" style:font-size-complex="10pt"/>
    </style:style>
    <style:style style:name="T104_56" style:family="text">
      <style:text-properties fo:font-size="10pt" style:font-size-asian="10pt" style:font-size-complex="10pt"/>
    </style:style>
    <style:style style:name="T104_57" style:family="text">
      <style:text-properties fo:font-size="10pt" style:font-size-asian="10pt" style:font-size-complex="10pt"/>
    </style:style>
    <style:style style:name="T104_58" style:family="text">
      <style:text-properties fo:font-size="10pt" style:font-size-asian="10pt" style:font-size-complex="10pt"/>
    </style:style>
    <style:style style:name="T104_59" style:family="text">
      <style:text-properties fo:font-size="10pt" style:font-size-asian="10pt" style:font-size-complex="10pt"/>
    </style:style>
    <style:style style:name="T104_60" style:family="text">
      <style:text-properties fo:font-size="10pt" style:font-size-asian="10pt" style:font-size-complex="10pt"/>
    </style:style>
    <style:style style:name="T104_61" style:family="text">
      <style:text-properties fo:font-size="10pt" style:font-size-asian="10pt" style:font-size-complex="10pt"/>
    </style:style>
    <style:style style:name="T104_62" style:family="text">
      <style:text-properties fo:font-size="10pt" style:font-size-asian="10pt" style:font-size-complex="10pt"/>
    </style:style>
    <style:style style:name="T104_63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text-align="justify" fo:break-before="auto" fo:line-height="108%" fo:margin-left="2.54cm" style:writing-mode="lr-tb"/>
    </style:style>
    <style:style style:name="T105_1" style:family="text">
      <style:text-properties fo:font-size="10pt" style:font-size-asian="10pt" style:font-size-complex="10pt" fo:font-weight="bold" style:font-weight-asian="bold" style:font-weight-complex="bold"/>
    </style:style>
    <style:style style:name="T105_2" style:family="text">
      <style:text-properties fo:font-size="10pt" style:font-size-asian="10pt" style:font-size-complex="10pt" fo:font-weight="bold" style:font-weight-asian="bold" style:font-weight-complex="bold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text-align="justify" fo:break-before="auto" fo:line-height="108%" fo:margin-left="2.54cm" style:writing-mode="lr-tb"/>
    </style:style>
    <style:style style:name="T106_1" style:family="text">
      <style:text-properties fo:font-size="10pt" style:font-size-asian="10pt" style:font-size-complex="10pt" fo:font-weight="bold" style:font-weight-asian="bold" style:font-weight-complex="bold"/>
    </style:style>
    <style:style style:name="T106_2" style:family="text">
      <style:text-properties fo:font-size="10pt" style:font-size-asian="10pt" style:font-size-complex="10pt" fo:font-weight="bold" style:font-weight-asian="bold" style:font-weight-complex="bold"/>
    </style:style>
    <style:style style:name="T106_3" style:family="text">
      <style:text-properties fo:font-size="10pt" style:font-size-asian="10pt" style:font-size-complex="10pt"/>
    </style:style>
    <style:style style:name="T106_4" style:family="text">
      <style:text-properties fo:font-size="10pt" style:font-size-asian="10pt" style:font-size-complex="10pt"/>
    </style:style>
    <style:style style:name="T106_5" style:family="text">
      <style:text-properties fo:font-size="10pt" style:font-size-asian="10pt" style:font-size-complex="10pt"/>
    </style:style>
    <style:style style:name="T106_6" style:family="text">
      <style:text-properties fo:font-size="10pt" style:font-size-asian="10pt" style:font-size-complex="10pt"/>
    </style:style>
    <style:style style:name="T106_7" style:family="text">
      <style:text-properties fo:font-size="10pt" style:font-size-asian="10pt" style:font-size-complex="10pt"/>
    </style:style>
    <style:style style:name="T106_8" style:family="text">
      <style:text-properties fo:font-size="10pt" style:font-size-asian="10pt" style:font-size-complex="10pt"/>
    </style:style>
    <style:style style:name="T106_9" style:family="text">
      <style:text-properties fo:font-size="10pt" style:font-size-asian="10pt" style:font-size-complex="10pt"/>
    </style:style>
    <style:style style:name="T106_10" style:family="text">
      <style:text-properties fo:font-size="10pt" style:font-size-asian="10pt" style:font-size-complex="10pt"/>
    </style:style>
    <style:style style:name="T106_11" style:family="text">
      <style:text-properties fo:font-size="10pt" style:font-size-asian="10pt" style:font-size-complex="10pt"/>
    </style:style>
    <style:style style:name="T106_12" style:family="text">
      <style:text-properties fo:font-size="10pt" style:font-size-asian="10pt" style:font-size-complex="10pt"/>
    </style:style>
    <style:style style:name="T106_13" style:family="text">
      <style:text-properties fo:font-size="10pt" style:font-size-asian="10pt" style:font-size-complex="10pt"/>
    </style:style>
    <style:style style:name="T106_14" style:family="text">
      <style:text-properties fo:font-size="10pt" style:font-size-asian="10pt" style:font-size-complex="10pt"/>
    </style:style>
    <style:style style:name="T106_15" style:family="text">
      <style:text-properties fo:font-size="10pt" style:font-size-asian="10pt" style:font-size-complex="10pt"/>
    </style:style>
    <style:style style:name="T106_16" style:family="text">
      <style:text-properties fo:font-size="10pt" style:font-size-asian="10pt" style:font-size-complex="10pt"/>
    </style:style>
    <style:style style:name="T106_17" style:family="text">
      <style:text-properties fo:font-size="10pt" style:font-size-asian="10pt" style:font-size-complex="10pt"/>
    </style:style>
    <style:style style:name="T106_18" style:family="text">
      <style:text-properties fo:font-size="10pt" style:font-size-asian="10pt" style:font-size-complex="10pt"/>
    </style:style>
    <style:style style:name="T106_19" style:family="text">
      <style:text-properties fo:font-size="10pt" style:font-size-asian="10pt" style:font-size-complex="10pt"/>
    </style:style>
    <style:style style:name="T106_20" style:family="text">
      <style:text-properties fo:font-size="10pt" style:font-size-asian="10pt" style:font-size-complex="10pt"/>
    </style:style>
    <style:style style:name="T106_21" style:family="text">
      <style:text-properties fo:font-size="10pt" style:font-size-asian="10pt" style:font-size-complex="10pt"/>
    </style:style>
    <style:style style:name="T106_22" style:family="text">
      <style:text-properties fo:font-size="10pt" style:font-size-asian="10pt" style:font-size-complex="10pt"/>
    </style:style>
    <style:style style:name="T106_23" style:family="text">
      <style:text-properties fo:font-size="10pt" style:font-size-asian="10pt" style:font-size-complex="10pt"/>
    </style:style>
    <style:style style:name="T106_24" style:family="text">
      <style:text-properties fo:font-size="10pt" style:font-size-asian="10pt" style:font-size-complex="10pt"/>
    </style:style>
    <style:style style:name="T106_25" style:family="text">
      <style:text-properties fo:font-size="10pt" style:font-size-asian="10pt" style:font-size-complex="10pt"/>
    </style:style>
    <style:style style:name="T106_26" style:family="text">
      <style:text-properties fo:font-size="10pt" style:font-size-asian="10pt" style:font-size-complex="10pt"/>
    </style:style>
    <style:style style:name="T106_27" style:family="text">
      <style:text-properties fo:font-size="10pt" style:font-size-asian="10pt" style:font-size-complex="10pt"/>
    </style:style>
    <style:style style:name="T106_28" style:family="text">
      <style:text-properties fo:font-size="10pt" style:font-size-asian="10pt" style:font-size-complex="10pt"/>
    </style:style>
    <style:style style:name="T106_29" style:family="text">
      <style:text-properties fo:font-size="10pt" style:font-size-asian="10pt" style:font-size-complex="10pt"/>
    </style:style>
    <style:style style:name="T106_30" style:family="text">
      <style:text-properties fo:font-size="10pt" style:font-size-asian="10pt" style:font-size-complex="10pt"/>
    </style:style>
    <style:style style:name="T106_31" style:family="text">
      <style:text-properties fo:font-size="10pt" style:font-size-asian="10pt" style:font-size-complex="10pt"/>
    </style:style>
    <style:style style:name="T106_32" style:family="text">
      <style:text-properties fo:font-size="10pt" style:font-size-asian="10pt" style:font-size-complex="10pt"/>
    </style:style>
    <style:style style:name="T106_33" style:family="text">
      <style:text-properties fo:font-size="10pt" style:font-size-asian="10pt" style:font-size-complex="10pt"/>
    </style:style>
    <style:style style:name="T106_34" style:family="text">
      <style:text-properties fo:font-size="10pt" style:font-size-asian="10pt" style:font-size-complex="10pt"/>
    </style:style>
    <style:style style:name="T106_35" style:family="text">
      <style:text-properties fo:font-size="10pt" style:font-size-asian="10pt" style:font-size-complex="10pt"/>
    </style:style>
    <style:style style:name="T106_36" style:family="text">
      <style:text-properties fo:font-size="10pt" style:font-size-asian="10pt" style:font-size-complex="10pt"/>
    </style:style>
    <style:style style:name="T106_37" style:family="text">
      <style:text-properties fo:font-size="10pt" style:font-size-asian="10pt" style:font-size-complex="10pt"/>
    </style:style>
    <style:style style:name="T106_38" style:family="text">
      <style:text-properties fo:font-size="10pt" style:font-size-asian="10pt" style:font-size-complex="10pt"/>
    </style:style>
    <style:style style:name="T106_39" style:family="text">
      <style:text-properties fo:font-size="10pt" style:font-size-asian="10pt" style:font-size-complex="10pt"/>
    </style:style>
    <style:style style:name="T106_40" style:family="text">
      <style:text-properties fo:font-size="10pt" style:font-size-asian="10pt" style:font-size-complex="10pt"/>
    </style:style>
    <style:style style:name="T106_41" style:family="text">
      <style:text-properties fo:font-size="10pt" style:font-size-asian="10pt" style:font-size-complex="10pt"/>
    </style:style>
    <style:style style:name="T106_42" style:family="text">
      <style:text-properties fo:font-size="10pt" style:font-size-asian="10pt" style:font-size-complex="10pt"/>
    </style:style>
    <style:style style:name="T106_43" style:family="text">
      <style:text-properties fo:font-size="10pt" style:font-size-asian="10pt" style:font-size-complex="10pt"/>
    </style:style>
    <style:style style:name="T106_44" style:family="text">
      <style:text-properties fo:font-size="10pt" style:font-size-asian="10pt" style:font-size-complex="10pt"/>
    </style:style>
    <style:style style:name="T106_45" style:family="text">
      <style:text-properties fo:font-size="10pt" style:font-size-asian="10pt" style:font-size-complex="10pt"/>
    </style:style>
    <style:style style:name="T106_46" style:family="text">
      <style:text-properties fo:font-size="10pt" style:font-size-asian="10pt" style:font-size-complex="10pt"/>
    </style:style>
    <style:style style:name="T106_47" style:family="text">
      <style:text-properties fo:font-size="10pt" style:font-size-asian="10pt" style:font-size-complex="10pt"/>
    </style:style>
    <style:style style:name="T106_48" style:family="text">
      <style:text-properties fo:font-size="10pt" style:font-size-asian="10pt" style:font-size-complex="10pt"/>
    </style:style>
    <style:style style:name="T106_49" style:family="text">
      <style:text-properties fo:font-size="10pt" style:font-size-asian="10pt" style:font-size-complex="10pt"/>
    </style:style>
    <style:style style:name="T106_50" style:family="text">
      <style:text-properties fo:font-size="10pt" style:font-size-asian="10pt" style:font-size-complex="10pt"/>
    </style:style>
    <style:style style:name="T106_51" style:family="text">
      <style:text-properties fo:font-size="10pt" style:font-size-asian="10pt" style:font-size-complex="10pt"/>
    </style:style>
    <style:style style:name="T106_52" style:family="text">
      <style:text-properties fo:font-size="10pt" style:font-size-asian="10pt" style:font-size-complex="10pt"/>
    </style:style>
    <style:style style:name="T106_53" style:family="text">
      <style:text-properties fo:font-size="10pt" style:font-size-asian="10pt" style:font-size-complex="10pt"/>
    </style:style>
    <style:style style:name="T106_54" style:family="text">
      <style:text-properties fo:font-size="10pt" style:font-size-asian="10pt" style:font-size-complex="10pt"/>
    </style:style>
    <style:style style:name="T106_55" style:family="text">
      <style:text-properties fo:font-size="10pt" style:font-size-asian="10pt" style:font-size-complex="10pt"/>
    </style:style>
    <style:style style:name="T106_56" style:family="text">
      <style:text-properties fo:font-size="10pt" style:font-size-asian="10pt" style:font-size-complex="10pt"/>
    </style:style>
    <style:style style:name="T106_57" style:family="text">
      <style:text-properties fo:font-size="10pt" style:font-size-asian="10pt" style:font-size-complex="10pt"/>
    </style:style>
    <style:style style:name="T106_58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text-align="justify" fo:break-before="auto" fo:line-height="108%" fo:margin-left="2.54cm" style:writing-mode="lr-tb"/>
    </style:style>
    <style:style style:name="T107_1" style:family="text">
      <style:text-properties fo:font-size="10pt" style:font-size-asian="10pt" style:font-size-complex="10pt" fo:font-weight="bold" style:font-weight-asian="bold" style:font-weight-complex="bold"/>
    </style:style>
    <style:style style:name="T107_2" style:family="text">
      <style:text-properties fo:font-size="10pt" style:font-size-asian="10pt" style:font-size-complex="10pt" fo:font-weight="bold" style:font-weight-asian="bold" style:font-weight-complex="bold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T107_10" style:family="text">
      <style:text-properties fo:font-size="10pt" style:font-size-asian="10pt" style:font-size-complex="10pt"/>
    </style:style>
    <style:style style:name="T107_11" style:family="text">
      <style:text-properties fo:font-size="10pt" style:font-size-asian="10pt" style:font-size-complex="10pt"/>
    </style:style>
    <style:style style:name="T107_12" style:family="text">
      <style:text-properties fo:font-size="10pt" style:font-size-asian="10pt" style:font-size-complex="10pt"/>
    </style:style>
    <style:style style:name="T107_13" style:family="text">
      <style:text-properties fo:font-size="10pt" style:font-size-asian="10pt" style:font-size-complex="10pt"/>
    </style:style>
    <style:style style:name="T107_14" style:family="text">
      <style:text-properties fo:font-size="10pt" style:font-size-asian="10pt" style:font-size-complex="10pt"/>
    </style:style>
    <style:style style:name="T107_15" style:family="text">
      <style:text-properties fo:font-size="10pt" style:font-size-asian="10pt" style:font-size-complex="10pt"/>
    </style:style>
    <style:style style:name="T107_16" style:family="text">
      <style:text-properties fo:font-size="10pt" style:font-size-asian="10pt" style:font-size-complex="10pt"/>
    </style:style>
    <style:style style:name="T107_17" style:family="text">
      <style:text-properties fo:font-size="10pt" style:font-size-asian="10pt" style:font-size-complex="10pt"/>
    </style:style>
    <style:style style:name="T107_18" style:family="text">
      <style:text-properties fo:font-size="10pt" style:font-size-asian="10pt" style:font-size-complex="10pt"/>
    </style:style>
    <style:style style:name="T107_19" style:family="text">
      <style:text-properties fo:font-size="10pt" style:font-size-asian="10pt" style:font-size-complex="10pt"/>
    </style:style>
    <style:style style:name="T107_20" style:family="text">
      <style:text-properties fo:font-size="10pt" style:font-size-asian="10pt" style:font-size-complex="10pt"/>
    </style:style>
    <style:style style:name="T107_21" style:family="text">
      <style:text-properties fo:font-size="10pt" style:font-size-asian="10pt" style:font-size-complex="10pt"/>
    </style:style>
    <style:style style:name="T107_22" style:family="text">
      <style:text-properties fo:font-size="10pt" style:font-size-asian="10pt" style:font-size-complex="10pt"/>
    </style:style>
    <style:style style:name="T107_23" style:family="text">
      <style:text-properties fo:font-size="10pt" style:font-size-asian="10pt" style:font-size-complex="10pt"/>
    </style:style>
    <style:style style:name="T107_24" style:family="text">
      <style:text-properties fo:font-size="10pt" style:font-size-asian="10pt" style:font-size-complex="10pt"/>
    </style:style>
    <style:style style:name="T107_25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0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4" style:family="text">
      <style:text-properties fo:font-size="10pt" style:font-size-asian="10pt" style:font-size-complex="10pt"/>
    </style:style>
    <style:style style:name="T11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9" style:family="text">
      <style:text-properties fo:font-size="10pt" style:font-size-asian="10pt" style:font-size-complex="10pt"/>
    </style:style>
    <style:style style:name="T110_50" style:family="text">
      <style:text-properties fo:font-size="10pt" style:font-size-asian="10pt" style:font-size-complex="10pt"/>
    </style:style>
    <style:style style:name="T110_51" style:family="text">
      <style:text-properties fo:font-size="10pt" style:font-size-asian="10pt" style:font-size-complex="10pt"/>
    </style:style>
    <style:style style:name="T110_52" style:family="text">
      <style:text-properties fo:font-size="10pt" style:font-size-asian="10pt" style:font-size-complex="10pt"/>
    </style:style>
    <style:style style:name="T110_53" style:family="text">
      <style:text-properties fo:font-size="10pt" style:font-size-asian="10pt" style:font-size-complex="10pt"/>
    </style:style>
    <style:style style:name="T110_54" style:family="text">
      <style:text-properties fo:font-size="10pt" style:font-size-asian="10pt" style:font-size-complex="10pt"/>
    </style:style>
    <style:style style:name="T110_55" style:family="text">
      <style:text-properties fo:font-size="10pt" style:font-size-asian="10pt" style:font-size-complex="10pt"/>
    </style:style>
    <style:style style:name="T110_56" style:family="text">
      <style:text-properties fo:font-size="10pt" style:font-size-asian="10pt" style:font-size-complex="10pt"/>
    </style:style>
    <style:style style:name="T110_57" style:family="text">
      <style:text-properties fo:font-size="10pt" style:font-size-asian="10pt" style:font-size-complex="10pt"/>
    </style:style>
    <style:style style:name="T110_58" style:family="text">
      <style:text-properties fo:font-size="10pt" style:font-size-asian="10pt" style:font-size-complex="10pt"/>
    </style:style>
    <style:style style:name="T110_59" style:family="text">
      <style:text-properties fo:font-size="10pt" style:font-size-asian="10pt" style:font-size-complex="10pt"/>
    </style:style>
    <style:style style:name="T110_60" style:family="text">
      <style:text-properties fo:font-size="10pt" style:font-size-asian="10pt" style:font-size-complex="10pt"/>
    </style:style>
    <style:style style:name="T110_61" style:family="text">
      <style:text-properties fo:font-size="10pt" style:font-size-asian="10pt" style:font-size-complex="10pt"/>
    </style:style>
    <style:style style:name="T110_62" style:family="text">
      <style:text-properties fo:font-size="10pt" style:font-size-asian="10pt" style:font-size-complex="10pt"/>
    </style:style>
    <style:style style:name="T110_63" style:family="text">
      <style:text-properties fo:font-size="10pt" style:font-size-asian="10pt" style:font-size-complex="10pt"/>
    </style:style>
    <style:style style:name="T110_64" style:family="text">
      <style:text-properties fo:font-size="10pt" style:font-size-asian="10pt" style:font-size-complex="10pt"/>
    </style:style>
    <style:style style:name="T110_65" style:family="text">
      <style:text-properties fo:font-size="10pt" style:font-size-asian="10pt" style:font-size-complex="10pt"/>
    </style:style>
    <style:style style:name="T110_66" style:family="text">
      <style:text-properties fo:font-size="10pt" style:font-size-asian="10pt" style:font-size-complex="10pt"/>
    </style:style>
    <style:style style:name="T110_67" style:family="text">
      <style:text-properties fo:font-size="10pt" style:font-size-asian="10pt" style:font-size-complex="10pt"/>
    </style:style>
    <style:style style:name="T110_68" style:family="text">
      <style:text-properties fo:font-size="10pt" style:font-size-asian="10pt" style:font-size-complex="10pt"/>
    </style:style>
    <style:style style:name="T110_69" style:family="text">
      <style:text-properties fo:font-size="10pt" style:font-size-asian="10pt" style:font-size-complex="10pt"/>
    </style:style>
    <style:style style:name="T110_70" style:family="text">
      <style:text-properties fo:font-size="10pt" style:font-size-asian="10pt" style:font-size-complex="10pt"/>
    </style:style>
    <style:style style:name="T110_71" style:family="text">
      <style:text-properties fo:font-size="10pt" style:font-size-asian="10pt" style:font-size-complex="10pt"/>
    </style:style>
    <style:style style:name="T110_72" style:family="text">
      <style:text-properties fo:font-size="10pt" style:font-size-asian="10pt" style:font-size-complex="10pt"/>
    </style:style>
    <style:style style:name="T110_73" style:family="text">
      <style:text-properties fo:font-size="10pt" style:font-size-asian="10pt" style:font-size-complex="10pt"/>
    </style:style>
    <style:style style:name="T110_74" style:family="text">
      <style:text-properties fo:font-size="10pt" style:font-size-asian="10pt" style:font-size-complex="10pt"/>
    </style:style>
    <style:style style:name="T110_75" style:family="text">
      <style:text-properties fo:font-size="10pt" style:font-size-asian="10pt" style:font-size-complex="10pt"/>
    </style:style>
    <style:style style:name="T110_76" style:family="text">
      <style:text-properties fo:font-size="10pt" style:font-size-asian="10pt" style:font-size-complex="10pt"/>
    </style:style>
    <style:style style:name="T110_77" style:family="text">
      <style:text-properties fo:font-size="10pt" style:font-size-asian="10pt" style:font-size-complex="10pt"/>
    </style:style>
    <style:style style:name="T110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1" style:family="text">
      <style:text-properties fo:font-size="10pt" style:font-size-asian="10pt" style:font-size-complex="10pt"/>
    </style:style>
    <style:style style:name="T112_12" style:family="text">
      <style:text-properties fo:font-size="10pt" style:font-size-asian="10pt" style:font-size-complex="10pt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7" style:family="text">
      <style:text-properties fo:font-size="10pt" style:font-size-asian="10pt" style:font-size-complex="10pt"/>
    </style:style>
    <style:style style:name="T112_18" style:family="text">
      <style:text-properties fo:font-size="10pt" style:font-size-asian="10pt" style:font-size-complex="10pt"/>
    </style:style>
    <style:style style:name="T11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0" style:family="text">
      <style:text-properties fo:font-size="10pt" style:font-size-asian="10pt" style:font-size-complex="10pt"/>
    </style:style>
    <style:style style:name="T11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5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32" style:family="text"/>
    <style:style style:name="T120_33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20_34" style:family="text"/>
    <style:style style:name="T120_35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20_36" style:family="text"/>
    <style:style style:name="T120_37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2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2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30" style:family="paragraph" style:parent-style-name="Standard">
      <style:paragraph-properties fo:text-align="justify" fo:break-before="auto" fo:text-indent="-2.54cm" fo:line-height="108%" fo:margin-top="0cm" fo:margin-bottom="0cm" fo:margin-left="2.54cm" fo:margin-right="0cm" style:writing-mode="lr-tb"/>
      <style:text-properties fo:font-size="10pt" style:font-size-asian="10pt" style:font-size-complex="10pt"/>
    </style:style>
    <style:style style:name="P131" style:family="paragraph" style:parent-style-name="Standard">
      <style:paragraph-properties fo:text-align="justify" fo:break-before="auto" fo:line-height="108%" style:writing-mode="lr-tb"/>
    </style:style>
    <style:style style:name="T1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1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32" style:family="paragraph" style:parent-style-name="Standard">
      <style:paragraph-properties fo:text-align="justify" fo:break-before="auto" fo:text-indent="0cm" fo:line-height="108%" fo:margin-left="2.54cm" style:writing-mode="lr-tb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>
      <style:text-properties fo:font-size="10pt" style:font-size-asian="10pt" style:font-size-complex="10pt"/>
    </style:style>
    <style:style style:name="T132_4" style:family="text">
      <style:text-properties fo:font-size="10pt" style:font-size-asian="10pt" style:font-size-complex="10pt"/>
    </style:style>
    <style:style style:name="T132_5" style:family="text">
      <style:text-properties fo:font-size="10pt" style:font-size-asian="10pt" style:font-size-complex="10pt"/>
    </style:style>
    <style:style style:name="T132_6" style:family="text">
      <style:text-properties fo:font-size="10pt" style:font-size-asian="10pt" style:font-size-complex="10pt"/>
    </style:style>
    <style:style style:name="T132_7" style:family="text">
      <style:text-properties fo:font-size="10pt" style:font-size-asian="10pt" style:font-size-complex="10pt"/>
    </style:style>
    <style:style style:name="T132_8" style:family="text">
      <style:text-properties fo:font-size="10pt" style:font-size-asian="10pt" style:font-size-complex="10pt"/>
    </style:style>
    <style:style style:name="T132_9" style:family="text">
      <style:text-properties fo:font-size="10pt" style:font-size-asian="10pt" style:font-size-complex="10pt"/>
    </style:style>
    <style:style style:name="T132_10" style:family="text">
      <style:text-properties fo:font-size="10pt" style:font-size-asian="10pt" style:font-size-complex="10pt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T132_16" style:family="text">
      <style:text-properties fo:font-size="10pt" style:font-size-asian="10pt" style:font-size-complex="10pt"/>
    </style:style>
    <style:style style:name="T132_17" style:family="text">
      <style:text-properties fo:font-size="10pt" style:font-size-asian="10pt" style:font-size-complex="10pt"/>
    </style:style>
    <style:style style:name="T132_18" style:family="text">
      <style:text-properties fo:font-size="10pt" style:font-size-asian="10pt" style:font-size-complex="10pt"/>
    </style:style>
    <style:style style:name="T132_19" style:family="text">
      <style:text-properties fo:font-size="10pt" style:font-size-asian="10pt" style:font-size-complex="10pt"/>
    </style:style>
    <style:style style:name="T132_20" style:family="text">
      <style:text-properties fo:font-size="10pt" style:font-size-asian="10pt" style:font-size-complex="10pt"/>
    </style:style>
    <style:style style:name="T132_21" style:family="text">
      <style:text-properties fo:font-size="10pt" style:font-size-asian="10pt" style:font-size-complex="10pt"/>
    </style:style>
    <style:style style:name="T132_22" style:family="text">
      <style:text-properties fo:font-size="10pt" style:font-size-asian="10pt" style:font-size-complex="10pt"/>
    </style:style>
    <style:style style:name="T132_23" style:family="text">
      <style:text-properties fo:font-size="10pt" style:font-size-asian="10pt" style:font-size-complex="10pt"/>
    </style:style>
    <style:style style:name="T132_24" style:family="text">
      <style:text-properties fo:font-size="10pt" style:font-size-asian="10pt" style:font-size-complex="10pt"/>
    </style:style>
    <style:style style:name="T132_25" style:family="text">
      <style:text-properties fo:font-size="10pt" style:font-size-asian="10pt" style:font-size-complex="10pt"/>
    </style:style>
    <style:style style:name="T132_26" style:family="text">
      <style:text-properties fo:font-size="10pt" style:font-size-asian="10pt" style:font-size-complex="10pt"/>
    </style:style>
    <style:style style:name="T132_27" style:family="text">
      <style:text-properties fo:font-size="10pt" style:font-size-asian="10pt" style:font-size-complex="10pt"/>
    </style:style>
    <style:style style:name="T132_28" style:family="text">
      <style:text-properties fo:font-size="10pt" style:font-size-asian="10pt" style:font-size-complex="10pt"/>
    </style:style>
    <style:style style:name="T132_29" style:family="text">
      <style:text-properties fo:font-size="10pt" style:font-size-asian="10pt" style:font-size-complex="10pt"/>
    </style:style>
    <style:style style:name="T132_30" style:family="text">
      <style:text-properties fo:font-size="10pt" style:font-size-asian="10pt" style:font-size-complex="10pt"/>
    </style:style>
    <style:style style:name="T132_31" style:family="text">
      <style:text-properties fo:font-size="10pt" style:font-size-asian="10pt" style:font-size-complex="10pt"/>
    </style:style>
    <style:style style:name="T132_32" style:family="text">
      <style:text-properties fo:font-size="10pt" style:font-size-asian="10pt" style:font-size-complex="10pt"/>
    </style:style>
    <style:style style:name="T132_33" style:family="text">
      <style:text-properties fo:font-size="10pt" style:font-size-asian="10pt" style:font-size-complex="10pt"/>
    </style:style>
    <style:style style:name="T132_34" style:family="text">
      <style:text-properties fo:font-size="10pt" style:font-size-asian="10pt" style:font-size-complex="10pt"/>
    </style:style>
    <style:style style:name="T132_35" style:family="text">
      <style:text-properties fo:font-size="10pt" style:font-size-asian="10pt" style:font-size-complex="10pt"/>
    </style:style>
    <style:style style:name="T132_36" style:family="text">
      <style:text-properties fo:font-size="10pt" style:font-size-asian="10pt" style:font-size-complex="10pt"/>
    </style:style>
    <style:style style:name="T132_37" style:family="text">
      <style:text-properties fo:font-size="10pt" style:font-size-asian="10pt" style:font-size-complex="10pt"/>
    </style:style>
    <style:style style:name="T132_38" style:family="text">
      <style:text-properties fo:font-size="10pt" style:font-size-asian="10pt" style:font-size-complex="10pt"/>
    </style:style>
    <style:style style:name="T132_39" style:family="text">
      <style:text-properties fo:font-size="10pt" style:font-size-asian="10pt" style:font-size-complex="10pt"/>
    </style:style>
    <style:style style:name="T132_40" style:family="text">
      <style:text-properties fo:font-size="10pt" style:font-size-asian="10pt" style:font-size-complex="10pt"/>
    </style:style>
    <style:style style:name="T132_41" style:family="text">
      <style:text-properties fo:font-size="10pt" style:font-size-asian="10pt" style:font-size-complex="10pt"/>
    </style:style>
    <style:style style:name="T132_42" style:family="text">
      <style:text-properties fo:font-size="10pt" style:font-size-asian="10pt" style:font-size-complex="10pt"/>
    </style:style>
    <style:style style:name="T132_43" style:family="text">
      <style:text-properties fo:font-size="10pt" style:font-size-asian="10pt" style:font-size-complex="10pt"/>
    </style:style>
    <style:style style:name="T132_44" style:family="text">
      <style:text-properties fo:font-size="10pt" style:font-size-asian="10pt" style:font-size-complex="10pt"/>
    </style:style>
    <style:style style:name="T132_45" style:family="text">
      <style:text-properties fo:font-size="10pt" style:font-size-asian="10pt" style:font-size-complex="10pt"/>
    </style:style>
    <style:style style:name="T132_46" style:family="text">
      <style:text-properties fo:font-size="10pt" style:font-size-asian="10pt" style:font-size-complex="10pt"/>
    </style:style>
    <style:style style:name="T132_47" style:family="text">
      <style:text-properties fo:font-size="10pt" style:font-size-asian="10pt" style:font-size-complex="10pt"/>
    </style:style>
    <style:style style:name="T132_48" style:family="text">
      <style:text-properties fo:font-size="10pt" style:font-size-asian="10pt" style:font-size-complex="10pt"/>
    </style:style>
    <style:style style:name="T132_49" style:family="text">
      <style:text-properties fo:font-size="10pt" style:font-size-asian="10pt" style:font-size-complex="10pt"/>
    </style:style>
    <style:style style:name="T132_50" style:family="text">
      <style:text-properties fo:font-size="10pt" style:font-size-asian="10pt" style:font-size-complex="10pt"/>
    </style:style>
    <style:style style:name="T132_51" style:family="text">
      <style:text-properties fo:font-size="10pt" style:font-size-asian="10pt" style:font-size-complex="10pt"/>
    </style:style>
    <style:style style:name="T132_52" style:family="text">
      <style:text-properties fo:font-size="10pt" style:font-size-asian="10pt" style:font-size-complex="10pt"/>
    </style:style>
    <style:style style:name="T132_53" style:family="text">
      <style:text-properties fo:font-size="10pt" style:font-size-asian="10pt" style:font-size-complex="10pt"/>
    </style:style>
    <style:style style:name="T132_54" style:family="text">
      <style:text-properties fo:font-size="10pt" style:font-size-asian="10pt" style:font-size-complex="10pt"/>
    </style:style>
    <style:style style:name="T132_55" style:family="text">
      <style:text-properties fo:font-size="10pt" style:font-size-asian="10pt" style:font-size-complex="10pt"/>
    </style:style>
    <style:style style:name="T132_56" style:family="text">
      <style:text-properties fo:font-size="10pt" style:font-size-asian="10pt" style:font-size-complex="10pt"/>
    </style:style>
    <style:style style:name="T132_57" style:family="text">
      <style:text-properties fo:font-size="10pt" style:font-size-asian="10pt" style:font-size-complex="10pt"/>
    </style:style>
    <style:style style:name="T132_58" style:family="text">
      <style:text-properties fo:font-size="10pt" style:font-size-asian="10pt" style:font-size-complex="10pt"/>
    </style:style>
    <style:style style:name="T132_59" style:family="text">
      <style:text-properties fo:font-size="10pt" style:font-size-asian="10pt" style:font-size-complex="10pt"/>
    </style:style>
    <style:style style:name="T132_60" style:family="text">
      <style:text-properties fo:font-size="10pt" style:font-size-asian="10pt" style:font-size-complex="10pt"/>
    </style:style>
    <style:style style:name="T132_61" style:family="text">
      <style:text-properties fo:font-size="10pt" style:font-size-asian="10pt" style:font-size-complex="10pt"/>
    </style:style>
    <style:style style:name="T132_62" style:family="text">
      <style:text-properties fo:font-size="10pt" style:font-size-asian="10pt" style:font-size-complex="10pt"/>
    </style:style>
    <style:style style:name="T132_63" style:family="text">
      <style:text-properties fo:font-size="10pt" style:font-size-asian="10pt" style:font-size-complex="10pt"/>
    </style:style>
    <style:style style:name="T132_64" style:family="text">
      <style:text-properties fo:font-size="10pt" style:font-size-asian="10pt" style:font-size-complex="10pt"/>
    </style:style>
    <style:style style:name="T132_65" style:family="text">
      <style:text-properties fo:font-size="10pt" style:font-size-asian="10pt" style:font-size-complex="10pt"/>
    </style:style>
    <style:style style:name="T132_66" style:family="text">
      <style:text-properties fo:font-size="10pt" style:font-size-asian="10pt" style:font-size-complex="10pt"/>
    </style:style>
    <style:style style:name="T132_67" style:family="text">
      <style:text-properties fo:font-size="10pt" style:font-size-asian="10pt" style:font-size-complex="10pt"/>
    </style:style>
    <style:style style:name="T132_68" style:family="text">
      <style:text-properties fo:font-size="10pt" style:font-size-asian="10pt" style:font-size-complex="10pt"/>
    </style:style>
    <style:style style:name="T132_69" style:family="text">
      <style:text-properties fo:font-size="10pt" style:font-size-asian="10pt" style:font-size-complex="10pt"/>
    </style:style>
    <style:style style:name="T132_70" style:family="text">
      <style:text-properties fo:font-size="10pt" style:font-size-asian="10pt" style:font-size-complex="10pt"/>
    </style:style>
    <style:style style:name="T132_71" style:family="text">
      <style:text-properties fo:font-size="10pt" style:font-size-asian="10pt" style:font-size-complex="10pt"/>
    </style:style>
    <style:style style:name="T132_72" style:family="text">
      <style:text-properties fo:font-size="10pt" style:font-size-asian="10pt" style:font-size-complex="10pt"/>
    </style:style>
    <style:style style:name="T132_73" style:family="text">
      <style:text-properties fo:font-size="10pt" style:font-size-asian="10pt" style:font-size-complex="10pt"/>
    </style:style>
    <style:style style:name="T132_74" style:family="text">
      <style:text-properties fo:font-size="10pt" style:font-size-asian="10pt" style:font-size-complex="10pt"/>
    </style:style>
    <style:style style:name="T132_75" style:family="text">
      <style:text-properties fo:font-size="10pt" style:font-size-asian="10pt" style:font-size-complex="10pt"/>
    </style:style>
    <style:style style:name="T132_76" style:family="text">
      <style:text-properties fo:font-size="10pt" style:font-size-asian="10pt" style:font-size-complex="10pt"/>
    </style:style>
    <style:style style:name="T132_77" style:family="text">
      <style:text-properties fo:font-size="10pt" style:font-size-asian="10pt" style:font-size-complex="10pt"/>
    </style:style>
    <style:style style:name="T132_78" style:family="text">
      <style:text-properties fo:font-size="10pt" style:font-size-asian="10pt" style:font-size-complex="10pt"/>
    </style:style>
    <style:style style:name="T132_79" style:family="text">
      <style:text-properties fo:font-size="10pt" style:font-size-asian="10pt" style:font-size-complex="10pt"/>
    </style:style>
    <style:style style:name="T132_80" style:family="text">
      <style:text-properties fo:font-size="10pt" style:font-size-asian="10pt" style:font-size-complex="10pt"/>
    </style:style>
    <style:style style:name="T132_81" style:family="text">
      <style:text-properties fo:font-size="10pt" style:font-size-asian="10pt" style:font-size-complex="10pt"/>
    </style:style>
    <style:style style:name="T132_82" style:family="text">
      <style:text-properties fo:font-size="10pt" style:font-size-asian="10pt" style:font-size-complex="10pt"/>
    </style:style>
    <style:style style:name="T132_83" style:family="text">
      <style:text-properties fo:font-size="10pt" style:font-size-asian="10pt" style:font-size-complex="10pt"/>
    </style:style>
    <style:style style:name="T132_84" style:family="text">
      <style:text-properties fo:font-size="10pt" style:font-size-asian="10pt" style:font-size-complex="10pt"/>
    </style:style>
    <style:style style:name="T132_85" style:family="text">
      <style:text-properties fo:font-size="10pt" style:font-size-asian="10pt" style:font-size-complex="10pt"/>
    </style:style>
    <style:style style:name="T132_86" style:family="text">
      <style:text-properties fo:font-size="10pt" style:font-size-asian="10pt" style:font-size-complex="10pt"/>
    </style:style>
    <style:style style:name="T132_87" style:family="text">
      <style:text-properties fo:font-size="10pt" style:font-size-asian="10pt" style:font-size-complex="10pt"/>
    </style:style>
    <style:style style:name="T132_88" style:family="text">
      <style:text-properties fo:font-size="10pt" style:font-size-asian="10pt" style:font-size-complex="10pt"/>
    </style:style>
    <style:style style:name="T132_89" style:family="text">
      <style:text-properties fo:font-size="10pt" style:font-size-asian="10pt" style:font-size-complex="10pt"/>
    </style:style>
    <style:style style:name="T132_90" style:family="text">
      <style:text-properties fo:font-size="10pt" style:font-size-asian="10pt" style:font-size-complex="10pt"/>
    </style:style>
    <style:style style:name="T132_91" style:family="text">
      <style:text-properties fo:font-size="10pt" style:font-size-asian="10pt" style:font-size-complex="10pt"/>
    </style:style>
    <style:style style:name="T132_92" style:family="text">
      <style:text-properties fo:font-size="10pt" style:font-size-asian="10pt" style:font-size-complex="10pt"/>
    </style:style>
    <style:style style:name="T132_93" style:family="text">
      <style:text-properties fo:font-size="10pt" style:font-size-asian="10pt" style:font-size-complex="10pt"/>
    </style:style>
    <style:style style:name="T132_94" style:family="text">
      <style:text-properties fo:font-size="10pt" style:font-size-asian="10pt" style:font-size-complex="10pt"/>
    </style:style>
    <style:style style:name="T132_95" style:family="text">
      <style:text-properties fo:font-size="10pt" style:font-size-asian="10pt" style:font-size-complex="10pt"/>
    </style:style>
    <style:style style:name="T132_96" style:family="text">
      <style:text-properties fo:font-size="10pt" style:font-size-asian="10pt" style:font-size-complex="10pt"/>
    </style:style>
    <style:style style:name="T132_97" style:family="text">
      <style:text-properties fo:font-size="10pt" style:font-size-asian="10pt" style:font-size-complex="10pt"/>
    </style:style>
    <style:style style:name="T132_98" style:family="text">
      <style:text-properties fo:font-size="10pt" style:font-size-asian="10pt" style:font-size-complex="10pt"/>
    </style:style>
    <style:style style:name="T132_99" style:family="text">
      <style:text-properties fo:font-size="10pt" style:font-size-asian="10pt" style:font-size-complex="10pt"/>
    </style:style>
    <style:style style:name="T132_100" style:family="text">
      <style:text-properties fo:font-size="10pt" style:font-size-asian="10pt" style:font-size-complex="10pt"/>
    </style:style>
    <style:style style:name="T132_101" style:family="text">
      <style:text-properties fo:font-size="10pt" style:font-size-asian="10pt" style:font-size-complex="10pt"/>
    </style:style>
    <style:style style:name="T132_102" style:family="text">
      <style:text-properties fo:font-size="10pt" style:font-size-asian="10pt" style:font-size-complex="10pt"/>
    </style:style>
    <style:style style:name="T132_103" style:family="text">
      <style:text-properties fo:font-size="10pt" style:font-size-asian="10pt" style:font-size-complex="10pt"/>
    </style:style>
    <style:style style:name="T132_104" style:family="text">
      <style:text-properties fo:font-size="10pt" style:font-size-asian="10pt" style:font-size-complex="10pt"/>
    </style:style>
    <style:style style:name="T132_105" style:family="text">
      <style:text-properties fo:font-size="10pt" style:font-size-asian="10pt" style:font-size-complex="10pt"/>
    </style:style>
    <style:style style:name="T132_106" style:family="text">
      <style:text-properties fo:font-size="10pt" style:font-size-asian="10pt" style:font-size-complex="10pt"/>
    </style:style>
    <style:style style:name="T132_107" style:family="text">
      <style:text-properties fo:font-size="10pt" style:font-size-asian="10pt" style:font-size-complex="10pt"/>
    </style:style>
    <style:style style:name="T132_108" style:family="text">
      <style:text-properties fo:font-size="10pt" style:font-size-asian="10pt" style:font-size-complex="10pt"/>
    </style:style>
    <style:style style:name="T132_109" style:family="text">
      <style:text-properties fo:font-size="10pt" style:font-size-asian="10pt" style:font-size-complex="10pt"/>
    </style:style>
    <style:style style:name="T132_110" style:family="text">
      <style:text-properties fo:font-size="10pt" style:font-size-asian="10pt" style:font-size-complex="10pt"/>
    </style:style>
    <style:style style:name="T132_111" style:family="text">
      <style:text-properties fo:font-size="10pt" style:font-size-asian="10pt" style:font-size-complex="10pt"/>
    </style:style>
    <style:style style:name="T132_112" style:family="text">
      <style:text-properties fo:font-size="10pt" style:font-size-asian="10pt" style:font-size-complex="10pt"/>
    </style:style>
    <style:style style:name="T132_113" style:family="text">
      <style:text-properties fo:font-size="10pt" style:font-size-asian="10pt" style:font-size-complex="10pt"/>
    </style:style>
    <style:style style:name="T132_114" style:family="text">
      <style:text-properties fo:font-size="10pt" style:font-size-asian="10pt" style:font-size-complex="10pt"/>
    </style:style>
    <style:style style:name="T132_115" style:family="text">
      <style:text-properties fo:font-size="10pt" style:font-size-asian="10pt" style:font-size-complex="10pt"/>
    </style:style>
    <style:style style:name="T132_116" style:family="text">
      <style:text-properties fo:font-size="10pt" style:font-size-asian="10pt" style:font-size-complex="10pt"/>
    </style:style>
    <style:style style:name="T132_117" style:family="text">
      <style:text-properties fo:font-size="10pt" style:font-size-asian="10pt" style:font-size-complex="10pt"/>
    </style:style>
    <style:style style:name="T132_118" style:family="text">
      <style:text-properties fo:font-size="10pt" style:font-size-asian="10pt" style:font-size-complex="10pt"/>
    </style:style>
    <style:style style:name="T132_119" style:family="text">
      <style:text-properties fo:font-size="10pt" style:font-size-asian="10pt" style:font-size-complex="10pt"/>
    </style:style>
    <style:style style:name="T132_120" style:family="text">
      <style:text-properties fo:font-size="10pt" style:font-size-asian="10pt" style:font-size-complex="10pt"/>
    </style:style>
    <style:style style:name="T132_121" style:family="text">
      <style:text-properties fo:font-size="10pt" style:font-size-asian="10pt" style:font-size-complex="10pt"/>
    </style:style>
    <style:style style:name="T132_122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text-align="justify" fo:break-before="auto" fo:line-height="108%" style:writing-mode="lr-tb"/>
    </style:style>
    <style:style style:name="T133_1" style:family="text">
      <style:text-properties fo:font-size="10pt" style:font-size-asian="10pt" style:font-size-complex="10pt" fo:font-weight="bold" style:font-weight-asian="bold" style:font-weight-complex="bold"/>
    </style:style>
    <style:style style:name="T133_2" style:family="text">
      <style:text-properties fo:font-size="10pt" style:font-size-asian="10pt" style:font-size-complex="10pt" fo:font-weight="bold" style:font-weight-asian="bold" style:font-weight-complex="bold"/>
    </style:style>
    <style:style style:name="T133_3" style:family="text">
      <style:text-properties fo:font-size="10pt" style:font-size-asian="10pt" style:font-size-complex="10pt"/>
    </style:style>
    <style:style style:name="P134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35" style:family="paragraph" style:parent-style-name="Standard">
      <style:paragraph-properties fo:text-align="justify" fo:break-before="auto" fo:line-height="108%" fo:margin-left="2.54cm" style:writing-mode="lr-tb"/>
    </style:style>
    <style:style style:name="T135_1" style:family="text">
      <style:text-properties fo:font-size="10pt" style:font-size-asian="10pt" style:font-size-complex="10pt" fo:font-weight="bold" style:font-weight-asian="bold" style:font-weight-complex="bold"/>
    </style:style>
    <style:style style:name="T135_2" style:family="text">
      <style:text-properties fo:font-size="10pt" style:font-size-asian="10pt" style:font-size-complex="10pt" fo:font-weight="bold" style:font-weight-asian="bold" style:font-weight-complex="bold"/>
    </style:style>
    <style:style style:name="T135_3" style:family="text">
      <style:text-properties fo:font-size="10pt" style:font-size-asian="10pt" style:font-size-complex="10pt"/>
    </style:style>
    <style:style style:name="T135_4" style:family="text">
      <style:text-properties fo:font-size="10pt" style:font-size-asian="10pt" style:font-size-complex="10pt"/>
    </style:style>
    <style:style style:name="T135_5" style:family="text">
      <style:text-properties fo:font-size="10pt" style:font-size-asian="10pt" style:font-size-complex="10pt"/>
    </style:style>
    <style:style style:name="T135_6" style:family="text">
      <style:text-properties fo:font-size="10pt" style:font-size-asian="10pt" style:font-size-complex="10pt"/>
    </style:style>
    <style:style style:name="T135_7" style:family="text">
      <style:text-properties fo:font-size="10pt" style:font-size-asian="10pt" style:font-size-complex="10pt"/>
    </style:style>
    <style:style style:name="T135_8" style:family="text">
      <style:text-properties fo:font-size="10pt" style:font-size-asian="10pt" style:font-size-complex="10pt"/>
    </style:style>
    <style:style style:name="T135_9" style:family="text">
      <style:text-properties fo:font-size="10pt" style:font-size-asian="10pt" style:font-size-complex="10pt"/>
    </style:style>
    <style:style style:name="T135_10" style:family="text">
      <style:text-properties fo:font-size="10pt" style:font-size-asian="10pt" style:font-size-complex="10pt"/>
    </style:style>
    <style:style style:name="T135_11" style:family="text">
      <style:text-properties fo:font-size="10pt" style:font-size-asian="10pt" style:font-size-complex="10pt"/>
    </style:style>
    <style:style style:name="T135_12" style:family="text">
      <style:text-properties fo:font-size="10pt" style:font-size-asian="10pt" style:font-size-complex="10pt"/>
    </style:style>
    <style:style style:name="T135_13" style:family="text">
      <style:text-properties fo:font-size="10pt" style:font-size-asian="10pt" style:font-size-complex="10pt"/>
    </style:style>
    <style:style style:name="T135_14" style:family="text">
      <style:text-properties fo:font-size="10pt" style:font-size-asian="10pt" style:font-size-complex="10pt"/>
    </style:style>
    <style:style style:name="T135_15" style:family="text">
      <style:text-properties fo:font-size="10pt" style:font-size-asian="10pt" style:font-size-complex="10pt"/>
    </style:style>
    <style:style style:name="P13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13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8" style:family="paragraph" style:parent-style-name="Standard">
      <style:paragraph-properties fo:text-align="justify" fo:break-before="auto" fo:text-indent="0cm" fo:line-height="108%" fo:margin-top="0cm" fo:margin-left="2.54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-2.54cm" fo:line-height="108%" fo:margin-top="0cm" fo:margin-left="2.54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mitry</text:span><text:span text:style-name="T1_2"><text:s/></text:span><text:span text:style-name="T1_3">Polishuk</text:span><text:span text:style-name="T1_4"><text:tab/></text:span></text:p>
      <text:p text:style-name="P2"><text:span text:style-name="T2_1">Senior</text:span><text:span text:style-name="T2_2"><text:s/></text:span><text:span text:style-name="T2_3">Software</text:span><text:span text:style-name="T2_4"><text:s/></text:span><text:span text:style-name="T2_5">Engineer</text:span><text:span text:style-name="T2_6"><text:s/>/<text:s/></text:span><text:span text:style-name="T2_7">Teamlead</text:span></text:p>
      <text:p text:style-name="P3"><text:span text:style-name="T3_1">Expirienced</text:span><text:span text:style-name="T3_2"><text:s/></text:span><text:span text:style-name="T3_3">software</text:span><text:span text:style-name="T3_4"><text:s/></text:span><text:span text:style-name="T3_5">engineer</text:span><text:span text:style-name="T3_6"><text:s/>&amp;<text:s/></text:span><text:span text:style-name="T3_7">devops</text:span><text:span text:style-name="T3_8"><text:s/></text:span><text:span text:style-name="T3_9">who</text:span><text:span text:style-name="T3_10"><text:s/></text:span><text:span text:style-name="T3_11">is</text:span><text:span text:style-name="T3_12"><text:s/></text:span><text:span text:style-name="T3_13">looking</text:span><text:span text:style-name="T3_14"><text:s/></text:span><text:span text:style-name="T3_15">for</text:span><text:span text:style-name="T3_16"><text:s/></text:span><text:span text:style-name="T3_17">building</text:span><text:span text:style-name="T3_18"><text:s/></text:span><text:span text:style-name="T3_19">complex</text:span><text:span text:style-name="T3_20"><text:s/></text:span><text:span text:style-name="T3_21">systems</text:span><text:span text:style-name="T3_22"><text:s/></text:span><text:span text:style-name="T3_23">in</text:span><text:span text:style-name="T3_24"><text:s/></text:span><text:span text:style-name="T3_25">java</text:span><text:span text:style-name="T3_26">,<text:s/></text:span><text:span text:style-name="T3_27">c</text:span><text:span text:style-name="T3_28">++.<text:s/></text:span><text:span text:style-name="T3_29">Remote</text:span><text:span text:style-name="T3_30"><text:s/></text:span><text:span text:style-name="T3_31">positions</text:span><text:span text:style-name="T3_32"><text:s/></text:span><text:span text:style-name="T3_33">preferred</text:span><text:span text:style-name="T3_34">.<text:s/></text:span></text:p>
      <text:p text:style-name="P4"/>
      <text:p text:style-name="P5"><text:span text:style-name="T5_1">email</text:span><text:span text:style-name="T5_2">:<text:s/></text:span><text:span text:style-name="T5_3"><text:a xlink:type="simple" xlink:href="mailto:dmitry.polishuk@gmail.com"><text:span text:style-name="T5_4">dmitry</text:span></text:a></text:span><text:span text:style-name="T5_5"><text:a xlink:type="simple" xlink:href="mailto:dmitry.polishuk@gmail.com"><text:span text:style-name="T5_6">.</text:span></text:a></text:span><text:span text:style-name="T5_7"><text:a xlink:type="simple" xlink:href="mailto:dmitry.polishuk@gmail.com"><text:span text:style-name="T5_8">polishuk</text:span></text:a></text:span><text:span text:style-name="T5_9"><text:a xlink:type="simple" xlink:href="mailto:dmitry.polishuk@gmail.com"><text:span text:style-name="T5_10">@</text:span></text:a></text:span><text:span text:style-name="T5_11"><text:a xlink:type="simple" xlink:href="mailto:dmitry.polishuk@gmail.com"><text:span text:style-name="T5_12">gmail</text:span></text:a></text:span><text:span text:style-name="T5_13"><text:a xlink:type="simple" xlink:href="mailto:dmitry.polishuk@gmail.com"><text:span text:style-name="T5_14">.</text:span></text:a></text:span><text:span text:style-name="T5_15"><text:a xlink:type="simple" xlink:href="mailto:dmitry.polishuk@gmail.com"><text:span text:style-name="T5_16">com</text:span></text:a></text:span></text:p>
      <text:p text:style-name="P6"><text:span text:style-name="T6_1">github</text:span><text:span text:style-name="T6_2">:<text:s/></text:span><text:span text:style-name="T6_3"><text:a xlink:type="simple" xlink:href="https://github.com/dpolishuk/"><text:span text:style-name="T6_4">https</text:span></text:a></text:span><text:span text:style-name="T6_5"><text:a xlink:type="simple" xlink:href="https://github.com/dpolishuk/"><text:span text:style-name="T6_6">://</text:span></text:a></text:span><text:span text:style-name="T6_7"><text:a xlink:type="simple" xlink:href="https://github.com/dpolishuk/"><text:span text:style-name="T6_8">github</text:span></text:a></text:span><text:span text:style-name="T6_9"><text:a xlink:type="simple" xlink:href="https://github.com/dpolishuk/"><text:span text:style-name="T6_10">.</text:span></text:a></text:span><text:span text:style-name="T6_11"><text:a xlink:type="simple" xlink:href="https://github.com/dpolishuk/"><text:span text:style-name="T6_12">com</text:span></text:a></text:span><text:span text:style-name="T6_13"><text:a xlink:type="simple" xlink:href="https://github.com/dpolishuk/"><text:span text:style-name="T6_14">/</text:span></text:a></text:span><text:span text:style-name="T6_15"><text:a xlink:type="simple" xlink:href="https://github.com/dpolishuk/"><text:span text:style-name="T6_16">dpolishuk</text:span></text:a></text:span><text:span text:style-name="T6_17"><text:a xlink:type="simple" xlink:href="https://github.com/dpolishuk/"><text:span text:style-name="T6_18">/</text:span></text:a></text:span></text:p>
      <text:p text:style-name="P7"><text:span text:style-name="T7_1">skype</text:span><text:span text:style-name="T7_2">:<text:s/></text:span><text:span text:style-name="T7_3">dmitry</text:span><text:span text:style-name="T7_4">.</text:span><text:span text:style-name="T7_5">polishuk</text:span></text:p>
      <text:p text:style-name="P8"><text:span text:style-name="T8_1">phone</text:span><text:span text:style-name="T8_2">:<text:s/>+79263930323</text:span></text:p>
      <text:p text:style-name="P9"/>
      <text:p text:style-name="P10"><text:span text:style-name="T10_1">Summary</text:span><text:span text:style-name="T10_2">:<text:s/></text:span><text:span text:style-name="T10_3"><text:line-break/><text:s text:c="15"/>8</text:span><text:span text:style-name="T10_4"><text:s/></text:span><text:span text:style-name="T10_5">years</text:span><text:span text:style-name="T10_6"><text:s/></text:span><text:span text:style-name="T10_7">of</text:span><text:span text:style-name="T10_8"><text:s/></text:span><text:span text:style-name="T10_9">expertise</text:span><text:span text:style-name="T10_10"><text:s/></text:span><text:span text:style-name="T10_11">in</text:span><text:span text:style-name="T10_12"><text:s/></text:span><text:span text:style-name="T10_13">software</text:span><text:span text:style-name="T10_14"><text:s/></text:span><text:span text:style-name="T10_15">development</text:span><text:span text:style-name="T10_16"><text:s/>(</text:span><text:span text:style-name="T10_17">using</text:span><text:span text:style-name="T10_18"><text:s/></text:span><text:span text:style-name="T10_19">C</text:span><text:span text:style-name="T10_20">/</text:span><text:span text:style-name="T10_21">C</text:span><text:span text:style-name="T10_22">++,<text:s/></text:span><text:span text:style-name="T10_23">Java</text:span><text:span text:style-name="T10_24">,<text:s/></text:span><text:span text:style-name="T10_25">Android</text:span><text:span text:style-name="T10_26">,<text:s/></text:span><text:span text:style-name="T10_27">Perl</text:span><text:span text:style-name="T10_28">,<text:s/></text:span><text:span text:style-name="T10_29">Win</text:span><text:span text:style-name="T10_30">32<text:s/></text:span><text:span text:style-name="T10_31">API</text:span><text:span text:style-name="T10_32">,<text:s/></text:span><text:span text:style-name="T10_33">and</text:span><text:span text:style-name="T10_34"><text:s/></text:span><text:span text:style-name="T10_35">Linux</text:span><text:span text:style-name="T10_36">)</text:span></text:p>
      <text:p text:style-name="P11"><text:span text:style-name="T11_1">8<text:s/></text:span><text:span text:style-name="T11_2">years</text:span><text:span text:style-name="T11_3"><text:s/></text:span><text:span text:style-name="T11_4">of</text:span><text:span text:style-name="T11_5"><text:s/></text:span><text:span text:style-name="T11_6">expertise</text:span><text:span text:style-name="T11_7"><text:s/></text:span><text:span text:style-name="T11_8">in</text:span><text:span text:style-name="T11_9"><text:s/></text:span><text:span text:style-name="T11_10">building</text:span><text:span text:style-name="T11_11"><text:s/></text:span><text:span text:style-name="T11_12">telecommunications</text:span><text:span text:style-name="T11_13"><text:s/>&amp;<text:s/></text:span><text:span text:style-name="T11_14">multimedia</text:span><text:span text:style-name="T11_15"><text:s/></text:span><text:span text:style-name="T11_16">projects</text:span></text:p>
      <text:p text:style-name="P12"><text:span text:style-name="T12_1">3<text:s/></text:span><text:span text:style-name="T12_2">years</text:span><text:span text:style-name="T12_3"><text:s/></text:span><text:span text:style-name="T12_4">of</text:span><text:span text:style-name="T12_5"><text:s/></text:span><text:span text:style-name="T12_6">expertise</text:span><text:span text:style-name="T12_7"><text:s/></text:span><text:span text:style-name="T12_8">in</text:span><text:span text:style-name="T12_9"><text:s/></text:span><text:span text:style-name="T12_10">Android</text:span><text:span text:style-name="T12_11"><text:s/></text:span><text:span text:style-name="T12_12">development</text:span></text:p>
      <text:p text:style-name="P13"><text:span text:style-name="T13_1">3<text:s/></text:span><text:span text:style-name="T13_2">years</text:span><text:span text:style-name="T13_3"><text:s/></text:span><text:span text:style-name="T13_4">of</text:span><text:span text:style-name="T13_5"><text:s/></text:span><text:span text:style-name="T13_6">expertise</text:span><text:span text:style-name="T13_7"><text:s/></text:span><text:span text:style-name="T13_8">in</text:span><text:span text:style-name="T13_9"><text:s/></text:span><text:span text:style-name="T13_10">development</text:span><text:span text:style-name="T13_11"><text:s/></text:span><text:span text:style-name="T13_12">related</text:span><text:span text:style-name="T13_13"><text:s/></text:span><text:span text:style-name="T13_14">to</text:span><text:span text:style-name="T13_15"><text:s/></text:span><text:span text:style-name="T13_16">broadband</text:span><text:span text:style-name="T13_17"><text:s/></text:span><text:span text:style-name="T13_18">wireless</text:span><text:span text:style-name="T13_19"><text:s/></text:span><text:span text:style-name="T13_20">communications</text:span><text:span text:style-name="T13_21"><text:s/>(</text:span><text:span text:style-name="T13_22">WiMax</text:span><text:span text:style-name="T13_23">,<text:s/></text:span><text:span text:style-name="T13_24">WiFi</text:span><text:span text:style-name="T13_25">)</text:span></text:p>
      <text:p text:style-name="P14"><text:span text:style-name="T14_1">Wide</text:span><text:span text:style-name="T14_2"><text:s/></text:span><text:span text:style-name="T14_3">range</text:span><text:span text:style-name="T14_4"><text:s/></text:span><text:span text:style-name="T14_5">of</text:span><text:span text:style-name="T14_6"><text:s/></text:span><text:span text:style-name="T14_7">expertise</text:span><text:span text:style-name="T14_8"><text:s/></text:span><text:span text:style-name="T14_9">in</text:span><text:span text:style-name="T14_10"><text:s/></text:span><text:span text:style-name="T14_11">software</text:span><text:span text:style-name="T14_12"><text:s/></text:span><text:span text:style-name="T14_13">and</text:span><text:span text:style-name="T14_14"><text:s/></text:span><text:span text:style-name="T14_15">hardware</text:span><text:span text:style-name="T14_16"><text:s/></text:span><text:span text:style-name="T14_17">systems</text:span><text:span text:style-name="T14_18">,<text:s/></text:span><text:span text:style-name="T14_19">networks</text:span><text:span text:style-name="T14_20"><text:s/></text:span><text:span text:style-name="T14_21">and</text:span><text:span text:style-name="T14_22"><text:s/></text:span><text:span text:style-name="T14_23">electronics</text:span></text:p>
      <text:list text:style-name="LS1" xml:id="list0">
        <text:list-item>
          <text:list>
            <text:list-item>
              <text:p text:style-name="P15"><text:span text:style-name="T15_1">C</text:span><text:span text:style-name="T15_2">/</text:span><text:span text:style-name="T15_3">C</text:span><text:span text:style-name="T15_4">++</text:span></text:p>
            </text:list-item>
            <text:list-item>
              <text:p text:style-name="P16"><text:span text:style-name="T16_1">Java</text:span></text:p>
            </text:list-item>
            <text:list-item>
              <text:p text:style-name="P17"><text:span text:style-name="T17_1">Android</text:span><text:span text:style-name="T17_2"><text:s/></text:span><text:span text:style-name="T17_3">development</text:span></text:p>
            </text:list-item>
            <text:list-item>
              <text:p text:style-name="P18"><text:span text:style-name="T18_1">Linux</text:span><text:span text:style-name="T18_2">/</text:span><text:span text:style-name="T18_3">UNIX</text:span><text:span text:style-name="T18_4">,<text:s/></text:span><text:span text:style-name="T18_5">including</text:span><text:span text:style-name="T18_6"><text:s/></text:span><text:span text:style-name="T18_7">standard</text:span><text:span text:style-name="T18_8"><text:s/></text:span><text:span text:style-name="T18_9">Unix</text:span><text:span text:style-name="T18_10"><text:s/></text:span><text:span text:style-name="T18_11">tools</text:span></text:p>
            </text:list-item>
            <text:list-item>
              <text:p text:style-name="P19"><text:span text:style-name="T19_1">Windows</text:span><text:span text:style-name="T19_2"><text:s/></text:span><text:span text:style-name="T19_3">architecture</text:span><text:span text:style-name="T19_4"><text:s/></text:span><text:span text:style-name="T19_5">and</text:span><text:span text:style-name="T19_6"><text:s/></text:span><text:span text:style-name="T19_7">internal</text:span><text:span text:style-name="T19_8"><text:s/></text:span><text:span text:style-name="T19_9">components</text:span></text:p>
            </text:list-item>
            <text:list-item>
              <text:p text:style-name="P20"><text:span text:style-name="T20_1">LAMP</text:span><text:span text:style-name="T20_2"><text:s/>(</text:span><text:span text:style-name="T20_3">Linux</text:span><text:span text:style-name="T20_4">/</text:span><text:span text:style-name="T20_5">Apache</text:span><text:span text:style-name="T20_6">/</text:span><text:span text:style-name="T20_7">MySQL</text:span><text:span text:style-name="T20_8">/</text:span><text:span text:style-name="T20_9">Perl</text:span><text:span text:style-name="T20_10"><text:s/></text:span><text:span text:style-name="T20_11">or</text:span><text:span text:style-name="T20_12"><text:s/></text:span><text:span text:style-name="T20_13">Python</text:span><text:span text:style-name="T20_14">)</text:span></text:p>
            </text:list-item>
          </text:list>
        </text:list-item>
      </text:list>
      <text:p text:style-name="P21"><text:span text:style-name="T21_1">Education</text:span><text:span text:style-name="T21_2">:</text:span></text:p>
      <text:p text:style-name="P22"><text:span text:style-name="T22_1">MS</text:span><text:span text:style-name="T22_2"><text:s/></text:span><text:span text:style-name="T22_3">Computer</text:span><text:span text:style-name="T22_4"><text:s/></text:span><text:span text:style-name="T22_5">Security</text:span><text:span text:style-name="T22_6">.<text:s/></text:span><text:span text:style-name="T22_7">Voronezh</text:span><text:span text:style-name="T22_8"><text:s/></text:span><text:span text:style-name="T22_9">State</text:span><text:span text:style-name="T22_10"><text:s/></text:span><text:span text:style-name="T22_11">Technical</text:span><text:span text:style-name="T22_12"><text:s/></text:span><text:span text:style-name="T22_13">University</text:span><text:span text:style-name="T22_14">,<text:s/></text:span><text:span text:style-name="T22_15">Voronezh</text:span><text:span text:style-name="T22_16">,<text:s/></text:span><text:span text:style-name="T22_17">Russia</text:span><text:span text:style-name="T22_18"><text:s/><text:tab/><text:tab/></text:span></text:p>
      <text:p text:style-name="P23"/>
      <text:p text:style-name="P24"><text:span text:style-name="T24_1">Working</text:span><text:span text:style-name="T24_2"><text:s/></text:span><text:span text:style-name="T24_3">Experience</text:span><text:span text:style-name="T24_4">:</text:span></text:p>
      <text:p text:style-name="P25"><text:span text:style-name="T25_1"><text:tab/></text:span><text:span text:style-name="T25_2"><text:a xlink:type="simple" xlink:href="http://neosphere.com"><text:span text:style-name="T25_3">NeoSpherePlus</text:span></text:a></text:span><text:span text:style-name="T25_4"><text:s text:c="100"/></text:span><text:span text:style-name="T25_5">2014<text:s/>-<text:s/></text:span><text:span text:style-name="T25_6">present</text:span></text:p>
      <text:p text:style-name="P26"><text:span text:style-name="T26_1"><text:tab/></text:span><text:span text:style-name="T26_2">Lead</text:span><text:span text:style-name="T26_3"><text:s/></text:span><text:span text:style-name="T26_4">Android</text:span><text:span text:style-name="T26_5"><text:s/></text:span><text:span text:style-name="T26_6">Developer</text:span><text:span text:style-name="T26_7"><text:s/></text:span></text:p>
      <text:p text:style-name="P27"><text:span text:style-name="T27_1"><text:tab/><text:tab/></text:span><text:span text:style-name="T27_2">Designed</text:span><text:span text:style-name="T27_3"><text:s/>&amp;<text:s/></text:span><text:span text:style-name="T27_4">implemented</text:span><text:span text:style-name="T27_5"><text:s/></text:span><text:span text:style-name="T27_6">taxi</text:span><text:span text:style-name="T27_7"><text:s/></text:span><text:span text:style-name="T27_8">orders</text:span><text:span text:style-name="T27_9"><text:s/></text:span><text:span text:style-name="T27_10">analyzer</text:span><text:span text:style-name="T27_11"><text:s/></text:span><text:span text:style-name="T27_12">client</text:span><text:span text:style-name="T27_13"><text:s/></text:span><text:span text:style-name="T27_14">for</text:span><text:span text:style-name="T27_15"><text:s/></text:span><text:span text:style-name="T27_16">taxi</text:span><text:span text:style-name="T27_17">-</text:span><text:span text:style-name="T27_18">drivers</text:span></text:p>
      <text:p text:style-name="P28"><text:span text:style-name="T28_1">Implemented</text:span><text:span text:style-name="T28_2"><text:s/></text:span><text:span text:style-name="T28_3">chat</text:span><text:span text:style-name="T28_4"><text:s/></text:span><text:span text:style-name="T28_5">messenger</text:span><text:span text:style-name="T28_6"><text:s/></text:span><text:span text:style-name="T28_7">with</text:span><text:span text:style-name="T28_8"><text:s/></text:span><text:span text:style-name="T28_9">rich</text:span><text:span text:style-name="T28_10"><text:s/></text:span><text:span text:style-name="T28_11">multimedia</text:span><text:span text:style-name="T28_12"><text:s/></text:span><text:span text:style-name="T28_13">stuff</text:span><text:span text:style-name="T28_14"><text:s/>(</text:span><text:span text:style-name="T28_15">photo</text:span><text:span text:style-name="T28_16">/</text:span><text:span text:style-name="T28_17">video</text:span><text:span text:style-name="T28_18"><text:s/></text:span><text:span text:style-name="T28_19">sharing</text:span><text:span text:style-name="T28_20">,<text:s/></text:span><text:span text:style-name="T28_21">stickers</text:span><text:span text:style-name="T28_22">)<text:s/></text:span></text:p>
      <text:p text:style-name="P29"><text:span text:style-name="T29_1">Implemented</text:span><text:span text:style-name="T29_2"><text:s/></text:span><text:span text:style-name="T29_3">Time</text:span><text:span text:style-name="T29_4">-</text:span><text:span text:style-name="T29_5">Based</text:span><text:span text:style-name="T29_6"><text:s/></text:span><text:span text:style-name="T29_7">One</text:span><text:span text:style-name="T29_8">-</text:span><text:span text:style-name="T29_9">Password</text:span><text:span text:style-name="T29_10"><text:s/></text:span><text:span text:style-name="T29_11">client</text:span><text:span text:style-name="T29_12"><text:s/></text:span><text:span text:style-name="T29_13">for</text:span><text:span text:style-name="T29_14"><text:s/></text:span><text:span text:style-name="T29_15">one</text:span><text:span text:style-name="T29_16"><text:s/></text:span><text:span text:style-name="T29_17">of</text:span><text:span text:style-name="T29_18"><text:s/></text:span><text:span text:style-name="T29_19">the</text:span><text:span text:style-name="T29_20"><text:s/></text:span><text:span text:style-name="T29_21">biggest</text:span><text:span text:style-name="T29_22"><text:s/></text:span><text:span text:style-name="T29_23">Internet</text:span><text:span text:style-name="T29_24"><text:s/></text:span><text:span text:style-name="T29_25">company</text:span></text:p>
      <text:p text:style-name="P30"/>
      <text:p text:style-name="P31"><text:span text:style-name="T31_1"><text:a xlink:type="simple" xlink:href="http://neosphere.com"><text:span text:style-name="T31_2">NeoSphere</text:span></text:a></text:span><text:span text:style-name="T31_3">,<text:s/></text:span><text:span text:style-name="T31_4"><text:a xlink:type="simple" xlink:href="http://undev.ru"><text:span text:style-name="T31_5">Undev</text:span></text:a></text:span><text:span text:style-name="T31_6"><text:tab/><text:tab/><text:tab/><text:tab/><text:tab/><text:s text:c="36"/></text:span><text:span text:style-name="T31_7">2011<text:s/>–<text:s/>2014</text:span></text:p>
      <text:p text:style-name="P32"><text:span text:style-name="T32_1"><text:tab/></text:span><text:span text:style-name="T32_2">Lead</text:span><text:span text:style-name="T32_3"><text:s/></text:span><text:span text:style-name="T32_4">Android</text:span><text:span text:style-name="T32_5"><text:s/></text:span><text:span text:style-name="T32_6">Developer</text:span></text:p>
      <text:p text:style-name="P33"><text:span text:style-name="T33_1"><text:tab/><text:tab/></text:span><text:span text:style-name="T33_2"><text:a xlink:type="simple" xlink:href="https://play.google.com/store/apps/details?id=ru.undev.nptv.player"><text:span text:style-name="T33_3">Interactive</text:span></text:a></text:span><text:span text:style-name="T33_4"><text:a xlink:type="simple" xlink:href="https://play.google.com/store/apps/details?id=ru.undev.nptv.player"><text:span text:style-name="T33_5"><text:s/></text:span></text:a></text:span><text:span text:style-name="T33_6"><text:a xlink:type="simple" xlink:href="https://play.google.com/store/apps/details?id=ru.undev.nptv.player"><text:span text:style-name="T33_7">TV</text:span></text:a></text:span><text:span text:style-name="T33_8"><text:a xlink:type="simple" xlink:href="https://play.google.com/store/apps/details?id=ru.undev.nptv.player"><text:span text:style-name="T33_9"><text:s/></text:span></text:a></text:span><text:span text:style-name="T33_10"><text:a xlink:type="simple" xlink:href="https://play.google.com/store/apps/details?id=ru.undev.nptv.player"><text:span text:style-name="T33_11">Android</text:span></text:a></text:span><text:span text:style-name="T33_12"><text:a xlink:type="simple" xlink:href="https://play.google.com/store/apps/details?id=ru.undev.nptv.player"><text:span text:style-name="T33_13"><text:s/></text:span></text:a></text:span><text:span text:style-name="T33_14"><text:a xlink:type="simple" xlink:href="https://play.google.com/store/apps/details?id=ru.undev.nptv.player"><text:span text:style-name="T33_15">client</text:span></text:a></text:span></text:p>
      <text:p text:style-name="P34"><text:span text:style-name="T34_1">Designed</text:span><text:span text:style-name="T34_2"><text:s/>&amp;<text:s/></text:span><text:span text:style-name="T34_3">implemented</text:span><text:span text:style-name="T34_4"><text:s/></text:span><text:span text:style-name="T34_5">low</text:span><text:span text:style-name="T34_6">-</text:span><text:span text:style-name="T34_7">level</text:span><text:span text:style-name="T34_8"><text:s/></text:span><text:span text:style-name="T34_9">multimedia</text:span><text:span text:style-name="T34_10"><text:s/></text:span><text:span text:style-name="T34_11">framework</text:span><text:span text:style-name="T34_12"><text:s/></text:span><text:span text:style-name="T34_13">for</text:span><text:span text:style-name="T34_14"><text:s/></text:span><text:span text:style-name="T34_15">Android</text:span><text:span text:style-name="T34_16"><text:s/></text:span></text:p>
      <text:p text:style-name="P35"><text:span text:style-name="T35_1">P</text:span><text:span text:style-name="T35_2">2</text:span><text:span text:style-name="T35_3">P</text:span><text:span text:style-name="T35_4"><text:s/></text:span><text:span text:style-name="T35_5">share</text:span><text:span text:style-name="T35_6">/</text:span><text:span text:style-name="T35_7">broadcast</text:span><text:span text:style-name="T35_8"><text:s/></text:span><text:span text:style-name="T35_9">multimedia</text:span><text:span text:style-name="T35_10"><text:s/></text:span><text:span text:style-name="T35_11">solution</text:span></text:p>
      <text:p text:style-name="P36"><text:span text:style-name="T36_1"><text:a xlink:type="simple" xlink:href="https://play.google.com/store/apps/details?id=com.neosphere.digitaloctober"><text:span text:style-name="T36_2">DigitalOctober</text:span></text:a></text:span><text:span text:style-name="T36_3"><text:a xlink:type="simple" xlink:href="https://play.google.com/store/apps/details?id=com.neosphere.digitaloctober"><text:span text:style-name="T36_4"><text:s/></text:span></text:a></text:span><text:span text:style-name="T36_5"><text:a xlink:type="simple" xlink:href="https://play.google.com/store/apps/details?id=com.neosphere.digitaloctober"><text:span text:style-name="T36_6">Android</text:span></text:a></text:span><text:span text:style-name="T36_7"><text:a xlink:type="simple" xlink:href="https://play.google.com/store/apps/details?id=com.neosphere.digitaloctober"><text:span text:style-name="T36_8"><text:s/></text:span></text:a></text:span><text:span text:style-name="T36_9"><text:a xlink:type="simple" xlink:href="https://play.google.com/store/apps/details?id=com.neosphere.digitaloctober"><text:span text:style-name="T36_10">client</text:span></text:a></text:span></text:p>
      <text:p text:style-name="P37"><text:span text:style-name="T37_1"><text:a xlink:type="simple" xlink:href="https://play.google.com/store/apps/details?id=com.neosphere.chesstv"><text:span text:style-name="T37_2">ChessTV</text:span></text:a></text:span><text:span text:style-name="T37_3"><text:a xlink:type="simple" xlink:href="https://play.google.com/store/apps/details?id=com.neosphere.chesstv"><text:span text:style-name="T37_4"><text:s/></text:span></text:a></text:span><text:span text:style-name="T37_5"><text:a xlink:type="simple" xlink:href="https://play.google.com/store/apps/details?id=com.neosphere.chesstv"><text:span text:style-name="T37_6">Android</text:span></text:a></text:span><text:span text:style-name="T37_7"><text:a xlink:type="simple" xlink:href="https://play.google.com/store/apps/details?id=com.neosphere.chesstv"><text:span text:style-name="T37_8"><text:s/></text:span></text:a></text:span><text:span text:style-name="T37_9"><text:a xlink:type="simple" xlink:href="https://play.google.com/store/apps/details?id=com.neosphere.chesstv"><text:span text:style-name="T37_10">client</text:span></text:a></text:span></text:p>
      <text:p text:style-name="P38"><text:span text:style-name="T38_1"><text:a xlink:type="simple" xlink:href="https://play.google.com/store/apps/details?id=com.neosphere.mafon"><text:span text:style-name="T38_2">Mafon</text:span></text:a></text:span><text:span text:style-name="T38_3"><text:a xlink:type="simple" xlink:href="https://play.google.com/store/apps/details?id=com.neosphere.mafon"><text:span text:style-name="T38_4"><text:s/></text:span></text:a></text:span><text:span text:style-name="T38_5"><text:a xlink:type="simple" xlink:href="https://play.google.com/store/apps/details?id=com.neosphere.mafon"><text:span text:style-name="T38_6">Android</text:span></text:a></text:span><text:span text:style-name="T38_7"><text:a xlink:type="simple" xlink:href="https://play.google.com/store/apps/details?id=com.neosphere.mafon"><text:span text:style-name="T38_8"><text:s/></text:span></text:a></text:span><text:span text:style-name="T38_9"><text:a xlink:type="simple" xlink:href="https://play.google.com/store/apps/details?id=com.neosphere.mafon"><text:span text:style-name="T38_10">client</text:span></text:a></text:span></text:p>
      <text:p text:style-name="P39"><text:span text:style-name="T39_1"><text:a xlink:type="simple" xlink:href="https://play.google.com/store/apps/details?id=com.neosphere.spief2013"><text:span text:style-name="T39_2">Spief</text:span></text:a></text:span><text:span text:style-name="T39_3"><text:a xlink:type="simple" xlink:href="https://play.google.com/store/apps/details?id=com.neosphere.spief2013"><text:span text:style-name="T39_4">2013<text:s/></text:span></text:a></text:span><text:span text:style-name="T39_5"><text:a xlink:type="simple" xlink:href="https://play.google.com/store/apps/details?id=com.neosphere.spief2013"><text:span text:style-name="T39_6">Android</text:span></text:a></text:span><text:span text:style-name="T39_7"><text:a xlink:type="simple" xlink:href="https://play.google.com/store/apps/details?id=com.neosphere.spief2013"><text:span text:style-name="T39_8"><text:s/></text:span></text:a></text:span><text:span text:style-name="T39_9"><text:a xlink:type="simple" xlink:href="https://play.google.com/store/apps/details?id=com.neosphere.spief2013"><text:span text:style-name="T39_10">client</text:span></text:a></text:span></text:p>
      <text:p text:style-name="P40"/>
      <text:p text:style-name="P41"><text:span text:style-name="T41_1">DataArt</text:span><text:span text:style-name="T41_2"><text:s/></text:span><text:span text:style-name="T41_3">Solutions</text:span><text:span text:style-name="T41_4">,<text:s/></text:span><text:span text:style-name="T41_5">Inc</text:span><text:span text:style-name="T41_6">.,<text:s/></text:span><text:span text:style-name="T41_7"><text:a xlink:type="simple" xlink:href="http://www.google.com/url?q=http%3A%2F%2Fwww.dataart.com&amp;sa=D&amp;sntz=1&amp;usg=AFQjCNE-kwvr0Mv6AvypHjBAyhGA5DbdwA"><text:span text:style-name="T41_8">http</text:span></text:a></text:span><text:span text:style-name="T41_9"><text:a xlink:type="simple" xlink:href="http://www.google.com/url?q=http%3A%2F%2Fwww.dataart.com&amp;sa=D&amp;sntz=1&amp;usg=AFQjCNE-kwvr0Mv6AvypHjBAyhGA5DbdwA"><text:span text:style-name="T41_10">://</text:span></text:a></text:span><text:span text:style-name="T41_11"><text:a xlink:type="simple" xlink:href="http://www.google.com/url?q=http%3A%2F%2Fwww.dataart.com&amp;sa=D&amp;sntz=1&amp;usg=AFQjCNE-kwvr0Mv6AvypHjBAyhGA5DbdwA"><text:span text:style-name="T41_12">www</text:span></text:a></text:span><text:span text:style-name="T41_13"><text:a xlink:type="simple" xlink:href="http://www.google.com/url?q=http%3A%2F%2Fwww.dataart.com&amp;sa=D&amp;sntz=1&amp;usg=AFQjCNE-kwvr0Mv6AvypHjBAyhGA5DbdwA"><text:span text:style-name="T41_14">.</text:span></text:a></text:span><text:span text:style-name="T41_15"><text:a xlink:type="simple" xlink:href="http://www.google.com/url?q=http%3A%2F%2Fwww.dataart.com&amp;sa=D&amp;sntz=1&amp;usg=AFQjCNE-kwvr0Mv6AvypHjBAyhGA5DbdwA"><text:span text:style-name="T41_16">dataart</text:span></text:a></text:span><text:span text:style-name="T41_17"><text:a xlink:type="simple" xlink:href="http://www.google.com/url?q=http%3A%2F%2Fwww.dataart.com&amp;sa=D&amp;sntz=1&amp;usg=AFQjCNE-kwvr0Mv6AvypHjBAyhGA5DbdwA"><text:span text:style-name="T41_18">.</text:span></text:a></text:span><text:span text:style-name="T41_19"><text:a xlink:type="simple" xlink:href="http://www.google.com/url?q=http%3A%2F%2Fwww.dataart.com&amp;sa=D&amp;sntz=1&amp;usg=AFQjCNE-kwvr0Mv6AvypHjBAyhGA5DbdwA"><text:span text:style-name="T41_20">com</text:span></text:a></text:span><text:span text:style-name="T41_21"><text:tab/><text:tab/><text:tab/><text:tab/><text:tab/></text:span><text:span text:style-name="T41_22">2008<text:s/>–<text:s/></text:span><text:span text:style-name="T41_23">2011</text:span></text:p>
      <text:p text:style-name="P42"><text:span text:style-name="T42_1">Software</text:span><text:span text:style-name="T42_2"><text:s/></text:span><text:span text:style-name="T42_3">Developer</text:span><text:span text:style-name="T42_4"><text:tab/></text:span></text:p>
      <text:p text:style-name="P43"><text:span text:style-name="T43_1"><text:tab/><text:tab/></text:span><text:span text:style-name="T43_2">B</text:span><text:span text:style-name="T43_3">2</text:span><text:span text:style-name="T43_4">B</text:span><text:span text:style-name="T43_5"><text:s/></text:span><text:span text:style-name="T43_6">trading</text:span><text:span text:style-name="T43_7"><text:s/></text:span><text:span text:style-name="T43_8">Android</text:span><text:span text:style-name="T43_9"><text:s/></text:span><text:span text:style-name="T43_10">client</text:span><text:span text:style-name="T43_11">,</text:span></text:p>
      <text:p text:style-name="P44"><text:span text:style-name="T44_1">Calls</text:span><text:span text:style-name="T44_2"><text:s/></text:span><text:span text:style-name="T44_3">Analyzer</text:span><text:span text:style-name="T44_4"><text:s/></text:span><text:span text:style-name="T44_5">Android</text:span><text:span text:style-name="T44_6"><text:s/></text:span><text:span text:style-name="T44_7">client</text:span><text:span text:style-name="T44_8">,</text:span></text:p>
      <text:p text:style-name="P45"><text:span text:style-name="T45_1"><text:s/></text:span><text:span text:style-name="T45_2">Intelligent</text:span><text:span text:style-name="T45_3"><text:s/></text:span><text:span text:style-name="T45_4">Performance</text:span><text:span text:style-name="T45_5"><text:s/></text:span><text:span text:style-name="T45_6">Tuning</text:span><text:span text:style-name="T45_7"><text:s/></text:span><text:span text:style-name="T45_8">Engine</text:span><text:span text:style-name="T45_9">,</text:span></text:p>
      <text:p text:style-name="P46"><text:span text:style-name="T46_1">FOREX</text:span><text:span text:style-name="T46_2"><text:s/></text:span><text:span text:style-name="T46_3">trading</text:span><text:span text:style-name="T46_4"><text:s/></text:span><text:span text:style-name="T46_5">robot</text:span></text:p>
      <text:p text:style-name="P47"/>
      <text:p text:style-name="P48"><text:span text:style-name="T48_1">Kodofon</text:span><text:span text:style-name="T48_2"><text:s/>(</text:span><text:span text:style-name="T48_3">Department</text:span><text:span text:style-name="T48_4"><text:s/></text:span><text:span text:style-name="T48_5">of</text:span><text:span text:style-name="T48_6"><text:s/></text:span><text:span text:style-name="T48_7">Voronezh</text:span><text:span text:style-name="T48_8"><text:s/></text:span><text:span text:style-name="T48_9">Research</text:span><text:span text:style-name="T48_10"><text:s/></text:span><text:span text:style-name="T48_11">Institude</text:span><text:span text:style-name="T48_12"><text:s/></text:span><text:span text:style-name="T48_13">of</text:span><text:span text:style-name="T48_14"><text:s/></text:span><text:span text:style-name="T48_15">Radio</text:span><text:span text:style-name="T48_16"><text:s/></text:span><text:span text:style-name="T48_17">Comm</text:span><text:span text:style-name="T48_18">unications</text:span><text:span text:style-name="T48_19">)</text:span><text:span text:style-name="T48_20">,<text:s/></text:span><text:span text:style-name="T48_21"><text:a xlink:type="simple" xlink:href="http://www.google.com/url?q=http%3A%2F%2Fwww.kodofon.ru%2F&amp;sa=D&amp;sntz=1&amp;usg=AFQjCNESA3F0hgKtEIwOS0eHHn6tBalRNg"><text:span text:style-name="T48_22">http</text:span></text:a></text:span><text:span text:style-name="T48_23"><text:a xlink:type="simple" xlink:href="http://www.google.com/url?q=http%3A%2F%2Fwww.kodofon.ru%2F&amp;sa=D&amp;sntz=1&amp;usg=AFQjCNESA3F0hgKtEIwOS0eHHn6tBalRNg"><text:span text:style-name="T48_24">://</text:span></text:a></text:span><text:span text:style-name="T48_25"><text:a xlink:type="simple" xlink:href="http://www.google.com/url?q=http%3A%2F%2Fwww.kodofon.ru%2F&amp;sa=D&amp;sntz=1&amp;usg=AFQjCNESA3F0hgKtEIwOS0eHHn6tBalRNg"><text:span text:style-name="T48_26">www</text:span></text:a></text:span><text:span text:style-name="T48_27"><text:a xlink:type="simple" xlink:href="http://www.google.com/url?q=http%3A%2F%2Fwww.kodofon.ru%2F&amp;sa=D&amp;sntz=1&amp;usg=AFQjCNESA3F0hgKtEIwOS0eHHn6tBalRNg"><text:span text:style-name="T48_28">.</text:span></text:a></text:span><text:span text:style-name="T48_29"><text:a xlink:type="simple" xlink:href="http://www.google.com/url?q=http%3A%2F%2Fwww.kodofon.ru%2F&amp;sa=D&amp;sntz=1&amp;usg=AFQjCNESA3F0hgKtEIwOS0eHHn6tBalRNg"><text:span text:style-name="T48_30">kodofon</text:span></text:a></text:span><text:span text:style-name="T48_31"><text:a xlink:type="simple" xlink:href="http://www.google.com/url?q=http%3A%2F%2Fwww.kodofon.ru%2F&amp;sa=D&amp;sntz=1&amp;usg=AFQjCNESA3F0hgKtEIwOS0eHHn6tBalRNg"><text:span text:style-name="T48_32">.</text:span></text:a></text:span><text:span text:style-name="T48_33"><text:a xlink:type="simple" xlink:href="http://www.google.com/url?q=http%3A%2F%2Fwww.kodofon.ru%2F&amp;sa=D&amp;sntz=1&amp;usg=AFQjCNESA3F0hgKtEIwOS0eHHn6tBalRNg"><text:span text:style-name="T48_34">ru</text:span></text:a></text:span><text:span text:style-name="T48_35"><text:a xlink:type="simple" xlink:href="http://www.google.com/url?q=http%3A%2F%2Fwww.kodofon.ru%2F&amp;sa=D&amp;sntz=1&amp;usg=AFQjCNESA3F0hgKtEIwOS0eHHn6tBalRNg"><text:span text:style-name="T48_36">/</text:span></text:a></text:span></text:p>
      <text:p text:style-name="P49"><text:span text:style-name="T49_1">Software</text:span><text:span text:style-name="T49_2"><text:s/></text:span><text:span text:style-name="T49_3">Developer</text:span><text:span text:style-name="T49_4">,<text:s/></text:span><text:span text:style-name="T49_5">Radio</text:span><text:span text:style-name="T49_6"><text:s/></text:span><text:span text:style-name="T49_7">Engineer</text:span><text:span text:style-name="T49_8"><text:tab/><text:tab/><text:tab/><text:tab/></text:span><text:span text:style-name="T49_9"><text:s text:c="16"/></text:span><text:span text:style-name="T49_10">2005<text:s/>–<text:s/>2008</text:span></text:p>
      <text:p text:style-name="P50"/>
      <text:p text:style-name="P51"><text:span text:style-name="T51_1">Previously</text:span><text:span text:style-name="T51_2"><text:s/></text:span><text:span text:style-name="T51_3">Completed</text:span><text:span text:style-name="T51_4"><text:s/></text:span><text:span text:style-name="T51_5">Projects</text:span><text:span text:style-name="T51_6">:</text:span></text:p>
      <text:p text:style-name="P52"/>
      <text:p text:style-name="P53"><text:span text:style-name="T53_1">2013<text:s/></text:span><text:span text:style-name="T53_2">to</text:span><text:span text:style-name="T53_3"><text:s/>2014,<text:s text:c="2"/></text:span><text:span text:style-name="T53_4">Secure</text:span><text:span text:style-name="T53_5"><text:s/></text:span><text:span text:style-name="T53_6">P</text:span><text:span text:style-name="T53_7">2</text:span><text:span text:style-name="T53_8">P</text:span><text:span text:style-name="T53_9"><text:s/></text:span><text:span text:style-name="T53_10">share</text:span><text:span text:style-name="T53_11">/</text:span><text:span text:style-name="T53_12">broadcast</text:span><text:span text:style-name="T53_13"><text:s/></text:span><text:span text:style-name="T53_14">multimedia</text:span><text:span text:style-name="T53_15"><text:s/></text:span><text:span text:style-name="T53_16">engine</text:span><text:span text:style-name="T53_17"><text:s/></text:span></text:p>
      <text:p text:style-name="P54"><text:span text:style-name="T54_1">Currently</text:span><text:span text:style-name="T54_2">,<text:s/></text:span><text:span text:style-name="T54_3">I</text:span><text:span text:style-name="T54_4">’</text:span><text:span text:style-name="T54_5">m</text:span><text:span text:style-name="T54_6"><text:s/></text:span><text:span text:style-name="T54_7">working</text:span><text:span text:style-name="T54_8"><text:s/></text:span><text:span text:style-name="T54_9">on</text:span><text:span text:style-name="T54_10"><text:s/></text:span><text:span text:style-name="T54_11">this</text:span><text:span text:style-name="T54_12"><text:s/></text:span><text:span text:style-name="T54_13">system</text:span><text:span text:style-name="T54_14">.<text:s/></text:span><text:span text:style-name="T54_15">It</text:span><text:span text:style-name="T54_16">’</text:span><text:span text:style-name="T54_17">s</text:span><text:span text:style-name="T54_18"><text:s/></text:span><text:span text:style-name="T54_19">not</text:span><text:span text:style-name="T54_20"><text:s/></text:span><text:span text:style-name="T54_21">a</text:span><text:span text:style-name="T54_22"><text:s/></text:span><text:span text:style-name="T54_23">bittorrent</text:span><text:span text:style-name="T54_24"><text:s/></text:span><text:span text:style-name="T54_25">or</text:span><text:span text:style-name="T54_26"><text:s/></text:span><text:span text:style-name="T54_27">i</text:span><text:span text:style-name="T54_28">2</text:span><text:span text:style-name="T54_29">p</text:span><text:span text:style-name="T54_30">,<text:s/></text:span><text:span text:style-name="T54_31">although</text:span><text:span text:style-name="T54_32"><text:s/></text:span><text:span text:style-name="T54_33">it</text:span><text:span text:style-name="T54_34"><text:s/></text:span><text:span text:style-name="T54_35">has</text:span><text:span text:style-name="T54_36"><text:s/></text:span><text:span text:style-name="T54_37">some</text:span><text:span text:style-name="T54_38"><text:s/></text:span><text:span text:style-name="T54_39">similarities</text:span><text:span text:style-name="T54_40">.</text:span></text:p>
      <text:p text:style-name="P55"><text:span text:style-name="T55_1">The</text:span><text:span text:style-name="T55_2"><text:s/></text:span><text:span text:style-name="T55_3">main</text:span><text:span text:style-name="T55_4"><text:s/></text:span><text:span text:style-name="T55_5">goal</text:span><text:span text:style-name="T55_6"><text:s/></text:span><text:span text:style-name="T55_7">of</text:span><text:span text:style-name="T55_8"><text:s/></text:span><text:span text:style-name="T55_9">this</text:span><text:span text:style-name="T55_10"><text:s/></text:span><text:span text:style-name="T55_11">app</text:span><text:span text:style-name="T55_12"><text:s/></text:span><text:span text:style-name="T55_13">is</text:span><text:span text:style-name="T55_14"><text:s/></text:span><text:span text:style-name="T55_15">to</text:span><text:span text:style-name="T55_16"><text:s/></text:span><text:span text:style-name="T55_17">help</text:span><text:span text:style-name="T55_18"><text:s/></text:span><text:span text:style-name="T55_19">to</text:span><text:span text:style-name="T55_20"><text:s/></text:span><text:span text:style-name="T55_21">the</text:span><text:span text:style-name="T55_22"><text:s/></text:span><text:span text:style-name="T55_23">user</text:span><text:span text:style-name="T55_24"><text:s/></text:span><text:span text:style-name="T55_25">to</text:span><text:span text:style-name="T55_26"><text:s/></text:span><text:span text:style-name="T55_27">manage</text:span><text:span text:style-name="T55_28"><text:s/></text:span><text:span text:style-name="T55_29">its</text:span><text:span text:style-name="T55_30"><text:s/></text:span><text:span text:style-name="T55_31">own</text:span><text:span text:style-name="T55_32"><text:s/></text:span><text:span text:style-name="T55_33">multimedia</text:span><text:span text:style-name="T55_34"><text:s/></text:span><text:span text:style-name="T55_35">data</text:span><text:span text:style-name="T55_36"><text:s/></text:span><text:span text:style-name="T55_37">everywhere</text:span><text:span text:style-name="T55_38">.<text:s/></text:span><text:span text:style-name="T55_39">Nowadays</text:span><text:span text:style-name="T55_40">,<text:s/></text:span><text:span text:style-name="T55_41">we</text:span><text:span text:style-name="T55_42"><text:s/></text:span><text:span text:style-name="T55_43">all</text:span><text:span text:style-name="T55_44"><text:s/></text:span><text:span text:style-name="T55_45">have</text:span><text:span text:style-name="T55_46"><text:s/></text:span><text:span text:style-name="T55_47">a</text:span><text:span text:style-name="T55_48"><text:s/></text:span><text:span text:style-name="T55_49">lot</text:span><text:span text:style-name="T55_50"><text:s/></text:span><text:span text:style-name="T55_51">of</text:span><text:span text:style-name="T55_52"><text:s/></text:span><text:span text:style-name="T55_53">different</text:span><text:span text:style-name="T55_54"><text:s/></text:span><text:span text:style-name="T55_55">gadgets</text:span><text:span text:style-name="T55_56"><text:s/>(</text:span><text:span text:style-name="T55_57">smartphone</text:span><text:span text:style-name="T55_58">,<text:s/></text:span><text:span text:style-name="T55_59">tablet</text:span><text:span text:style-name="T55_60"><text:s/></text:span><text:span text:style-name="T55_61">and</text:span><text:span text:style-name="T55_62"><text:s/></text:span><text:span text:style-name="T55_63">NAS</text:span><text:span text:style-name="T55_64">)<text:s/></text:span><text:span text:style-name="T55_65">and</text:span><text:span text:style-name="T55_66"><text:s/></text:span><text:span text:style-name="T55_67">the</text:span><text:span text:style-name="T55_68"><text:s/></text:span><text:span text:style-name="T55_69">main</text:span><text:span text:style-name="T55_70"><text:s/></text:span><text:span text:style-name="T55_71">aim</text:span><text:span text:style-name="T55_72"><text:s/></text:span><text:span text:style-name="T55_73">is</text:span><text:span text:style-name="T55_74"><text:s/></text:span><text:span text:style-name="T55_75">to</text:span><text:span text:style-name="T55_76"><text:s/></text:span><text:span text:style-name="T55_77">provide</text:span><text:span text:style-name="T55_78"><text:s/></text:span><text:span text:style-name="T55_79">the</text:span><text:span text:style-name="T55_80"><text:s/></text:span><text:span text:style-name="T55_81">ability</text:span><text:span text:style-name="T55_82"><text:s/></text:span><text:span text:style-name="T55_83">to</text:span><text:span text:style-name="T55_84"><text:s/></text:span><text:span text:style-name="T55_85">share</text:span><text:span text:style-name="T55_86"><text:s/></text:span><text:span text:style-name="T55_87">all</text:span><text:span text:style-name="T55_88"><text:s/></text:span><text:span text:style-name="T55_89">these</text:span><text:span text:style-name="T55_90"><text:s/></text:span><text:span text:style-name="T55_91">things</text:span><text:span text:style-name="T55_92"><text:s/></text:span><text:span text:style-name="T55_93">with</text:span><text:span text:style-name="T55_94"><text:s/></text:span><text:span text:style-name="T55_95">each</text:span><text:span text:style-name="T55_96"><text:s/></text:span><text:span text:style-name="T55_97">other</text:span><text:span text:style-name="T55_98"><text:s/></text:span><text:span text:style-name="T55_99">where</text:span><text:span text:style-name="T55_100"><text:s/></text:span><text:span text:style-name="T55_101">ever</text:span><text:span text:style-name="T55_102"><text:s/></text:span><text:span text:style-name="T55_103">you</text:span><text:span text:style-name="T55_104"><text:s/></text:span><text:span text:style-name="T55_105">are</text:span><text:span text:style-name="T55_106">.</text:span></text:p>
      <text:p text:style-name="P56"><text:span text:style-name="T56_1">Platform</text:span><text:span text:style-name="T56_2">:<text:tab/></text:span><text:span text:style-name="T56_3">any</text:span><text:span text:style-name="T56_4"><text:s/></text:span><text:span text:style-name="T56_5">embedded</text:span><text:span text:style-name="T56_6"><text:s/></text:span><text:span text:style-name="T56_7">platform</text:span><text:span text:style-name="T56_8"><text:s/>(</text:span><text:span text:style-name="T56_9">include</text:span><text:span text:style-name="T56_10"><text:s/></text:span><text:span text:style-name="T56_11">Android</text:span><text:span text:style-name="T56_12">)</text:span></text:p>
      <text:p text:style-name="P57"><text:span text:style-name="T57_1">Tools</text:span><text:span text:style-name="T57_2">:<text:tab/></text:span><text:span text:style-name="T57_3">Eclipse</text:span><text:span text:style-name="T57_4">,<text:s/></text:span><text:span text:style-name="T57_5">C</text:span><text:span text:style-name="T57_6">++11,<text:s/></text:span><text:span text:style-name="T57_7">boost</text:span><text:span text:style-name="T57_8">,<text:s/></text:span><text:span text:style-name="T57_9">Android</text:span><text:span text:style-name="T57_10"><text:s/></text:span><text:span text:style-name="T57_11">NDK</text:span><text:span text:style-name="T57_12">,<text:s text:c="2"/></text:span><text:span text:style-name="T57_13">JSDK</text:span><text:span text:style-name="T57_14"><text:s/>1.6,<text:s/></text:span><text:span text:style-name="T57_15">cmake</text:span><text:span text:style-name="T57_16">,<text:s/></text:span><text:span text:style-name="T57_17">Google</text:span><text:span text:style-name="T57_18"><text:s/></text:span><text:span text:style-name="T57_19">Protobuf</text:span></text:p>
      <text:p text:style-name="P58"/>
      <text:p text:style-name="P59"><text:span text:style-name="T59_1">2013<text:s text:c="2"/></text:span><text:span text:style-name="T59_2">ChessTV</text:span><text:span text:style-name="T59_3"><text:s/></text:span><text:span text:style-name="T59_4">for</text:span><text:span text:style-name="T59_5"><text:s/></text:span><text:span text:style-name="T59_6">Android</text:span><text:span text:style-name="T59_7"><text:s/>(</text:span><text:span text:style-name="T59_8"><text:a xlink:type="simple" xlink:href="https://play.google.com/store/apps/details?id=com.neosphere.chesstv"><text:span text:style-name="T59_9">Google</text:span></text:a></text:span><text:span text:style-name="T59_10"><text:a xlink:type="simple" xlink:href="https://play.google.com/store/apps/details?id=com.neosphere.chesstv"><text:span text:style-name="T59_11"><text:s/></text:span></text:a></text:span><text:span text:style-name="T59_12"><text:a xlink:type="simple" xlink:href="https://play.google.com/store/apps/details?id=com.neosphere.chesstv"><text:span text:style-name="T59_13">Play</text:span></text:a></text:span><text:span text:style-name="T59_14"><text:a xlink:type="simple" xlink:href="https://play.google.com/store/apps/details?id=com.neosphere.chesstv"><text:span text:style-name="T59_15"><text:s/></text:span></text:a></text:span><text:span text:style-name="T59_16"><text:a xlink:type="simple" xlink:href="https://play.google.com/store/apps/details?id=com.neosphere.chesstv"><text:span text:style-name="T59_17">Link</text:span></text:a></text:span><text:span text:style-name="T59_18">)</text:span></text:p>
      <text:p text:style-name="P60"><text:span text:style-name="T60_1">Client</text:span><text:span text:style-name="T60_2"><text:s/></text:span><text:span text:style-name="T60_3">for</text:span><text:span text:style-name="T60_4"><text:s/></text:span><text:span text:style-name="T60_5">the</text:span><text:span text:style-name="T60_6"><text:s/></text:span><text:span text:style-name="T60_7">new</text:span><text:span text:style-name="T60_8"><text:s/></text:span><text:span text:style-name="T60_9">chess</text:span><text:span text:style-name="T60_10"><text:s/></text:span><text:span text:style-name="T60_11">TV</text:span><text:span text:style-name="T60_12"><text:s/></text:span><text:span text:style-name="T60_13">in</text:span><text:span text:style-name="T60_14"><text:s/></text:span><text:span text:style-name="T60_15">Russia</text:span><text:span text:style-name="T60_16"><text:s/></text:span><text:span text:style-name="T60_17">with</text:span><text:span text:style-name="T60_18"><text:s/></text:span><text:span text:style-name="T60_19">chatting</text:span><text:span text:style-name="T60_20">,<text:s/></text:span><text:span text:style-name="T60_21">match</text:span><text:span text:style-name="T60_22"><text:s/></text:span><text:span text:style-name="T60_23">discussions</text:span><text:span text:style-name="T60_24">,<text:s/></text:span><text:span text:style-name="T60_25">archives</text:span><text:span text:style-name="T60_26"><text:s/></text:span><text:span text:style-name="T60_27">of</text:span><text:span text:style-name="T60_28"><text:s/></text:span><text:span text:style-name="T60_29">the</text:span><text:span text:style-name="T60_30"><text:s/></text:span><text:span text:style-name="T60_31">previous</text:span><text:span text:style-name="T60_32"><text:s/></text:span><text:span text:style-name="T60_33">programs</text:span><text:span text:style-name="T60_34"><text:s/>&amp;<text:s/></text:span><text:span text:style-name="T60_35">matches</text:span><text:span text:style-name="T60_36"><text:s/></text:span><text:span text:style-name="T60_37">and</text:span><text:span text:style-name="T60_38"><text:s/></text:span><text:span text:style-name="T60_39">social</text:span><text:span text:style-name="T60_40"><text:s/></text:span><text:span text:style-name="T60_41">features</text:span><text:span text:style-name="T60_42">.<text:s/></text:span><text:span text:style-name="T60_43">This</text:span><text:span text:style-name="T60_44"><text:s/></text:span><text:span text:style-name="T60_45">app</text:span><text:span text:style-name="T60_46"><text:s/></text:span><text:span text:style-name="T60_47">is</text:span><text:span text:style-name="T60_48"><text:s/></text:span><text:span text:style-name="T60_49">based</text:span><text:span text:style-name="T60_50"><text:s/></text:span><text:span text:style-name="T60_51">on</text:span><text:span text:style-name="T60_52"><text:s/></text:span><text:span text:style-name="T60_53">my</text:span><text:span text:style-name="T60_54"><text:s/></text:span><text:span text:style-name="T60_55">multimedia</text:span><text:span text:style-name="T60_56"><text:s/></text:span><text:span text:style-name="T60_57">framework</text:span><text:span text:style-name="T60_58"><text:s/></text:span><text:span text:style-name="T60_59">for</text:span><text:span text:style-name="T60_60"><text:s/></text:span><text:span text:style-name="T60_61">Android</text:span><text:span text:style-name="T60_62">.<text:s/></text:span><text:span text:style-name="T60_63">All</text:span><text:span text:style-name="T60_64"><text:s/></text:span><text:span text:style-name="T60_65">broadcasting</text:span><text:span text:style-name="T60_66"><text:s/></text:span><text:span text:style-name="T60_67">based</text:span><text:span text:style-name="T60_68"><text:s/></text:span><text:span text:style-name="T60_69">on</text:span><text:span text:style-name="T60_70"><text:s/></text:span><text:span text:style-name="T60_71">http</text:span><text:span text:style-name="T60_72"><text:s/></text:span><text:span text:style-name="T60_73">live</text:span><text:span text:style-name="T60_74"><text:s/></text:span><text:span text:style-name="T60_75">streaming</text:span><text:span text:style-name="T60_76"><text:s/></text:span><text:span text:style-name="T60_77">with</text:span><text:span text:style-name="T60_78"><text:s/></text:span><text:span text:style-name="T60_79">a</text:span><text:span text:style-name="T60_80"><text:s/></text:span><text:span text:style-name="T60_81">lot</text:span><text:span text:style-name="T60_82"><text:s/></text:span><text:span text:style-name="T60_83">of</text:span><text:span text:style-name="T60_84"><text:s/></text:span><text:span text:style-name="T60_85">different</text:span><text:span text:style-name="T60_86"><text:s/></text:span><text:span text:style-name="T60_87">kind</text:span><text:span text:style-name="T60_88"><text:s/></text:span><text:span text:style-name="T60_89">of</text:span><text:span text:style-name="T60_90"><text:s/></text:span><text:span text:style-name="T60_91">customizations</text:span><text:span text:style-name="T60_92">.<text:s/></text:span><text:span text:style-name="T60_93">And</text:span><text:span text:style-name="T60_94"><text:s/></text:span><text:span text:style-name="T60_95">I</text:span><text:span text:style-name="T60_96"><text:s/></text:span><text:span text:style-name="T60_97">adapted</text:span><text:span text:style-name="T60_98"><text:s/></text:span><text:span text:style-name="T60_99">FFmpeg</text:span><text:span text:style-name="T60_100"><text:s/></text:span><text:span text:style-name="T60_101">HLS</text:span><text:span text:style-name="T60_102"><text:s/></text:span><text:span text:style-name="T60_103">implementation</text:span><text:span text:style-name="T60_104"><text:s/></text:span><text:span text:style-name="T60_105">for</text:span><text:span text:style-name="T60_106"><text:s/></text:span><text:span text:style-name="T60_107">this</text:span><text:span text:style-name="T60_108"><text:s/></text:span><text:span text:style-name="T60_109">stream</text:span><text:span text:style-name="T60_110">.</text:span></text:p>
      <text:p text:style-name="P61"><text:span text:style-name="T61_1">Platform</text:span><text:span text:style-name="T61_2">:<text:tab/></text:span><text:span text:style-name="T61_3">Android</text:span></text:p>
      <text:p text:style-name="P62"><text:span text:style-name="T62_1">Tools</text:span><text:span text:style-name="T62_2">:<text:tab/></text:span><text:span text:style-name="T62_3">Eclipse</text:span><text:span text:style-name="T62_4">,<text:s/></text:span><text:span text:style-name="T62_5">Intellij</text:span><text:span text:style-name="T62_6"><text:s/></text:span><text:span text:style-name="T62_7">Idea</text:span><text:span text:style-name="T62_8">,<text:s/></text:span><text:span text:style-name="T62_9">Android</text:span><text:span text:style-name="T62_10"><text:s/></text:span><text:span text:style-name="T62_11">SDK</text:span><text:span text:style-name="T62_12">,<text:s/></text:span><text:span text:style-name="T62_13">Android</text:span><text:span text:style-name="T62_14"><text:s/></text:span><text:span text:style-name="T62_15">NDK</text:span><text:span text:style-name="T62_16">,<text:s/></text:span><text:span text:style-name="T62_17">Android</text:span><text:span text:style-name="T62_18"><text:s/></text:span><text:span text:style-name="T62_19">Compatibility</text:span><text:span text:style-name="T62_20"><text:s/></text:span><text:span text:style-name="T62_21">Library</text:span><text:span text:style-name="T62_22">,<text:s text:c="2"/></text:span><text:span text:style-name="T62_23">JSDK</text:span><text:span text:style-name="T62_24"><text:s/>1.6,<text:s/></text:span><text:span text:style-name="T62_25">Gradle</text:span></text:p>
      <text:p text:style-name="P63"/>
      <text:p text:style-name="P64"><text:span text:style-name="T64_1">2012,<text:s text:c="2"/></text:span><text:span text:style-name="T64_2">VLC</text:span><text:span text:style-name="T64_3"><text:s/></text:span><text:span text:style-name="T64_4">plugin</text:span><text:span text:style-name="T64_5"><text:s/></text:span><text:span text:style-name="T64_6">for</text:span><text:span text:style-name="T64_7"><text:s/></text:span><text:span text:style-name="T64_8">Interactive</text:span><text:span text:style-name="T64_9"><text:s/></text:span><text:span text:style-name="T64_10">TV</text:span></text:p>
      <text:p text:style-name="P65"><text:span text:style-name="T65_1">I</text:span><text:span text:style-name="T65_2"><text:s/></text:span><text:span text:style-name="T65_3">was</text:span><text:span text:style-name="T65_4"><text:s/></text:span><text:span text:style-name="T65_5">developing</text:span><text:span text:style-name="T65_6"><text:s/></text:span><text:span text:style-name="T65_7">this</text:span><text:span text:style-name="T65_8"><text:s/></text:span><text:span text:style-name="T65_9">plugin</text:span><text:span text:style-name="T65_10"><text:s/></text:span><text:span text:style-name="T65_11">in</text:span><text:span text:style-name="T65_12"><text:s/></text:span><text:span text:style-name="T65_13">debugging</text:span><text:span text:style-name="T65_14"><text:s/></text:span><text:span text:style-name="T65_15">purposes</text:span><text:span text:style-name="T65_16"><text:s/></text:span><text:span text:style-name="T65_17">only</text:span><text:span text:style-name="T65_18">.<text:s/></text:span><text:span text:style-name="T65_19">Although</text:span><text:span text:style-name="T65_20">,<text:s/></text:span><text:span text:style-name="T65_21">we</text:span><text:span text:style-name="T65_22"><text:s/></text:span><text:span text:style-name="T65_23">already</text:span><text:span text:style-name="T65_24"><text:s/></text:span><text:span text:style-name="T65_25">have</text:span><text:span text:style-name="T65_26"><text:s/></text:span><text:span text:style-name="T65_27">desktop</text:span><text:span text:style-name="T65_28"><text:s/></text:span><text:span text:style-name="T65_29">clients</text:span><text:span text:style-name="T65_30"><text:s/>(</text:span><text:span text:style-name="T65_31">based</text:span><text:span text:style-name="T65_32"><text:s/></text:span><text:span text:style-name="T65_33">on</text:span><text:span text:style-name="T65_34"><text:s/></text:span><text:span text:style-name="T65_35">gstreamer</text:span><text:span text:style-name="T65_36">)<text:s/></text:span><text:span text:style-name="T65_37">for</text:span><text:span text:style-name="T65_38"><text:s/></text:span><text:span text:style-name="T65_39">our</text:span><text:span text:style-name="T65_40"><text:s/></text:span><text:span text:style-name="T65_41">Interactive</text:span><text:span text:style-name="T65_42"><text:s/></text:span><text:span text:style-name="T65_43">TV</text:span><text:span text:style-name="T65_44"><text:s/></text:span><text:span text:style-name="T65_45">platform</text:span><text:span text:style-name="T65_46">,<text:s/></text:span><text:span text:style-name="T65_47">I</text:span><text:span text:style-name="T65_48"><text:s/></text:span><text:span text:style-name="T65_49">was</text:span><text:span text:style-name="T65_50"><text:s/></text:span><text:span text:style-name="T65_51">needed</text:span><text:span text:style-name="T65_52"><text:s/></text:span><text:span text:style-name="T65_53">to</text:span><text:span text:style-name="T65_54"><text:s/></text:span><text:span text:style-name="T65_55">verify</text:span><text:span text:style-name="T65_56"><text:s/></text:span><text:span text:style-name="T65_57">the</text:span><text:span text:style-name="T65_58"><text:s/></text:span><text:span text:style-name="T65_59">quality</text:span><text:span text:style-name="T65_60"><text:s/></text:span><text:span text:style-name="T65_61">of</text:span><text:span text:style-name="T65_62"><text:s/></text:span><text:span text:style-name="T65_63">displaying</text:span><text:span text:style-name="T65_64"><text:s/></text:span><text:span text:style-name="T65_65">data</text:span><text:span text:style-name="T65_66"><text:s/></text:span><text:span text:style-name="T65_67">on</text:span><text:span text:style-name="T65_68"><text:s/></text:span><text:span text:style-name="T65_69">different</text:span><text:span text:style-name="T65_70"><text:s/></text:span><text:span text:style-name="T65_71">devices</text:span><text:span text:style-name="T65_72"><text:s/>(</text:span><text:span text:style-name="T65_73">cubieboard</text:span><text:span text:style-name="T65_74">,<text:s/></text:span><text:span text:style-name="T65_75">cubox</text:span><text:span text:style-name="T65_76">,<text:s/></text:span><text:span text:style-name="T65_77">allwinner</text:span><text:span text:style-name="T65_78"><text:s/></text:span><text:span text:style-name="T65_79">sticks</text:span><text:span text:style-name="T65_80"><text:s/>&amp;<text:s/></text:span><text:span text:style-name="T65_81">element</text:span><text:span text:style-name="T65_82">14<text:s/></text:span><text:span text:style-name="T65_83">freescale</text:span><text:span text:style-name="T65_84"><text:s/></text:span><text:span text:style-name="T65_85">i</text:span><text:span text:style-name="T65_86">.</text:span><text:span text:style-name="T65_87">MX</text:span><text:span text:style-name="T65_88">6,<text:s/></text:span><text:span text:style-name="T65_89">rockchip</text:span><text:span text:style-name="T65_90"><text:s/></text:span><text:span text:style-name="T65_91">sticks</text:span><text:span text:style-name="T65_92">)</text:span></text:p>
      <text:p text:style-name="P66"/>
      <text:p text:style-name="P67"><text:span text:style-name="T67_1">Platform</text:span><text:span text:style-name="T67_2">:<text:tab/></text:span><text:span text:style-name="T67_3">Linux</text:span></text:p>
      <text:p text:style-name="P68"><text:span text:style-name="T68_1">Tools</text:span><text:span text:style-name="T68_2">:<text:tab/></text:span><text:span text:style-name="T68_3">C</text:span><text:span text:style-name="T68_4">/</text:span><text:span text:style-name="T68_5">C</text:span><text:span text:style-name="T68_6">++,<text:s/></text:span><text:span text:style-name="T68_7">Eclipse</text:span><text:span text:style-name="T68_8">,<text:s/></text:span><text:span text:style-name="T68_9">cmake</text:span><text:span text:style-name="T68_10">,<text:s/></text:span><text:span text:style-name="T68_11">Sublime</text:span><text:span text:style-name="T68_12"><text:s/></text:span><text:span text:style-name="T68_13">Text</text:span><text:span text:style-name="T68_14">2</text:span></text:p>
      <text:p text:style-name="P69"/>
      <text:p text:style-name="P70"><text:span text:style-name="T70_1">2012,<text:s text:c="2"/></text:span><text:span text:style-name="T70_2">Fixing</text:span><text:span text:style-name="T70_3"><text:s/></text:span><text:span text:style-name="T70_4">Samsung</text:span><text:span text:style-name="T70_5"><text:s/></text:span><text:span text:style-name="T70_6">HDMI</text:span><text:span text:style-name="T70_7"><text:s/></text:span><text:span text:style-name="T70_8">driver</text:span><text:span text:style-name="T70_9"><text:s/></text:span><text:span text:style-name="T70_10">for</text:span><text:span text:style-name="T70_11"><text:s/></text:span><text:span text:style-name="T70_12">SoC</text:span><text:span text:style-name="T70_13"><text:s/></text:span><text:span text:style-name="T70_14">Exynos</text:span></text:p>
      <text:p text:style-name="P71"><text:span text:style-name="T71_1">The</text:span><text:span text:style-name="T71_2"><text:s/></text:span><text:span text:style-name="T71_3">main</text:span><text:span text:style-name="T71_4"><text:s/></text:span><text:span text:style-name="T71_5">goal</text:span><text:span text:style-name="T71_6"><text:s/></text:span><text:span text:style-name="T71_7">is</text:span><text:span text:style-name="T71_8"><text:s/></text:span><text:span text:style-name="T71_9">to</text:span><text:span text:style-name="T71_10"><text:s/></text:span><text:span text:style-name="T71_11">adapt</text:span><text:span text:style-name="T71_12"><text:s/></text:span><text:span text:style-name="T71_13">Odroid</text:span><text:span text:style-name="T71_14"><text:s/></text:span><text:span text:style-name="T71_15">BSP</text:span><text:span text:style-name="T71_16"><text:s/></text:span><text:span text:style-name="T71_17">to</text:span><text:span text:style-name="T71_18"><text:s/></text:span><text:span text:style-name="T71_19">provide</text:span><text:span text:style-name="T71_20"><text:s/>50</text:span><text:span text:style-name="T71_21">Hz</text:span><text:span text:style-name="T71_22"><text:s/></text:span><text:span text:style-name="T71_23">refresh</text:span><text:span text:style-name="T71_24"><text:s/></text:span><text:span text:style-name="T71_25">rate</text:span><text:span text:style-name="T71_26"><text:s/>&amp;<text:s/></text:span><text:span text:style-name="T71_27">full</text:span><text:span text:style-name="T71_28"><text:s/></text:span><text:span text:style-name="T71_29">HDMI</text:span><text:span text:style-name="T71_30">-</text:span><text:span text:style-name="T71_31">CEC</text:span><text:span text:style-name="T71_32"><text:s/></text:span><text:span text:style-name="T71_33">features</text:span><text:span text:style-name="T71_34">.</text:span></text:p>
      <text:p text:style-name="P72"><text:span text:style-name="T72_1">I</text:span><text:span text:style-name="T72_2"><text:s/></text:span><text:span text:style-name="T72_3">achieved</text:span><text:span text:style-name="T72_4"><text:s/></text:span><text:span text:style-name="T72_5">this</text:span><text:span text:style-name="T72_6"><text:s/></text:span><text:span text:style-name="T72_7">goal</text:span><text:span text:style-name="T72_8"><text:s/></text:span><text:span text:style-name="T72_9">to</text:span><text:span text:style-name="T72_10"><text:s/></text:span><text:span text:style-name="T72_11">redesign</text:span><text:span text:style-name="T72_12"><text:s/></text:span><text:span text:style-name="T72_13">HDMI</text:span><text:span text:style-name="T72_14"><text:s/></text:span><text:span text:style-name="T72_15">linux</text:span><text:span text:style-name="T72_16"><text:s/></text:span><text:span text:style-name="T72_17">kernel</text:span><text:span text:style-name="T72_18"><text:s/></text:span><text:span text:style-name="T72_19">driver</text:span><text:span text:style-name="T72_20"><text:s/></text:span><text:span text:style-name="T72_21">and</text:span><text:span text:style-name="T72_22"><text:s/></text:span><text:span text:style-name="T72_23">patch</text:span><text:span text:style-name="T72_24"><text:s/></text:span><text:span text:style-name="T72_25">whole</text:span><text:span text:style-name="T72_26"><text:s/></text:span><text:span text:style-name="T72_27">Android</text:span><text:span text:style-name="T72_28"><text:s/></text:span><text:span text:style-name="T72_29">video</text:span><text:span text:style-name="T72_30"><text:s/></text:span><text:span text:style-name="T72_31">output</text:span><text:span text:style-name="T72_32"><text:s/></text:span><text:span text:style-name="T72_33">stack</text:span><text:span text:style-name="T72_34">.</text:span></text:p>
      <text:p text:style-name="P73"/>
      <text:p text:style-name="P74"><text:span text:style-name="T74_1">Platform</text:span><text:span text:style-name="T74_2">:<text:tab/></text:span><text:span text:style-name="T74_3">Linux</text:span><text:span text:style-name="T74_4"><text:s/></text:span><text:span text:style-name="T74_5">Kernel</text:span></text:p>
      <text:p text:style-name="P75"><text:span text:style-name="T75_1">Tools</text:span><text:span text:style-name="T75_2">:<text:tab/></text:span><text:span text:style-name="T75_3">C</text:span><text:span text:style-name="T75_4">,<text:s/></text:span><text:span text:style-name="T75_5">Eclipse</text:span><text:span text:style-name="T75_6">,<text:s/></text:span><text:span text:style-name="T75_7">Sublime</text:span><text:span text:style-name="T75_8"><text:s/></text:span><text:span text:style-name="T75_9">Text</text:span><text:span text:style-name="T75_10">2</text:span></text:p>
      <text:p text:style-name="P76"/>
      <text:p text:style-name="P77"><text:span text:style-name="T77_1">2012<text:s/></text:span><text:span text:style-name="T77_2">to</text:span><text:span text:style-name="T77_3"><text:s/>2014,<text:s text:c="2"/></text:span><text:span text:style-name="T77_4">Interactive</text:span><text:span text:style-name="T77_5"><text:s/></text:span><text:span text:style-name="T77_6">TV</text:span><text:span text:style-name="T77_7"><text:s/></text:span><text:span text:style-name="T77_8">for</text:span><text:span text:style-name="T77_9"><text:s/></text:span><text:span text:style-name="T77_10">Android</text:span><text:span text:style-name="T77_11"><text:s/>(</text:span><text:span text:style-name="T77_12"><text:a xlink:type="simple" xlink:href="https://play.google.com/store/apps/details?id=ru.undev.nptv.player%20"><text:span text:style-name="T77_13">Google</text:span></text:a></text:span><text:span text:style-name="T77_14"><text:a xlink:type="simple" xlink:href="https://play.google.com/store/apps/details?id=ru.undev.nptv.player%20"><text:span text:style-name="T77_15"><text:s/></text:span></text:a></text:span><text:span text:style-name="T77_16"><text:a xlink:type="simple" xlink:href="https://play.google.com/store/apps/details?id=ru.undev.nptv.player%20"><text:span text:style-name="T77_17">Play</text:span></text:a></text:span><text:span text:style-name="T77_18"><text:a xlink:type="simple" xlink:href="https://play.google.com/store/apps/details?id=ru.undev.nptv.player%20"><text:span text:style-name="T77_19"><text:s/></text:span></text:a></text:span><text:span text:style-name="T77_20"><text:a xlink:type="simple" xlink:href="https://play.google.com/store/apps/details?id=ru.undev.nptv.player%20"><text:span text:style-name="T77_21">Link</text:span></text:a></text:span><text:span text:style-name="T77_22">)</text:span></text:p>
      <text:p text:style-name="P78"><text:span text:style-name="T78_1">I</text:span><text:span text:style-name="T78_2">’</text:span><text:span text:style-name="T78_3">m</text:span><text:span text:style-name="T78_4"><text:s/></text:span><text:span text:style-name="T78_5">a</text:span><text:span text:style-name="T78_6"><text:s/></text:span><text:span text:style-name="T78_7">team</text:span><text:span text:style-name="T78_8"><text:s/></text:span><text:span text:style-name="T78_9">leader</text:span><text:span text:style-name="T78_10"><text:s/></text:span><text:span text:style-name="T78_11">of</text:span><text:span text:style-name="T78_12"><text:s/></text:span><text:span text:style-name="T78_13">this</text:span><text:span text:style-name="T78_14"><text:s/></text:span><text:span text:style-name="T78_15">project</text:span><text:span text:style-name="T78_16">.<text:s/></text:span><text:span text:style-name="T78_17">For</text:span><text:span text:style-name="T78_18"><text:s/></text:span><text:span text:style-name="T78_19">now</text:span><text:span text:style-name="T78_20">,<text:s/></text:span><text:span text:style-name="T78_21">in</text:span><text:span text:style-name="T78_22"><text:s/></text:span><text:span text:style-name="T78_23">my</text:span><text:span text:style-name="T78_24"><text:s/></text:span><text:span text:style-name="T78_25">team</text:span><text:span text:style-name="T78_26"><text:s/></text:span><text:span text:style-name="T78_27">I</text:span><text:span text:style-name="T78_28"><text:s/></text:span><text:span text:style-name="T78_29">have</text:span><text:span text:style-name="T78_30"><text:s/></text:span><text:span text:style-name="T78_31">two</text:span><text:span text:style-name="T78_32"><text:s/></text:span><text:span text:style-name="T78_33">developers</text:span><text:span text:style-name="T78_34">.<text:s/></text:span><text:span text:style-name="T78_35">At</text:span><text:span text:style-name="T78_36"><text:s/></text:span><text:span text:style-name="T78_37">the</text:span><text:span text:style-name="T78_38"><text:s/></text:span><text:span text:style-name="T78_39">beginning</text:span><text:span text:style-name="T78_40"><text:s/></text:span><text:span text:style-name="T78_41">this</text:span><text:span text:style-name="T78_42"><text:s/></text:span><text:span text:style-name="T78_43">app</text:span><text:span text:style-name="T78_44"><text:s/></text:span><text:span text:style-name="T78_45">was</text:span><text:span text:style-name="T78_46"><text:s/></text:span><text:span text:style-name="T78_47">developed</text:span><text:span text:style-name="T78_48"><text:s/></text:span><text:span text:style-name="T78_49">by</text:span><text:span text:style-name="T78_50"><text:s/></text:span><text:span text:style-name="T78_51">me</text:span><text:span text:style-name="T78_52"><text:s/></text:span><text:span text:style-name="T78_53">from</text:span><text:span text:style-name="T78_54"><text:s/></text:span><text:span text:style-name="T78_55">the</text:span><text:span text:style-name="T78_56"><text:s/></text:span><text:span text:style-name="T78_57">ground</text:span><text:span text:style-name="T78_58">.<text:s/></text:span><text:span text:style-name="T78_59">The</text:span><text:span text:style-name="T78_60"><text:s/></text:span><text:span text:style-name="T78_61">whole</text:span><text:span text:style-name="T78_62"><text:s/></text:span><text:span text:style-name="T78_63">UI</text:span><text:span text:style-name="T78_64"><text:s/></text:span><text:span text:style-name="T78_65">part</text:span><text:span text:style-name="T78_66"><text:s/></text:span><text:span text:style-name="T78_67">is</text:span><text:span text:style-name="T78_68"><text:s/></text:span><text:span text:style-name="T78_69">in</text:span><text:span text:style-name="T78_70"><text:s/></text:span><text:span text:style-name="T78_71">the</text:span><text:span text:style-name="T78_72"><text:s/></text:span><text:span text:style-name="T78_73">cloud</text:span><text:span text:style-name="T78_74"><text:s/></text:span><text:span text:style-name="T78_75">and</text:span><text:span text:style-name="T78_76"><text:s/></text:span><text:span text:style-name="T78_77">delivers</text:span><text:span text:style-name="T78_78"><text:s/></text:span><text:span text:style-name="T78_79">by</text:span><text:span text:style-name="T78_80"><text:s/></text:span><text:span text:style-name="T78_81">h</text:span><text:span text:style-name="T78_82">264/</text:span><text:span text:style-name="T78_83">AAC</text:span><text:span text:style-name="T78_84"><text:s/></text:span><text:span text:style-name="T78_85">to</text:span><text:span text:style-name="T78_86"><text:s/></text:span><text:span text:style-name="T78_87">the</text:span><text:span text:style-name="T78_88"><text:s/></text:span><text:span text:style-name="T78_89">clients</text:span><text:span text:style-name="T78_90"><text:s/></text:span><text:span text:style-name="T78_91">and</text:span><text:span text:style-name="T78_92"><text:s/></text:span><text:span text:style-name="T78_93">the</text:span><text:span text:style-name="T78_94"><text:s/></text:span><text:span text:style-name="T78_95">core</text:span><text:span text:style-name="T78_96"><text:s/></text:span><text:span text:style-name="T78_97">feature</text:span><text:span text:style-name="T78_98"><text:s/></text:span><text:span text:style-name="T78_99">of</text:span><text:span text:style-name="T78_100"><text:s/></text:span><text:span text:style-name="T78_101">this</text:span><text:span text:style-name="T78_102"><text:s/></text:span><text:span text:style-name="T78_103">client</text:span><text:span text:style-name="T78_104"><text:s/></text:span><text:span text:style-name="T78_105">is</text:span><text:span text:style-name="T78_106"><text:s/></text:span><text:span text:style-name="T78_107">to</text:span><text:span text:style-name="T78_108"><text:s/></text:span><text:span text:style-name="T78_109">be</text:span><text:span text:style-name="T78_110"><text:s/></text:span><text:span text:style-name="T78_111">very</text:span><text:span text:style-name="T78_112"><text:s/></text:span><text:span text:style-name="T78_113">responsive</text:span><text:span text:style-name="T78_114"><text:s/></text:span><text:span text:style-name="T78_115">on</text:span><text:span text:style-name="T78_116"><text:s/></text:span><text:span text:style-name="T78_117">user</text:span><text:span text:style-name="T78_118">’</text:span><text:span text:style-name="T78_119">s</text:span><text:span text:style-name="T78_120"><text:s/></text:span><text:span text:style-name="T78_121">touch</text:span><text:span text:style-name="T78_122">.<text:s/></text:span><text:span text:style-name="T78_123">Another</text:span><text:span text:style-name="T78_124"><text:s/></text:span><text:span text:style-name="T78_125">target</text:span><text:span text:style-name="T78_126"><text:s/></text:span><text:span text:style-name="T78_127">of</text:span><text:span text:style-name="T78_128"><text:s/></text:span><text:span text:style-name="T78_129">this</text:span><text:span text:style-name="T78_130"><text:s/></text:span><text:span text:style-name="T78_131">app</text:span><text:span text:style-name="T78_132"><text:s/></text:span><text:span text:style-name="T78_133">is</text:span><text:span text:style-name="T78_134"><text:s/></text:span><text:span text:style-name="T78_135">to</text:span><text:span text:style-name="T78_136"><text:s/></text:span><text:span text:style-name="T78_137">be</text:span><text:span text:style-name="T78_138"><text:s/></text:span><text:span text:style-name="T78_139">adjustable</text:span><text:span text:style-name="T78_140"><text:s/></text:span><text:span text:style-name="T78_141">for</text:span><text:span text:style-name="T78_142"><text:s/></text:span><text:span text:style-name="T78_143">TV</text:span><text:span text:style-name="T78_144"><text:s/></text:span><text:span text:style-name="T78_145">screens</text:span><text:span text:style-name="T78_146"><text:s/></text:span><text:span text:style-name="T78_147">and</text:span><text:span text:style-name="T78_148"><text:s/></text:span><text:span text:style-name="T78_149">support</text:span><text:span text:style-name="T78_150"><text:s/></text:span><text:span text:style-name="T78_151">different</text:span><text:span text:style-name="T78_152"><text:s/></text:span><text:span text:style-name="T78_153">TV</text:span><text:span text:style-name="T78_154"><text:s/></text:span><text:span text:style-name="T78_155">refresh</text:span><text:span text:style-name="T78_156"><text:s/></text:span><text:span text:style-name="T78_157">rates</text:span><text:span text:style-name="T78_158"><text:s/>(50</text:span><text:span text:style-name="T78_159">Hz</text:span><text:span text:style-name="T78_160"><text:s/>&amp;<text:s/>60</text:span><text:span text:style-name="T78_161">Hz</text:span><text:span text:style-name="T78_162">).<text:s/></text:span><text:span text:style-name="T78_163">And</text:span><text:span text:style-name="T78_164"><text:s/></text:span><text:span text:style-name="T78_165">the</text:span><text:span text:style-name="T78_166"><text:s/></text:span><text:span text:style-name="T78_167">third</text:span><text:span text:style-name="T78_168"><text:s/></text:span><text:span text:style-name="T78_169">thing</text:span><text:span text:style-name="T78_170"><text:s/></text:span><text:span text:style-name="T78_171">which</text:span><text:span text:style-name="T78_172"><text:s/></text:span><text:span text:style-name="T78_173">we</text:span><text:span text:style-name="T78_174"><text:s/></text:span><text:span text:style-name="T78_175">supported</text:span><text:span text:style-name="T78_176"><text:s/></text:span><text:span text:style-name="T78_177">on</text:span><text:span text:style-name="T78_178"><text:s/></text:span><text:span text:style-name="T78_179">the</text:span><text:span text:style-name="T78_180"><text:s/></text:span><text:span text:style-name="T78_181">client</text:span><text:span text:style-name="T78_182"><text:s/></text:span><text:span text:style-name="T78_183">side</text:span><text:span text:style-name="T78_184"><text:s/></text:span><text:span text:style-name="T78_185">is</text:span><text:span text:style-name="T78_186"><text:s/></text:span><text:span text:style-name="T78_187">adaptive</text:span><text:span text:style-name="T78_188"><text:s/></text:span><text:span text:style-name="T78_189">bitrate</text:span><text:span text:style-name="T78_190"><text:s/></text:span><text:span text:style-name="T78_191">to</text:span><text:span text:style-name="T78_192"><text:s/></text:span><text:span text:style-name="T78_193">be</text:span><text:span text:style-name="T78_194"><text:s text:c="2"/></text:span><text:span text:style-name="T78_195">ready</text:span><text:span text:style-name="T78_196"><text:s/></text:span><text:span text:style-name="T78_197">for</text:span><text:span text:style-name="T78_198"><text:s/></text:span><text:span text:style-name="T78_199">the</text:span><text:span text:style-name="T78_200"><text:s/></text:span><text:span text:style-name="T78_201">real</text:span><text:span text:style-name="T78_202"><text:s/></text:span><text:span text:style-name="T78_203">world</text:span><text:span text:style-name="T78_204"><text:s/></text:span><text:span text:style-name="T78_205">issues</text:span><text:span text:style-name="T78_206"><text:s/>(</text:span><text:span text:style-name="T78_207">it</text:span><text:span text:style-name="T78_208"><text:s/></text:span><text:span text:style-name="T78_209">works</text:span><text:span text:style-name="T78_210"><text:s/></text:span><text:span text:style-name="T78_211">for</text:span><text:span text:style-name="T78_212"><text:s/></text:span><text:span text:style-name="T78_213">Android</text:span><text:span text:style-name="T78_214"><text:s/></text:span><text:span text:style-name="T78_215">devices</text:span><text:span text:style-name="T78_216"><text:s/>2.3<text:s/>&amp;<text:s/></text:span><text:span text:style-name="T78_217">higher</text:span><text:span text:style-name="T78_218">).</text:span></text:p>
      <text:p text:style-name="P79"><text:span text:style-name="T79_1">This</text:span><text:span text:style-name="T79_2"><text:s/></text:span><text:span text:style-name="T79_3">app</text:span><text:span text:style-name="T79_4"><text:s/></text:span><text:span text:style-name="T79_5">uses</text:span><text:span text:style-name="T79_6"><text:s/></text:span><text:span text:style-name="T79_7">the</text:span><text:span text:style-name="T79_8"><text:s/></text:span><text:span text:style-name="T79_9">whole</text:span><text:span text:style-name="T79_10"><text:s/></text:span><text:span text:style-name="T79_11">capacity</text:span><text:span text:style-name="T79_12"><text:s/></text:span><text:span text:style-name="T79_13">of</text:span><text:span text:style-name="T79_14"><text:s/></text:span><text:span text:style-name="T79_15">the</text:span><text:span text:style-name="T79_16"><text:s/></text:span><text:span text:style-name="T79_17">Android</text:span><text:span text:style-name="T79_18"><text:s/></text:span><text:span text:style-name="T79_19">multimedia</text:span><text:span text:style-name="T79_20"><text:s/></text:span><text:span text:style-name="T79_21">subsystem</text:span><text:span text:style-name="T79_22"><text:s/>(</text:span><text:span text:style-name="T79_23">OpenMAX</text:span><text:span text:style-name="T79_24">,<text:s/></text:span><text:span text:style-name="T79_25">OpenSLES</text:span><text:span text:style-name="T79_26">).</text:span></text:p>
      <text:p text:style-name="P80"/>
      <text:p text:style-name="P81"><text:span text:style-name="T81_1">Platform</text:span><text:span text:style-name="T81_2">:<text:tab/></text:span><text:span text:style-name="T81_3">Android</text:span></text:p>
      <text:p text:style-name="P82"><text:span text:style-name="T82_1">Tools</text:span><text:span text:style-name="T82_2">:<text:tab/></text:span><text:span text:style-name="T82_3">Eclipse</text:span><text:span text:style-name="T82_4">,<text:s/></text:span><text:span text:style-name="T82_5">Intellij</text:span><text:span text:style-name="T82_6"><text:s/></text:span><text:span text:style-name="T82_7">Idea</text:span><text:span text:style-name="T82_8">,<text:s/></text:span><text:span text:style-name="T82_9">Android</text:span><text:span text:style-name="T82_10"><text:s/></text:span><text:span text:style-name="T82_11">SDK</text:span><text:span text:style-name="T82_12">,<text:s/></text:span><text:span text:style-name="T82_13">Android</text:span><text:span text:style-name="T82_14"><text:s/></text:span><text:span text:style-name="T82_15">NDK</text:span><text:span text:style-name="T82_16">,<text:s/></text:span><text:span text:style-name="T82_17">Android</text:span><text:span text:style-name="T82_18"><text:s/></text:span><text:span text:style-name="T82_19">Compatibility</text:span><text:span text:style-name="T82_20"><text:s/></text:span><text:span text:style-name="T82_21">Library</text:span><text:span text:style-name="T82_22">,<text:s text:c="2"/></text:span><text:span text:style-name="T82_23">JSDK</text:span><text:span text:style-name="T82_24"><text:s/>1.6,<text:s/></text:span><text:span text:style-name="T82_25">Gradle</text:span><text:span text:style-name="T82_26">,<text:s/></text:span><text:span text:style-name="T82_27">Google</text:span><text:span text:style-name="T82_28"><text:s/></text:span><text:span text:style-name="T82_29">Protobuf</text:span></text:p>
      <text:p text:style-name="P83"/>
      <text:p text:style-name="P84"/>
      <text:p text:style-name="P85"/>
      <text:p text:style-name="P86"/>
      <text:p text:style-name="P87"/>
      <text:p text:style-name="P88"><text:span text:style-name="T88_1">2013<text:s text:c="2"/></text:span><text:span text:style-name="T88_2">DigitalOctober</text:span><text:span text:style-name="T88_3"><text:s/></text:span><text:span text:style-name="T88_4">for</text:span><text:span text:style-name="T88_5"><text:s/></text:span><text:span text:style-name="T88_6">Android</text:span><text:span text:style-name="T88_7"><text:s/>(</text:span><text:span text:style-name="T88_8"><text:a xlink:type="simple" xlink:href="https://play.google.com/store/apps/details?id=com.neosphere.digitaloctober"><text:span text:style-name="T88_9">Google</text:span></text:a></text:span><text:span text:style-name="T88_10"><text:a xlink:type="simple" xlink:href="https://play.google.com/store/apps/details?id=com.neosphere.digitaloctober"><text:span text:style-name="T88_11"><text:s/></text:span></text:a></text:span><text:span text:style-name="T88_12"><text:a xlink:type="simple" xlink:href="https://play.google.com/store/apps/details?id=com.neosphere.digitaloctober"><text:span text:style-name="T88_13">Play</text:span></text:a></text:span><text:span text:style-name="T88_14"><text:a xlink:type="simple" xlink:href="https://play.google.com/store/apps/details?id=com.neosphere.digitaloctober"><text:span text:style-name="T88_15"><text:s/></text:span></text:a></text:span><text:span text:style-name="T88_16"><text:a xlink:type="simple" xlink:href="https://play.google.com/store/apps/details?id=com.neosphere.digitaloctober"><text:span text:style-name="T88_17">Link</text:span></text:a></text:span><text:span text:style-name="T88_18">)</text:span></text:p>
      <text:p text:style-name="P89"><text:span text:style-name="T89_1">It</text:span><text:span text:style-name="T89_2">’</text:span><text:span text:style-name="T89_3">s</text:span><text:span text:style-name="T89_4"><text:s/></text:span><text:span text:style-name="T89_5">Android</text:span><text:span text:style-name="T89_6"><text:s/></text:span><text:span text:style-name="T89_7">native</text:span><text:span text:style-name="T89_8"><text:s/></text:span><text:span text:style-name="T89_9">client</text:span><text:span text:style-name="T89_10"><text:s/></text:span><text:span text:style-name="T89_11">for</text:span><text:span text:style-name="T89_12"><text:s/></text:span><text:span text:style-name="T89_13"><text:a xlink:type="simple" xlink:href="http://digitaloctober.ru"><text:span text:style-name="T89_14">http</text:span></text:a></text:span><text:span text:style-name="T89_15"><text:a xlink:type="simple" xlink:href="http://digitaloctober.ru"><text:span text:style-name="T89_16">://</text:span></text:a></text:span><text:span text:style-name="T89_17"><text:a xlink:type="simple" xlink:href="http://digitaloctober.ru"><text:span text:style-name="T89_18">digitaloctober</text:span></text:a></text:span><text:span text:style-name="T89_19"><text:a xlink:type="simple" xlink:href="http://digitaloctober.ru"><text:span text:style-name="T89_20">.</text:span></text:a></text:span><text:span text:style-name="T89_21"><text:a xlink:type="simple" xlink:href="http://digitaloctober.ru"><text:span text:style-name="T89_22">ru</text:span></text:a></text:span><text:span text:style-name="T89_23">.<text:s/></text:span><text:span text:style-name="T89_24">This</text:span><text:span text:style-name="T89_25"><text:s/></text:span><text:span text:style-name="T89_26">app</text:span><text:span text:style-name="T89_27"><text:s/></text:span><text:span text:style-name="T89_28">was</text:span><text:span text:style-name="T89_29"><text:s/></text:span><text:span text:style-name="T89_30">developed</text:span><text:span text:style-name="T89_31"><text:s/></text:span><text:span text:style-name="T89_32">for</text:span><text:span text:style-name="T89_33"><text:s/></text:span><text:span text:style-name="T89_34">smartphones</text:span><text:span text:style-name="T89_35"><text:s/></text:span><text:span text:style-name="T89_36">and</text:span><text:span text:style-name="T89_37"><text:s/></text:span><text:span text:style-name="T89_38">tablets</text:span><text:span text:style-name="T89_39"><text:s/></text:span><text:span text:style-name="T89_40">with</text:span><text:span text:style-name="T89_41"><text:s/></text:span><text:span text:style-name="T89_42">a</text:span><text:span text:style-name="T89_43"><text:s/></text:span><text:span text:style-name="T89_44">good</text:span><text:span text:style-name="T89_45"><text:s/></text:span><text:span text:style-name="T89_46">looking</text:span><text:span text:style-name="T89_47"><text:s/></text:span><text:span text:style-name="T89_48">UI</text:span><text:span text:style-name="T89_49">.</text:span></text:p>
      <text:p text:style-name="P90"><text:span text:style-name="T90_1">Platform</text:span><text:span text:style-name="T90_2">:<text:tab/></text:span><text:span text:style-name="T90_3">Android</text:span></text:p>
      <text:p text:style-name="P91"><text:span text:style-name="T91_1">Tools</text:span><text:span text:style-name="T91_2">:<text:tab/></text:span><text:span text:style-name="T91_3">Intellij</text:span><text:span text:style-name="T91_4"><text:s/></text:span><text:span text:style-name="T91_5">Idea</text:span><text:span text:style-name="T91_6">,<text:s/></text:span><text:span text:style-name="T91_7">Android</text:span><text:span text:style-name="T91_8"><text:s/></text:span><text:span text:style-name="T91_9">SDK</text:span><text:span text:style-name="T91_10">,<text:s/></text:span><text:span text:style-name="T91_11">Android</text:span><text:span text:style-name="T91_12"><text:s/></text:span><text:span text:style-name="T91_13">Compatibility</text:span><text:span text:style-name="T91_14"><text:s/></text:span><text:span text:style-name="T91_15">Library</text:span><text:span text:style-name="T91_16">,<text:s text:c="2"/></text:span><text:span text:style-name="T91_17">JSDK</text:span><text:span text:style-name="T91_18"><text:s/>1.6,<text:s/></text:span><text:span text:style-name="T91_19">Gradle</text:span></text:p>
      <text:p text:style-name="P92"/>
      <text:p text:style-name="P93"><text:span text:style-name="T93_1">2013<text:s text:c="2"/></text:span><text:span text:style-name="T93_2">Mafon</text:span><text:span text:style-name="T93_3"><text:s/></text:span><text:span text:style-name="T93_4">for</text:span><text:span text:style-name="T93_5"><text:s/></text:span><text:span text:style-name="T93_6">Android</text:span><text:span text:style-name="T93_7"><text:s/>(</text:span><text:span text:style-name="T93_8"><text:a xlink:type="simple" xlink:href="https://play.google.com/store/apps/details?id=com.neosphere.mafon"><text:span text:style-name="T93_9">Google</text:span></text:a></text:span><text:span text:style-name="T93_10"><text:a xlink:type="simple" xlink:href="https://play.google.com/store/apps/details?id=com.neosphere.mafon"><text:span text:style-name="T93_11"><text:s/></text:span></text:a></text:span><text:span text:style-name="T93_12"><text:a xlink:type="simple" xlink:href="https://play.google.com/store/apps/details?id=com.neosphere.mafon"><text:span text:style-name="T93_13">Play</text:span></text:a></text:span><text:span text:style-name="T93_14"><text:a xlink:type="simple" xlink:href="https://play.google.com/store/apps/details?id=com.neosphere.mafon"><text:span text:style-name="T93_15"><text:s/></text:span></text:a></text:span><text:span text:style-name="T93_16"><text:a xlink:type="simple" xlink:href="https://play.google.com/store/apps/details?id=com.neosphere.mafon"><text:span text:style-name="T93_17">Link</text:span></text:a></text:span><text:span text:style-name="T93_18">)</text:span></text:p>
      <text:p text:style-name="P94"><text:span text:style-name="T94_1">Dive</text:span><text:span text:style-name="T94_2"><text:s/></text:span><text:span text:style-name="T94_3">to</text:span><text:span text:style-name="T94_4"><text:s/></text:span><text:span text:style-name="T94_5">the</text:span><text:span text:style-name="T94_6"><text:s/>80’</text:span><text:span text:style-name="T94_7">s</text:span><text:span text:style-name="T94_8">!<text:s/></text:span><text:span text:style-name="T94_9"><text:s/></text:span><text:span text:style-name="T94_10">Helped</text:span><text:span text:style-name="T94_11"><text:s/></text:span><text:span text:style-name="T94_12">to</text:span><text:span text:style-name="T94_13"><text:s/></text:span><text:span text:style-name="T94_14">implement</text:span><text:span text:style-name="T94_15"><text:s/></text:span><text:span text:style-name="T94_16">multimedia</text:span><text:span text:style-name="T94_17"><text:s/></text:span><text:span text:style-name="T94_18">stuff</text:span><text:span text:style-name="T94_19"><text:s/>&amp;<text:s/></text:span><text:span text:style-name="T94_20">visual</text:span><text:span text:style-name="T94_21"><text:s/></text:span><text:span text:style-name="T94_22">effects</text:span><text:span text:style-name="T94_23">.</text:span></text:p>
      <text:p text:style-name="P95"><text:span text:style-name="T95_1">Platform</text:span><text:span text:style-name="T95_2">:<text:tab/></text:span><text:span text:style-name="T95_3">Android</text:span></text:p>
      <text:p text:style-name="P96"><text:span text:style-name="T96_1">Tools</text:span><text:span text:style-name="T96_2">:<text:tab/></text:span><text:span text:style-name="T96_3">Android</text:span><text:span text:style-name="T96_4"><text:s/></text:span><text:span text:style-name="T96_5">SDK</text:span><text:span text:style-name="T96_6">,<text:s/></text:span><text:span text:style-name="T96_7">Android</text:span><text:span text:style-name="T96_8"><text:s/></text:span><text:span text:style-name="T96_9">Compatibility</text:span><text:span text:style-name="T96_10"><text:s/></text:span><text:span text:style-name="T96_11">Library</text:span><text:span text:style-name="T96_12">,<text:s text:c="2"/></text:span><text:span text:style-name="T96_13">JSDK</text:span><text:span text:style-name="T96_14"><text:s/>1.6,<text:s/></text:span><text:span text:style-name="T96_15">Gradle</text:span></text:p>
      <text:p text:style-name="P97"/>
      <text:p text:style-name="P98"><text:span text:style-name="T98_1">2012<text:s text:c="2"/></text:span><text:span text:style-name="T98_2">Gipis</text:span><text:span text:style-name="T98_3"><text:s/></text:span><text:span text:style-name="T98_4">for</text:span><text:span text:style-name="T98_5"><text:s/></text:span><text:span text:style-name="T98_6">Android</text:span></text:p>
      <text:p text:style-name="P99"><text:span text:style-name="T99_1"><text:tab/></text:span><text:span text:style-name="T99_2">Mobile</text:span><text:span text:style-name="T99_3"><text:s/></text:span><text:span text:style-name="T99_4">app</text:span><text:span text:style-name="T99_5"><text:s/></text:span><text:span text:style-name="T99_6">for</text:span><text:span text:style-name="T99_7"><text:s/></text:span><text:span text:style-name="T99_8">tracking</text:span><text:span text:style-name="T99_9"><text:s/></text:span><text:span text:style-name="T99_10">and</text:span><text:span text:style-name="T99_11"><text:s/></text:span><text:span text:style-name="T99_12">planning</text:span><text:span text:style-name="T99_13"><text:s/></text:span><text:span text:style-name="T99_14">sport</text:span><text:span text:style-name="T99_15"><text:s/></text:span><text:span text:style-name="T99_16">activities</text:span><text:span text:style-name="T99_17">,<text:s/></text:span><text:span text:style-name="T99_18">synchronization</text:span><text:span text:style-name="T99_19"><text:s/></text:span><text:span text:style-name="T99_20">all</text:span><text:span text:style-name="T99_21"><text:s/></text:span><text:span text:style-name="T99_22">data</text:span><text:span text:style-name="T99_23"><text:s/></text:span><text:span text:style-name="T99_24">with</text:span><text:span text:style-name="T99_25"><text:s/></text:span><text:span text:style-name="T99_26">server</text:span><text:span text:style-name="T99_27"><text:s/></text:span><text:span text:style-name="T99_28">and</text:span><text:span text:style-name="T99_29"><text:s/></text:span><text:span text:style-name="T99_30">analyzing</text:span><text:span text:style-name="T99_31"><text:s/></text:span><text:span text:style-name="T99_32">achievements</text:span><text:span text:style-name="T99_33">.<text:s/></text:span><text:span text:style-name="T99_34">The</text:span><text:span text:style-name="T99_35"><text:s/></text:span><text:span text:style-name="T99_36">main</text:span><text:span text:style-name="T99_37"><text:s/></text:span><text:span text:style-name="T99_38">goal</text:span><text:span text:style-name="T99_39"><text:s/></text:span><text:span text:style-name="T99_40">is</text:span><text:span text:style-name="T99_41"><text:s/></text:span><text:span text:style-name="T99_42">to</text:span><text:span text:style-name="T99_43"><text:s/></text:span><text:span text:style-name="T99_44">give</text:span><text:span text:style-name="T99_45"><text:s/></text:span><text:span text:style-name="T99_46">to</text:span><text:span text:style-name="T99_47"><text:s/></text:span><text:span text:style-name="T99_48">the</text:span><text:span text:style-name="T99_49"><text:s/></text:span><text:span text:style-name="T99_50">user</text:span><text:span text:style-name="T99_51"><text:s/></text:span><text:span text:style-name="T99_52">possibility</text:span><text:span text:style-name="T99_53"><text:s/></text:span><text:span text:style-name="T99_54">to</text:span><text:span text:style-name="T99_55"><text:s/></text:span><text:span text:style-name="T99_56">control</text:span><text:span text:style-name="T99_57"><text:s/></text:span><text:span text:style-name="T99_58">the</text:span><text:span text:style-name="T99_59"><text:s/></text:span><text:span text:style-name="T99_60">weight</text:span><text:span text:style-name="T99_61"><text:s/></text:span><text:span text:style-name="T99_62">and</text:span><text:span text:style-name="T99_63"><text:s/></text:span><text:span text:style-name="T99_64">body</text:span><text:span text:style-name="T99_65"><text:s/></text:span><text:span text:style-name="T99_66">parameters</text:span><text:span text:style-name="T99_67">.<text:s/></text:span></text:p>
      <text:p text:style-name="P100"><text:span text:style-name="T100_1">Platform</text:span><text:span text:style-name="T100_2">:<text:tab/></text:span><text:span text:style-name="T100_3">Android</text:span></text:p>
      <text:p text:style-name="P101"><text:span text:style-name="T101_1">Tools</text:span><text:span text:style-name="T101_2">:<text:tab/></text:span><text:span text:style-name="T101_3">Intellij</text:span><text:span text:style-name="T101_4"><text:s/></text:span><text:span text:style-name="T101_5">Idea</text:span><text:span text:style-name="T101_6">,<text:s/></text:span><text:span text:style-name="T101_7">Android</text:span><text:span text:style-name="T101_8"><text:s/></text:span><text:span text:style-name="T101_9">SDK</text:span><text:span text:style-name="T101_10">,<text:s/></text:span><text:span text:style-name="T101_11">Android</text:span><text:span text:style-name="T101_12"><text:s/></text:span><text:span text:style-name="T101_13">Compatibility</text:span><text:span text:style-name="T101_14"><text:s/></text:span><text:span text:style-name="T101_15">Library</text:span><text:span text:style-name="T101_16">,<text:s text:c="2"/></text:span><text:span text:style-name="T101_17">JSDK</text:span><text:span text:style-name="T101_18"><text:s/>1.6,<text:s/></text:span><text:span text:style-name="T101_19">Maven</text:span></text:p>
      <text:p text:style-name="P102"/>
      <text:p text:style-name="P103"><text:span text:style-name="T103_1">2012<text:s text:c="2"/></text:span><text:span text:style-name="T103_2">Backend</text:span><text:span text:style-name="T103_3"><text:s/></text:span><text:span text:style-name="T103_4">for</text:span><text:span text:style-name="T103_5"><text:s/></text:span><text:span text:style-name="T103_6">Qlue</text:span><text:span text:style-name="T103_7">.</text:span><text:span text:style-name="T103_8">net</text:span></text:p>
      <text:p text:style-name="P104"><text:span text:style-name="T104_1"><text:tab/></text:span><text:span text:style-name="T104_2">It</text:span><text:span text:style-name="T104_3">’</text:span><text:span text:style-name="T104_4">s</text:span><text:span text:style-name="T104_5"><text:s/></text:span><text:span text:style-name="T104_6">social</text:span><text:span text:style-name="T104_7"><text:s/></text:span><text:span text:style-name="T104_8">feed</text:span><text:span text:style-name="T104_9"><text:s/></text:span><text:span text:style-name="T104_10">aggregator</text:span><text:span text:style-name="T104_11">.<text:s/></text:span><text:span text:style-name="T104_12">The</text:span><text:span text:style-name="T104_13"><text:s/></text:span><text:span text:style-name="T104_14">user</text:span><text:span text:style-name="T104_15"><text:s/></text:span><text:span text:style-name="T104_16">could</text:span><text:span text:style-name="T104_17"><text:s/></text:span><text:span text:style-name="T104_18">add</text:span><text:span text:style-name="T104_19"><text:s/></text:span><text:span text:style-name="T104_20">all</text:span><text:span text:style-name="T104_21"><text:s/></text:span><text:span text:style-name="T104_22">social</text:span><text:span text:style-name="T104_23"><text:s/></text:span><text:span text:style-name="T104_24">accounts</text:span><text:span text:style-name="T104_25"><text:s/>(</text:span><text:span text:style-name="T104_26">facebook</text:span><text:span text:style-name="T104_27">,<text:s/></text:span><text:span text:style-name="T104_28">vk</text:span><text:span text:style-name="T104_29">.</text:span><text:span text:style-name="T104_30">com</text:span><text:span text:style-name="T104_31">,<text:s/></text:span><text:span text:style-name="T104_32">twitter</text:span><text:span text:style-name="T104_33">,<text:s/></text:span><text:span text:style-name="T104_34">digg</text:span><text:span text:style-name="T104_35">.</text:span><text:span text:style-name="T104_36">com</text:span><text:span text:style-name="T104_37">,<text:s/></text:span><text:span text:style-name="T104_38">yammer</text:span><text:span text:style-name="T104_39">)<text:s/></text:span><text:span text:style-name="T104_40">to</text:span><text:span text:style-name="T104_41"><text:s/></text:span><text:span text:style-name="T104_42">qlue</text:span><text:span text:style-name="T104_43">.</text:span><text:span text:style-name="T104_44">net</text:span><text:span text:style-name="T104_45"><text:s/></text:span><text:span text:style-name="T104_46">and</text:span><text:span text:style-name="T104_47"><text:s/></text:span><text:span text:style-name="T104_48">track</text:span><text:span text:style-name="T104_49"><text:s/></text:span><text:span text:style-name="T104_50">it</text:span><text:span text:style-name="T104_51">’</text:span><text:span text:style-name="T104_52">s</text:span><text:span text:style-name="T104_53"><text:s/></text:span><text:span text:style-name="T104_54">own</text:span><text:span text:style-name="T104_55"><text:s/></text:span><text:span text:style-name="T104_56">feed</text:span><text:span text:style-name="T104_57"><text:s/></text:span><text:span text:style-name="T104_58">in</text:span><text:span text:style-name="T104_59"><text:s/></text:span><text:span text:style-name="T104_60">one</text:span><text:span text:style-name="T104_61"><text:s/></text:span><text:span text:style-name="T104_62">place</text:span><text:span text:style-name="T104_63">.</text:span></text:p>
      <text:p text:style-name="P105"><text:span text:style-name="T105_1">Platform</text:span><text:span text:style-name="T105_2">:<text:tab/></text:span><text:span text:style-name="T105_3">Java</text:span><text:span text:style-name="T105_4"><text:s/></text:span><text:span text:style-name="T105_5">EE</text:span></text:p>
      <text:p text:style-name="P106"><text:span text:style-name="T106_1">Role</text:span><text:span text:style-name="T106_2">:<text:tab/></text:span><text:span text:style-name="T106_3">I</text:span><text:span text:style-name="T106_4"><text:s/></text:span><text:span text:style-name="T106_5">was</text:span><text:span text:style-name="T106_6"><text:s/></text:span><text:span text:style-name="T106_7">developing</text:span><text:span text:style-name="T106_8"><text:s/></text:span><text:span text:style-name="T106_9">server</text:span><text:span text:style-name="T106_10"><text:s/></text:span><text:span text:style-name="T106_11">side</text:span><text:span text:style-name="T106_12"><text:s/></text:span><text:span text:style-name="T106_13">part</text:span><text:span text:style-name="T106_14">,<text:s/></text:span><text:span text:style-name="T106_15">integration</text:span><text:span text:style-name="T106_16"><text:s/></text:span><text:span text:style-name="T106_17">with</text:span><text:span text:style-name="T106_18"><text:s/></text:span><text:span text:style-name="T106_19">mongodb</text:span><text:span text:style-name="T106_20"><text:s/></text:span><text:span text:style-name="T106_21">and</text:span><text:span text:style-name="T106_22"><text:s/></text:span><text:span text:style-name="T106_23">storing</text:span><text:span text:style-name="T106_24"><text:s/></text:span><text:span text:style-name="T106_25">all</text:span><text:span text:style-name="T106_26"><text:s/></text:span><text:span text:style-name="T106_27">multimedia</text:span><text:span text:style-name="T106_28"><text:s/></text:span><text:span text:style-name="T106_29">data</text:span><text:span text:style-name="T106_30"><text:s/></text:span><text:span text:style-name="T106_31">to</text:span><text:span text:style-name="T106_32"><text:s/></text:span><text:span text:style-name="T106_33">the</text:span><text:span text:style-name="T106_34"><text:s/></text:span><text:span text:style-name="T106_35">gridfs</text:span><text:span text:style-name="T106_36">.<text:s/></text:span><text:span text:style-name="T106_37">Also</text:span><text:span text:style-name="T106_38"><text:s/></text:span><text:span text:style-name="T106_39">all</text:span><text:span text:style-name="T106_40"><text:s/></text:span><text:span text:style-name="T106_41">social</text:span><text:span text:style-name="T106_42"><text:s/></text:span><text:span text:style-name="T106_43">integration</text:span><text:span text:style-name="T106_44"><text:s/></text:span><text:span text:style-name="T106_45">things</text:span><text:span text:style-name="T106_46"><text:s/></text:span><text:span text:style-name="T106_47">were</text:span><text:span text:style-name="T106_48"><text:s/></text:span><text:span text:style-name="T106_49">on</text:span><text:span text:style-name="T106_50"><text:s/></text:span><text:span text:style-name="T106_51">me</text:span><text:span text:style-name="T106_52"><text:s/></text:span><text:span text:style-name="T106_53">and</text:span><text:span text:style-name="T106_54"><text:s/></text:span><text:span text:style-name="T106_55">worked</text:span><text:span text:style-name="T106_56"><text:s/></text:span><text:span text:style-name="T106_57">perfectly</text:span><text:span text:style-name="T106_58">.<text:s/></text:span></text:p>
      <text:p text:style-name="P107"><text:span text:style-name="T107_1">Tools</text:span><text:span text:style-name="T107_2">:<text:tab/></text:span><text:span text:style-name="T107_3">Intellij</text:span><text:span text:style-name="T107_4"><text:s/></text:span><text:span text:style-name="T107_5">Idea</text:span><text:span text:style-name="T107_6">,<text:s/></text:span><text:span text:style-name="T107_7">JavaEE</text:span><text:span text:style-name="T107_8">,<text:s/></text:span><text:span text:style-name="T107_9">Spirng</text:span><text:span text:style-name="T107_10">,<text:s/></text:span><text:span text:style-name="T107_11">Spring</text:span><text:span text:style-name="T107_12"><text:s/></text:span><text:span text:style-name="T107_13">Security</text:span><text:span text:style-name="T107_14">,<text:s/></text:span><text:span text:style-name="T107_15">Scribe</text:span><text:span text:style-name="T107_16"><text:s/>(</text:span><text:span text:style-name="T107_17">oauth</text:span><text:span text:style-name="T107_18"><text:s/>&amp;<text:s/></text:span><text:span text:style-name="T107_19">oauth</text:span><text:span text:style-name="T107_20">2<text:s/></text:span><text:span text:style-name="T107_21">framework</text:span><text:span text:style-name="T107_22">),<text:s text:c="2"/></text:span><text:span text:style-name="T107_23">JSDK</text:span><text:span text:style-name="T107_24"><text:s/>1.6,<text:s/></text:span><text:span text:style-name="T107_25">Maven</text:span></text:p>
      <text:p text:style-name="P108"/>
      <text:p text:style-name="P109"><text:span text:style-name="T109_1">2011<text:s text:c="2"/></text:span><text:span text:style-name="T109_2">B</text:span><text:span text:style-name="T109_3">2</text:span><text:span text:style-name="T109_4">B</text:span><text:span text:style-name="T109_5"><text:s/></text:span><text:span text:style-name="T109_6">client</text:span></text:p>
      <text:p text:style-name="P110"><text:span text:style-name="T110_1"><text:tab/></text:span><text:span text:style-name="T110_2">Client</text:span><text:span text:style-name="T110_3"><text:s/></text:span><text:span text:style-name="T110_4">for</text:span><text:span text:style-name="T110_5"><text:s/></text:span><text:span text:style-name="T110_6">managing</text:span><text:span text:style-name="T110_7"><text:s/></text:span><text:span text:style-name="T110_8">orders</text:span><text:span text:style-name="T110_9"><text:s/></text:span><text:span text:style-name="T110_10">of</text:span><text:span text:style-name="T110_11"><text:s/></text:span><text:span text:style-name="T110_12">trading</text:span><text:span text:style-name="T110_13"><text:s/></text:span><text:span text:style-name="T110_14">in</text:span><text:span text:style-name="T110_15"><text:s/></text:span><text:span text:style-name="T110_16">the</text:span><text:span text:style-name="T110_17"><text:s/></text:span><text:span text:style-name="T110_18">cloud</text:span><text:span text:style-name="T110_19">.<text:s/></text:span><text:span text:style-name="T110_20">Google</text:span><text:span text:style-name="T110_21"><text:s/></text:span><text:span text:style-name="T110_22">C</text:span><text:span text:style-name="T110_23">2</text:span><text:span text:style-name="T110_24">D</text:span><text:span text:style-name="T110_25"><text:s/></text:span><text:span text:style-name="T110_26">messaging</text:span><text:span text:style-name="T110_27"><text:s/></text:span><text:span text:style-name="T110_28">is</text:span><text:span text:style-name="T110_29"><text:s/></text:span><text:span text:style-name="T110_30">used</text:span><text:span text:style-name="T110_31"><text:s/></text:span><text:span text:style-name="T110_32">for</text:span><text:span text:style-name="T110_33"><text:s/></text:span><text:span text:style-name="T110_34">notifications</text:span><text:span text:style-name="T110_35"><text:s/></text:span><text:span text:style-name="T110_36">of</text:span><text:span text:style-name="T110_37"><text:s/></text:span><text:span text:style-name="T110_38">new</text:span><text:span text:style-name="T110_39"><text:s/></text:span><text:span text:style-name="T110_40">orders</text:span><text:span text:style-name="T110_41"><text:s/></text:span><text:span text:style-name="T110_42">on</text:span><text:span text:style-name="T110_43"><text:s/></text:span><text:span text:style-name="T110_44">the</text:span><text:span text:style-name="T110_45"><text:s/></text:span><text:span text:style-name="T110_46">server</text:span><text:span text:style-name="T110_47">.<text:s/></text:span><text:span text:style-name="T110_48">Voice</text:span><text:span text:style-name="T110_49"><text:s/></text:span><text:span text:style-name="T110_50">recognition</text:span><text:span text:style-name="T110_51"><text:s/></text:span><text:span text:style-name="T110_52">and</text:span><text:span text:style-name="T110_53"><text:s/></text:span><text:span text:style-name="T110_54">full</text:span><text:span text:style-name="T110_55"><text:s/></text:span><text:span text:style-name="T110_56">test</text:span><text:span text:style-name="T110_57"><text:s/></text:span><text:span text:style-name="T110_58">search</text:span><text:span text:style-name="T110_59"><text:s/></text:span><text:span text:style-name="T110_60">are</text:span><text:span text:style-name="T110_61"><text:s/></text:span><text:span text:style-name="T110_62">used</text:span><text:span text:style-name="T110_63"><text:s/></text:span><text:span text:style-name="T110_64">for</text:span><text:span text:style-name="T110_65"><text:s/></text:span><text:span text:style-name="T110_66">searching</text:span><text:span text:style-name="T110_67"><text:s/></text:span><text:span text:style-name="T110_68">and</text:span><text:span text:style-name="T110_69"><text:s/></text:span><text:span text:style-name="T110_70">managing</text:span><text:span text:style-name="T110_71"><text:s/></text:span><text:span text:style-name="T110_72">products</text:span><text:span text:style-name="T110_73"><text:s/></text:span><text:span text:style-name="T110_74">in</text:span><text:span text:style-name="T110_75"><text:s/></text:span><text:span text:style-name="T110_76">orders</text:span><text:span text:style-name="T110_77">.<text:s/></text:span><text:span text:style-name="T110_78">And</text:span><text:span text:style-name="T110_79"><text:s/></text:span><text:span text:style-name="T110_80">user</text:span><text:span text:style-name="T110_81"><text:s/></text:span><text:span text:style-name="T110_82">has</text:span><text:span text:style-name="T110_83"><text:s/></text:span><text:span text:style-name="T110_84">possibility</text:span><text:span text:style-name="T110_85"><text:s/></text:span><text:span text:style-name="T110_86">to</text:span><text:span text:style-name="T110_87"><text:s/></text:span><text:span text:style-name="T110_88">plot</text:span><text:span text:style-name="T110_89"><text:s/></text:span><text:span text:style-name="T110_90">productivity</text:span><text:span text:style-name="T110_91"><text:s/></text:span><text:span text:style-name="T110_92">charts</text:span><text:span text:style-name="T110_93"><text:s/></text:span><text:span text:style-name="T110_94">of</text:span><text:span text:style-name="T110_95"><text:s/></text:span><text:span text:style-name="T110_96">trading</text:span><text:span text:style-name="T110_97"><text:s/></text:span><text:span text:style-name="T110_98">activity</text:span></text:p>
      <text:p text:style-name="P111"><text:span text:style-name="T111_1">Platform</text:span><text:span text:style-name="T111_2">:<text:tab/></text:span><text:span text:style-name="T111_3">Android</text:span></text:p>
      <text:p text:style-name="P112"><text:span text:style-name="T112_1">Tools</text:span><text:span text:style-name="T112_2">:<text:tab/></text:span><text:span text:style-name="T112_3">Intellij</text:span><text:span text:style-name="T112_4"><text:s/></text:span><text:span text:style-name="T112_5">Idea</text:span><text:span text:style-name="T112_6">,<text:s/></text:span><text:span text:style-name="T112_7">Android</text:span><text:span text:style-name="T112_8"><text:s/></text:span><text:span text:style-name="T112_9">SDK</text:span><text:span text:style-name="T112_10">,</text:span><text:span text:style-name="T112_11"><text:s/></text:span><text:span text:style-name="T112_12">Android</text:span><text:span text:style-name="T112_13"><text:s/></text:span><text:span text:style-name="T112_14">Compatibility</text:span><text:span text:style-name="T112_15"><text:s/></text:span><text:span text:style-name="T112_16">Lib</text:span><text:span text:style-name="T112_17">rary</text:span><text:span text:style-name="T112_18">,<text:s/></text:span><text:span text:style-name="T112_19"><text:s/></text:span><text:span text:style-name="T112_20">JSDK</text:span><text:span text:style-name="T112_21"><text:s/>1.6</text:span></text:p>
      <text:p text:style-name="P113"/>
      <text:p text:style-name="P114"><text:span text:style-name="T114_1">2010<text:s text:c="2"/></text:span><text:span text:style-name="T114_2">Calls</text:span><text:span text:style-name="T114_3"><text:s/></text:span><text:span text:style-name="T114_4">Analyzer</text:span></text:p>
      <text:p text:style-name="P115"><text:span text:style-name="T115_1"><text:tab/></text:span><text:span text:style-name="T115_2">Programmed</text:span><text:span text:style-name="T115_3"><text:s/></text:span><text:span text:style-name="T115_4">and</text:span><text:span text:style-name="T115_5"><text:s/></text:span><text:span text:style-name="T115_6">created</text:span><text:span text:style-name="T115_7"><text:s/></text:span><text:span text:style-name="T115_8">a</text:span><text:span text:style-name="T115_9"><text:s/></text:span><text:span text:style-name="T115_10">pilot</text:span><text:span text:style-name="T115_11"><text:s/></text:span><text:span text:style-name="T115_12">call</text:span><text:span text:style-name="T115_13"><text:s/></text:span><text:span text:style-name="T115_14">analyzer</text:span><text:span text:style-name="T115_15"><text:s/></text:span><text:span text:style-name="T115_16">on</text:span><text:span text:style-name="T115_17"><text:s/></text:span><text:span text:style-name="T115_18">Google</text:span><text:span text:style-name="T115_19"><text:s/></text:span><text:span text:style-name="T115_20">A</text:span><text:span text:style-name="T115_21">ndroid</text:span><text:span text:style-name="T115_22"><text:s/></text:span><text:span text:style-name="T115_23">and</text:span><text:span text:style-name="T115_24"><text:s/></text:span><text:span text:style-name="T115_25">Google</text:span><text:span text:style-name="T115_26"><text:s/></text:span><text:span text:style-name="T115_27">AppEngine</text:span><text:span text:style-name="T115_28"><text:s/></text:span><text:span text:style-name="T115_29">through</text:span><text:span text:style-name="T115_30"><text:s/></text:span><text:span text:style-name="T115_31">Java</text:span><text:span text:style-name="T115_32">.<text:s/></text:span><text:span text:style-name="T115_33">Fully</text:span><text:span text:style-name="T115_34"><text:s/></text:span><text:span text:style-name="T115_35">implemented</text:span><text:span text:style-name="T115_36"><text:s/></text:span><text:span text:style-name="T115_37">the</text:span><text:span text:style-name="T115_38"><text:s/></text:span><text:span text:style-name="T115_39">calls</text:span><text:span text:style-name="T115_40"><text:s/></text:span><text:span text:style-name="T115_41">logger</text:span><text:span text:style-name="T115_42"><text:s/></text:span><text:span text:style-name="T115_43">and</text:span><text:span text:style-name="T115_44"><text:s/></text:span><text:span text:style-name="T115_45">geo</text:span><text:span text:style-name="T115_46">-</text:span><text:span text:style-name="T115_47">analyzer</text:span><text:span text:style-name="T115_48"><text:s/></text:span><text:span text:style-name="T115_49">that</text:span><text:span text:style-name="T115_50"><text:s/></text:span><text:span text:style-name="T115_51">gives</text:span><text:span text:style-name="T115_52"><text:s/></text:span><text:span text:style-name="T115_53">information</text:span><text:span text:style-name="T115_54"><text:s/></text:span><text:span text:style-name="T115_55">on</text:span><text:span text:style-name="T115_56"><text:s/></text:span><text:span text:style-name="T115_57">location</text:span><text:span text:style-name="T115_58"><text:s/></text:span><text:span text:style-name="T115_59">of</text:span><text:span text:style-name="T115_60"><text:s/></text:span><text:span text:style-name="T115_61">user</text:span><text:span text:style-name="T115_62"><text:s/></text:span><text:span text:style-name="T115_63">and</text:span><text:span text:style-name="T115_64"><text:s/></text:span><text:span text:style-name="T115_65">financial</text:span><text:span text:style-name="T115_66"><text:s/></text:span><text:span text:style-name="T115_67">data</text:span><text:span text:style-name="T115_68">.<text:s/></text:span></text:p>
      <text:p text:style-name="P116"><text:span text:style-name="T116_1">Platform</text:span><text:span text:style-name="T116_2">:<text:tab/></text:span><text:span text:style-name="T116_3">Android</text:span></text:p>
      <text:p text:style-name="P117"><text:span text:style-name="T117_1">Tools</text:span><text:span text:style-name="T117_2">:<text:tab/></text:span><text:span text:style-name="T117_3">Intellij</text:span><text:span text:style-name="T117_4"><text:s/></text:span><text:span text:style-name="T117_5">Idea</text:span><text:span text:style-name="T117_6">,<text:s/></text:span><text:span text:style-name="T117_7">Android</text:span><text:span text:style-name="T117_8"><text:s/></text:span><text:span text:style-name="T117_9">SDK</text:span><text:span text:style-name="T117_10">,<text:s/></text:span><text:span text:style-name="T117_11">JSDK</text:span><text:span text:style-name="T117_12"><text:s/>1.6</text:span></text:p>
      <text:p text:style-name="P118"/>
      <text:p text:style-name="P119"><text:span text:style-name="T119_1">2010<text:s text:c="2"/></text:span><text:span text:style-name="T119_2">Music</text:span><text:span text:style-name="T119_3"><text:s/></text:span><text:span text:style-name="T119_4">Player</text:span><text:span text:style-name="T119_5"><text:s/></text:span><text:span text:style-name="T119_6">for</text:span><text:span text:style-name="T119_7"><text:s/></text:span><text:span text:style-name="T119_8">Popular</text:span><text:span text:style-name="T119_9"><text:s/></text:span><text:span text:style-name="T119_10">Clouds</text:span></text:p>
      <text:p text:style-name="P120"><text:span text:style-name="T120_1"><text:tab/></text:span><text:span text:style-name="T120_2">Fully</text:span><text:span text:style-name="T120_3"><text:s/></text:span><text:span text:style-name="T120_4">implemented</text:span><text:span text:style-name="T120_5"><text:s/></text:span><text:span text:style-name="T120_6">playing</text:span><text:span text:style-name="T120_7"><text:s/></text:span><text:span text:style-name="T120_8">and</text:span><text:span text:style-name="T120_9"><text:s/></text:span><text:span text:style-name="T120_10">storing</text:span><text:span text:style-name="T120_11"><text:s/></text:span><text:span text:style-name="T120_12">songs</text:span><text:span text:style-name="T120_13"><text:s/></text:span><text:span text:style-name="T120_14">locally</text:span><text:span text:style-name="T120_15"><text:s/></text:span><text:span text:style-name="T120_16">and</text:span><text:span text:style-name="T120_17"><text:s/></text:span><text:span text:style-name="T120_18">encrypting</text:span><text:span text:style-name="T120_19"><text:s/></text:span><text:span text:style-name="T120_20">them</text:span><text:span text:style-name="T120_21"><text:s/></text:span><text:span text:style-name="T120_22">to</text:span><text:span text:style-name="T120_23"><text:s/></text:span><text:span text:style-name="T120_24">prevent</text:span><text:span text:style-name="T120_25"><text:s/></text:span><text:span text:style-name="T120_26">piracy</text:span><text:span text:style-name="T120_27">.<text:s/></text:span><text:span text:style-name="T120_28">Synchronization</text:span><text:span text:style-name="T120_29"><text:s/></text:span><text:span text:style-name="T120_30">with</text:span><text:span text:style-name="T120_31"><text:s/></text:span><text:span text:style-name="T120_32"><text:a xlink:type="simple" xlink:href="http://last.fm"><text:span text:style-name="T120_33">last</text:span></text:a></text:span><text:span text:style-name="T120_34"><text:a xlink:type="simple" xlink:href="http://last.fm"><text:span text:style-name="T120_35">.</text:span></text:a></text:span><text:span text:style-name="T120_36"><text:a xlink:type="simple" xlink:href="http://last.fm"><text:span text:style-name="T120_37">fm</text:span></text:a></text:span><text:span text:style-name="T120_38"><text:s/></text:span><text:span text:style-name="T120_39">and</text:span><text:span text:style-name="T120_40"><text:s/></text:span><text:span text:style-name="T120_41">possibility</text:span><text:span text:style-name="T120_42"><text:s/></text:span><text:span text:style-name="T120_43">to</text:span><text:span text:style-name="T120_44"><text:s/></text:span><text:span text:style-name="T120_45">manage</text:span><text:span text:style-name="T120_46"><text:s/></text:span><text:span text:style-name="T120_47">playlists</text:span><text:span text:style-name="T120_48"><text:s/></text:span><text:span text:style-name="T120_49">on</text:span><text:span text:style-name="T120_50"><text:s/></text:span><text:span text:style-name="T120_51">the</text:span><text:span text:style-name="T120_52"><text:s/></text:span><text:span text:style-name="T120_53">clouds</text:span><text:span text:style-name="T120_54">.</text:span></text:p>
      <text:p text:style-name="P121"><text:span text:style-name="T121_1">Platform</text:span><text:span text:style-name="T121_2">:<text:tab/></text:span><text:span text:style-name="T121_3">Unix</text:span><text:span text:style-name="T121_4">,<text:s/></text:span><text:span text:style-name="T121_5">Linux</text:span><text:span text:style-name="T121_6">,<text:s/></text:span><text:span text:style-name="T121_7">MacOsX</text:span><text:span text:style-name="T121_8">,<text:s/></text:span><text:span text:style-name="T121_9">Windows</text:span></text:p>
      <text:p text:style-name="P122"><text:span text:style-name="T122_1">Tools</text:span><text:span text:style-name="T122_2">:<text:tab/></text:span><text:span text:style-name="T122_3">C</text:span><text:span text:style-name="T122_4">++,<text:s/></text:span><text:span text:style-name="T122_5">Qt</text:span><text:span text:style-name="T122_6">,<text:s/></text:span><text:span text:style-name="T122_7">QtCreator</text:span></text:p>
      <text:p text:style-name="P123"/>
      <text:p text:style-name="P124"><text:span text:style-name="T124_1">2009<text:s text:c="2"/></text:span><text:span text:style-name="T124_2">FOREX</text:span><text:span text:style-name="T124_3"><text:s/></text:span><text:span text:style-name="T124_4">trading</text:span><text:span text:style-name="T124_5"><text:s/></text:span><text:span text:style-name="T124_6">robot</text:span></text:p>
      <text:p text:style-name="P125"><text:span text:style-name="T125_1"><text:tab/></text:span><text:span text:style-name="T125_2">Robot</text:span><text:span text:style-name="T125_3"><text:s/></text:span><text:span text:style-name="T125_4">as</text:span><text:span text:style-name="T125_5"><text:s/></text:span><text:span text:style-name="T125_6">a</text:span><text:span text:style-name="T125_7"><text:s/></text:span><text:span text:style-name="T125_8">plugin</text:span><text:span text:style-name="T125_9"><text:s/></text:span><text:span text:style-name="T125_10">for</text:span><text:span text:style-name="T125_11"><text:s/></text:span><text:span text:style-name="T125_12">Metatrader</text:span><text:span text:style-name="T125_13"><text:s/></text:span><text:span text:style-name="T125_14">appliance</text:span><text:span text:style-name="T125_15"><text:s/></text:span><text:span text:style-name="T125_16">which</text:span><text:span text:style-name="T125_17"><text:s/></text:span><text:span text:style-name="T125_18">was</text:span><text:span text:style-name="T125_19"><text:s/></text:span><text:span text:style-name="T125_20">based</text:span><text:span text:style-name="T125_21"><text:s/></text:span><text:span text:style-name="T125_22">on</text:span><text:span text:style-name="T125_23"><text:s/></text:span><text:span text:style-name="T125_24">candlesticks</text:span><text:span text:style-name="T125_25"><text:s/></text:span><text:span text:style-name="T125_26">analysis</text:span></text:p>
      <text:p text:style-name="P126"><text:span text:style-name="T126_1">Platform</text:span><text:span text:style-name="T126_2">:<text:tab/></text:span><text:span text:style-name="T126_3">Metatrader</text:span></text:p>
      <text:p text:style-name="P127"><text:span text:style-name="T127_1">Tools</text:span><text:span text:style-name="T127_2">:<text:tab/></text:span><text:span text:style-name="T127_3">C</text:span></text:p>
      <text:p text:style-name="P128"/>
      <text:p text:style-name="P129"/>
      <text:p text:style-name="P130"/>
      <text:p text:style-name="P131"><text:span text:style-name="T131_1">2009<text:s/></text:span><text:span text:style-name="T131_2">to</text:span><text:span text:style-name="T131_3"><text:s/>2010,<text:s/></text:span><text:span text:style-name="T131_4">Single</text:span><text:span text:style-name="T131_5"><text:s/></text:span><text:span text:style-name="T131_6">Sign</text:span><text:span text:style-name="T131_7">-</text:span><text:span text:style-name="T131_8">On</text:span><text:span text:style-name="T131_9"><text:s/></text:span><text:span text:style-name="T131_10">Enterprise</text:span><text:span text:style-name="T131_11"><text:s/></text:span><text:span text:style-name="T131_12">Solution</text:span></text:p>
      <text:p text:style-name="P132"><text:span text:style-name="T132_1">I</text:span><text:span text:style-name="T132_2"><text:s/></text:span><text:span text:style-name="T132_3">was</text:span><text:span text:style-name="T132_4"><text:s/></text:span><text:span text:style-name="T132_5">in</text:span><text:span text:style-name="T132_6"><text:s/></text:span><text:span text:style-name="T132_7">the</text:span><text:span text:style-name="T132_8"><text:s/></text:span><text:span text:style-name="T132_9">L</text:span><text:span text:style-name="T132_10">3<text:s/></text:span><text:span text:style-name="T132_11">team</text:span><text:span text:style-name="T132_12"><text:s/></text:span><text:span text:style-name="T132_13">and</text:span><text:span text:style-name="T132_14"><text:s/></text:span><text:span text:style-name="T132_15">was</text:span><text:span text:style-name="T132_16"><text:s/></text:span><text:span text:style-name="T132_17">involved</text:span><text:span text:style-name="T132_18"><text:s/></text:span><text:span text:style-name="T132_19">in</text:span><text:span text:style-name="T132_20"><text:s/></text:span><text:span text:style-name="T132_21">continous</text:span><text:span text:style-name="T132_22"><text:s/></text:span><text:span text:style-name="T132_23">product</text:span><text:span text:style-name="T132_24"><text:s/></text:span><text:span text:style-name="T132_25">enhancement</text:span><text:span text:style-name="T132_26"><text:s/>(</text:span><text:span text:style-name="T132_27">fixing</text:span><text:span text:style-name="T132_28"><text:s/></text:span><text:span text:style-name="T132_29">critical</text:span><text:span text:style-name="T132_30"><text:s/></text:span><text:span text:style-name="T132_31">bugs</text:span><text:span text:style-name="T132_32">,<text:s/></text:span><text:span text:style-name="T132_33">implementing</text:span><text:span text:style-name="T132_34"><text:s/></text:span><text:span text:style-name="T132_35">important</text:span><text:span text:style-name="T132_36"><text:s/></text:span><text:span text:style-name="T132_37">features</text:span><text:span text:style-name="T132_38"><text:s/></text:span><text:span text:style-name="T132_39">for</text:span><text:span text:style-name="T132_40"><text:s/></text:span><text:span text:style-name="T132_41">separate</text:span><text:span text:style-name="T132_42"><text:s/></text:span><text:span text:style-name="T132_43">customers</text:span><text:span text:style-name="T132_44">).<text:s/></text:span><text:span text:style-name="T132_45">It</text:span><text:span text:style-name="T132_46">’</text:span><text:span text:style-name="T132_47">s</text:span><text:span text:style-name="T132_48"><text:s/></text:span><text:span text:style-name="T132_49">a</text:span><text:span text:style-name="T132_50"><text:s/></text:span><text:span text:style-name="T132_51">collection</text:span><text:span text:style-name="T132_52"><text:s/></text:span><text:span text:style-name="T132_53">of</text:span><text:span text:style-name="T132_54"><text:s/></text:span><text:span text:style-name="T132_55">applications</text:span><text:span text:style-name="T132_56"><text:s/></text:span><text:span text:style-name="T132_57">that</text:span><text:span text:style-name="T132_58"><text:s/></text:span><text:span text:style-name="T132_59">extend</text:span><text:span text:style-name="T132_60"><text:s/></text:span><text:span text:style-name="T132_61">security</text:span><text:span text:style-name="T132_62"><text:s/></text:span><text:span text:style-name="T132_63">model</text:span><text:span text:style-name="T132_64"><text:s/></text:span><text:span text:style-name="T132_65">and</text:span><text:span text:style-name="T132_66"><text:s/></text:span><text:span text:style-name="T132_67">bring</text:span><text:span text:style-name="T132_68"><text:s/></text:span><text:span text:style-name="T132_69">new</text:span><text:span text:style-name="T132_70"><text:s/></text:span><text:span text:style-name="T132_71">user</text:span><text:span text:style-name="T132_72"><text:s/></text:span><text:span text:style-name="T132_73">experience</text:span><text:span text:style-name="T132_74"><text:s/></text:span><text:span text:style-name="T132_75">for</text:span><text:span text:style-name="T132_76"><text:s/></text:span><text:span text:style-name="T132_77">Windows</text:span><text:span text:style-name="T132_78"><text:s/></text:span><text:span text:style-name="T132_79">enterprise</text:span><text:span text:style-name="T132_80"><text:s/></text:span><text:span text:style-name="T132_81">networks</text:span><text:span text:style-name="T132_82">.<text:s/></text:span><text:span text:style-name="T132_83">It</text:span><text:span text:style-name="T132_84"><text:s/></text:span><text:span text:style-name="T132_85">was</text:span><text:span text:style-name="T132_86"><text:s/></text:span><text:span text:style-name="T132_87">a</text:span><text:span text:style-name="T132_88"><text:s/></text:span><text:span text:style-name="T132_89">big</text:span><text:span text:style-name="T132_90"><text:s/></text:span><text:span text:style-name="T132_91">enterprise</text:span><text:span text:style-name="T132_92"><text:s/></text:span><text:span text:style-name="T132_93">project</text:span><text:span text:style-name="T132_94"><text:s/></text:span><text:span text:style-name="T132_95">with</text:span><text:span text:style-name="T132_96"><text:s/></text:span><text:span text:style-name="T132_97">international</text:span><text:span text:style-name="T132_98"><text:s/></text:span><text:span text:style-name="T132_99">team</text:span><text:span text:style-name="T132_100"><text:s/>(</text:span><text:span text:style-name="T132_101">about</text:span><text:span text:style-name="T132_102"><text:s/>30<text:s/></text:span><text:span text:style-name="T132_103">members</text:span><text:span text:style-name="T132_104"><text:s/></text:span><text:span text:style-name="T132_105">only</text:span><text:span text:style-name="T132_106"><text:s/></text:span><text:span text:style-name="T132_107">in</text:span><text:span text:style-name="T132_108"><text:s/></text:span><text:span text:style-name="T132_109">L</text:span><text:span text:style-name="T132_110">3<text:s/></text:span><text:span text:style-name="T132_111">team</text:span><text:span text:style-name="T132_112"><text:s/></text:span><text:span text:style-name="T132_113">from</text:span><text:span text:style-name="T132_114"><text:s/></text:span><text:span text:style-name="T132_115">US</text:span><text:span text:style-name="T132_116">,<text:s/></text:span><text:span text:style-name="T132_117">Russia</text:span><text:span text:style-name="T132_118">,<text:s/></text:span><text:span text:style-name="T132_119">India</text:span><text:span text:style-name="T132_120">,<text:s/></text:span><text:span text:style-name="T132_121">Ukraine</text:span><text:span text:style-name="T132_122">).<text:s/></text:span></text:p>
      <text:p text:style-name="P133"><text:span text:style-name="T133_1">Platform</text:span><text:span text:style-name="T133_2">:<text:tab/></text:span><text:span text:style-name="T133_3">Windows</text:span></text:p>
      <text:p text:style-name="P134"/>
      <text:p text:style-name="P135"><text:span text:style-name="T135_1">Tools</text:span><text:span text:style-name="T135_2">:<text:tab/></text:span><text:span text:style-name="T135_3">MSVC</text:span><text:span text:style-name="T135_4"><text:s/>2005,<text:s/></text:span><text:span text:style-name="T135_5">ATL</text:span><text:span text:style-name="T135_6">,<text:s/></text:span><text:span text:style-name="T135_7">COM</text:span><text:span text:style-name="T135_8">,<text:s/></text:span><text:span text:style-name="T135_9">WTL</text:span><text:span text:style-name="T135_10">,<text:s/></text:span><text:span text:style-name="T135_11">boost</text:span><text:span text:style-name="T135_12">,<text:s/></text:span><text:span text:style-name="T135_13">C</text:span><text:span text:style-name="T135_14">++,<text:s/></text:span><text:span text:style-name="T135_15">JavaEE</text:span></text:p>
      <text:p text:style-name="P136"/>
      <text:p text:style-name="P137"><text:span text:style-name="T137_1">2008<text:s/></text:span><text:span text:style-name="T137_2">to</text:span><text:span text:style-name="T137_3"><text:s/></text:span><text:span text:style-name="T137_4">2012</text:span><text:span text:style-name="T137_5">,<text:s/></text:span><text:span text:style-name="T137_6">Intelligent</text:span><text:span text:style-name="T137_7"><text:s/></text:span><text:span text:style-name="T137_8">Performance</text:span><text:span text:style-name="T137_9"><text:s/></text:span><text:span text:style-name="T137_10">Tuning</text:span><text:span text:style-name="T137_11"><text:s/></text:span><text:span text:style-name="T137_12">Engine</text:span></text:p>
      <text:p text:style-name="P138"><text:span text:style-name="T138_1">As</text:span><text:span text:style-name="T138_2"><text:s/></text:span><text:span text:style-name="T138_3">Software</text:span><text:span text:style-name="T138_4"><text:s/></text:span><text:span text:style-name="T138_5">Developer</text:span><text:span text:style-name="T138_6">,<text:s/></text:span><text:span text:style-name="T138_7">I</text:span><text:span text:style-name="T138_8"><text:s/></text:span><text:span text:style-name="T138_9">developed</text:span><text:span text:style-name="T138_10"><text:s/></text:span><text:span text:style-name="T138_11">the</text:span><text:span text:style-name="T138_12"><text:s/></text:span><text:span text:style-name="T138_13">system</text:span><text:span text:style-name="T138_14"><text:s/></text:span><text:span text:style-name="T138_15">to</text:span><text:span text:style-name="T138_16"><text:s/></text:span><text:span text:style-name="T138_17">test</text:span><text:span text:style-name="T138_18"><text:s/></text:span><text:span text:style-name="T138_19">a</text:span><text:span text:style-name="T138_20"><text:s/></text:span><text:span text:style-name="T138_21">network</text:span><text:span text:style-name="T138_22"><text:s/></text:span><text:span text:style-name="T138_23">and</text:span><text:span text:style-name="T138_24"><text:s/></text:span><text:span text:style-name="T138_25">monitor</text:span><text:span text:style-name="T138_26"><text:s/></text:span><text:span text:style-name="T138_27">the</text:span><text:span text:style-name="T138_28"><text:s/></text:span><text:span text:style-name="T138_29">engine</text:span><text:span text:style-name="T138_30"><text:s/></text:span><text:span text:style-name="T138_31">that</text:span><text:span text:style-name="T138_32"><text:s/></text:span><text:span text:style-name="T138_33">allowed</text:span><text:span text:style-name="T138_34"><text:s/></text:span><text:span text:style-name="T138_35">exposing</text:span><text:span text:style-name="T138_36"><text:s/></text:span><text:span text:style-name="T138_37">existing</text:span><text:span text:style-name="T138_38"><text:s/></text:span><text:span text:style-name="T138_39">capacity</text:span><text:span text:style-name="T138_40"><text:s/></text:span><text:span text:style-name="T138_41">of</text:span><text:span text:style-name="T138_42"><text:s/></text:span><text:span text:style-name="T138_43">users</text:span><text:span text:style-name="T138_44">’<text:s/></text:span><text:span text:style-name="T138_45">networks</text:span><text:span text:style-name="T138_46">,<text:s/></text:span><text:span text:style-name="T138_47">applications</text:span><text:span text:style-name="T138_48">,<text:s/></text:span><text:span text:style-name="T138_49">and</text:span><text:span text:style-name="T138_50"><text:s/></text:span><text:span text:style-name="T138_51">hardware</text:span><text:span text:style-name="T138_52"><text:s/></text:span><text:span text:style-name="T138_53">components</text:span><text:span text:style-name="T138_54">.<text:s/></text:span><text:span text:style-name="T138_55">The</text:span><text:span text:style-name="T138_56"><text:s/></text:span><text:span text:style-name="T138_57">main</text:span><text:span text:style-name="T138_58"><text:s/></text:span><text:span text:style-name="T138_59">problems</text:span><text:span text:style-name="T138_60"><text:s/></text:span><text:span text:style-name="T138_61">that</text:span><text:span text:style-name="T138_62"><text:s/></text:span><text:span text:style-name="T138_63">could</text:span><text:span text:style-name="T138_64"><text:s/></text:span><text:span text:style-name="T138_65">be</text:span><text:span text:style-name="T138_66"><text:s/></text:span><text:span text:style-name="T138_67">solved</text:span><text:span text:style-name="T138_68"><text:s/></text:span><text:span text:style-name="T138_69">by</text:span><text:span text:style-name="T138_70"><text:s/></text:span><text:span text:style-name="T138_71">this</text:span><text:span text:style-name="T138_72"><text:s/></text:span><text:span text:style-name="T138_73">engine</text:span><text:span text:style-name="T138_74"><text:s/></text:span><text:span text:style-name="T138_75">are</text:span><text:span text:style-name="T138_76"><text:s/></text:span><text:span text:style-name="T138_77">the</text:span><text:span text:style-name="T138_78"><text:s/></text:span><text:span text:style-name="T138_79">unwanted</text:span><text:span text:style-name="T138_80"><text:s/></text:span><text:span text:style-name="T138_81">disconnects</text:span><text:span text:style-name="T138_82">,<text:s/></text:span><text:span text:style-name="T138_83">slow</text:span><text:span text:style-name="T138_84"><text:s/></text:span><text:span text:style-name="T138_85">response</text:span><text:span text:style-name="T138_86"><text:s/></text:span><text:span text:style-name="T138_87">times</text:span><text:span text:style-name="T138_88">,<text:s/></text:span><text:span text:style-name="T138_89">and</text:span><text:span text:style-name="T138_90"><text:s/></text:span><text:span text:style-name="T138_91">underutilized</text:span><text:span text:style-name="T138_92"><text:s/></text:span><text:span text:style-name="T138_93">systems</text:span><text:span text:style-name="T138_94">.<text:s/></text:span><text:span text:style-name="T138_95">The</text:span><text:span text:style-name="T138_96"><text:s/></text:span><text:span text:style-name="T138_97">engine</text:span><text:span text:style-name="T138_98"><text:s/></text:span><text:span text:style-name="T138_99">analyzes</text:span><text:span text:style-name="T138_100"><text:s/></text:span><text:span text:style-name="T138_101">all</text:span><text:span text:style-name="T138_102"><text:s/></text:span><text:span text:style-name="T138_103">aspects</text:span><text:span text:style-name="T138_104"><text:s/></text:span><text:span text:style-name="T138_105">of</text:span><text:span text:style-name="T138_106"><text:s/></text:span><text:span text:style-name="T138_107">users</text:span><text:span text:style-name="T138_108">’<text:s/></text:span><text:span text:style-name="T138_109">environment</text:span><text:span text:style-name="T138_110">,<text:s/></text:span><text:span text:style-name="T138_111">from</text:span><text:span text:style-name="T138_112"><text:s/></text:span><text:span text:style-name="T138_113">edge</text:span><text:span text:style-name="T138_114"><text:s/></text:span><text:span text:style-name="T138_115">to</text:span><text:span text:style-name="T138_116"><text:s/></text:span><text:span text:style-name="T138_117">core</text:span><text:span text:style-name="T138_118">,<text:s/></text:span><text:span text:style-name="T138_119">and</text:span><text:span text:style-name="T138_120"><text:s/></text:span><text:span text:style-name="T138_121">then</text:span><text:span text:style-name="T138_122"><text:s/></text:span><text:span text:style-name="T138_123">creates</text:span><text:span text:style-name="T138_124"><text:s/></text:span><text:span text:style-name="T138_125">optimum</text:span><text:span text:style-name="T138_126"><text:s/></text:span><text:span text:style-name="T138_127">configuration</text:span><text:span text:style-name="T138_128"><text:s/></text:span><text:span text:style-name="T138_129">profiles</text:span><text:span text:style-name="T138_130"><text:s/></text:span><text:span text:style-name="T138_131">for</text:span><text:span text:style-name="T138_132"><text:s/></text:span><text:span text:style-name="T138_133">all</text:span><text:span text:style-name="T138_134"><text:s/></text:span><text:span text:style-name="T138_135">of</text:span><text:span text:style-name="T138_136"><text:s/></text:span><text:span text:style-name="T138_137">user</text:span><text:span text:style-name="T138_138"><text:s/></text:span><text:span text:style-name="T138_139">systems</text:span><text:span text:style-name="T138_140">.<text:s/></text:span><text:span text:style-name="T138_141">The</text:span><text:span text:style-name="T138_142"><text:s/></text:span><text:span text:style-name="T138_143">developed</text:span><text:span text:style-name="T138_144"><text:s/></text:span><text:span text:style-name="T138_145">engine</text:span><text:span text:style-name="T138_146"><text:s/></text:span><text:span text:style-name="T138_147">supported</text:span><text:span text:style-name="T138_148"><text:s/></text:span><text:span text:style-name="T138_149">a</text:span><text:span text:style-name="T138_150"><text:s/></text:span><text:span text:style-name="T138_151">completely</text:span><text:span text:style-name="T138_152"><text:s/></text:span><text:span text:style-name="T138_153">automated</text:span><text:span text:style-name="T138_154"><text:s/></text:span><text:span text:style-name="T138_155">method</text:span><text:span text:style-name="T138_156"><text:s/></text:span><text:span text:style-name="T138_157">of</text:span><text:span text:style-name="T138_158"><text:s/></text:span><text:span text:style-name="T138_159">applying</text:span><text:span text:style-name="T138_160"><text:s/></text:span><text:span text:style-name="T138_161">real</text:span><text:span text:style-name="T138_162">-</text:span><text:span text:style-name="T138_163">time</text:span><text:span text:style-name="T138_164"><text:s/></text:span><text:span text:style-name="T138_165">optimization</text:span><text:span text:style-name="T138_166"><text:s/></text:span><text:span text:style-name="T138_167">of</text:span><text:span text:style-name="T138_168"><text:s/></text:span><text:span text:style-name="T138_169">the</text:span><text:span text:style-name="T138_170"><text:s/></text:span><text:span text:style-name="T138_171">SharePoint</text:span><text:span text:style-name="T138_172">,<text:s/></text:span><text:span text:style-name="T138_173">Exchange</text:span><text:span text:style-name="T138_174"><text:s/></text:span><text:span text:style-name="T138_175">and</text:span><text:span text:style-name="T138_176"><text:s/></text:span><text:span text:style-name="T138_177">VMware</text:span><text:span text:style-name="T138_178"><text:s/></text:span><text:span text:style-name="T138_179">implementations</text:span><text:span text:style-name="T138_180">.</text:span></text:p>
      <text:p text:style-name="P139"><text:span text:style-name="T139_1">Platform</text:span><text:span text:style-name="T139_2">:<text:tab/></text:span><text:span text:style-name="T139_3">Linux</text:span></text:p>
      <text:p text:style-name="P140"><text:span text:style-name="T140_1">Role</text:span><text:span text:style-name="T140_2">:<text:tab/></text:span><text:span text:style-name="T140_3">Implementation</text:span><text:span text:style-name="T140_4"><text:s/></text:span><text:span text:style-name="T140_5">of</text:span><text:span text:style-name="T140_6"><text:s/></text:span><text:span text:style-name="T140_7">the</text:span><text:span text:style-name="T140_8"><text:s/></text:span><text:span text:style-name="T140_9">server</text:span><text:span text:style-name="T140_10"><text:s/></text:span><text:span text:style-name="T140_11">core</text:span><text:span text:style-name="T140_12"><text:s/>(</text:span><text:span text:style-name="T140_13">network</text:span><text:span text:style-name="T140_14"><text:s/></text:span><text:span text:style-name="T140_15">metrics</text:span><text:span text:style-name="T140_16"><text:s/></text:span><text:span text:style-name="T140_17">analyzer</text:span><text:span text:style-name="T140_18"><text:s/></text:span><text:span text:style-name="T140_19">and</text:span><text:span text:style-name="T140_20"><text:s/></text:span><text:span text:style-name="T140_21">special</text:span><text:span text:style-name="T140_22"><text:s/></text:span><text:span text:style-name="T140_23">patch</text:span><text:span text:style-name="T140_24"><text:s/></text:span><text:span text:style-name="T140_25">for</text:span><text:span text:style-name="T140_26"><text:s/></text:span><text:span text:style-name="T140_27">kernel</text:span><text:span text:style-name="T140_28"><text:s/></text:span><text:span text:style-name="T140_29">that</text:span><text:span text:style-name="T140_30"><text:s/></text:span><text:span text:style-name="T140_31">allows</text:span><text:span text:style-name="T140_32"><text:s/></text:span><text:span text:style-name="T140_33">to</text:span><text:span text:style-name="T140_34"><text:s/></text:span><text:span text:style-name="T140_35">collect</text:span><text:span text:style-name="T140_36"><text:s/></text:span><text:span text:style-name="T140_37">data</text:span><text:span text:style-name="T140_38"><text:s/></text:span><text:span text:style-name="T140_39">from</text:span><text:span text:style-name="T140_40"><text:s/></text:span><text:span text:style-name="T140_41">MAC</text:span><text:span text:style-name="T140_42"><text:s/></text:span><text:span text:style-name="T140_43">layer</text:span><text:span text:style-name="T140_44">)<text:s/></text:span><text:span text:style-name="T140_45">in</text:span><text:span text:style-name="T140_46"><text:s/></text:span><text:span text:style-name="T140_47">C</text:span><text:span text:style-name="T140_48">/</text:span><text:span text:style-name="T140_49">C</text:span><text:span text:style-name="T140_50">++</text:span></text:p>
      <text:p text:style-name="P141"><text:span text:style-name="T141_1"><text:tab/><text:tab/></text:span><text:span text:style-name="T141_2">Design</text:span><text:span text:style-name="T141_3"><text:s/></text:span><text:span text:style-name="T141_4">and</text:span><text:span text:style-name="T141_5"><text:s/></text:span><text:span text:style-name="T141_6">implementation</text:span><text:span text:style-name="T141_7"><text:s/></text:span><text:span text:style-name="T141_8">of</text:span><text:span text:style-name="T141_9"><text:s/></text:span><text:span text:style-name="T141_10">server</text:span><text:span text:style-name="T141_11"><text:s/></text:span><text:span text:style-name="T141_12">API</text:span><text:span text:style-name="T141_13"><text:s/></text:span><text:span text:style-name="T141_14">and</text:span><text:span text:style-name="T141_15"><text:s/></text:span><text:span text:style-name="T141_16">reports</text:span><text:span text:style-name="T141_17"><text:s/></text:span><text:span text:style-name="T141_18">in</text:span><text:span text:style-name="T141_19"><text:s/></text:span><text:span text:style-name="T141_20">Perl</text:span></text:p>
      <text:p text:style-name="P142"><text:span text:style-name="T142_1">Tools</text:span><text:span text:style-name="T142_2">:<text:tab/></text:span><text:span text:style-name="T142_3">Perl</text:span><text:span text:style-name="T142_4">5,<text:s/></text:span><text:span text:style-name="T142_5">C</text:span><text:span text:style-name="T142_6">/</text:span><text:span text:style-name="T142_7">C</text:span><text:span text:style-name="T142_8">++,<text:s/></text:span><text:span text:style-name="T142_9">boost</text:span><text:span text:style-name="T142_10">,<text:s/></text:span><text:span text:style-name="T142_11">HTML</text:span><text:span text:style-name="T142_12">/</text:span><text:span text:style-name="T142_13">CSS</text:span><text:span text:style-name="T142_14">,<text:s/></text:span><text:span text:style-name="T142_15">JavaScript</text:span><text:span text:style-name="T142_16">,<text:s/></text:span><text:span text:style-name="T142_17">SOAP</text:span><text:span text:style-name="T142_18">,<text:s/></text:span><text:span text:style-name="T142_19">Shell</text:span><text:span text:style-name="T142_20">,<text:s/></text:span><text:span text:style-name="T142_21">Vim</text:span><text:span text:style-name="T142_22">,<text:s/></text:span><text:span text:style-name="T142_23">Apache</text:span><text:span text:style-name="T142_24">2<text:s/>(</text:span><text:span text:style-name="T142_25">mod</text:span><text:span text:style-name="T142_26">_</text:span><text:span text:style-name="T142_27">perl</text:span><text:span text:style-name="T142_28">2/</text:span><text:span text:style-name="T142_29">CGI</text:span><text:span text:style-name="T142_30">),<text:s/></text:span><text:span text:style-name="T142_31">VMware</text:span><text:span text:style-name="T142_32"><text:s/></text:span><text:span text:style-name="T142_33">vSphere</text:span><text:span text:style-name="T142_34"><text:s/></text:span><text:span text:style-name="T142_35">SDK</text:span></text:p>
      <text:p text:style-name="P143"/>
      <text:p text:style-name="P144"><text:span text:style-name="T144_1">2005<text:s/>-<text:s/>2008<text:s/></text:span><text:span text:style-name="T144_2">Link</text:span><text:span text:style-name="T144_3"><text:s/></text:span><text:span text:style-name="T144_4">Level</text:span><text:span text:style-name="T144_5"><text:s/></text:span><text:span text:style-name="T144_6">Simulator</text:span></text:p>
      <text:p text:style-name="P145"><text:span text:style-name="T145_1">Customer</text:span><text:span text:style-name="T145_2">:<text:tab/></text:span><text:span text:style-name="T145_3">Samsung</text:span></text:p>
      <text:p text:style-name="P146"><text:span text:style-name="T146_1">Description</text:span><text:span text:style-name="T146_2">:<text:tab/></text:span><text:span text:style-name="T146_3">Development</text:span><text:span text:style-name="T146_4"><text:s/></text:span><text:span text:style-name="T146_5">of</text:span><text:span text:style-name="T146_6"><text:s/></text:span><text:span text:style-name="T146_7">the</text:span><text:span text:style-name="T146_8"><text:s/></text:span><text:span text:style-name="T146_9">physical</text:span><text:span text:style-name="T146_10"><text:s/></text:span><text:span text:style-name="T146_11">layer</text:span><text:span text:style-name="T146_12"><text:s/></text:span><text:span text:style-name="T146_13">of</text:span><text:span text:style-name="T146_14"><text:s/>802.16</text:span><text:span text:style-name="T146_15">d</text:span><text:span text:style-name="T146_16"><text:s/></text:span><text:span text:style-name="T146_17">and</text:span><text:span text:style-name="T146_18"><text:s/>802.11</text:span><text:span text:style-name="T146_19">g</text:span><text:span text:style-name="T146_20"><text:s/></text:span><text:span text:style-name="T146_21">standards</text:span><text:span text:style-name="T146_22">.<text:s/></text:span><text:span text:style-name="T146_23">The</text:span><text:span text:style-name="T146_24"><text:s/></text:span><text:span text:style-name="T146_25">project</text:span><text:span text:style-name="T146_26"><text:s/></text:span><text:span text:style-name="T146_27">was</text:span><text:span text:style-name="T146_28"><text:s/></text:span><text:span text:style-name="T146_29">aimed</text:span><text:span text:style-name="T146_30"><text:s/></text:span><text:span text:style-name="T146_31">at</text:span><text:span text:style-name="T146_32"><text:s/></text:span><text:span text:style-name="T146_33">the</text:span><text:span text:style-name="T146_34"><text:s/></text:span><text:span text:style-name="T146_35">development</text:span><text:span text:style-name="T146_36"><text:s/></text:span><text:span text:style-name="T146_37">of</text:span><text:span text:style-name="T146_38"><text:s/></text:span><text:span text:style-name="T146_39">a</text:span><text:span text:style-name="T146_40"><text:s/></text:span><text:span text:style-name="T146_41">simulator</text:span><text:span text:style-name="T146_42"><text:s/></text:span><text:span text:style-name="T146_43">that</text:span><text:span text:style-name="T146_44"><text:s/></text:span><text:span text:style-name="T146_45">would</text:span><text:span text:style-name="T146_46"><text:s/></text:span><text:span text:style-name="T146_47">emulate</text:span><text:span text:style-name="T146_48"><text:s/></text:span><text:span text:style-name="T146_49">all</text:span><text:span text:style-name="T146_50"><text:s/></text:span><text:span text:style-name="T146_51">the</text:span><text:span text:style-name="T146_52"><text:s/></text:span><text:span text:style-name="T146_53">physical</text:span><text:span text:style-name="T146_54"><text:s/></text:span><text:span text:style-name="T146_55">features</text:span><text:span text:style-name="T146_56"><text:s/></text:span><text:span text:style-name="T146_57">in</text:span><text:span text:style-name="T146_58"><text:s/>802.16</text:span><text:span text:style-name="T146_59">d</text:span><text:span text:style-name="T146_60">/</text:span><text:span text:style-name="T146_61">e</text:span><text:span text:style-name="T146_62"><text:s/></text:span><text:span text:style-name="T146_63">and</text:span><text:span text:style-name="T146_64"><text:s/>802.11</text:span><text:span text:style-name="T146_65">g</text:span><text:span text:style-name="T146_66">,<text:s/></text:span><text:span text:style-name="T146_67">such</text:span><text:span text:style-name="T146_68"><text:s/></text:span><text:span text:style-name="T146_69">as</text:span><text:span text:style-name="T146_70"><text:s/></text:span><text:span text:style-name="T146_71">the</text:span><text:span text:style-name="T146_72"><text:s/></text:span><text:span text:style-name="T146_73">following</text:span><text:span text:style-name="T146_74">:<text:s/></text:span><text:span text:style-name="T146_75">convolutional</text:span><text:span text:style-name="T146_76"><text:s/></text:span><text:span text:style-name="T146_77">turbo</text:span><text:span text:style-name="T146_78"><text:s/></text:span><text:span text:style-name="T146_79">coder</text:span><text:span text:style-name="T146_80">,<text:s/></text:span><text:span text:style-name="T146_81">OFDMA</text:span><text:span text:style-name="T146_82">,<text:s/></text:span><text:span text:style-name="T146_83">permutation</text:span><text:span text:style-name="T146_84"><text:s/></text:span><text:span text:style-name="T146_85">schemas</text:span><text:span text:style-name="T146_86">.</text:span></text:p>
      <text:p text:style-name="P147"><text:span text:style-name="T147_1">Platform</text:span><text:span text:style-name="T147_2">:<text:tab/></text:span><text:span text:style-name="T147_3">Windows</text:span></text:p>
      <text:p text:style-name="P148"><text:span text:style-name="T148_1">Tools</text:span><text:span text:style-name="T148_2">:<text:tab/><text:tab/></text:span><text:span text:style-name="T148_3">Visual</text:span><text:span text:style-name="T148_4"><text:s/></text:span><text:span text:style-name="T148_5">Studio</text:span><text:span text:style-name="T148_6"><text:s/></text:span><text:span text:style-name="T148_7">C</text:span><text:span text:style-name="T148_8">++<text:s/>2003,<text:s/></text:span><text:span text:style-name="T148_9">Win</text:span><text:span text:style-name="T148_10">32<text:s/></text:span><text:span text:style-name="T148_11">API</text:span><text:span text:style-name="T148_12">,<text:s/></text:span><text:span text:style-name="T148_13">boost</text:span></text:p>
      <text:p text:style-name="P149"><text:span text:style-name="T149_1">Position</text:span><text:span text:style-name="T149_2">:<text:tab/></text:span><text:span text:style-name="T149_3">Software</text:span><text:span text:style-name="T149_4"><text:s/></text:span><text:span text:style-name="T149_5">Developer</text:span></text:p>
      <text:p text:style-name="P150"><text:span text:style-name="T150_1">Role</text:span><text:span text:style-name="T150_2">:<text:tab/><text:tab/></text:span><text:span text:style-name="T150_3">Development</text:span><text:span text:style-name="T150_4"><text:s/></text:span><text:span text:style-name="T150_5">of</text:span><text:span text:style-name="T150_6"><text:s/></text:span><text:span text:style-name="T150_7">the</text:span><text:span text:style-name="T150_8"><text:s/></text:span><text:span text:style-name="T150_9">optimization</text:span><text:span text:style-name="T150_10"><text:s/></text:span><text:span text:style-name="T150_11">features</text:span><text:span text:style-name="T150_12"><text:s/></text:span><text:span text:style-name="T150_13">for</text:span><text:span text:style-name="T150_14"><text:s/></text:span><text:span text:style-name="T150_15">Link</text:span><text:span text:style-name="T150_16"><text:s/></text:span><text:span text:style-name="T150_17">Level</text:span><text:span text:style-name="T150_18"><text:s/></text:span><text:span text:style-name="T150_19">Simulator</text:span></text:p>
      <text:p text:style-name="P151"/>
      <text:p text:style-name="P152"><text:span text:style-name="T152_1">2006<text:s/>-<text:s/>2008<text:s/></text:span><text:span text:style-name="T152_2">System</text:span><text:span text:style-name="T152_3"><text:s/></text:span><text:span text:style-name="T152_4">Level</text:span><text:span text:style-name="T152_5"><text:s/></text:span><text:span text:style-name="T152_6">Simulator</text:span></text:p>
      <text:p text:style-name="P153"><text:span text:style-name="T153_1">Customer</text:span><text:span text:style-name="T153_2">:<text:tab/></text:span><text:span text:style-name="T153_3">Samsung</text:span></text:p>
      <text:p text:style-name="P154"><text:span text:style-name="T154_1">Description</text:span><text:span text:style-name="T154_2">:<text:tab/></text:span><text:span text:style-name="T154_3">That</text:span><text:span text:style-name="T154_4"><text:s/></text:span><text:span text:style-name="T154_5">simulator</text:span><text:span text:style-name="T154_6"><text:s/></text:span><text:span text:style-name="T154_7">allowed</text:span><text:span text:style-name="T154_8"><text:s/></text:span><text:span text:style-name="T154_9">a</text:span><text:span text:style-name="T154_10"><text:s/></text:span><text:span text:style-name="T154_11">user</text:span><text:span text:style-name="T154_12"><text:s/></text:span><text:span text:style-name="T154_13">to</text:span><text:span text:style-name="T154_14"><text:s/></text:span><text:span text:style-name="T154_15">emulate</text:span><text:span text:style-name="T154_16"><text:s/></text:span><text:span text:style-name="T154_17">MAC</text:span><text:span text:style-name="T154_18"><text:s/></text:span><text:span text:style-name="T154_19">and</text:span><text:span text:style-name="T154_20"><text:s/></text:span><text:span text:style-name="T154_21">PHY</text:span><text:span text:style-name="T154_22"><text:s/></text:span><text:span text:style-name="T154_23">levels</text:span><text:span text:style-name="T154_24"><text:s/></text:span><text:span text:style-name="T154_25">for</text:span><text:span text:style-name="T154_26"><text:s/></text:span><text:span text:style-name="T154_27">broadband</text:span><text:span text:style-name="T154_28"><text:s/></text:span><text:span text:style-name="T154_29">wireless</text:span><text:span text:style-name="T154_30"><text:s/></text:span><text:span text:style-name="T154_31">protocols</text:span><text:span text:style-name="T154_32"><text:s/>(</text:span><text:span text:style-name="T154_33">such</text:span><text:span text:style-name="T154_34"><text:s/></text:span><text:span text:style-name="T154_35">as</text:span><text:span text:style-name="T154_36"><text:s/>802.16<text:s/></text:span><text:span text:style-name="T154_37">d</text:span><text:span text:style-name="T154_38">/</text:span><text:span text:style-name="T154_39">e</text:span><text:span text:style-name="T154_40"><text:s/></text:span><text:span text:style-name="T154_41">and</text:span><text:span text:style-name="T154_42"><text:s/>802.11</text:span><text:span text:style-name="T154_43">g</text:span><text:span text:style-name="T154_44">/</text:span><text:span text:style-name="T154_45">n</text:span><text:span text:style-name="T154_46"><text:s/></text:span><text:span text:style-name="T154_47">standards</text:span><text:span text:style-name="T154_48">),<text:s/></text:span><text:span text:style-name="T154_49">to</text:span><text:span text:style-name="T154_50"><text:s/></text:span><text:span text:style-name="T154_51">change</text:span><text:span text:style-name="T154_52"><text:s/></text:span><text:span text:style-name="T154_53">channel</text:span><text:span text:style-name="T154_54"><text:s/></text:span><text:span text:style-name="T154_55">model</text:span><text:span text:style-name="T154_56"><text:s/></text:span><text:span text:style-name="T154_57">and</text:span><text:span text:style-name="T154_58"><text:s/></text:span><text:span text:style-name="T154_59">number</text:span><text:span text:style-name="T154_60"><text:s/></text:span><text:span text:style-name="T154_61">of</text:span><text:span text:style-name="T154_62"><text:s/></text:span><text:span text:style-name="T154_63">antennas</text:span><text:span text:style-name="T154_64"><text:s/></text:span><text:span text:style-name="T154_65">for</text:span><text:span text:style-name="T154_66"><text:s/></text:span><text:span text:style-name="T154_67">base</text:span><text:span text:style-name="T154_68"><text:s/></text:span><text:span text:style-name="T154_69">and</text:span><text:span text:style-name="T154_70"><text:s/></text:span><text:span text:style-name="T154_71">mobile</text:span><text:span text:style-name="T154_72"><text:s/></text:span><text:span text:style-name="T154_73">stations</text:span><text:span text:style-name="T154_74">.<text:s/></text:span><text:span text:style-name="T154_75">The</text:span><text:span text:style-name="T154_76"><text:s/></text:span><text:span text:style-name="T154_77">tool</text:span><text:span text:style-name="T154_78"><text:s/></text:span><text:span text:style-name="T154_79">had</text:span><text:span text:style-name="T154_80"><text:s/></text:span><text:span text:style-name="T154_81">the</text:span><text:span text:style-name="T154_82"><text:s/></text:span><text:span text:style-name="T154_83">GUI</text:span><text:span text:style-name="T154_84"><text:s/></text:span><text:span text:style-name="T154_85">to</text:span><text:span text:style-name="T154_86"><text:s/></text:span><text:span text:style-name="T154_87">change</text:span><text:span text:style-name="T154_88"><text:s/></text:span><text:span text:style-name="T154_89">the</text:span><text:span text:style-name="T154_90"><text:s/></text:span><text:span text:style-name="T154_91">simulator</text:span><text:span text:style-name="T154_92"><text:s/></text:span><text:span text:style-name="T154_93">settings</text:span><text:span text:style-name="T154_94"><text:s/></text:span><text:span text:style-name="T154_95">and</text:span><text:span text:style-name="T154_96"><text:s/></text:span><text:span text:style-name="T154_97">observing</text:span><text:span text:style-name="T154_98"><text:s/></text:span><text:span text:style-name="T154_99">the</text:span><text:span text:style-name="T154_100"><text:s/></text:span><text:span text:style-name="T154_101">simulation</text:span><text:span text:style-name="T154_102"><text:s/></text:span><text:span text:style-name="T154_103">process</text:span><text:span text:style-name="T154_104">.</text:span></text:p>
      <text:p text:style-name="P155"><text:span text:style-name="T155_1">Platform</text:span><text:span text:style-name="T155_2">:<text:tab/></text:span><text:span text:style-name="T155_3">Windows</text:span></text:p>
      <text:p text:style-name="P156"><text:span text:style-name="T156_1">Tools</text:span><text:span text:style-name="T156_2">:<text:tab/><text:tab/></text:span><text:span text:style-name="T156_3">Visual</text:span><text:span text:style-name="T156_4"><text:s/></text:span><text:span text:style-name="T156_5">Studio</text:span><text:span text:style-name="T156_6"><text:s/></text:span><text:span text:style-name="T156_7">C</text:span><text:span text:style-name="T156_8">++<text:s/>2003,<text:s/></text:span><text:span text:style-name="T156_9">Win</text:span><text:span text:style-name="T156_10">32<text:s/></text:span><text:span text:style-name="T156_11">API</text:span><text:span text:style-name="T156_12">,<text:s/></text:span><text:span text:style-name="T156_13">ATL</text:span><text:span text:style-name="T156_14">,<text:s/></text:span><text:span text:style-name="T156_15">boost</text:span></text:p>
      <text:p text:style-name="P157"><text:span text:style-name="T157_1">Position</text:span><text:span text:style-name="T157_2">:<text:tab/></text:span><text:span text:style-name="T157_3">Software</text:span><text:span text:style-name="T157_4"><text:s/></text:span><text:span text:style-name="T157_5">Developer</text:span></text:p>
      <text:p text:style-name="P158"><text:span text:style-name="T158_1">Role</text:span><text:span text:style-name="T158_2">:<text:tab/></text:span><text:span text:style-name="T158_3">Design</text:span><text:span text:style-name="T158_4"><text:s/></text:span><text:span text:style-name="T158_5">and</text:span><text:span text:style-name="T158_6"><text:s/></text:span><text:span text:style-name="T158_7">implementation</text:span><text:span text:style-name="T158_8"><text:s/></text:span><text:span text:style-name="T158_9">of</text:span><text:span text:style-name="T158_10"><text:s/></text:span><text:span text:style-name="T158_11">the</text:span><text:span text:style-name="T158_12"><text:s/></text:span><text:span text:style-name="T158_13">user</text:span><text:span text:style-name="T158_14"><text:s/></text:span><text:span text:style-name="T158_15">interface</text:span><text:span text:style-name="T158_16">,<text:s/></text:span><text:span text:style-name="T158_17">radio</text:span><text:span text:style-name="T158_18"><text:s/></text:span><text:span text:style-name="T158_19">engineering</text:span><text:span text:style-name="T158_20">,<text:s/></text:span><text:span text:style-name="T158_21">development</text:span><text:span text:style-name="T158_22"><text:s/></text:span><text:span text:style-name="T158_23">and</text:span><text:span text:style-name="T158_24"><text:s/></text:span><text:span text:style-name="T158_25">optimization</text:span><text:span text:style-name="T158_26"><text:s/></text:span><text:span text:style-name="T158_27">of</text:span><text:span text:style-name="T158_28"><text:s/></text:span><text:span text:style-name="T158_29">the</text:span><text:span text:style-name="T158_30"><text:s/></text:span><text:span text:style-name="T158_31">core</text:span><text:span text:style-name="T158_32">.<text:s/></text:span><text:span text:style-name="T158_33">After</text:span><text:span text:style-name="T158_34"><text:s/></text:span><text:span text:style-name="T158_35">implementation</text:span><text:span text:style-name="T158_36">,<text:s/></text:span><text:span text:style-name="T158_37">I</text:span><text:span text:style-name="T158_38"><text:s/></text:span><text:span text:style-name="T158_39">supported</text:span><text:span text:style-name="T158_40"><text:s/></text:span><text:span text:style-name="T158_41">System</text:span><text:span text:style-name="T158_42"><text:s/></text:span><text:span text:style-name="T158_43">Level</text:span><text:span text:style-name="T158_44"><text:s/></text:span><text:span text:style-name="T158_45">Simulator</text:span><text:span text:style-name="T158_46"><text:s/></text:span><text:span text:style-name="T158_47">for</text:span><text:span text:style-name="T158_48"><text:s/>3<text:s/></text:span><text:span text:style-name="T158_49">years</text:span><text:span text:style-name="T158_50"><text:s/>(</text:span><text:span text:style-name="T158_51">optimization</text:span><text:span text:style-name="T158_52">,<text:s/></text:span><text:span text:style-name="T158_53">debugging</text:span><text:span text:style-name="T158_54">,<text:s/></text:span><text:span text:style-name="T158_55">implementation</text:span><text:span text:style-name="T158_56"><text:s/></text:span><text:span text:style-name="T158_57">of</text:span><text:span text:style-name="T158_58"><text:s/></text:span><text:span text:style-name="T158_59">new</text:span><text:span text:style-name="T158_60"><text:s/></text:span><text:span text:style-name="T158_61">features</text:span><text:span text:style-name="T158_62">)</text:span></text:p>
      <text:p text:style-name="P159"/>
      <text:p text:style-name="P160"><text:span text:style-name="T160_1">2005<text:s/>-<text:s/>2008<text:s/></text:span><text:span text:style-name="T160_2">SCM</text:span><text:span text:style-name="T160_3"><text:s/></text:span><text:span text:style-name="T160_4">for</text:span><text:span text:style-name="T160_5"><text:s/></text:span><text:span text:style-name="T160_6">WiMAX</text:span><text:span text:style-name="T160_7"><text:s/></text:span><text:span text:style-name="T160_8">System</text:span><text:span text:style-name="T160_9"><text:s/></text:span><text:span text:style-name="T160_10">Simulator</text:span></text:p>
      <text:p text:style-name="P161"><text:span text:style-name="T161_1">Customer</text:span><text:span text:style-name="T161_2">:<text:tab/></text:span><text:span text:style-name="T161_3">Samsung</text:span></text:p>
      <text:p text:style-name="P162"><text:span text:style-name="T162_1">Description</text:span><text:span text:style-name="T162_2">:<text:tab/></text:span><text:span text:style-name="T162_3">Spatial</text:span><text:span text:style-name="T162_4"><text:s/></text:span><text:span text:style-name="T162_5">Channel</text:span><text:span text:style-name="T162_6"><text:s/></text:span><text:span text:style-name="T162_7">Model</text:span><text:span text:style-name="T162_8"><text:s/>(3</text:span><text:span text:style-name="T162_9">G</text:span><text:span text:style-name="T162_10"><text:s/></text:span><text:span text:style-name="T162_11">channel</text:span><text:span text:style-name="T162_12">)<text:s/></text:span><text:span text:style-name="T162_13">implementation</text:span><text:span text:style-name="T162_14"><text:s/></text:span><text:span text:style-name="T162_15">for</text:span><text:span text:style-name="T162_16"><text:s/></text:span><text:span text:style-name="T162_17">WiMax</text:span><text:span text:style-name="T162_18"><text:s/></text:span><text:span text:style-name="T162_19">Simulators</text:span><text:span text:style-name="T162_20">.<text:s/></text:span><text:span text:style-name="T162_21">The</text:span><text:span text:style-name="T162_22"><text:s/></text:span><text:span text:style-name="T162_23">simulator</text:span><text:span text:style-name="T162_24"><text:s/></text:span><text:span text:style-name="T162_25">allowed</text:span><text:span text:style-name="T162_26"><text:s/></text:span><text:span text:style-name="T162_27">testing</text:span><text:span text:style-name="T162_28"><text:s/></text:span><text:span text:style-name="T162_29">SISO</text:span><text:span text:style-name="T162_30"><text:s/></text:span><text:span text:style-name="T162_31">and</text:span><text:span text:style-name="T162_32"><text:s/></text:span><text:span text:style-name="T162_33">MIMO</text:span><text:span text:style-name="T162_34"><text:s/></text:span><text:span text:style-name="T162_35">systems</text:span><text:span text:style-name="T162_36"><text:s/></text:span><text:span text:style-name="T162_37">and</text:span><text:span text:style-name="T162_38"><text:s/></text:span><text:span text:style-name="T162_39">comparing</text:span><text:span text:style-name="T162_40"><text:s/></text:span><text:span text:style-name="T162_41">results</text:span><text:span text:style-name="T162_42"><text:s/></text:span><text:span text:style-name="T162_43">in</text:span><text:span text:style-name="T162_44"><text:s/></text:span><text:span text:style-name="T162_45">the</text:span><text:span text:style-name="T162_46"><text:s/></text:span><text:span text:style-name="T162_47">GUI</text:span><text:span text:style-name="T162_48">.</text:span></text:p>
      <text:p text:style-name="P163"><text:span text:style-name="T163_1">Platform</text:span><text:span text:style-name="T163_2">:<text:tab/></text:span><text:span text:style-name="T163_3">Windows</text:span></text:p>
      <text:p text:style-name="P164"><text:span text:style-name="T164_1">Tools</text:span><text:span text:style-name="T164_2">:<text:tab/><text:tab/></text:span><text:span text:style-name="T164_3">Visual</text:span><text:span text:style-name="T164_4"><text:s/></text:span><text:span text:style-name="T164_5">Studio</text:span><text:span text:style-name="T164_6"><text:s/></text:span><text:span text:style-name="T164_7">C</text:span><text:span text:style-name="T164_8">++<text:s/>2003,<text:s/></text:span><text:span text:style-name="T164_9">wxWidgets</text:span></text:p>
      <text:p text:style-name="P165"><text:span text:style-name="T165_1">Position</text:span><text:span text:style-name="T165_2">:<text:tab/></text:span><text:span text:style-name="T165_3">Software</text:span><text:span text:style-name="T165_4"><text:s/></text:span><text:span text:style-name="T165_5">Developer</text:span></text:p>
      <text:p text:style-name="P166"><text:span text:style-name="T166_1">Role</text:span><text:span text:style-name="T166_2">:<text:tab/></text:span><text:span text:style-name="T166_3">Design</text:span><text:span text:style-name="T166_4"><text:s/></text:span><text:span text:style-name="T166_5">and</text:span><text:span text:style-name="T166_6"><text:s/></text:span><text:span text:style-name="T166_7">implementation</text:span><text:span text:style-name="T166_8"><text:s/></text:span><text:span text:style-name="T166_9">of</text:span><text:span text:style-name="T166_10"><text:s/></text:span><text:span text:style-name="T166_11">the</text:span><text:span text:style-name="T166_12"><text:s/></text:span><text:span text:style-name="T166_13">user</text:span><text:span text:style-name="T166_14"><text:s/></text:span><text:span text:style-name="T166_15">interface</text:span><text:span text:style-name="T166_16">,<text:s/></text:span><text:span text:style-name="T166_17">radio</text:span><text:span text:style-name="T166_18"><text:s/></text:span><text:span text:style-name="T166_19">engineering</text:span><text:span text:style-name="T166_20">,<text:s/></text:span><text:span text:style-name="T166_21">development</text:span><text:span text:style-name="T166_22"><text:s/></text:span><text:span text:style-name="T166_23">and</text:span><text:span text:style-name="T166_24"><text:s/></text:span><text:span text:style-name="T166_25">optimization</text:span><text:span text:style-name="T166_26"><text:s/></text:span><text:span text:style-name="T166_27">of</text:span><text:span text:style-name="T166_28"><text:s/></text:span><text:span text:style-name="T166_29">the</text:span><text:span text:style-name="T166_30"><text:s/></text:span><text:span text:style-name="T166_31">core</text:span></text:p>
      <text:p text:style-name="P167"/>
      <text:p text:style-name="P168"><text:span text:style-name="T168_1">2005<text:s/></text:span><text:span text:style-name="T168_2">VoIP</text:span><text:span text:style-name="T168_3"><text:s/></text:span><text:span text:style-name="T168_4">Chat</text:span><text:span text:style-name="T168_5"><text:s/></text:span><text:span text:style-name="T168_6">Based</text:span><text:span text:style-name="T168_7"><text:s/></text:span><text:span text:style-name="T168_8">on</text:span><text:span text:style-name="T168_9"><text:s/></text:span><text:span text:style-name="T168_10">ACM</text:span><text:span text:style-name="T168_11"><text:s/></text:span><text:span text:style-name="T168_12">Windows</text:span><text:span text:style-name="T168_13"><text:s/></text:span><text:span text:style-name="T168_14">Subsystem</text:span></text:p>
      <text:p text:style-name="P169"><text:span text:style-name="T169_1">Customer</text:span><text:span text:style-name="T169_2">:<text:tab/></text:span><text:span text:style-name="T169_3">SkyLink</text:span></text:p>
      <text:p text:style-name="P170"><text:span text:style-name="T170_1">Description</text:span><text:span text:style-name="T170_2">:<text:tab/></text:span><text:span text:style-name="T170_3">Development</text:span><text:span text:style-name="T170_4"><text:s/></text:span><text:span text:style-name="T170_5">of</text:span><text:span text:style-name="T170_6"><text:s/></text:span><text:span text:style-name="T170_7">a</text:span><text:span text:style-name="T170_8"><text:s/></text:span><text:span text:style-name="T170_9">messenger</text:span><text:span text:style-name="T170_10"><text:s/></text:span><text:span text:style-name="T170_11">with</text:span><text:span text:style-name="T170_12"><text:s/></text:span><text:span text:style-name="T170_13">VoIP</text:span><text:span text:style-name="T170_14"><text:s/></text:span><text:span text:style-name="T170_15">function</text:span><text:span text:style-name="T170_16">.<text:s/></text:span><text:span text:style-name="T170_17">The</text:span><text:span text:style-name="T170_18"><text:s/></text:span><text:span text:style-name="T170_19">main</text:span><text:span text:style-name="T170_20"><text:s/></text:span><text:span text:style-name="T170_21">goal</text:span><text:span text:style-name="T170_22"><text:s/></text:span><text:span text:style-name="T170_23">was</text:span><text:span text:style-name="T170_24"><text:s/></text:span><text:span text:style-name="T170_25">to</text:span><text:span text:style-name="T170_26"><text:s/></text:span><text:span text:style-name="T170_27">allow</text:span><text:span text:style-name="T170_28"><text:s/></text:span><text:span text:style-name="T170_29">a</text:span><text:span text:style-name="T170_30"><text:s/></text:span><text:span text:style-name="T170_31">user</text:span><text:span text:style-name="T170_32"><text:s/></text:span><text:span text:style-name="T170_33">to</text:span><text:span text:style-name="T170_34"><text:s/></text:span><text:span text:style-name="T170_35">change</text:span><text:span text:style-name="T170_36"><text:s/></text:span><text:span text:style-name="T170_37">codec</text:span><text:span text:style-name="T170_38"><text:s/></text:span><text:span text:style-name="T170_39">and</text:span><text:span text:style-name="T170_40"><text:s/></text:span><text:span text:style-name="T170_41">traffic</text:span><text:span text:style-name="T170_42"><text:s/></text:span><text:span text:style-name="T170_43">settings</text:span><text:span text:style-name="T170_44">.</text:span></text:p>
      <text:p text:style-name="P171"><text:span text:style-name="T171_1">Platform</text:span><text:span text:style-name="T171_2">:<text:tab/></text:span><text:span text:style-name="T171_3">Windows</text:span></text:p>
      <text:p text:style-name="P172"><text:span text:style-name="T172_1">Tools</text:span><text:span text:style-name="T172_2">:<text:tab/><text:tab/></text:span><text:span text:style-name="T172_3">Visual</text:span><text:span text:style-name="T172_4"><text:s/></text:span><text:span text:style-name="T172_5">Studio</text:span><text:span text:style-name="T172_6"><text:s/></text:span><text:span text:style-name="T172_7">C</text:span><text:span text:style-name="T172_8">++<text:s/>2005,<text:s/></text:span><text:span text:style-name="T172_9">ACM</text:span><text:span text:style-name="T172_10">,<text:s/></text:span><text:span text:style-name="T172_11">Qt</text:span></text:p>
      <text:p text:style-name="P173"><text:span text:style-name="T173_1">Position</text:span><text:span text:style-name="T173_2">:<text:tab/></text:span><text:span text:style-name="T173_3">Software</text:span><text:span text:style-name="T173_4"><text:s/></text:span><text:span text:style-name="T173_5">Developer</text:span></text:p>
      <text:p text:style-name="P174"><text:span text:style-name="T174_1">Role</text:span><text:span text:style-name="T174_2">:<text:tab/><text:tab/></text:span><text:span text:style-name="T174_3">User</text:span><text:span text:style-name="T174_4"><text:s/></text:span><text:span text:style-name="T174_5">interface</text:span><text:span text:style-name="T174_6"><text:s/></text:span><text:span text:style-name="T174_7">development</text:span><text:span text:style-name="T174_8">,<text:s/></text:span><text:span text:style-name="T174_9">implementation</text:span><text:span text:style-name="T174_10"><text:s/></text:span><text:span text:style-name="T174_11">of</text:span><text:span text:style-name="T174_12"><text:s/></text:span><text:span text:style-name="T174_13">the</text:span><text:span text:style-name="T174_14"><text:s/></text:span><text:span text:style-name="T174_15">VoIP</text:span><text:span text:style-name="T174_16"><text:s/></text:span><text:span text:style-name="T174_17">functionality</text:span><text:span text:style-name="T174_18">.</text:span></text:p>
      <text:p text:style-name="P175"/>
      <text:p text:style-name="P176"><text:span text:style-name="T176_1">2008<text:s/></text:span><text:span text:style-name="T176_2">Handled</text:span><text:span text:style-name="T176_3"><text:s/></text:span><text:span text:style-name="T176_4">MP</text:span><text:span text:style-name="T176_5"><text:s/></text:span><text:span text:style-name="T176_6">Software</text:span><text:span text:style-name="T176_7"><text:s/></text:span><text:span text:style-name="T176_8">Development</text:span><text:span text:style-name="T176_9"><text:s/></text:span><text:span text:style-name="T176_10">for</text:span><text:span text:style-name="T176_11"><text:s/></text:span><text:span text:style-name="T176_12">NVIDIA</text:span><text:span text:style-name="T176_13"><text:s/></text:span><text:span text:style-name="T176_14">CUDA</text:span></text:p>
      <text:p text:style-name="P177"><text:span text:style-name="T177_1">Customer</text:span><text:span text:style-name="T177_2">:<text:tab/></text:span><text:span text:style-name="T177_3">Samsung</text:span></text:p>
      <text:p text:style-name="P178"><text:span text:style-name="T178_1">Description</text:span><text:span text:style-name="T178_2">:<text:tab/></text:span><text:span text:style-name="T178_3">Convolutional</text:span><text:span text:style-name="T178_4"><text:s/></text:span><text:span text:style-name="T178_5">coder</text:span><text:span text:style-name="T178_6"><text:s/></text:span><text:span text:style-name="T178_7">and</text:span><text:span text:style-name="T178_8"><text:s/></text:span><text:span text:style-name="T178_9">Viterbi</text:span><text:span text:style-name="T178_10"><text:s/></text:span><text:span text:style-name="T178_11">decoder</text:span><text:span text:style-name="T178_12"><text:s/></text:span><text:span text:style-name="T178_13">for</text:span><text:span text:style-name="T178_14"><text:s/></text:span><text:span text:style-name="T178_15">working</text:span><text:span text:style-name="T178_16"><text:s/></text:span><text:span text:style-name="T178_17">on</text:span><text:span text:style-name="T178_18"><text:s/></text:span><text:span text:style-name="T178_19">GPU</text:span><text:span text:style-name="T178_20">.<text:s/></text:span><text:span text:style-name="T178_21">That</text:span><text:span text:style-name="T178_22"><text:s/></text:span><text:span text:style-name="T178_23">module</text:span><text:span text:style-name="T178_24"><text:s/></text:span><text:span text:style-name="T178_25">was</text:span><text:span text:style-name="T178_26"><text:s/></text:span><text:span text:style-name="T178_27">developed</text:span><text:span text:style-name="T178_28"><text:s/></text:span><text:span text:style-name="T178_29">for</text:span><text:span text:style-name="T178_30"><text:s/></text:span><text:span text:style-name="T178_31">simulations</text:span><text:span text:style-name="T178_32"><text:s/>(</text:span><text:span text:style-name="T178_33">SLS</text:span><text:span text:style-name="T178_34">,<text:s/></text:span><text:span text:style-name="T178_35">LLS</text:span><text:span text:style-name="T178_36"><text:s/></text:span><text:span text:style-name="T178_37">and</text:span><text:span text:style-name="T178_38"><text:s/></text:span><text:span text:style-name="T178_39">others</text:span><text:span text:style-name="T178_40">)<text:s/></text:span><text:span text:style-name="T178_41">in</text:span><text:span text:style-name="T178_42"><text:s/></text:span><text:span text:style-name="T178_43">which</text:span><text:span text:style-name="T178_44"><text:s/></text:span><text:span text:style-name="T178_45">it</text:span><text:span text:style-name="T178_46"><text:s/></text:span><text:span text:style-name="T178_47">was</text:span><text:span text:style-name="T178_48"><text:s/></text:span><text:span text:style-name="T178_49">used</text:span><text:span text:style-name="T178_50"><text:s/></text:span><text:span text:style-name="T178_51">to</text:span><text:span text:style-name="T178_52"><text:s/></text:span><text:span text:style-name="T178_53">accelerate</text:span><text:span text:style-name="T178_54"><text:s/></text:span><text:span text:style-name="T178_55">imitation</text:span><text:span text:style-name="T178_56"><text:s/></text:span><text:span text:style-name="T178_57">processes</text:span><text:span text:style-name="T178_58">.<text:s/></text:span><text:span text:style-name="T178_59">Also</text:span><text:span text:style-name="T178_60"><text:s/></text:span><text:span text:style-name="T178_61">it</text:span><text:span text:style-name="T178_62"><text:s/></text:span><text:span text:style-name="T178_63">was</text:span><text:span text:style-name="T178_64"><text:s/></text:span><text:span text:style-name="T178_65">used</text:span><text:span text:style-name="T178_66"><text:s/></text:span><text:span text:style-name="T178_67">in</text:span><text:span text:style-name="T178_68"><text:s/></text:span><text:span text:style-name="T178_69">some</text:span><text:span text:style-name="T178_70"><text:s/></text:span><text:span text:style-name="T178_71">other</text:span><text:span text:style-name="T178_72"><text:s/></text:span><text:span text:style-name="T178_73">products</text:span><text:span text:style-name="T178_74"><text:s/></text:span><text:span text:style-name="T178_75">for</text:span><text:span text:style-name="T178_76"><text:s/></text:span><text:span text:style-name="T178_77">encoding</text:span><text:span text:style-name="T178_78">/</text:span><text:span text:style-name="T178_79">decoding</text:span><text:span text:style-name="T178_80"><text:s/></text:span><text:span text:style-name="T178_81">large</text:span><text:span text:style-name="T178_82"><text:s/></text:span><text:span text:style-name="T178_83">amounts</text:span><text:span text:style-name="T178_84"><text:s/></text:span><text:span text:style-name="T178_85">of</text:span><text:span text:style-name="T178_86"><text:s/></text:span><text:span text:style-name="T178_87">data</text:span><text:span text:style-name="T178_88">.</text:span></text:p>
      <text:p text:style-name="P179"><text:span text:style-name="T179_1">Platform</text:span><text:span text:style-name="T179_2">:<text:tab/></text:span><text:span text:style-name="T179_3">Linux</text:span></text:p>
      <text:p text:style-name="P180"><text:span text:style-name="T180_1">Tools</text:span><text:span text:style-name="T180_2">:<text:tab/></text:span><text:span text:style-name="T180_3">C</text:span><text:span text:style-name="T180_4">,<text:s/></text:span><text:span text:style-name="T180_5">Vim</text:span><text:span text:style-name="T180_6">,<text:s/></text:span><text:span text:style-name="T180_7">NVIDIA</text:span><text:span text:style-name="T180_8"><text:s/></text:span><text:span text:style-name="T180_9">CUDA</text:span></text:p>
      <text:p text:style-name="P181"><text:span text:style-name="T181_1">Position</text:span><text:span text:style-name="T181_2">:<text:tab/></text:span><text:span text:style-name="T181_3">Software</text:span><text:span text:style-name="T181_4"><text:s/></text:span><text:span text:style-name="T181_5">Developer</text:span></text:p>
      <text:p text:style-name="P182"><text:span text:style-name="T182_1">Role</text:span><text:span text:style-name="T182_2">:<text:tab/><text:tab/></text:span><text:span text:style-name="T182_3">Implementation</text:span><text:span text:style-name="T182_4"><text:s/></text:span><text:span text:style-name="T182_5">of</text:span><text:span text:style-name="T182_6"><text:s/></text:span><text:span text:style-name="T182_7">convolutional</text:span><text:span text:style-name="T182_8"><text:s/></text:span><text:span text:style-name="T182_9">coder</text:span><text:span text:style-name="T182_10"><text:s/></text:span><text:span text:style-name="T182_11">and</text:span><text:span text:style-name="T182_12"><text:s/></text:span><text:span text:style-name="T182_13">Viterbi</text:span><text:span text:style-name="T182_14"><text:s/></text:span><text:span text:style-name="T182_15">decoder</text:span><text:span text:style-name="T182_16"><text:s/></text:span><text:span text:style-name="T182_17">parts</text:span><text:span text:style-name="T182_18"><text:s/></text:span><text:span text:style-name="T182_19">for</text:span><text:span text:style-name="T182_20"><text:s/></text:span><text:span text:style-name="T182_21">NVIDIA</text:span><text:span text:style-name="T182_22"><text:s/></text:span><text:span text:style-name="T182_23">GPU</text:span></text:p>
      <text:p text:style-name="P183"/>
      <text:p text:style-name="P184"><text:span text:style-name="T184_1">Programming</text:span><text:span text:style-name="T184_2"><text:s/></text:span><text:span text:style-name="T184_3">Languages</text:span><text:span text:style-name="T184_4">:</text:span></text:p>
      <text:p text:style-name="P185"><text:span text:style-name="T185_1">C</text:span><text:span text:style-name="T185_2">,<text:s/></text:span><text:span text:style-name="T185_3">C</text:span><text:span text:style-name="T185_4">++,<text:s/></text:span><text:span text:style-name="T185_5">Java</text:span><text:span text:style-name="T185_6">,<text:s/></text:span><text:span text:style-name="T185_7">Perl</text:span><text:span text:style-name="T185_8">,<text:s/></text:span><text:span text:style-name="T185_9">Python</text:span><text:span text:style-name="T185_10">,<text:s/></text:span><text:span text:style-name="T185_11">Shell</text:span><text:span text:style-name="T185_12">,<text:s/></text:span><text:span text:style-name="T185_13">Assembler</text:span><text:span text:style-name="T185_14"><text:s/>(</text:span><text:span text:style-name="T185_15">x</text:span><text:span text:style-name="T185_16">86)</text:span></text:p>
      <text:p text:style-name="P186"/>
      <text:p text:style-name="P187"><text:span text:style-name="T187_1">Databases</text:span><text:span text:style-name="T187_2">:</text:span></text:p>
      <text:p text:style-name="P188"><text:span text:style-name="T188_1">MySQL</text:span><text:span text:style-name="T188_2">,<text:s/></text:span><text:span text:style-name="T188_3">PostgreSQL</text:span></text:p>
      <text:p text:style-name="P189"/>
      <text:p text:style-name="P190"><text:span text:style-name="T190_1">Platforms</text:span><text:span text:style-name="T190_2"><text:s/></text:span><text:span text:style-name="T190_3">and</text:span><text:span text:style-name="T190_4"><text:s/></text:span><text:span text:style-name="T190_5">APIs</text:span><text:span text:style-name="T190_6">:</text:span></text:p>
      <text:p text:style-name="P191"><text:span text:style-name="T191_1">Boost</text:span><text:span text:style-name="T191_2">,<text:s/></text:span><text:span text:style-name="T191_3">Linux</text:span><text:span text:style-name="T191_4">,<text:s/></text:span><text:span text:style-name="T191_5">SunOS</text:span><text:span text:style-name="T191_6">,<text:s/></text:span><text:span text:style-name="T191_7">Solaris</text:span><text:span text:style-name="T191_8">,<text:s/></text:span><text:span text:style-name="T191_9">LAMP</text:span><text:span text:style-name="T191_10">,<text:s/></text:span><text:span text:style-name="T191_11">STL</text:span><text:span text:style-name="T191_12">,<text:s/></text:span><text:span text:style-name="T191_13">Boost</text:span><text:span text:style-name="T191_14">,<text:s/></text:span><text:span text:style-name="T191_15">ATL</text:span><text:span text:style-name="T191_16">,<text:s/></text:span><text:span text:style-name="T191_17">COM</text:span><text:span text:style-name="T191_18">,<text:s/></text:span><text:span text:style-name="T191_19">WDM</text:span><text:span text:style-name="T191_20">,<text:s/></text:span><text:span text:style-name="T191_21">Windows</text:span><text:span text:style-name="T191_22"><text:s/></text:span><text:span text:style-name="T191_23">API</text:span><text:span text:style-name="T191_24">,<text:s/></text:span><text:span text:style-name="T191_25">VMware</text:span><text:span text:style-name="T191_26"><text:s/></text:span><text:span text:style-name="T191_27">vSphere</text:span><text:span text:style-name="T191_28">,<text:s/></text:span><text:span text:style-name="T191_29">MATLAB</text:span><text:span text:style-name="T191_30">,<text:s/></text:span><text:span text:style-name="T191_31">NVIDIA</text:span><text:span text:style-name="T191_32"><text:s/></text:span><text:span text:style-name="T191_33">CUDA</text:span><text:span text:style-name="T191_34">,<text:s/></text:span><text:span text:style-name="T191_35">Qt</text:span><text:span text:style-name="T191_36">,<text:s/></text:span><text:span text:style-name="T191_37">wxWidgets</text:span><text:span text:style-name="T191_38">,<text:s/></text:span><text:span text:style-name="T191_39">Android</text:span><text:span text:style-name="T191_40">,<text:s/></text:span><text:span text:style-name="T191_41">Django</text:span><text:span text:style-name="T191_42">,<text:s/></text:span><text:span text:style-name="T191_43">Mojolicious</text:span><text:span text:style-name="T191_44">,<text:s/></text:span><text:span text:style-name="T191_45">WWW</text:span><text:span text:style-name="T191_46">::</text:span><text:span text:style-name="T191_47">Mechanize</text:span></text:p>
      <text:p text:style-name="P192"/>
      <text:p text:style-name="P193"><text:span text:style-name="T193_1">Network</text:span><text:span text:style-name="T193_2"><text:s/></text:span><text:span text:style-name="T193_3">Protocols</text:span><text:span text:style-name="T193_4">:</text:span></text:p>
      <text:p text:style-name="P194"><text:span text:style-name="T194_1">AODV</text:span><text:span text:style-name="T194_2">,<text:s/></text:span><text:span text:style-name="T194_3">HTTP</text:span><text:span text:style-name="T194_4">,<text:s/></text:span><text:span text:style-name="T194_5">DHCP</text:span><text:span text:style-name="T194_6">,<text:s/></text:span><text:span text:style-name="T194_7">SNMP</text:span></text:p>
      <text:p text:style-name="P195"><text:span text:style-name="T195_1">TCP</text:span><text:span text:style-name="T195_2">,<text:s/></text:span><text:span text:style-name="T195_3">UDP</text:span><text:span text:style-name="T195_4">,<text:s/></text:span><text:span text:style-name="T195_5">RTP</text:span></text:p>
      <text:p text:style-name="P196"><text:span text:style-name="T196_1">ARP</text:span><text:span text:style-name="T196_2">,<text:s/></text:span><text:span text:style-name="T196_3">ICMP</text:span><text:span text:style-name="T196_4">,<text:s/></text:span><text:span text:style-name="T196_5">IGMP</text:span></text:p>
      <text:p text:style-name="P197"><text:span text:style-name="T197_1">Ethernet</text:span><text:span text:style-name="T197_2">,<text:s/>802.11<text:s/></text:span><text:span text:style-name="T197_3">WiFi</text:span><text:span text:style-name="T197_4">,<text:s/>802.16<text:s/></text:span><text:span text:style-name="T197_5">WiMax</text:span></text:p>
      <text:p text:style-name="P198"><text:span text:style-name="T198_1">OFDM</text:span><text:span text:style-name="T198_2">/</text:span><text:span text:style-name="T198_3">A</text:span></text:p>
      <text:p text:style-name="P199"/>
      <text:p text:style-name="P200"><text:span text:style-name="T200_1">Development</text:span><text:span text:style-name="T200_2"><text:s/></text:span><text:span text:style-name="T200_3">Environment</text:span><text:span text:style-name="T200_4">:</text:span></text:p>
      <text:p text:style-name="P201"><text:span text:style-name="T201_1">Microsoft</text:span><text:span text:style-name="T201_2"><text:s/></text:span><text:span text:style-name="T201_3">Visual</text:span><text:span text:style-name="T201_4"><text:s/></text:span><text:span text:style-name="T201_5">Studio</text:span><text:span text:style-name="T201_6"><text:s/>6.0,<text:s/>2003,<text:s/>2005,<text:s/>2008,<text:s/>2010</text:span></text:p>
      <text:p text:style-name="P202"><text:span text:style-name="T202_1">Vim</text:span><text:span text:style-name="T202_2">,<text:s/></text:span><text:span text:style-name="T202_3">Eclipse</text:span><text:span text:style-name="T202_4">,<text:s/></text:span><text:span text:style-name="T202_5">NetBeans</text:span><text:span text:style-name="T202_6">,<text:s/></text:span><text:span text:style-name="T202_7">Intellij</text:span><text:span text:style-name="T202_8"><text:s/></text:span><text:span text:style-name="T202_9">Idea</text:span><text:span text:style-name="T202_10">,<text:s/></text:span><text:span text:style-name="T202_11">PyCharm</text:span><text:span text:style-name="T202_12">,<text:s/></text:span><text:span text:style-name="T202_13">Komodo</text:span></text:p>
      <text:p text:style-name="P203"/>
      <text:p text:style-name="P204"><text:span text:style-name="T204_1">Version</text:span><text:span text:style-name="T204_2"><text:s/></text:span><text:span text:style-name="T204_3">Control</text:span><text:span text:style-name="T204_4"><text:s/></text:span><text:span text:style-name="T204_5">Systems</text:span><text:span text:style-name="T204_6">:</text:span></text:p>
      <text:p text:style-name="P205"><text:span text:style-name="T205_1">Subversion</text:span><text:span text:style-name="T205_2">,<text:s/></text:span><text:span text:style-name="T205_3">CVS</text:span><text:span text:style-name="T205_4">,<text:s/></text:span><text:span text:style-name="T205_5">git</text:span><text:span text:style-name="T205_6">,<text:s/></text:span><text:span text:style-name="T205_7">Mercurial</text:span><text:span text:style-name="T205_8">,<text:s/></text:span><text:span text:style-name="T205_9">Surround</text:span><text:span text:style-name="T205_10"><text:s/></text:span><text:span text:style-name="T205_11">SCM</text:span></text:p>
      <text:p text:style-name="P20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